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Pictures/20000011000000DF000000DFF40E0F3A.svm" manifest:media-type="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Pictures/20000011000000DF000000DFF40E0F3A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506cm" fo:break-before="auto" style:use-optimal-row-height="false"/>
    </style:style>
    <style:style style:name="ro9" style:family="table-row">
      <style:table-row-properties style:row-height="0.575cm" fo:break-before="auto" style:use-optimal-row-height="tru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waptions">
      <style:table-properties table:display="true" style:writing-mode="lr-tb"/>
    </style:style>
    <style:style style:name="ta5" style:family="table" style:master-page-name="PageStyle_5f_Single_20_Swaption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 style:data-style-name="N19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Percent" style:data-style-name="N193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Percent" style:data-style-name="N1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Percent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Percent" style:data-style-name="N1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Excel_5f_BuiltIn_5f_Percent" style:data-style-name="N137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ackground-color="#e6e6e6" style:vertical-align="top"/>
    </style:style>
    <style:style style:name="ce47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8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9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5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9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67" style:family="table-cell" style:parent-style-name="Default" style:data-style-name="N20011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69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82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86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8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/>
    </style:style>
    <style:style style:name="ce9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1">
            <text:p>40001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71]">
            <text:p>tenor.start </text:p>
            <text:p>[7971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77]">
            <text:p>vol param a </text:p>
            <text:p>[7977]</text:p>
          </table:table-cell>
          <table:table-cell table:style-name="ce25" office:value-type="float" office:value="0.2">
            <text:p>0,2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0.84868273177777">
            <text:p>0,85</text:p>
          </table:table-cell>
          <table:table-cell table:style-name="ce14"/>
          <table:table-cell table:style-name="ce14" table:formula="of:=['Rate Curve Data'.E10]" office:value-type="string" office:string-value="forwardCurve &#10;[8009]">
            <text:p>forwardCurve </text:p>
            <text:p>[8009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7987]">
            <text:p>numberOfPaths </text:p>
            <text:p>[7987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72]">
            <text:p>tenor.num </text:p>
            <text:p>[7972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78]">
            <text:p>vol param b </text:p>
            <text:p>[7978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0.00000010076400915975">
            <text:p>0,00</text:p>
          </table:table-cell>
          <table:table-cell table:style-name="ce14"/>
          <table:table-cell table:style-name="ce14" table:formula="of:=['Rate Curve Data'.H10]" office:value-type="string" office:string-value="discountCurveFunding &#10;[27084]">
            <text:p>discountCurveFunding </text:p>
            <text:p>[27084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7988]">
            <text:p>seed </text:p>
            <text:p>[7988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73]">
            <text:p>tenor.step </text:p>
            <text:p>[7973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79]">
            <text:p>vol param c </text:p>
            <text:p>[7979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634994259989941">
            <text:p>0,63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80]">
            <text:p>vol param d </text:p>
            <text:p>[7980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193078155621599">
            <text:p>0,19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81]">
            <text:p>calibrate vol </text:p>
            <text:p>[7981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8016]">
            <text:p>brownianMotion </text:p>
            <text:p>[8016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7991]">
            <text:p>tenorDiscretization </text:p>
            <text:p>[7991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7999]">
            <text:p>volatilityModel </text:p>
            <text:p>[7999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8014]">
            <text:p>volatilityModelCalibrated </text:p>
            <text:p>[8014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7996]">
            <text:p>swaptionMarketData </text:p>
            <text:p>[7996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string" office:string-value="eulerScheme &#10;[8017]">
            <text:p>eulerScheme </text:p>
            <text:p>[8017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74]">
            <text:p>td.start </text:p>
            <text:p>[7974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7982]">
            <text:p>numberOfFactors </text:p>
            <text:p>[7982]</text:p>
          </table:table-cell>
          <table:table-cell table:style-name="ce27" office:value-type="float" office:value="5">
            <text:p>5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75]">
            <text:p>td.num </text:p>
            <text:p>[7975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83]">
            <text:p>correlationDecay </text:p>
            <text:p>[7983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0.407641497401945">
            <text:p>0,41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76]">
            <text:p>td.step </text:p>
            <text:p>[7976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84]">
            <text:p>correlationLevel </text:p>
            <text:p>[7984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4.40721491457316">
            <text:p>4,41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85]">
            <text:p>correlationMaturityDecay </text:p>
            <text:p>[7985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597749189373795">
            <text:p>0,60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86]">
            <text:p>calibrate cor </text:p>
            <text:p>[7986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string" office:string-value="monteCarloLIBORMarketModel &#10;[8020]">
            <text:p>monteCarloLIBORMarketModel </text:p>
            <text:p>[8020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7997]">
            <text:p>timeDiscretization </text:p>
            <text:p>[7997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7998]">
            <text:p>correlationModel </text:p>
            <text:p>[7998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8018]">
            <text:p>correlationModelCalibrated </text:p>
            <text:p>[8018]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B14];[.J30]);['Rate Curve Data'.E10];['Rate Curve Data'.H10];[.E35];[.I17])" office:value-type="string" office:string-value="liborMarketModel &#10;[8010]">
            <text:p>liborMarketModel </text:p>
            <text:p>[8010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J30]))" office:value-type="string" office:string-value="lmmMeasure &#10;[7990]">
            <text:p>lmmMeasure </text:p>
            <text:p>[7990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string" office:string-value="liborMarketModel &#10;[8011]">
            <text:p>liborMarketModel </text:p>
            <text:p>[8011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8000]">
            <text:p>covarianceModel </text:p>
            <text:p>[8000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string" office:string-value="covarianceModelCalibrated &#10;[8013]">
            <text:p>covarianceModelCalibrated </text:p>
            <text:p>[8013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7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0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number-columns-repeated="4"/>
          <table:table-cell table:style-name="ce14" table:number-columns-repeated="2"/>
          <table:table-cell/>
          <table:table-cell table:style-name="ce14" table:number-columns-repeated="3"/>
          <table:table-cell table:number-columns-repeated="1014"/>
        </table:table-row>
        <table:table-row table:style-name="ro2" table:number-rows-repeated="14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8024]">
            <text:p>discountCurveCollateral </text:p>
            <text:p>[8024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8009]">
            <text:p>forwardCurve </text:p>
            <text:p>[8009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8004]">
            <text:p>discountCurveFunding </text:p>
            <text:p>[8004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116])" office:value-type="string" office:string-value="maturitiesCol &#10;[8023]">
            <text:p>maturitiesCol </text:p>
            <text:p>[8023]</text:p>
          </table:table-cell>
          <table:table-cell table:style-name="ce37" table:formula="of:=INFO.OBBA.OBBA.OBMAKE(&quot;disocuntFactorsCol&quot;;&quot;double[]&quot;;[.C16:.C116])" office:value-type="string" office:string-value="disocuntFactorsCol &#10;[8021]">
            <text:p>disocuntFactorsCol </text:p>
            <text:p>[8021]</text:p>
          </table:table-cell>
          <table:table-cell/>
          <table:table-cell table:style-name="ce32" table:formula="of:=INFO.OBBA.OBBA.OBMAKE(&quot;fixings&quot;;&quot;double[]&quot;;[.E16:.E116])" office:value-type="string" office:string-value="fixings &#10;[8008]">
            <text:p>fixings </text:p>
            <text:p>[8008]</text:p>
          </table:table-cell>
          <table:table-cell table:style-name="ce32" table:formula="of:=INFO.OBBA.OBBA.OBMAKE(&quot;forward rates&quot;;&quot;double[]&quot;;[.F16:.F116])" office:value-type="string" office:string-value="forward rates &#10;[8007]">
            <text:p>forward rates </text:p>
            <text:p>[8007]</text:p>
          </table:table-cell>
          <table:table-cell/>
          <table:table-cell table:style-name="ce32" table:formula="of:=INFO.OBBA.OBBA.OBMAKE(&quot;maturitiesFund&quot;;&quot;double[]&quot;;[.H16:.H116])" office:value-type="string" office:string-value="maturitiesFund &#10;[8003]">
            <text:p>maturitiesFund </text:p>
            <text:p>[8003]</text:p>
          </table:table-cell>
          <table:table-cell table:style-name="ce32" table:formula="of:=INFO.OBBA.OBBA.OBMAKE(&quot;disocuntFactorsFund&quot;;&quot;double[]&quot;;[.I16:.I116])" office:value-type="string" office:string-value="disocuntFactorsFund &#10;[8002]">
            <text:p>disocuntFactorsFund </text:p>
            <text:p>[8002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2*0.5;-[.B16]/0.5)" office:value-type="float" office:value="1">
            <text:p>100%</text:p>
          </table:table-cell>
          <table:table-cell/>
          <table:table-cell table:style-name="ce38" office:value-type="float" office:value="0">
            <text:p>0,0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office:value-type="float" office:value="0">
            <text:p>0,0</text:p>
          </table:table-cell>
          <table:table-cell table:style-name="ce43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40" table:formula="of:=POWER(1+0.02*0.5;-[.B17]/0.5)" office:value-type="float" office:value="0.99009900990099">
            <text:p>99%</text:p>
          </table:table-cell>
          <table:table-cell/>
          <table:table-cell table:style-name="ce38" office:value-type="float" office:value="0.5">
            <text:p>0,5</text:p>
          </table:table-cell>
          <table:table-cell table:style-name="ce42" office:value-type="percentage" office:value="0.0061397204995679">
            <text:p>0,61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44" table:formula="of:=[.I16]/(1+[.F16]*0.5)" office:value-type="percentage" office:value="0.996939534950218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41" table:formula="of:=POWER(1+0.02*0.5;-[.B18]/0.5)" office:value-type="percentage" office:value="0.980296049406921">
            <text:p>98%</text:p>
          </table:table-cell>
          <table:table-cell/>
          <table:table-cell table:style-name="ce38" office:value-type="float" office:value="1">
            <text:p>1,0</text:p>
          </table:table-cell>
          <table:table-cell table:style-name="ce42" office:value-type="percentage" office:value="0.00672311544840844">
            <text:p>0,67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44" table:formula="of:=[.I17]/(1+[.F17]*0.5)" office:value-type="percentage" office:value="0.993888436346758">
            <text:p>9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41" table:formula="of:=POWER(1+0.02*0.5;-[.B19]/0.5)" office:value-type="percentage" office:value="0.970590147927644">
            <text:p>97%</text:p>
          </table:table-cell>
          <table:table-cell/>
          <table:table-cell table:style-name="ce38" office:value-type="float" office:value="1.5">
            <text:p>1,5</text:p>
          </table:table-cell>
          <table:table-cell table:style-name="ce42" office:value-type="percentage" office:value="0.0073160145043994">
            <text:p>0,73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44" table:formula="of:=[.I18]/(1+[.F18]*0.5)" office:value-type="percentage" office:value="0.990558616378593">
            <text:p>9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41" table:formula="of:=POWER(1+0.02*0.5;-[.B20]/0.5)" office:value-type="percentage" office:value="0.960980344482816">
            <text:p>96%</text:p>
          </table:table-cell>
          <table:table-cell/>
          <table:table-cell table:style-name="ce38" office:value-type="float" office:value="2">
            <text:p>2,0</text:p>
          </table:table-cell>
          <table:table-cell table:style-name="ce42" office:value-type="percentage" office:value="0.00800426825293638">
            <text:p>0,80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45" table:formula="of:=[.I19]/(1+[.F19]*0.5)" office:value-type="percentage" office:value="0.986948352148886">
            <text:p>9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41" table:formula="of:=POWER(1+0.02*0.5;-[.B21]/0.5)" office:value-type="percentage" office:value="0.951465687606749">
            <text:p>95%</text:p>
          </table:table-cell>
          <table:table-cell/>
          <table:table-cell table:style-name="ce38" office:value-type="float" office:value="2.5">
            <text:p>2,5</text:p>
          </table:table-cell>
          <table:table-cell table:style-name="ce42" office:value-type="percentage" office:value="0.0091791131923958">
            <text:p>0,9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44" table:formula="of:=[.I20]/(1+[.F20]*0.5)" office:value-type="percentage" office:value="0.983014197482339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41" table:formula="of:=POWER(1+0.02*0.5;-[.B22]/0.5)" office:value-type="percentage" office:value="0.942045235254207">
            <text:p>94%</text:p>
          </table:table-cell>
          <table:table-cell/>
          <table:table-cell table:style-name="ce38" office:value-type="float" office:value="3">
            <text:p>3,0</text:p>
          </table:table-cell>
          <table:table-cell table:style-name="ce42" office:value-type="percentage" office:value="0.0111465236746451">
            <text:p>1,11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44" table:formula="of:=[.I21]/(1+[.F21]*0.5)" office:value-type="percentage" office:value="0.97852320983013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41" table:formula="of:=POWER(1+0.02*0.5;-[.B23]/0.5)" office:value-type="percentage" office:value="0.932718054707135">
            <text:p>93%</text:p>
          </table:table-cell>
          <table:table-cell/>
          <table:table-cell table:style-name="ce38" office:value-type="float" office:value="3.5">
            <text:p>3,5</text:p>
          </table:table-cell>
          <table:table-cell table:style-name="ce42" office:value-type="percentage" office:value="0.0135660395525357">
            <text:p>1,36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44" table:formula="of:=[.I22]/(1+[.F22]*0.5)" office:value-type="percentage" office:value="0.973099869463745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41" table:formula="of:=POWER(1+0.02*0.5;-[.B24]/0.5)" office:value-type="percentage" office:value="0.923483222482312">
            <text:p>92%</text:p>
          </table:table-cell>
          <table:table-cell/>
          <table:table-cell table:style-name="ce38" office:value-type="float" office:value="4">
            <text:p>4,0</text:p>
          </table:table-cell>
          <table:table-cell table:style-name="ce42" office:value-type="percentage" office:value="0.0159976489939796">
            <text:p>1,60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44" table:formula="of:=[.I23]/(1+[.F23]*0.5)" office:value-type="percentage" office:value="0.966543783863172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41" table:formula="of:=POWER(1+0.02*0.5;-[.B25]/0.5)" office:value-type="percentage" office:value="0.914339824239913">
            <text:p>91%</text:p>
          </table:table-cell>
          <table:table-cell/>
          <table:table-cell table:style-name="ce38" office:value-type="float" office:value="4.5">
            <text:p>4,5</text:p>
          </table:table-cell>
          <table:table-cell table:style-name="ce42" office:value-type="percentage" office:value="0.0182495679261492">
            <text:p>1,8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44" table:formula="of:=[.I24]/(1+[.F24]*0.5)" office:value-type="percentage" office:value="0.958873919665031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41" table:formula="of:=POWER(1+0.02*0.5;-[.B26]/0.5)" office:value-type="percentage" office:value="0.905286954692983">
            <text:p>91%</text:p>
          </table:table-cell>
          <table:table-cell/>
          <table:table-cell table:style-name="ce38" office:value-type="float" office:value="5">
            <text:p>5,0</text:p>
          </table:table-cell>
          <table:table-cell table:style-name="ce42" office:value-type="percentage" office:value="0.0201930122297488">
            <text:p>2,0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44" table:formula="of:=[.I25]/(1+[.F25]*0.5)" office:value-type="percentage" office:value="0.950203517843753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41" table:formula="of:=POWER(1+0.02*0.5;-[.B27]/0.5)" office:value-type="percentage" office:value="0.896323717517805">
            <text:p>90%</text:p>
          </table:table-cell>
          <table:table-cell/>
          <table:table-cell table:style-name="ce38" office:value-type="float" office:value="5.5">
            <text:p>5,5</text:p>
          </table:table-cell>
          <table:table-cell table:style-name="ce42" office:value-type="percentage" office:value="0.0217029698403504">
            <text:p>2,17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44" table:formula="of:=[.I26]/(1+[.F26]*0.5)" office:value-type="percentage" office:value="0.94070567722139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41" table:formula="of:=POWER(1+0.02*0.5;-[.B28]/0.5)" office:value-type="percentage" office:value="0.887449225265153">
            <text:p>89%</text:p>
          </table:table-cell>
          <table:table-cell/>
          <table:table-cell table:style-name="ce38" office:value-type="float" office:value="6">
            <text:p>6,0</text:p>
          </table:table-cell>
          <table:table-cell table:style-name="ce42" office:value-type="percentage" office:value="0.0227410448344331">
            <text:p>2,27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44" table:formula="of:=[.I27]/(1+[.F27]*0.5)" office:value-type="percentage" office:value="0.930607207146434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41" table:formula="of:=POWER(1+0.02*0.5;-[.B29]/0.5)" office:value-type="percentage" office:value="0.878662599272429">
            <text:p>88%</text:p>
          </table:table-cell>
          <table:table-cell/>
          <table:table-cell table:style-name="ce38" office:value-type="float" office:value="6.5">
            <text:p>6,5</text:p>
          </table:table-cell>
          <table:table-cell table:style-name="ce42" office:value-type="percentage" office:value="0.0236115337972377">
            <text:p>2,36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44" table:formula="of:=[.I28]/(1+[.F28]*0.5)" office:value-type="percentage" office:value="0.920144681419274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41" table:formula="of:=POWER(1+0.02*0.5;-[.B30]/0.5)" office:value-type="percentage" office:value="0.869962969576662">
            <text:p>87%</text:p>
          </table:table-cell>
          <table:table-cell/>
          <table:table-cell table:style-name="ce38" office:value-type="float" office:value="7">
            <text:p>7,0</text:p>
          </table:table-cell>
          <table:table-cell table:style-name="ce42" office:value-type="percentage" office:value="0.0245580965470444">
            <text:p>2,46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44" table:formula="of:=[.I29]/(1+[.F29]*0.5)" office:value-type="percentage" office:value="0.909408417625149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41" table:formula="of:=POWER(1+0.02*0.5;-[.B31]/0.5)" office:value-type="percentage" office:value="0.861349474828379">
            <text:p>86%</text:p>
          </table:table-cell>
          <table:table-cell/>
          <table:table-cell table:style-name="ce38" office:value-type="float" office:value="7.5">
            <text:p>7,5</text:p>
          </table:table-cell>
          <table:table-cell table:style-name="ce42" office:value-type="percentage" office:value="0.025239153325529">
            <text:p>2,5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44" table:formula="of:=[.I30]/(1+[.F30]*0.5)" office:value-type="percentage" office:value="0.898377200611015">
            <text:p>9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41" table:formula="of:=POWER(1+0.02*0.5;-[.B32]/0.5)" office:value-type="percentage" office:value="0.852821262206315">
            <text:p>85%</text:p>
          </table:table-cell>
          <table:table-cell/>
          <table:table-cell table:style-name="ce38" office:value-type="float" office:value="8">
            <text:p>8,0</text:p>
          </table:table-cell>
          <table:table-cell table:style-name="ce42" office:value-type="percentage" office:value="0.0253997726980964">
            <text:p>2,54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44" table:formula="of:=[.I31]/(1+[.F31]*0.5)" office:value-type="percentage" office:value="0.887181347581436">
            <text:p>8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41" table:formula="of:=POWER(1+0.02*0.5;-[.B33]/0.5)" office:value-type="percentage" office:value="0.844377487332986">
            <text:p>84%</text:p>
          </table:table-cell>
          <table:table-cell/>
          <table:table-cell table:style-name="ce38" office:value-type="float" office:value="8.5">
            <text:p>8,5</text:p>
          </table:table-cell>
          <table:table-cell table:style-name="ce42" office:value-type="percentage" office:value="0.0257168561016715">
            <text:p>2,57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44" table:formula="of:=[.I32]/(1+[.F32]*0.5)" office:value-type="percentage" office:value="0.87605554176556">
            <text:p>8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41" table:formula="of:=POWER(1+0.02*0.5;-[.B34]/0.5)" office:value-type="percentage" office:value="0.836017314191075">
            <text:p>84%</text:p>
          </table:table-cell>
          <table:table-cell/>
          <table:table-cell table:style-name="ce38" office:value-type="float" office:value="9">
            <text:p>9,0</text:p>
          </table:table-cell>
          <table:table-cell table:style-name="ce42" office:value-type="percentage" office:value="0.0268177588100136">
            <text:p>2,68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44" table:formula="of:=[.I33]/(1+[.F33]*0.5)" office:value-type="percentage" office:value="0.864933852060113">
            <text:p>8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41" table:formula="of:=POWER(1+0.02*0.5;-[.B35]/0.5)" office:value-type="percentage" office:value="0.827739915040668">
            <text:p>83%</text:p>
          </table:table-cell>
          <table:table-cell/>
          <table:table-cell table:style-name="ce38" office:value-type="float" office:value="9.5">
            <text:p>9,5</text:p>
          </table:table-cell>
          <table:table-cell table:style-name="ce42" office:value-type="percentage" office:value="0.028199818572699">
            <text:p>2,8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44" table:formula="of:=[.I34]/(1+[.F34]*0.5)" office:value-type="percentage" office:value="0.853489514092212">
            <text:p>8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41" table:formula="of:=POWER(1+0.02*0.5;-[.B36]/0.5)" office:value-type="percentage" office:value="0.819544470337295">
            <text:p>82%</text:p>
          </table:table-cell>
          <table:table-cell/>
          <table:table-cell table:style-name="ce38" office:value-type="float" office:value="10">
            <text:p>10,0</text:p>
          </table:table-cell>
          <table:table-cell table:style-name="ce42" office:value-type="percentage" office:value="0.0292189862665843">
            <text:p>2,9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44" table:formula="of:=[.I35]/(1+[.F35]*0.5)" office:value-type="percentage" office:value="0.841622710224712">
            <text:p>8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41" table:formula="of:=POWER(1+0.02*0.5;-[.B37]/0.5)" office:value-type="percentage" office:value="0.811430168650787">
            <text:p>81%</text:p>
          </table:table-cell>
          <table:table-cell/>
          <table:table-cell table:style-name="ce38" office:value-type="float" office:value="10.5">
            <text:p>10,5</text:p>
          </table:table-cell>
          <table:table-cell table:style-name="ce42" office:value-type="percentage" office:value="0.0297956828018306">
            <text:p>2,98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44" table:formula="of:=[.I36]/(1+[.F36]*0.5)" office:value-type="percentage" office:value="0.829504076120591">
            <text:p>8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41" table:formula="of:=POWER(1+0.02*0.5;-[.B38]/0.5)" office:value-type="percentage" office:value="0.803396206584938">
            <text:p>80%</text:p>
          </table:table-cell>
          <table:table-cell/>
          <table:table-cell table:style-name="ce38" office:value-type="float" office:value="11">
            <text:p>11,0</text:p>
          </table:table-cell>
          <table:table-cell table:style-name="ce42" office:value-type="percentage" office:value="0.0299914465969253">
            <text:p>3,00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44" table:formula="of:=[.I37]/(1+[.F37]*0.5)" office:value-type="percentage" office:value="0.817327658294734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41" table:formula="of:=POWER(1+0.02*0.5;-[.B39]/0.5)" office:value-type="percentage" office:value="0.795441788697958">
            <text:p>80%</text:p>
          </table:table-cell>
          <table:table-cell/>
          <table:table-cell table:style-name="ce38" office:value-type="float" office:value="11.5">
            <text:p>11,5</text:p>
          </table:table-cell>
          <table:table-cell table:style-name="ce42" office:value-type="percentage" office:value="0.0298678160703554">
            <text:p>2,99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44" table:formula="of:=[.I38]/(1+[.F38]*0.5)" office:value-type="percentage" office:value="0.805252317358185">
            <text:p>8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41" table:formula="of:=POWER(1+0.02*0.5;-[.B40]/0.5)" office:value-type="percentage" office:value="0.787566127423721">
            <text:p>79%</text:p>
          </table:table-cell>
          <table:table-cell/>
          <table:table-cell table:style-name="ce38" office:value-type="float" office:value="12">
            <text:p>12,0</text:p>
          </table:table-cell>
          <table:table-cell table:style-name="ce42" office:value-type="percentage" office:value="0.0294863296406083">
            <text:p>2,95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44" table:formula="of:=[.I39]/(1+[.F39]*0.5)" office:value-type="percentage" office:value="0.793403699475449">
            <text:p>7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41" table:formula="of:=POWER(1+0.02*0.5;-[.B41]/0.5)" office:value-type="percentage" office:value="0.779768442993783">
            <text:p>78%</text:p>
          </table:table-cell>
          <table:table-cell/>
          <table:table-cell table:style-name="ce38" office:value-type="float" office:value="12.5">
            <text:p>12,5</text:p>
          </table:table-cell>
          <table:table-cell table:style-name="ce42" office:value-type="percentage" office:value="0.0289085257261711">
            <text:p>2,89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44" table:formula="of:=[.I40]/(1+[.F40]*0.5)" office:value-type="percentage" office:value="0.781876367322907">
            <text:p>7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41" table:formula="of:=POWER(1+0.02*0.5;-[.B42]/0.5)" office:value-type="percentage" office:value="0.772047963360181">
            <text:p>77%</text:p>
          </table:table-cell>
          <table:table-cell/>
          <table:table-cell table:style-name="ce38" office:value-type="float" office:value="13">
            <text:p>13,0</text:p>
          </table:table-cell>
          <table:table-cell table:style-name="ce42" office:value-type="percentage" office:value="0.028195942745531">
            <text:p>2,8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44" table:formula="of:=[.I41]/(1+[.F41]*0.5)" office:value-type="percentage" office:value="0.770735947341996">
            <text:p>7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41" table:formula="of:=POWER(1+0.02*0.5;-[.B43]/0.5)" office:value-type="percentage" office:value="0.764403924118991">
            <text:p>76%</text:p>
          </table:table-cell>
          <table:table-cell/>
          <table:table-cell table:style-name="ce38" office:value-type="float" office:value="13.5">
            <text:p>13,5</text:p>
          </table:table-cell>
          <table:table-cell table:style-name="ce42" office:value-type="percentage" office:value="0.0274101191171754">
            <text:p>2,74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44" table:formula="of:=[.I42]/(1+[.F42]*0.5)" office:value-type="percentage" office:value="0.760021190357639">
            <text:p>7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41" table:formula="of:=POWER(1+0.02*0.5;-[.B44]/0.5)" office:value-type="percentage" office:value="0.756835568434645">
            <text:p>76%</text:p>
          </table:table-cell>
          <table:table-cell/>
          <table:table-cell table:style-name="ce38" office:value-type="float" office:value="14">
            <text:p>14,0</text:p>
          </table:table-cell>
          <table:table-cell table:style-name="ce42" office:value-type="percentage" office:value="0.0266125932595914">
            <text:p>2,66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44" table:formula="of:=[.I43]/(1+[.F43]*0.5)" office:value-type="percentage" office:value="0.749745878439816">
            <text:p>7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41" table:formula="of:=POWER(1+0.02*0.5;-[.B45]/0.5)" office:value-type="percentage" office:value="0.749342146964995">
            <text:p>75%</text:p>
          </table:table-cell>
          <table:table-cell/>
          <table:table-cell table:style-name="ce38" office:value-type="float" office:value="14.5">
            <text:p>14,5</text:p>
          </table:table-cell>
          <table:table-cell table:style-name="ce42" office:value-type="percentage" office:value="0.0258649035912663">
            <text:p>2,59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44" table:formula="of:=[.I44]/(1+[.F44]*0.5)" office:value-type="percentage" office:value="0.739900542346803">
            <text:p>7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41" table:formula="of:=POWER(1+0.02*0.5;-[.B46]/0.5)" office:value-type="percentage" office:value="0.741922917787124">
            <text:p>74%</text:p>
          </table:table-cell>
          <table:table-cell/>
          <table:table-cell table:style-name="ce38" office:value-type="float" office:value="15">
            <text:p>15,0</text:p>
          </table:table-cell>
          <table:table-cell table:style-name="ce42" office:value-type="percentage" office:value="0.0252167069830492">
            <text:p>2,5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44" table:formula="of:=[.I45]/(1+[.F45]*0.5)" office:value-type="percentage" office:value="0.730453981442865">
            <text:p>7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41" table:formula="of:=POWER(1+0.02*0.5;-[.B47]/0.5)" office:value-type="percentage" office:value="0.734577146323885">
            <text:p>73%</text:p>
          </table:table-cell>
          <table:table-cell/>
          <table:table-cell table:style-name="ce38" office:value-type="float" office:value="15.5">
            <text:p>15,5</text:p>
          </table:table-cell>
          <table:table-cell table:style-name="ce42" office:value-type="percentage" office:value="0.0246701341152372">
            <text:p>2,47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44" table:formula="of:=[.I46]/(1+[.F46]*0.5)" office:value-type="percentage" office:value="0.721358834266202">
            <text:p>7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41" table:formula="of:=POWER(1+0.02*0.5;-[.B48]/0.5)" office:value-type="percentage" office:value="0.727304105271173">
            <text:p>73%</text:p>
          </table:table-cell>
          <table:table-cell/>
          <table:table-cell table:style-name="ce38" office:value-type="float" office:value="16">
            <text:p>16,0</text:p>
          </table:table-cell>
          <table:table-cell table:style-name="ce42" office:value-type="percentage" office:value="0.0242154341204895">
            <text:p>2,4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44" table:formula="of:=[.I47]/(1+[.F47]*0.5)" office:value-type="percentage" office:value="0.712569244847808">
            <text:p>7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41" table:formula="of:=POWER(1+0.02*0.5;-[.B49]/0.5)" office:value-type="percentage" office:value="0.720103074525914">
            <text:p>72%</text:p>
          </table:table-cell>
          <table:table-cell/>
          <table:table-cell table:style-name="ce38" office:value-type="float" office:value="16.5">
            <text:p>16,5</text:p>
          </table:table-cell>
          <table:table-cell table:style-name="ce42" office:value-type="percentage" office:value="0.023842856131465">
            <text:p>2,38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44" table:formula="of:=[.I48]/(1+[.F48]*0.5)" office:value-type="percentage" office:value="0.704044868778915">
            <text:p>7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41" table:formula="of:=POWER(1+0.02*0.5;-[.B50]/0.5)" office:value-type="percentage" office:value="0.712973341114766">
            <text:p>71%</text:p>
          </table:table-cell>
          <table:table-cell/>
          <table:table-cell table:style-name="ce38" office:value-type="float" office:value="17">
            <text:p>17,0</text:p>
          </table:table-cell>
          <table:table-cell table:style-name="ce42" office:value-type="percentage" office:value="0.0235426492808228">
            <text:p>2,35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44" table:formula="of:=[.I49]/(1+[.F49]*0.5)" office:value-type="percentage" office:value="0.695750528896975">
            <text:p>7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41" table:formula="of:=POWER(1+0.02*0.5;-[.B51]/0.5)" office:value-type="percentage" office:value="0.705914199123531">
            <text:p>71%</text:p>
          </table:table-cell>
          <table:table-cell/>
          <table:table-cell table:style-name="ce38" office:value-type="float" office:value="17.5">
            <text:p>17,5</text:p>
          </table:table-cell>
          <table:table-cell table:style-name="ce42" office:value-type="percentage" office:value="0.023305062701222">
            <text:p>2,33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44" table:formula="of:=[.I50]/(1+[.F50]*0.5)" office:value-type="percentage" office:value="0.68765590796344">
            <text:p>6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41" table:formula="of:=POWER(1+0.02*0.5;-[.B52]/0.5)" office:value-type="percentage" office:value="0.698924949627258">
            <text:p>70%</text:p>
          </table:table-cell>
          <table:table-cell/>
          <table:table-cell table:style-name="ce38" office:value-type="float" office:value="18">
            <text:p>18,0</text:p>
          </table:table-cell>
          <table:table-cell table:style-name="ce42" office:value-type="percentage" office:value="0.0231203455253216">
            <text:p>2,31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44" table:formula="of:=[.I51]/(1+[.F51]*0.5)" office:value-type="percentage" office:value="0.679735271403297">
            <text:p>6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41" table:formula="of:=POWER(1+0.02*0.5;-[.B53]/0.5)" office:value-type="percentage" office:value="0.692004900621048">
            <text:p>69%</text:p>
          </table:table-cell>
          <table:table-cell/>
          <table:table-cell table:style-name="ce38" office:value-type="float" office:value="18.5">
            <text:p>18,5</text:p>
          </table:table-cell>
          <table:table-cell table:style-name="ce42" office:value-type="percentage" office:value="0.0229787468857808">
            <text:p>2,30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44" table:formula="of:=[.I52]/(1+[.F52]*0.5)" office:value-type="percentage" office:value="0.671967214314972">
            <text:p>6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41" table:formula="of:=POWER(1+0.02*0.5;-[.B54]/0.5)" office:value-type="percentage" office:value="0.685153366951533">
            <text:p>69%</text:p>
          </table:table-cell>
          <table:table-cell/>
          <table:table-cell table:style-name="ce38" office:value-type="float" office:value="19">
            <text:p>19,0</text:p>
          </table:table-cell>
          <table:table-cell table:style-name="ce42" office:value-type="percentage" office:value="0.0228705159152585">
            <text:p>2,29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44" table:formula="of:=[.I53]/(1+[.F53]*0.5)" office:value-type="percentage" office:value="0.66433442798093">
            <text:p>6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41" table:formula="of:=POWER(1+0.02*0.5;-[.B55]/0.5)" office:value-type="percentage" office:value="0.678369670249042">
            <text:p>68%</text:p>
          </table:table-cell>
          <table:table-cell/>
          <table:table-cell table:style-name="ce38" office:value-type="float" office:value="19.5">
            <text:p>19,5</text:p>
          </table:table-cell>
          <table:table-cell table:style-name="ce42" office:value-type="percentage" office:value="0.0227859017464138">
            <text:p>2,28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44" table:formula="of:=[.I54]/(1+[.F54]*0.5)" office:value-type="percentage" office:value="0.656823482031274">
            <text:p>6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41" table:formula="of:=POWER(1+0.02*0.5;-[.B56]/0.5)" office:value-type="percentage" office:value="0.671653138860438">
            <text:p>67%</text:p>
          </table:table-cell>
          <table:table-cell/>
          <table:table-cell table:style-name="ce38" office:value-type="float" office:value="20">
            <text:p>20,0</text:p>
          </table:table-cell>
          <table:table-cell table:style-name="ce42" office:value-type="percentage" office:value="0.0227168244519455">
            <text:p>2,27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44" table:formula="of:=[.I55]/(1+[.F55]*0.5)" office:value-type="percentage" office:value="0.649424619248327">
            <text:p>6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41" table:formula="of:=POWER(1+0.02*0.5;-[.B57]/0.5)" office:value-type="percentage" office:value="0.665003107782612">
            <text:p>67%</text:p>
          </table:table-cell>
          <table:table-cell/>
          <table:table-cell table:style-name="ce38" office:value-type="float" office:value="20.5">
            <text:p>20,5</text:p>
          </table:table-cell>
          <table:table-cell table:style-name="ce42" office:value-type="percentage" office:value="0.0226618878647111">
            <text:p>2,27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44" table:formula="of:=[.I56]/(1+[.F56]*0.5)" office:value-type="percentage" office:value="0.642131030303056">
            <text:p>6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41" table:formula="of:=POWER(1+0.02*0.5;-[.B58]/0.5)" office:value-type="percentage" office:value="0.658418918596645">
            <text:p>66%</text:p>
          </table:table-cell>
          <table:table-cell/>
          <table:table-cell table:style-name="ce38" office:value-type="float" office:value="21">
            <text:p>21,0</text:p>
          </table:table-cell>
          <table:table-cell table:style-name="ce42" office:value-type="percentage" office:value="0.0226213667576079">
            <text:p>2,26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44" table:formula="of:=[.I57]/(1+[.F57]*0.5)" office:value-type="percentage" office:value="0.634936599295835">
            <text:p>6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8]+0.5" office:value-type="float" office:value="21.5">
            <text:p>21,5</text:p>
          </table:table-cell>
          <table:table-cell table:style-name="ce41" table:formula="of:=POWER(1+0.02*0.5;-[.B59]/0.5)" office:value-type="percentage" office:value="0.651899919402619">
            <text:p>65%</text:p>
          </table:table-cell>
          <table:table-cell table:style-name="ce14"/>
          <table:table-cell table:style-name="ce38" office:value-type="float" office:value="21.5">
            <text:p>21,5</text:p>
          </table:table-cell>
          <table:table-cell table:style-name="ce42" office:value-type="percentage" office:value="0.0225955359035332">
            <text:p>2,26%</text:p>
          </table:table-cell>
          <table:table-cell/>
          <table:table-cell table:style-name="ce38" table:formula="of:=[.H58]+0.5" office:value-type="float" office:value="21.5">
            <text:p>21,5</text:p>
          </table:table-cell>
          <table:table-cell table:style-name="ce44" table:formula="of:=[.I58]/(1+[.F58]*0.5)" office:value-type="percentage" office:value="0.627835352410698">
            <text:p>6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9]+0.5" office:value-type="float" office:value="22">
            <text:p>22,0</text:p>
          </table:table-cell>
          <table:table-cell table:style-name="ce41" table:formula="of:=POWER(1+0.02*0.5;-[.B60]/0.5)" office:value-type="percentage" office:value="0.645445464755068">
            <text:p>65%</text:p>
          </table:table-cell>
          <table:table-cell table:style-name="ce14"/>
          <table:table-cell table:style-name="ce38" office:value-type="float" office:value="22">
            <text:p>22,0</text:p>
          </table:table-cell>
          <table:table-cell table:style-name="ce42" office:value-type="percentage" office:value="0.0225846700753842">
            <text:p>2,26%</text:p>
          </table:table-cell>
          <table:table-cell/>
          <table:table-cell table:style-name="ce38" table:formula="of:=[.H59]+0.5" office:value-type="float" office:value="22">
            <text:p>22,0</text:p>
          </table:table-cell>
          <table:table-cell table:style-name="ce44" table:formula="of:=[.I59]/(1+[.F59]*0.5)" office:value-type="percentage" office:value="0.620821455665115">
            <text:p>6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0]+0.5" office:value-type="float" office:value="22.5">
            <text:p>22,5</text:p>
          </table:table-cell>
          <table:table-cell table:style-name="ce41" table:formula="of:=POWER(1+0.02*0.5;-[.B61]/0.5)" office:value-type="percentage" office:value="0.639054915599077">
            <text:p>64%</text:p>
          </table:table-cell>
          <table:table-cell/>
          <table:table-cell table:style-name="ce38" office:value-type="float" office:value="22.5">
            <text:p>22,5</text:p>
          </table:table-cell>
          <table:table-cell table:style-name="ce42" office:value-type="percentage" office:value="0.0225890440460582">
            <text:p>2,26%</text:p>
          </table:table-cell>
          <table:table-cell/>
          <table:table-cell table:style-name="ce38" table:formula="of:=[.H60]+0.5" office:value-type="float" office:value="22.5">
            <text:p>22,5</text:p>
          </table:table-cell>
          <table:table-cell table:style-name="ce44" table:formula="of:=[.I60]/(1+[.F60]*0.5)" office:value-type="percentage" office:value="0.61388921299594">
            <text:p>6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1]+0.5" office:value-type="float" office:value="23">
            <text:p>23,0</text:p>
          </table:table-cell>
          <table:table-cell table:style-name="ce41" table:formula="of:=POWER(1+0.02*0.5;-[.B62]/0.5)" office:value-type="percentage" office:value="0.632727639207007">
            <text:p>63%</text:p>
          </table:table-cell>
          <table:table-cell/>
          <table:table-cell table:style-name="ce38" office:value-type="float" office:value="23">
            <text:p>23,0</text:p>
          </table:table-cell>
          <table:table-cell table:style-name="ce42" office:value-type="percentage" office:value="0.0226089325884524">
            <text:p>2,26%</text:p>
          </table:table-cell>
          <table:table-cell/>
          <table:table-cell table:style-name="ce38" table:formula="of:=[.H61]+0.5" office:value-type="float" office:value="23">
            <text:p>23,0</text:p>
          </table:table-cell>
          <table:table-cell table:style-name="ce44" table:formula="of:=[.I61]/(1+[.F61]*0.5)" office:value-type="percentage" office:value="0.607033064678225">
            <text:p>6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2]+0.5" office:value-type="float" office:value="23.5">
            <text:p>23,5</text:p>
          </table:table-cell>
          <table:table-cell table:style-name="ce41" table:formula="of:=POWER(1+0.02*0.5;-[.B63]/0.5)" office:value-type="percentage" office:value="0.626463009115849">
            <text:p>63%</text:p>
          </table:table-cell>
          <table:table-cell/>
          <table:table-cell table:style-name="ce38" office:value-type="float" office:value="23.5">
            <text:p>23,5</text:p>
          </table:table-cell>
          <table:table-cell table:style-name="ce42" office:value-type="percentage" office:value="0.0226446104754641">
            <text:p>2,26%</text:p>
          </table:table-cell>
          <table:table-cell/>
          <table:table-cell table:style-name="ce38" table:formula="of:=[.H62]+0.5" office:value-type="float" office:value="23.5">
            <text:p>23,5</text:p>
          </table:table-cell>
          <table:table-cell table:style-name="ce44" table:formula="of:=[.I62]/(1+[.F62]*0.5)" office:value-type="percentage" office:value="0.600247586073269">
            <text:p>6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3]+0.5" office:value-type="float" office:value="24">
            <text:p>24,0</text:p>
          </table:table-cell>
          <table:table-cell table:style-name="ce41" table:formula="of:=POWER(1+0.02*0.5;-[.B64]/0.5)" office:value-type="percentage" office:value="0.620260405065197">
            <text:p>62%</text:p>
          </table:table-cell>
          <table:table-cell/>
          <table:table-cell table:style-name="ce38" office:value-type="float" office:value="24">
            <text:p>24,0</text:p>
          </table:table-cell>
          <table:table-cell table:style-name="ce42" office:value-type="percentage" office:value="0.0226963524799905">
            <text:p>2,27%</text:p>
          </table:table-cell>
          <table:table-cell/>
          <table:table-cell table:style-name="ce38" table:formula="of:=[.H63]+0.5" office:value-type="float" office:value="24">
            <text:p>24,0</text:p>
          </table:table-cell>
          <table:table-cell table:style-name="ce44" table:formula="of:=[.I63]/(1+[.F63]*0.5)" office:value-type="percentage" office:value="0.593527486701847">
            <text:p>5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4]+0.5" office:value-type="float" office:value="24.5">
            <text:p>24,5</text:p>
          </table:table-cell>
          <table:table-cell table:style-name="ce41" table:formula="of:=POWER(1+0.02*0.5;-[.B65]/0.5)" office:value-type="percentage" office:value="0.614119212935838">
            <text:p>61%</text:p>
          </table:table-cell>
          <table:table-cell/>
          <table:table-cell table:style-name="ce38" office:value-type="float" office:value="24.5">
            <text:p>24,5</text:p>
          </table:table-cell>
          <table:table-cell table:style-name="ce42" office:value-type="percentage" office:value="0.022764433374929">
            <text:p>2,28%</text:p>
          </table:table-cell>
          <table:table-cell/>
          <table:table-cell table:style-name="ce38" table:formula="of:=[.H64]+0.5" office:value-type="float" office:value="24.5">
            <text:p>24,5</text:p>
          </table:table-cell>
          <table:table-cell table:style-name="ce44" table:formula="of:=[.I64]/(1+[.F64]*0.5)" office:value-type="percentage" office:value="0.586867609638129">
            <text:p>5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5]+0.5" office:value-type="float" office:value="25">
            <text:p>25,0</text:p>
          </table:table-cell>
          <table:table-cell table:style-name="ce41" table:formula="of:=POWER(1+0.02*0.5;-[.B66]/0.5)" office:value-type="percentage" office:value="0.608038824688949">
            <text:p>61%</text:p>
          </table:table-cell>
          <table:table-cell/>
          <table:table-cell table:style-name="ce38" office:value-type="float" office:value="25">
            <text:p>25,0</text:p>
          </table:table-cell>
          <table:table-cell table:style-name="ce42" office:value-type="percentage" office:value="0.0228491279331767">
            <text:p>2,28%</text:p>
          </table:table-cell>
          <table:table-cell/>
          <table:table-cell table:style-name="ce38" table:formula="of:=[.H65]+0.5" office:value-type="float" office:value="25">
            <text:p>25,0</text:p>
          </table:table-cell>
          <table:table-cell table:style-name="ce44" table:formula="of:=[.I65]/(1+[.F65]*0.5)" office:value-type="percentage" office:value="0.580262931219287">
            <text:p>5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6]+0.5" office:value-type="float" office:value="25.5">
            <text:p>25,5</text:p>
          </table:table-cell>
          <table:table-cell table:style-name="ce41" table:formula="of:=POWER(1+0.02*0.5;-[.B67]/0.5)" office:value-type="percentage" office:value="0.60201863830589">
            <text:p>60%</text:p>
          </table:table-cell>
          <table:table-cell/>
          <table:table-cell table:style-name="ce38" office:value-type="float" office:value="25.5">
            <text:p>25,5</text:p>
          </table:table-cell>
          <table:table-cell table:style-name="ce42" office:value-type="percentage" office:value="0.0229507109276309">
            <text:p>2,30%</text:p>
          </table:table-cell>
          <table:table-cell/>
          <table:table-cell table:style-name="ce38" table:formula="of:=[.H66]+0.5" office:value-type="float" office:value="25.5">
            <text:p>25,5</text:p>
          </table:table-cell>
          <table:table-cell table:style-name="ce44" table:formula="of:=[.I66]/(1+[.F66]*0.5)" office:value-type="percentage" office:value="0.573708561065218">
            <text:p>5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7]+0.5" office:value-type="float" office:value="26">
            <text:p>26,0</text:p>
          </table:table-cell>
          <table:table-cell table:style-name="ce41" table:formula="of:=POWER(1+0.02*0.5;-[.B68]/0.5)" office:value-type="percentage" office:value="0.596058057728604">
            <text:p>60%</text:p>
          </table:table-cell>
          <table:table-cell/>
          <table:table-cell table:style-name="ce38" office:value-type="float" office:value="26">
            <text:p>26,0</text:p>
          </table:table-cell>
          <table:table-cell table:style-name="ce42" office:value-type="percentage" office:value="0.0230694571311889">
            <text:p>2,31%</text:p>
          </table:table-cell>
          <table:table-cell/>
          <table:table-cell table:style-name="ce38" table:formula="of:=[.H67]+0.5" office:value-type="float" office:value="26">
            <text:p>26,0</text:p>
          </table:table-cell>
          <table:table-cell table:style-name="ce44" table:formula="of:=[.I67]/(1+[.F67]*0.5)" office:value-type="percentage" office:value="0.567199742402169">
            <text:p>5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8]+0.5" office:value-type="float" office:value="26.5">
            <text:p>26,5</text:p>
          </table:table-cell>
          <table:table-cell table:style-name="ce41" table:formula="of:=POWER(1+0.02*0.5;-[.B69]/0.5)" office:value-type="percentage" office:value="0.590156492800598">
            <text:p>59%</text:p>
          </table:table-cell>
          <table:table-cell/>
          <table:table-cell table:style-name="ce38" office:value-type="float" office:value="26.5">
            <text:p>26,5</text:p>
          </table:table-cell>
          <table:table-cell table:style-name="ce42" office:value-type="percentage" office:value="0.0232056413167479">
            <text:p>2,32%</text:p>
          </table:table-cell>
          <table:table-cell/>
          <table:table-cell table:style-name="ce38" table:formula="of:=[.H68]+0.5" office:value-type="float" office:value="26.5">
            <text:p>26,5</text:p>
          </table:table-cell>
          <table:table-cell table:style-name="ce44" table:formula="of:=[.I68]/(1+[.F68]*0.5)" office:value-type="percentage" office:value="0.560731852683383">
            <text:p>5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69]+0.5" office:value-type="float" office:value="27">
            <text:p>27,0</text:p>
          </table:table-cell>
          <table:table-cell table:style-name="ce41" table:formula="of:=POWER(1+0.02*0.5;-[.B70]/0.5)" office:value-type="percentage" office:value="0.584313359208513">
            <text:p>58%</text:p>
          </table:table-cell>
          <table:table-cell/>
          <table:table-cell table:style-name="ce38" office:value-type="float" office:value="27">
            <text:p>27,0</text:p>
          </table:table-cell>
          <table:table-cell table:style-name="ce42" office:value-type="percentage" office:value="0.0233595382572052">
            <text:p>2,34%</text:p>
          </table:table-cell>
          <table:table-cell/>
          <table:table-cell table:style-name="ce38" table:formula="of:=[.H69]+0.5" office:value-type="float" office:value="27">
            <text:p>27,0</text:p>
          </table:table-cell>
          <table:table-cell table:style-name="ce44" table:formula="of:=[.I69]/(1+[.F69]*0.5)" office:value-type="percentage" office:value="0.554300404499116">
            <text:p>5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0]+0.5" office:value-type="float" office:value="27.5">
            <text:p>27,5</text:p>
          </table:table-cell>
          <table:table-cell table:style-name="ce41" table:formula="of:=POWER(1+0.02*0.5;-[.B71]/0.5)" office:value-type="percentage" office:value="0.57852807842427">
            <text:p>58%</text:p>
          </table:table-cell>
          <table:table-cell/>
          <table:table-cell table:style-name="ce38" office:value-type="float" office:value="27.5">
            <text:p>27,5</text:p>
          </table:table-cell>
          <table:table-cell table:style-name="ce42" office:value-type="percentage" office:value="0.023531422725458">
            <text:p>2,35%</text:p>
          </table:table-cell>
          <table:table-cell/>
          <table:table-cell table:style-name="ce38" table:formula="of:=[.H70]+0.5" office:value-type="float" office:value="27.5">
            <text:p>27,5</text:p>
          </table:table-cell>
          <table:table-cell table:style-name="ce44" table:formula="of:=[.I70]/(1+[.F70]*0.5)" office:value-type="percentage" office:value="0.547901046767551">
            <text:p>5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1]+0.5" office:value-type="float" office:value="28">
            <text:p>28,0</text:p>
          </table:table-cell>
          <table:table-cell table:style-name="ce41" table:formula="of:=POWER(1+0.02*0.5;-[.B72]/0.5)" office:value-type="percentage" office:value="0.572800077647792">
            <text:p>57%</text:p>
          </table:table-cell>
          <table:table-cell/>
          <table:table-cell table:style-name="ce38" office:value-type="float" office:value="28">
            <text:p>28,0</text:p>
          </table:table-cell>
          <table:table-cell table:style-name="ce42" office:value-type="percentage" office:value="0.0237215694944037">
            <text:p>2,37%</text:p>
          </table:table-cell>
          <table:table-cell/>
          <table:table-cell table:style-name="ce38" table:formula="of:=[.H71]+0.5" office:value-type="float" office:value="28">
            <text:p>28,0</text:p>
          </table:table-cell>
          <table:table-cell table:style-name="ce44" table:formula="of:=[.I71]/(1+[.F71]*0.5)" office:value-type="percentage" office:value="0.54152956619729">
            <text:p>5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2]+0.5" office:value-type="float" office:value="28.5">
            <text:p>28,5</text:p>
          </table:table-cell>
          <table:table-cell table:style-name="ce41" table:formula="of:=POWER(1+0.02*0.5;-[.B73]/0.5)" office:value-type="percentage" office:value="0.567128789750289">
            <text:p>57%</text:p>
          </table:table-cell>
          <table:table-cell/>
          <table:table-cell table:style-name="ce38" office:value-type="float" office:value="28.5">
            <text:p>28,5</text:p>
          </table:table-cell>
          <table:table-cell table:style-name="ce42" office:value-type="percentage" office:value="0.0239302533369394">
            <text:p>2,39%</text:p>
          </table:table-cell>
          <table:table-cell/>
          <table:table-cell table:style-name="ce38" table:formula="of:=[.H72]+0.5" office:value-type="float" office:value="28.5">
            <text:p>28,5</text:p>
          </table:table-cell>
          <table:table-cell table:style-name="ce44" table:formula="of:=[.I72]/(1+[.F72]*0.5)" office:value-type="percentage" office:value="0.535181889011128">
            <text:p>5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3]+0.5" office:value-type="float" office:value="29">
            <text:p>29,0</text:p>
          </table:table-cell>
          <table:table-cell table:style-name="ce41" table:formula="of:=POWER(1+0.02*0.5;-[.B74]/0.5)" office:value-type="percentage" office:value="0.561513653218108">
            <text:p>56%</text:p>
          </table:table-cell>
          <table:table-cell/>
          <table:table-cell table:style-name="ce38" office:value-type="float" office:value="29">
            <text:p>29,0</text:p>
          </table:table-cell>
          <table:table-cell table:style-name="ce42" office:value-type="percentage" office:value="0.0241577490259624">
            <text:p>2,42%</text:p>
          </table:table-cell>
          <table:table-cell/>
          <table:table-cell table:style-name="ce38" table:formula="of:=[.H73]+0.5" office:value-type="float" office:value="29">
            <text:p>29,0</text:p>
          </table:table-cell>
          <table:table-cell table:style-name="ce44" table:formula="of:=[.I73]/(1+[.F73]*0.5)" office:value-type="percentage" office:value="0.528854082919855">
            <text:p>5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4]+0.5" office:value-type="float" office:value="29.5">
            <text:p>29,5</text:p>
          </table:table-cell>
          <table:table-cell table:style-name="ce41" table:formula="of:=POWER(1+0.02*0.5;-[.B75]/0.5)" office:value-type="percentage" office:value="0.555954112097137">
            <text:p>56%</text:p>
          </table:table-cell>
          <table:table-cell/>
          <table:table-cell table:style-name="ce38" office:value-type="float" office:value="29.5">
            <text:p>29,5</text:p>
          </table:table-cell>
          <table:table-cell table:style-name="ce42" office:value-type="percentage" office:value="0.0244043313343701">
            <text:p>2,44%</text:p>
          </table:table-cell>
          <table:table-cell/>
          <table:table-cell table:style-name="ce38" table:formula="of:=[.H74]+0.5" office:value-type="float" office:value="29.5">
            <text:p>29,5</text:p>
          </table:table-cell>
          <table:table-cell table:style-name="ce44" table:formula="of:=[.I74]/(1+[.F74]*0.5)" office:value-type="percentage" office:value="0.522542359333745">
            <text:p>5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5]+0.5" office:value-type="float" office:value="30">
            <text:p>30,0</text:p>
          </table:table-cell>
          <table:table-cell table:style-name="ce41" table:formula="of:=POWER(1+0.02*0.5;-[.B76]/0.5)" office:value-type="percentage" office:value="0.550449615937759">
            <text:p>55%</text:p>
          </table:table-cell>
          <table:table-cell/>
          <table:table-cell table:style-name="ce38" office:value-type="float" office:value="30">
            <text:p>30,0</text:p>
          </table:table-cell>
          <table:table-cell table:style-name="ce42" office:value-type="percentage" office:value="0.0246697607766244">
            <text:p>2,47%</text:p>
          </table:table-cell>
          <table:table-cell/>
          <table:table-cell table:style-name="ce38" table:formula="of:=[.H75]+0.5" office:value-type="float" office:value="30">
            <text:p>30,0</text:p>
          </table:table-cell>
          <table:table-cell table:style-name="ce44" table:formula="of:=[.I75]/(1+[.F75]*0.5)" office:value-type="percentage" office:value="0.516243075798317">
            <text:p>5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6]+0.5" office:value-type="float" office:value="30.5">
            <text:p>30,5</text:p>
          </table:table-cell>
          <table:table-cell table:style-name="ce41" table:formula="of:=POWER(1+0.02*0.5;-[.B77]/0.5)" office:value-type="percentage" office:value="0.544999619740356">
            <text:p>54%</text:p>
          </table:table-cell>
          <table:table-cell/>
          <table:table-cell table:style-name="ce38" office:value-type="float" office:value="30.5">
            <text:p>30,5</text:p>
          </table:table-cell>
          <table:table-cell table:style-name="ce42" office:value-type="percentage" office:value="0.0249517408334471">
            <text:p>2,50%</text:p>
          </table:table-cell>
          <table:table-cell/>
          <table:table-cell table:style-name="ce38" table:formula="of:=[.H76]+0.5" office:value-type="float" office:value="30.5">
            <text:p>30,5</text:p>
          </table:table-cell>
          <table:table-cell table:style-name="ce44" table:formula="of:=[.I76]/(1+[.F76]*0.5)" office:value-type="percentage" office:value="0.509952868165815">
            <text:p>5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7]+0.5" office:value-type="float" office:value="31">
            <text:p>31,0</text:p>
          </table:table-cell>
          <table:table-cell table:style-name="ce41" table:formula="of:=POWER(1+0.02*0.5;-[.B78]/0.5)" office:value-type="percentage" office:value="0.539603583901342">
            <text:p>54%</text:p>
          </table:table-cell>
          <table:table-cell/>
          <table:table-cell table:style-name="ce38" office:value-type="float" office:value="31">
            <text:p>31,0</text:p>
          </table:table-cell>
          <table:table-cell table:style-name="ce42" office:value-type="percentage" office:value="0.0252474607271247">
            <text:p>2,52%</text:p>
          </table:table-cell>
          <table:table-cell/>
          <table:table-cell table:style-name="ce38" table:formula="of:=[.H77]+0.5" office:value-type="float" office:value="31">
            <text:p>31,0</text:p>
          </table:table-cell>
          <table:table-cell table:style-name="ce44" table:formula="of:=[.I77]/(1+[.F77]*0.5)" office:value-type="percentage" office:value="0.503669157029811">
            <text:p>5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8]+0.5" office:value-type="float" office:value="31.5">
            <text:p>31,5</text:p>
          </table:table-cell>
          <table:table-cell table:style-name="ce41" table:formula="of:=POWER(1+0.02*0.5;-[.B79]/0.5)" office:value-type="percentage" office:value="0.534260974159745">
            <text:p>53%</text:p>
          </table:table-cell>
          <table:table-cell/>
          <table:table-cell table:style-name="ce38" office:value-type="float" office:value="31.5">
            <text:p>31,5</text:p>
          </table:table-cell>
          <table:table-cell table:style-name="ce42" office:value-type="percentage" office:value="0.0255541096799438">
            <text:p>2,56%</text:p>
          </table:table-cell>
          <table:table-cell/>
          <table:table-cell table:style-name="ce38" table:formula="of:=[.H78]+0.5" office:value-type="float" office:value="31.5">
            <text:p>31,5</text:p>
          </table:table-cell>
          <table:table-cell table:style-name="ce44" table:formula="of:=[.I78]/(1+[.F78]*0.5)" office:value-type="percentage" office:value="0.497390236795042">
            <text:p>5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79]+0.5" office:value-type="float" office:value="32">
            <text:p>32,0</text:p>
          </table:table-cell>
          <table:table-cell table:style-name="ce41" table:formula="of:=POWER(1+0.02*0.5;-[.B80]/0.5)" office:value-type="percentage" office:value="0.528971261544302">
            <text:p>53%</text:p>
          </table:table-cell>
          <table:table-cell/>
          <table:table-cell table:style-name="ce38" office:value-type="float" office:value="32">
            <text:p>32,0</text:p>
          </table:table-cell>
          <table:table-cell table:style-name="ce42" office:value-type="percentage" office:value="0.0258688769141909">
            <text:p>2,59%</text:p>
          </table:table-cell>
          <table:table-cell/>
          <table:table-cell table:style-name="ce38" table:formula="of:=[.H79]+0.5" office:value-type="float" office:value="32">
            <text:p>32,0</text:p>
          </table:table-cell>
          <table:table-cell table:style-name="ce44" table:formula="of:=[.I79]/(1+[.F79]*0.5)" office:value-type="percentage" office:value="0.491115230561413">
            <text:p>4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0]+0.5" office:value-type="float" office:value="32.5">
            <text:p>32,5</text:p>
          </table:table-cell>
          <table:table-cell table:style-name="ce41" table:formula="of:=POWER(1+0.02*0.5;-[.B81]/0.5)" office:value-type="percentage" office:value="0.523733922321091">
            <text:p>52%</text:p>
          </table:table-cell>
          <table:table-cell/>
          <table:table-cell table:style-name="ce38" office:value-type="float" office:value="32.5">
            <text:p>32,5</text:p>
          </table:table-cell>
          <table:table-cell table:style-name="ce42" office:value-type="percentage" office:value="0.0261889516521525">
            <text:p>2,62%</text:p>
          </table:table-cell>
          <table:table-cell/>
          <table:table-cell table:style-name="ce38" table:formula="of:=[.H80]+0.5" office:value-type="float" office:value="32.5">
            <text:p>32,5</text:p>
          </table:table-cell>
          <table:table-cell table:style-name="ce44" table:formula="of:=[.I80]/(1+[.F80]*0.5)" office:value-type="percentage" office:value="0.484844045098793">
            <text:p>4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1]+0.5" office:value-type="float" office:value="33">
            <text:p>33,0</text:p>
          </table:table-cell>
          <table:table-cell table:style-name="ce41" table:formula="of:=POWER(1+0.02*0.5;-[.B82]/0.5)" office:value-type="percentage" office:value="0.518548437941674">
            <text:p>52%</text:p>
          </table:table-cell>
          <table:table-cell/>
          <table:table-cell table:style-name="ce38" office:value-type="float" office:value="33">
            <text:p>33,0</text:p>
          </table:table-cell>
          <table:table-cell table:style-name="ce42" office:value-type="percentage" office:value="0.0265115231161153">
            <text:p>2,65%</text:p>
          </table:table-cell>
          <table:table-cell/>
          <table:table-cell table:style-name="ce38" table:formula="of:=[.H81]+0.5" office:value-type="float" office:value="33">
            <text:p>33,0</text:p>
          </table:table-cell>
          <table:table-cell table:style-name="ce44" table:formula="of:=[.I81]/(1+[.F81]*0.5)" office:value-type="percentage" office:value="0.478577325874225">
            <text:p>4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2]+0.5" office:value-type="float" office:value="33.5">
            <text:p>33,5</text:p>
          </table:table-cell>
          <table:table-cell table:style-name="ce41" table:formula="of:=POWER(1+0.02*0.5;-[.B83]/0.5)" office:value-type="percentage" office:value="0.513414294991756">
            <text:p>51%</text:p>
          </table:table-cell>
          <table:table-cell/>
          <table:table-cell table:style-name="ce38" office:value-type="float" office:value="33.5">
            <text:p>33,5</text:p>
          </table:table-cell>
          <table:table-cell table:style-name="ce42" office:value-type="percentage" office:value="0.0268337805283656">
            <text:p>2,68%</text:p>
          </table:table-cell>
          <table:table-cell/>
          <table:table-cell table:style-name="ce38" table:formula="of:=[.H82]+0.5" office:value-type="float" office:value="33.5">
            <text:p>33,5</text:p>
          </table:table-cell>
          <table:table-cell table:style-name="ce44" table:formula="of:=[.I82]/(1+[.F82]*0.5)" office:value-type="percentage" office:value="0.472316412135006">
            <text:p>4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3]+0.5" office:value-type="float" office:value="34">
            <text:p>34,0</text:p>
          </table:table-cell>
          <table:table-cell table:style-name="ce41" table:formula="of:=POWER(1+0.02*0.5;-[.B84]/0.5)" office:value-type="percentage" office:value="0.508330985140353">
            <text:p>51%</text:p>
          </table:table-cell>
          <table:table-cell/>
          <table:table-cell table:style-name="ce38" office:value-type="float" office:value="34">
            <text:p>34,0</text:p>
          </table:table-cell>
          <table:table-cell table:style-name="ce42" office:value-type="percentage" office:value="0.0271529131111902">
            <text:p>2,72%</text:p>
          </table:table-cell>
          <table:table-cell/>
          <table:table-cell table:style-name="ce38" table:formula="of:=[.H83]+0.5" office:value-type="float" office:value="34">
            <text:p>34,0</text:p>
          </table:table-cell>
          <table:table-cell table:style-name="ce44" table:formula="of:=[.I83]/(1+[.F83]*0.5)" office:value-type="percentage" office:value="0.466063292088886">
            <text:p>4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4]+0.5" office:value-type="float" office:value="34.5">
            <text:p>34,5</text:p>
          </table:table-cell>
          <table:table-cell table:style-name="ce41" table:formula="of:=POWER(1+0.02*0.5;-[.B85]/0.5)" office:value-type="percentage" office:value="0.503298005089458">
            <text:p>50%</text:p>
          </table:table-cell>
          <table:table-cell/>
          <table:table-cell table:style-name="ce38" office:value-type="float" office:value="34.5">
            <text:p>34,5</text:p>
          </table:table-cell>
          <table:table-cell table:style-name="ce42" office:value-type="percentage" office:value="0.0274661100868754">
            <text:p>2,75%</text:p>
          </table:table-cell>
          <table:table-cell/>
          <table:table-cell table:style-name="ce38" table:formula="of:=[.H84]+0.5" office:value-type="float" office:value="34.5">
            <text:p>34,5</text:p>
          </table:table-cell>
          <table:table-cell table:style-name="ce44" table:formula="of:=[.I84]/(1+[.F84]*0.5)" office:value-type="percentage" office:value="0.459820558256349">
            <text:p>4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5]+0.5" office:value-type="float" office:value="35">
            <text:p>35,0</text:p>
          </table:table-cell>
          <table:table-cell table:style-name="ce41" table:formula="of:=POWER(1+0.02*0.5;-[.B86]/0.5)" office:value-type="percentage" office:value="0.498314856524216">
            <text:p>50%</text:p>
          </table:table-cell>
          <table:table-cell/>
          <table:table-cell table:style-name="ce38" office:value-type="float" office:value="35">
            <text:p>35,0</text:p>
          </table:table-cell>
          <table:table-cell table:style-name="ce42" office:value-type="percentage" office:value="0.0277705606777079">
            <text:p>2,78%</text:p>
          </table:table-cell>
          <table:table-cell/>
          <table:table-cell table:style-name="ce38" table:formula="of:=[.H85]+0.5" office:value-type="float" office:value="35">
            <text:p>35,0</text:p>
          </table:table-cell>
          <table:table-cell table:style-name="ce44" table:formula="of:=[.I85]/(1+[.F85]*0.5)" office:value-type="percentage" office:value="0.453591363099673">
            <text:p>4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6]+0.5" office:value-type="float" office:value="35.5">
            <text:p>35,5</text:p>
          </table:table-cell>
          <table:table-cell table:style-name="ce41" table:formula="of:=POWER(1+0.02*0.5;-[.B87]/0.5)" office:value-type="percentage" office:value="0.49338104606358">
            <text:p>49%</text:p>
          </table:table-cell>
          <table:table-cell/>
          <table:table-cell table:style-name="ce38" office:value-type="float" office:value="35.5">
            <text:p>35,5</text:p>
          </table:table-cell>
          <table:table-cell table:style-name="ce42" office:value-type="percentage" office:value="0.0280634541059743">
            <text:p>2,81%</text:p>
          </table:table-cell>
          <table:table-cell/>
          <table:table-cell table:style-name="ce38" table:formula="of:=[.H86]+0.5" office:value-type="float" office:value="35.5">
            <text:p>35,5</text:p>
          </table:table-cell>
          <table:table-cell table:style-name="ce44" table:formula="of:=[.I86]/(1+[.F86]*0.5)" office:value-type="percentage" office:value="0.447379375059155">
            <text:p>4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7]+0.5" office:value-type="float" office:value="36">
            <text:p>36,0</text:p>
          </table:table-cell>
          <table:table-cell table:style-name="ce41" table:formula="of:=POWER(1+0.02*0.5;-[.B88]/0.5)" office:value-type="percentage" office:value="0.488496085211466">
            <text:p>49%</text:p>
          </table:table-cell>
          <table:table-cell/>
          <table:table-cell table:style-name="ce38" office:value-type="float" office:value="36">
            <text:p>36,0</text:p>
          </table:table-cell>
          <table:table-cell table:style-name="ce42" office:value-type="percentage" office:value="0.0283419795939609">
            <text:p>2,83%</text:p>
          </table:table-cell>
          <table:table-cell/>
          <table:table-cell table:style-name="ce38" table:formula="of:=[.H87]+0.5" office:value-type="float" office:value="36">
            <text:p>36,0</text:p>
          </table:table-cell>
          <table:table-cell table:style-name="ce44" table:formula="of:=[.I87]/(1+[.F87]*0.5)" office:value-type="percentage" office:value="0.441188735148696">
            <text:p>4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8]+0.5" office:value-type="float" office:value="36.5">
            <text:p>36,5</text:p>
          </table:table-cell>
          <table:table-cell table:style-name="ce41" table:formula="of:=POWER(1+0.02*0.5;-[.B89]/0.5)" office:value-type="percentage" office:value="0.483659490308382">
            <text:p>48%</text:p>
          </table:table-cell>
          <table:table-cell/>
          <table:table-cell table:style-name="ce38" office:value-type="float" office:value="36.5">
            <text:p>36,5</text:p>
          </table:table-cell>
          <table:table-cell table:style-name="ce42" office:value-type="percentage" office:value="0.0286033263639545">
            <text:p>2,86%</text:p>
          </table:table-cell>
          <table:table-cell/>
          <table:table-cell table:style-name="ce38" table:formula="of:=[.H88]+0.5" office:value-type="float" office:value="36.5">
            <text:p>36,5</text:p>
          </table:table-cell>
          <table:table-cell table:style-name="ce44" table:formula="of:=[.I88]/(1+[.F88]*0.5)" office:value-type="percentage" office:value="0.43502401428088">
            <text:p>4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89]+0.5" office:value-type="float" office:value="37">
            <text:p>37,0</text:p>
          </table:table-cell>
          <table:table-cell table:style-name="ce41" table:formula="of:=POWER(1+0.02*0.5;-[.B90]/0.5)" office:value-type="percentage" office:value="0.478870782483546">
            <text:p>48%</text:p>
          </table:table-cell>
          <table:table-cell/>
          <table:table-cell table:style-name="ce38" office:value-type="float" office:value="37">
            <text:p>37,0</text:p>
          </table:table-cell>
          <table:table-cell table:style-name="ce42" office:value-type="percentage" office:value="0.0288446836382414">
            <text:p>2,88%</text:p>
          </table:table-cell>
          <table:table-cell/>
          <table:table-cell table:style-name="ce38" table:formula="of:=[.H89]+0.5" office:value-type="float" office:value="37">
            <text:p>37,0</text:p>
          </table:table-cell>
          <table:table-cell table:style-name="ce44" table:formula="of:=[.I89]/(1+[.F89]*0.5)" office:value-type="percentage" office:value="0.428890171505942">
            <text:p>4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0]+0.5" office:value-type="float" office:value="37.5">
            <text:p>37,5</text:p>
          </table:table-cell>
          <table:table-cell table:style-name="ce41" table:formula="of:=POWER(1+0.02*0.5;-[.B91]/0.5)" office:value-type="percentage" office:value="0.474129487607472">
            <text:p>47%</text:p>
          </table:table-cell>
          <table:table-cell/>
          <table:table-cell table:style-name="ce38" office:value-type="float" office:value="37.5">
            <text:p>37,5</text:p>
          </table:table-cell>
          <table:table-cell table:style-name="ce42" office:value-type="percentage" office:value="0.0290632406391084">
            <text:p>2,91%</text:p>
          </table:table-cell>
          <table:table-cell/>
          <table:table-cell table:style-name="ce38" table:formula="of:=[.H90]+0.5" office:value-type="float" office:value="37.5">
            <text:p>37,5</text:p>
          </table:table-cell>
          <table:table-cell table:style-name="ce44" table:formula="of:=[.I90]/(1+[.F90]*0.5)" office:value-type="percentage" office:value="0.422792513359703">
            <text:p>4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1]+0.5" office:value-type="float" office:value="38">
            <text:p>38,0</text:p>
          </table:table-cell>
          <table:table-cell table:style-name="ce41" table:formula="of:=POWER(1+0.02*0.5;-[.B92]/0.5)" office:value-type="percentage" office:value="0.469435136245021">
            <text:p>47%</text:p>
          </table:table-cell>
          <table:table-cell/>
          <table:table-cell table:style-name="ce38" office:value-type="float" office:value="38">
            <text:p>38,0</text:p>
          </table:table-cell>
          <table:table-cell table:style-name="ce42" office:value-type="percentage" office:value="0.0292561865888419">
            <text:p>2,93%</text:p>
          </table:table-cell>
          <table:table-cell/>
          <table:table-cell table:style-name="ce38" table:formula="of:=[.H91]+0.5" office:value-type="float" office:value="38">
            <text:p>38,0</text:p>
          </table:table-cell>
          <table:table-cell table:style-name="ce44" table:formula="of:=[.I91]/(1+[.F91]*0.5)" office:value-type="percentage" office:value="0.416736654522935">
            <text:p>4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2]+0.5" office:value-type="float" office:value="38.5">
            <text:p>38,5</text:p>
          </table:table-cell>
          <table:table-cell table:style-name="ce41" table:formula="of:=POWER(1+0.02*0.5;-[.B93]/0.5)" office:value-type="percentage" office:value="0.464787263608932">
            <text:p>46%</text:p>
          </table:table-cell>
          <table:table-cell/>
          <table:table-cell table:style-name="ce38" office:value-type="float" office:value="38.5">
            <text:p>38,5</text:p>
          </table:table-cell>
          <table:table-cell table:style-name="ce42" office:value-type="percentage" office:value="0.0294207107097284">
            <text:p>2,94%</text:p>
          </table:table-cell>
          <table:table-cell/>
          <table:table-cell table:style-name="ce38" table:formula="of:=[.H92]+0.5" office:value-type="float" office:value="38.5">
            <text:p>38,5</text:p>
          </table:table-cell>
          <table:table-cell table:style-name="ce44" table:formula="of:=[.I92]/(1+[.F92]*0.5)" office:value-type="percentage" office:value="0.410728479998836">
            <text:p>4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3]+0.5" office:value-type="float" office:value="39">
            <text:p>39,0</text:p>
          </table:table-cell>
          <table:table-cell table:style-name="ce41" table:formula="of:=POWER(1+0.02*0.5;-[.B94]/0.5)" office:value-type="percentage" office:value="0.460185409513794">
            <text:p>46%</text:p>
          </table:table-cell>
          <table:table-cell/>
          <table:table-cell table:style-name="ce38" office:value-type="float" office:value="39">
            <text:p>39,0</text:p>
          </table:table-cell>
          <table:table-cell table:style-name="ce42" office:value-type="percentage" office:value="0.0295540022240545">
            <text:p>2,96%</text:p>
          </table:table-cell>
          <table:table-cell/>
          <table:table-cell table:style-name="ce38" table:formula="of:=[.H93]+0.5" office:value-type="float" office:value="39">
            <text:p>39,0</text:p>
          </table:table-cell>
          <table:table-cell table:style-name="ce44" table:formula="of:=[.I93]/(1+[.F93]*0.5)" office:value-type="percentage" office:value="0.404774109016751">
            <text:p>4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4]+0.5" office:value-type="float" office:value="39.5">
            <text:p>39,5</text:p>
          </table:table-cell>
          <table:table-cell table:style-name="ce41" table:formula="of:=POWER(1+0.02*0.5;-[.B95]/0.5)" office:value-type="percentage" office:value="0.455629118330489">
            <text:p>46%</text:p>
          </table:table-cell>
          <table:table-cell/>
          <table:table-cell table:style-name="ce38" office:value-type="float" office:value="39.5">
            <text:p>39,5</text:p>
          </table:table-cell>
          <table:table-cell table:style-name="ce42" office:value-type="percentage" office:value="0.0296532503541067">
            <text:p>2,97%</text:p>
          </table:table-cell>
          <table:table-cell/>
          <table:table-cell table:style-name="ce38" table:formula="of:=[.H94]+0.5" office:value-type="float" office:value="39.5">
            <text:p>39,5</text:p>
          </table:table-cell>
          <table:table-cell table:style-name="ce44" table:formula="of:=[.I94]/(1+[.F94]*0.5)" office:value-type="percentage" office:value="0.398879860869123">
            <text:p>4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5]+0.5" office:value-type="float" office:value="40">
            <text:p>40,0</text:p>
          </table:table-cell>
          <table:table-cell table:style-name="ce41" table:formula="of:=POWER(1+0.02*0.5;-[.B96]/0.5)" office:value-type="percentage" office:value="0.451117938941078">
            <text:p>45%</text:p>
          </table:table-cell>
          <table:table-cell/>
          <table:table-cell table:style-name="ce38" office:value-type="float" office:value="40">
            <text:p>40,0</text:p>
          </table:table-cell>
          <table:table-cell table:style-name="ce42" office:value-type="percentage" office:value="0.0297164199031405">
            <text:p>2,97%</text:p>
          </table:table-cell>
          <table:table-cell/>
          <table:table-cell table:style-name="ce38" table:formula="of:=[.H95]+0.5" office:value-type="float" office:value="40">
            <text:p>40,0</text:p>
          </table:table-cell>
          <table:table-cell table:style-name="ce44" table:formula="of:=[.I95]/(1+[.F95]*0.5)" office:value-type="percentage" office:value="0.393052222885393">
            <text:p>3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6]+0.5" office:value-type="float" office:value="40.5">
            <text:p>40,5</text:p>
          </table:table-cell>
          <table:table-cell table:style-name="ce41" table:formula="of:=POWER(1+0.02*0.5;-[.B97]/0.5)" office:value-type="percentage" office:value="0.446651424694137">
            <text:p>45%</text:p>
          </table:table-cell>
          <table:table-cell/>
          <table:table-cell table:style-name="ce38" office:value-type="float" office:value="40.5">
            <text:p>40,5</text:p>
          </table:table-cell>
          <table:table-cell table:style-name="ce42" office:value-type="percentage" office:value="0.0297445779982863">
            <text:p>2,97%</text:p>
          </table:table-cell>
          <table:table-cell/>
          <table:table-cell table:style-name="ce38" table:formula="of:=[.H96]+0.5" office:value-type="float" office:value="40.5">
            <text:p>40,5</text:p>
          </table:table-cell>
          <table:table-cell table:style-name="ce44" table:formula="of:=[.I96]/(1+[.F96]*0.5)" office:value-type="percentage" office:value="0.387297672749921">
            <text:p>3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7]+0.5" office:value-type="float" office:value="41">
            <text:p>41,0</text:p>
          </table:table-cell>
          <table:table-cell table:style-name="ce41" table:formula="of:=POWER(1+0.02*0.5;-[.B98]/0.5)" office:value-type="percentage" office:value="0.442229133360532">
            <text:p>44%</text:p>
          </table:table-cell>
          <table:table-cell/>
          <table:table-cell table:style-name="ce38" office:value-type="float" office:value="41">
            <text:p>41,0</text:p>
          </table:table-cell>
          <table:table-cell table:style-name="ce42" office:value-type="percentage" office:value="0.0297395673476435">
            <text:p>2,97%</text:p>
          </table:table-cell>
          <table:table-cell/>
          <table:table-cell table:style-name="ce38" table:formula="of:=[.H97]+0.5" office:value-type="float" office:value="41">
            <text:p>41,0</text:p>
          </table:table-cell>
          <table:table-cell table:style-name="ce44" table:formula="of:=[.I97]/(1+[.F97]*0.5)" office:value-type="percentage" office:value="0.381622078904006">
            <text:p>3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8]+0.5" office:value-type="float" office:value="41.5">
            <text:p>41,5</text:p>
          </table:table-cell>
          <table:table-cell table:style-name="ce41" table:formula="of:=POWER(1+0.02*0.5;-[.B99]/0.5)" office:value-type="percentage" office:value="0.437850627089635">
            <text:p>44%</text:p>
          </table:table-cell>
          <table:table-cell/>
          <table:table-cell table:style-name="ce38" office:value-type="float" office:value="41.5">
            <text:p>41,5</text:p>
          </table:table-cell>
          <table:table-cell table:style-name="ce42" office:value-type="percentage" office:value="0.0297032306593115">
            <text:p>2,97%</text:p>
          </table:table-cell>
          <table:table-cell/>
          <table:table-cell table:style-name="ce38" table:formula="of:=[.H98]+0.5" office:value-type="float" office:value="41.5">
            <text:p>41,5</text:p>
          </table:table-cell>
          <table:table-cell table:style-name="ce44" table:formula="of:=[.I98]/(1+[.F98]*0.5)" office:value-type="percentage" office:value="0.376030585443718">
            <text:p>3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99]+0.5" office:value-type="float" office:value="42">
            <text:p>42,0</text:p>
          </table:table-cell>
          <table:table-cell table:style-name="ce41" table:formula="of:=POWER(1+0.02*0.5;-[.B100]/0.5)" office:value-type="percentage" office:value="0.433515472365975">
            <text:p>43%</text:p>
          </table:table-cell>
          <table:table-cell/>
          <table:table-cell table:style-name="ce38" office:value-type="float" office:value="42">
            <text:p>42,0</text:p>
          </table:table-cell>
          <table:table-cell table:style-name="ce42" office:value-type="percentage" office:value="0.0296374106413896">
            <text:p>2,96%</text:p>
          </table:table-cell>
          <table:table-cell/>
          <table:table-cell table:style-name="ce38" table:formula="of:=[.H99]+0.5" office:value-type="float" office:value="42">
            <text:p>42,0</text:p>
          </table:table-cell>
          <table:table-cell table:style-name="ce44" table:formula="of:=[.I99]/(1+[.F99]*0.5)" office:value-type="percentage" office:value="0.370527651297644">
            <text:p>3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0]+0.5" office:value-type="float" office:value="42.5">
            <text:p>42,5</text:p>
          </table:table-cell>
          <table:table-cell table:style-name="ce41" table:formula="of:=POWER(1+0.02*0.5;-[.B101]/0.5)" office:value-type="percentage" office:value="0.429223239966312">
            <text:p>43%</text:p>
          </table:table-cell>
          <table:table-cell/>
          <table:table-cell table:style-name="ce38" office:value-type="float" office:value="42.5">
            <text:p>42,5</text:p>
          </table:table-cell>
          <table:table-cell table:style-name="ce42" office:value-type="percentage" office:value="0.0295439500019773">
            <text:p>2,95%</text:p>
          </table:table-cell>
          <table:table-cell/>
          <table:table-cell table:style-name="ce38" table:formula="of:=[.H100]+0.5" office:value-type="float" office:value="42.5">
            <text:p>42,5</text:p>
          </table:table-cell>
          <table:table-cell table:style-name="ce44" table:formula="of:=[.I100]/(1+[.F100]*0.5)" office:value-type="percentage" office:value="0.36511708875188">
            <text:p>3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1]+0.5" office:value-type="float" office:value="43">
            <text:p>43,0</text:p>
          </table:table-cell>
          <table:table-cell table:style-name="ce41" table:formula="of:=POWER(1+0.02*0.5;-[.B102]/0.5)" office:value-type="percentage" office:value="0.424973504917141">
            <text:p>42%</text:p>
          </table:table-cell>
          <table:table-cell/>
          <table:table-cell table:style-name="ce38" office:value-type="float" office:value="43">
            <text:p>43,0</text:p>
          </table:table-cell>
          <table:table-cell table:style-name="ce42" office:value-type="percentage" office:value="0.0294246914491738">
            <text:p>2,94%</text:p>
          </table:table-cell>
          <table:table-cell/>
          <table:table-cell table:style-name="ce38" table:formula="of:=[.H101]+0.5" office:value-type="float" office:value="43">
            <text:p>43,0</text:p>
          </table:table-cell>
          <table:table-cell table:style-name="ce44" table:formula="of:=[.I101]/(1+[.F101]*0.5)" office:value-type="percentage" office:value="0.359802101108995">
            <text:p>3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2]+0.5" office:value-type="float" office:value="43.5">
            <text:p>43,5</text:p>
          </table:table-cell>
          <table:table-cell table:style-name="ce41" table:formula="of:=POWER(1+0.02*0.5;-[.B103]/0.5)" office:value-type="percentage" office:value="0.420765846452615">
            <text:p>42%</text:p>
          </table:table-cell>
          <table:table-cell/>
          <table:table-cell table:style-name="ce38" office:value-type="float" office:value="43.5">
            <text:p>43,5</text:p>
          </table:table-cell>
          <table:table-cell table:style-name="ce42" office:value-type="percentage" office:value="0.0292814776910786">
            <text:p>2,93%</text:p>
          </table:table-cell>
          <table:table-cell/>
          <table:table-cell table:style-name="ce38" table:formula="of:=[.H102]+0.5" office:value-type="float" office:value="43.5">
            <text:p>43,5</text:p>
          </table:table-cell>
          <table:table-cell table:style-name="ce44" table:formula="of:=[.I102]/(1+[.F102]*0.5)" office:value-type="percentage" office:value="0.354585319302553">
            <text:p>3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3]+0.5" office:value-type="float" office:value="44">
            <text:p>44,0</text:p>
          </table:table-cell>
          <table:table-cell table:style-name="ce41" table:formula="of:=POWER(1+0.02*0.5;-[.B104]/0.5)" office:value-type="percentage" office:value="0.416599847972886">
            <text:p>42%</text:p>
          </table:table-cell>
          <table:table-cell/>
          <table:table-cell table:style-name="ce38" office:value-type="float" office:value="44">
            <text:p>44,0</text:p>
          </table:table-cell>
          <table:table-cell table:style-name="ce42" office:value-type="percentage" office:value="0.029116151435791">
            <text:p>2,91%</text:p>
          </table:table-cell>
          <table:table-cell/>
          <table:table-cell table:style-name="ce38" table:formula="of:=[.H103]+0.5" office:value-type="float" office:value="44">
            <text:p>44,0</text:p>
          </table:table-cell>
          <table:table-cell table:style-name="ce44" table:formula="of:=[.I103]/(1+[.F103]*0.5)" office:value-type="percentage" office:value="0.349468837320686">
            <text:p>3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4]+0.5" office:value-type="float" office:value="44.5">
            <text:p>44,5</text:p>
          </table:table-cell>
          <table:table-cell table:style-name="ce41" table:formula="of:=POWER(1+0.02*0.5;-[.B105]/0.5)" office:value-type="percentage" office:value="0.412475097002857">
            <text:p>41%</text:p>
          </table:table-cell>
          <table:table-cell/>
          <table:table-cell table:style-name="ce38" office:value-type="float" office:value="44.5">
            <text:p>44,5</text:p>
          </table:table-cell>
          <table:table-cell table:style-name="ce42" office:value-type="percentage" office:value="0.0289305553914103">
            <text:p>2,89%</text:p>
          </table:table-cell>
          <table:table-cell/>
          <table:table-cell table:style-name="ce38" table:formula="of:=[.H104]+0.5" office:value-type="float" office:value="44.5">
            <text:p>44,5</text:p>
          </table:table-cell>
          <table:table-cell table:style-name="ce44" table:formula="of:=[.I104]/(1+[.F104]*0.5)" office:value-type="percentage" office:value="0.344454246321389">
            <text:p>3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5]+0.5" office:value-type="float" office:value="45">
            <text:p>45,0</text:p>
          </table:table-cell>
          <table:table-cell table:style-name="ce41" table:formula="of:=POWER(1+0.02*0.5;-[.B106]/0.5)" office:value-type="percentage" office:value="0.408391185151344">
            <text:p>41%</text:p>
          </table:table-cell>
          <table:table-cell/>
          <table:table-cell table:style-name="ce38" office:value-type="float" office:value="45">
            <text:p>45,0</text:p>
          </table:table-cell>
          <table:table-cell table:style-name="ce42" office:value-type="percentage" office:value="0.028726532266036">
            <text:p>2,87%</text:p>
          </table:table-cell>
          <table:table-cell/>
          <table:table-cell table:style-name="ce38" table:formula="of:=[.H105]+0.5" office:value-type="float" office:value="45">
            <text:p>45,0</text:p>
          </table:table-cell>
          <table:table-cell table:style-name="ce44" table:formula="of:=[.I105]/(1+[.F105]*0.5)" office:value-type="percentage" office:value="0.33954266734865">
            <text:p>3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6]+0.5" office:value-type="float" office:value="45.5">
            <text:p>45,5</text:p>
          </table:table-cell>
          <table:table-cell table:style-name="ce41" table:formula="of:=POWER(1+0.02*0.5;-[.B107]/0.5)" office:value-type="percentage" office:value="0.404347708070638">
            <text:p>40%</text:p>
          </table:table-cell>
          <table:table-cell/>
          <table:table-cell table:style-name="ce38" office:value-type="float" office:value="45.5">
            <text:p>45,5</text:p>
          </table:table-cell>
          <table:table-cell table:style-name="ce42" office:value-type="percentage" office:value="0.0285059247677674">
            <text:p>2,85%</text:p>
          </table:table-cell>
          <table:table-cell/>
          <table:table-cell table:style-name="ce38" table:formula="of:=[.H106]+0.5" office:value-type="float" office:value="45.5">
            <text:p>45,5</text:p>
          </table:table-cell>
          <table:table-cell table:style-name="ce44" table:formula="of:=[.I106]/(1+[.F106]*0.5)" office:value-type="percentage" office:value="0.334734782582441">
            <text:p>3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7]+0.5" office:value-type="float" office:value="46">
            <text:p>46,0</text:p>
          </table:table-cell>
          <table:table-cell table:style-name="ce41" table:formula="of:=POWER(1+0.02*0.5;-[.B108]/0.5)" office:value-type="percentage" office:value="0.400344265416473">
            <text:p>40%</text:p>
          </table:table-cell>
          <table:table-cell/>
          <table:table-cell table:style-name="ce38" office:value-type="float" office:value="46">
            <text:p>46,0</text:p>
          </table:table-cell>
          <table:table-cell table:style-name="ce42" office:value-type="percentage" office:value="0.0282705756047039">
            <text:p>2,83%</text:p>
          </table:table-cell>
          <table:table-cell/>
          <table:table-cell table:style-name="ce38" table:formula="of:=[.H107]+0.5" office:value-type="float" office:value="46">
            <text:p>46,0</text:p>
          </table:table-cell>
          <table:table-cell table:style-name="ce44" table:formula="of:=[.I107]/(1+[.F107]*0.5)" office:value-type="percentage" office:value="0.330030865076978">
            <text:p>3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8]+0.5" office:value-type="float" office:value="46.5">
            <text:p>46,5</text:p>
          </table:table-cell>
          <table:table-cell table:style-name="ce41" table:formula="of:=POWER(1+0.02*0.5;-[.B109]/0.5)" office:value-type="percentage" office:value="0.396380460808389">
            <text:p>40%</text:p>
          </table:table-cell>
          <table:table-cell/>
          <table:table-cell table:style-name="ce38" office:value-type="float" office:value="46.5">
            <text:p>46,5</text:p>
          </table:table-cell>
          <table:table-cell table:style-name="ce42" office:value-type="percentage" office:value="0.0280223274849449">
            <text:p>2,80%</text:p>
          </table:table-cell>
          <table:table-cell/>
          <table:table-cell table:style-name="ce38" table:formula="of:=[.H108]+0.5" office:value-type="float" office:value="46.5">
            <text:p>46,5</text:p>
          </table:table-cell>
          <table:table-cell table:style-name="ce44" table:formula="of:=[.I108]/(1+[.F108]*0.5)" office:value-type="percentage" office:value="0.325430806960835">
            <text:p>3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09]+0.5" office:value-type="float" office:value="47">
            <text:p>47,0</text:p>
          </table:table-cell>
          <table:table-cell table:style-name="ce41" table:formula="of:=POWER(1+0.02*0.5;-[.B110]/0.5)" office:value-type="percentage" office:value="0.392455901790484">
            <text:p>39%</text:p>
          </table:table-cell>
          <table:table-cell/>
          <table:table-cell table:style-name="ce38" office:value-type="float" office:value="47">
            <text:p>47,0</text:p>
          </table:table-cell>
          <table:table-cell table:style-name="ce42" office:value-type="percentage" office:value="0.0277630231165896">
            <text:p>2,78%</text:p>
          </table:table-cell>
          <table:table-cell/>
          <table:table-cell table:style-name="ce38" table:formula="of:=[.H109]+0.5" office:value-type="float" office:value="47">
            <text:p>47,0</text:p>
          </table:table-cell>
          <table:table-cell table:style-name="ce44" table:formula="of:=[.I109]/(1+[.F109]*0.5)" office:value-type="percentage" office:value="0.320934146089425">
            <text:p>3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0]+0.5" office:value-type="float" office:value="47.5">
            <text:p>47,5</text:p>
          </table:table-cell>
          <table:table-cell table:style-name="ce41" table:formula="of:=POWER(1+0.02*0.5;-[.B111]/0.5)" office:value-type="percentage" office:value="0.388570199792558">
            <text:p>39%</text:p>
          </table:table-cell>
          <table:table-cell/>
          <table:table-cell table:style-name="ce38" office:value-type="float" office:value="47.5">
            <text:p>47,5</text:p>
          </table:table-cell>
          <table:table-cell table:style-name="ce42" office:value-type="percentage" office:value="0.0274945052077375">
            <text:p>2,75%</text:p>
          </table:table-cell>
          <table:table-cell/>
          <table:table-cell table:style-name="ce38" table:formula="of:=[.H110]+0.5" office:value-type="float" office:value="47.5">
            <text:p>47,5</text:p>
          </table:table-cell>
          <table:table-cell table:style-name="ce44" table:formula="of:=[.I110]/(1+[.F110]*0.5)" office:value-type="percentage" office:value="0.316540091155388">
            <text:p>3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1]+0.5" office:value-type="float" office:value="48">
            <text:p>48,0</text:p>
          </table:table-cell>
          <table:table-cell table:style-name="ce41" table:formula="of:=POWER(1+0.02*0.5;-[.B112]/0.5)" office:value-type="percentage" office:value="0.384722970091642">
            <text:p>38%</text:p>
          </table:table-cell>
          <table:table-cell/>
          <table:table-cell table:style-name="ce38" office:value-type="float" office:value="48">
            <text:p>48,0</text:p>
          </table:table-cell>
          <table:table-cell table:style-name="ce42" office:value-type="percentage" office:value="0.0272186164664879">
            <text:p>2,72%</text:p>
          </table:table-cell>
          <table:table-cell/>
          <table:table-cell table:style-name="ce38" table:formula="of:=[.H111]+0.5" office:value-type="float" office:value="48">
            <text:p>48,0</text:p>
          </table:table-cell>
          <table:table-cell table:style-name="ce44" table:formula="of:=[.I111]/(1+[.F111]*0.5)" office:value-type="percentage" office:value="0.312247545275547">
            <text:p>3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2]+0.5" office:value-type="float" office:value="48.5">
            <text:p>48,5</text:p>
          </table:table-cell>
          <table:table-cell table:style-name="ce41" table:formula="of:=POWER(1+0.02*0.5;-[.B113]/0.5)" office:value-type="percentage" office:value="0.380913831773903">
            <text:p>38%</text:p>
          </table:table-cell>
          <table:table-cell/>
          <table:table-cell table:style-name="ce38" office:value-type="float" office:value="48.5">
            <text:p>48,5</text:p>
          </table:table-cell>
          <table:table-cell table:style-name="ce42" office:value-type="percentage" office:value="0.0269371996009403">
            <text:p>2,69%</text:p>
          </table:table-cell>
          <table:table-cell/>
          <table:table-cell table:style-name="ce38" table:formula="of:=[.H112]+0.5" office:value-type="float" office:value="48.5">
            <text:p>48,5</text:p>
          </table:table-cell>
          <table:table-cell table:style-name="ce44" table:formula="of:=[.I112]/(1+[.F112]*0.5)" office:value-type="percentage" office:value="0.308055128084612">
            <text:p>31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3]+0.5" office:value-type="float" office:value="49">
            <text:p>49,0</text:p>
          </table:table-cell>
          <table:table-cell table:style-name="ce41" table:formula="of:=POWER(1+0.02*0.5;-[.B114]/0.5)" office:value-type="percentage" office:value="0.377142407696934">
            <text:p>38%</text:p>
          </table:table-cell>
          <table:table-cell/>
          <table:table-cell table:style-name="ce38" office:value-type="float" office:value="49">
            <text:p>49,0</text:p>
          </table:table-cell>
          <table:table-cell table:style-name="ce42" office:value-type="percentage" office:value="0.0266520973191939">
            <text:p>2,67%</text:p>
          </table:table-cell>
          <table:table-cell/>
          <table:table-cell table:style-name="ce38" table:formula="of:=[.H113]+0.5" office:value-type="float" office:value="49">
            <text:p>49,0</text:p>
          </table:table-cell>
          <table:table-cell table:style-name="ce44" table:formula="of:=[.I113]/(1+[.F113]*0.5)" office:value-type="percentage" office:value="0.303961196375755">
            <text:p>3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4]+0.5" office:value-type="float" office:value="49.5">
            <text:p>49,5</text:p>
          </table:table-cell>
          <table:table-cell table:style-name="ce41" table:formula="of:=POWER(1+0.02*0.5;-[.B115]/0.5)" office:value-type="percentage" office:value="0.373408324452409">
            <text:p>37%</text:p>
          </table:table-cell>
          <table:table-cell/>
          <table:table-cell table:style-name="ce38" office:value-type="float" office:value="49.5">
            <text:p>49,5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4]+0.5" office:value-type="float" office:value="49.5">
            <text:p>49,5</text:p>
          </table:table-cell>
          <table:table-cell table:style-name="ce44" table:formula="of:=[.I114]/(1+[.F114]*0.5)" office:value-type="percentage" office:value="0.299963863336808">
            <text:p>3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15]+0.5" office:value-type="float" office:value="50">
            <text:p>50,0</text:p>
          </table:table-cell>
          <table:table-cell table:style-name="ce41" table:formula="of:=POWER(1+0.02*0.5;-[.B116]/0.5)" office:value-type="percentage" office:value="0.369711212329118">
            <text:p>37%</text:p>
          </table:table-cell>
          <table:table-cell/>
          <table:table-cell table:style-name="ce38" office:value-type="float" office:value="50">
            <text:p>50,0</text:p>
          </table:table-cell>
          <table:table-cell table:style-name="ce42" office:value-type="percentage" office:value="0.0263651523293481">
            <text:p>2,64%</text:p>
          </table:table-cell>
          <table:table-cell/>
          <table:table-cell table:style-name="ce38" table:formula="of:=[.H115]+0.5" office:value-type="float" office:value="50">
            <text:p>50,0</text:p>
          </table:table-cell>
          <table:table-cell table:style-name="ce44" table:formula="of:=[.I115]/(1+[.F115]*0.5)" office:value-type="percentage" office:value="0.296061016438221">
            <text:p>30%</text:p>
          </table:table-cell>
          <table:table-cell table:number-columns-repeated="1015"/>
        </table:table-row>
        <table:table-row table:style-name="ro4" table:number-rows-repeated="10484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95]">
            <text:p>swapTenor </text:p>
            <text:p>[7995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7:.B26]);INFO.OBBA.OBBA.OBMAKE(&quot;&quot;;&quot;double[]&quot;;[.D15:.Q15]);[.B7];INFO.OBBA.OBBA.OBMAKE(&quot;&quot;;&quot;double[][]&quot;;[.D17:.Q26]))" office:value-type="string" office:string-value="swaptionMarketData &#10;[7996]">
            <text:p>swaptionMarketData </text:p>
            <text:p>[7996]</text:p>
          </table:table-cell>
          <table:table-cell table:style-name="ce14"/>
          <table:table-cell table:number-columns-repeated="1021"/>
        </table:table-row>
        <table:table-row table:style-name="ro4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/>
          <table:table-cell table:style-name="ce19" office:value-type="string">
            <text:p>Swaption ATM Volatiltiy</text:p>
          </table:table-cell>
          <table:table-cell table:style-name="ce19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7" office:value-type="string">
            <text:p>Swap Maturity: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0">
            <text:p>30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8" table:number-columns-repeated="14"/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">
            <text:p>2,00</text:p>
          </table:table-cell>
          <table:table-cell/>
          <table:table-cell table:style-name="ce49" office:value-type="percentage" office:value="0.756">
            <text:p>75,6%</text:p>
          </table:table-cell>
          <table:table-cell table:style-name="ce49" office:value-type="percentage" office:value="0.481">
            <text:p>48,1%</text:p>
          </table:table-cell>
          <table:table-cell table:style-name="ce49" office:value-type="percentage" office:value="0.424">
            <text:p>42,4%</text:p>
          </table:table-cell>
          <table:table-cell table:style-name="ce49" office:value-type="percentage" office:value="0.396">
            <text:p>39,6%</text:p>
          </table:table-cell>
          <table:table-cell table:style-name="ce49" office:value-type="percentage" office:value="0.381">
            <text:p>38,1%</text:p>
          </table:table-cell>
          <table:table-cell table:style-name="ce49" office:value-type="percentage" office:value="0.36">
            <text:p>36,0%</text:p>
          </table:table-cell>
          <table:table-cell table:style-name="ce49" office:value-type="percentage" office:value="0.346">
            <text:p>34,6%</text:p>
          </table:table-cell>
          <table:table-cell table:style-name="ce49" office:value-type="percentage" office:value="0.333">
            <text:p>33,3%</text:p>
          </table:table-cell>
          <table:table-cell table:style-name="ce49" office:value-type="percentage" office:value="0.323">
            <text:p>32,3%</text:p>
          </table:table-cell>
          <table:table-cell table:style-name="ce49" office:value-type="percentage" office:value="0.318">
            <text:p>31,8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92">
            <text:p>29,2%</text:p>
          </table:table-cell>
          <table:table-cell table:number-columns-repeated="2" table:style-name="ce49" office:value-type="percentage" office:value="0.293">
            <text:p>29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">
            <text:p>3,00</text:p>
          </table:table-cell>
          <table:table-cell/>
          <table:table-cell table:style-name="ce49" office:value-type="percentage" office:value="0.565">
            <text:p>56,5%</text:p>
          </table:table-cell>
          <table:table-cell table:style-name="ce49" office:value-type="percentage" office:value="0.407">
            <text:p>40,7%</text:p>
          </table:table-cell>
          <table:table-cell table:style-name="ce49" office:value-type="percentage" office:value="0.364">
            <text:p>36,4%</text:p>
          </table:table-cell>
          <table:table-cell table:style-name="ce49" office:value-type="percentage" office:value="0.34">
            <text:p>34,0%</text:p>
          </table:table-cell>
          <table:table-cell table:style-name="ce49" office:value-type="percentage" office:value="0.332">
            <text:p>33,2%</text:p>
          </table:table-cell>
          <table:table-cell table:style-name="ce49" office:value-type="percentage" office:value="0.319">
            <text:p>31,9%</text:p>
          </table:table-cell>
          <table:table-cell table:style-name="ce49" office:value-type="percentage" office:value="0.308">
            <text:p>30,8%</text:p>
          </table:table-cell>
          <table:table-cell table:style-name="ce49" office:value-type="percentage" office:value="0.297">
            <text:p>29,7%</text:p>
          </table:table-cell>
          <table:table-cell table:style-name="ce49" office:value-type="percentage" office:value="0.289">
            <text:p>28,9%</text:p>
          </table:table-cell>
          <table:table-cell table:style-name="ce49" office:value-type="percentage" office:value="0.284">
            <text:p>28,4%</text:p>
          </table:table-cell>
          <table:table-cell table:style-name="ce49" office:value-type="percentage" office:value="0.269">
            <text:p>26,9%</text:p>
          </table:table-cell>
          <table:table-cell table:number-columns-repeated="3" table:style-name="ce49" office:value-type="percentage" office:value="0.273">
            <text:p>27,3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4">
            <text:p>4,00</text:p>
          </table:table-cell>
          <table:table-cell/>
          <table:table-cell table:style-name="ce49" office:value-type="percentage" office:value="0.416">
            <text:p>41,6%</text:p>
          </table:table-cell>
          <table:table-cell table:style-name="ce49" office:value-type="percentage" office:value="0.331">
            <text:p>33,1%</text:p>
          </table:table-cell>
          <table:table-cell table:style-name="ce49" office:value-type="percentage" office:value="0.312">
            <text:p>31,2%</text:p>
          </table:table-cell>
          <table:table-cell table:style-name="ce49" office:value-type="percentage" office:value="0.302">
            <text:p>30,2%</text:p>
          </table:table-cell>
          <table:table-cell table:style-name="ce49" office:value-type="percentage" office:value="0.292">
            <text:p>29,2%</text:p>
          </table:table-cell>
          <table:table-cell table:style-name="ce49" office:value-type="percentage" office:value="0.282">
            <text:p>28,2%</text:p>
          </table:table-cell>
          <table:table-cell table:style-name="ce49" office:value-type="percentage" office:value="0.274">
            <text:p>27,4%</text:p>
          </table:table-cell>
          <table:table-cell table:style-name="ce49" office:value-type="percentage" office:value="0.266">
            <text:p>26,6%</text:p>
          </table:table-cell>
          <table:table-cell table:style-name="ce49" office:value-type="percentage" office:value="0.261">
            <text:p>26,1%</text:p>
          </table:table-cell>
          <table:table-cell table:style-name="ce49" office:value-type="percentage" office:value="0.258">
            <text:p>25,8%</text:p>
          </table:table-cell>
          <table:table-cell table:style-name="ce49" office:value-type="percentage" office:value="0.252">
            <text:p>25,2%</text:p>
          </table:table-cell>
          <table:table-cell table:number-columns-repeated="2" table:style-name="ce49" office:value-type="percentage" office:value="0.254">
            <text:p>25,4%</text:p>
          </table:table-cell>
          <table:table-cell table:style-name="ce49" office:value-type="percentage" office:value="0.252">
            <text:p>25,2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5">
            <text:p>5,00</text:p>
          </table:table-cell>
          <table:table-cell/>
          <table:table-cell table:style-name="ce49" office:value-type="percentage" office:value="0.336">
            <text:p>33,6%</text:p>
          </table:table-cell>
          <table:table-cell table:style-name="ce49" office:value-type="percentage" office:value="0.287">
            <text:p>28,7%</text:p>
          </table:table-cell>
          <table:table-cell table:style-name="ce49" office:value-type="percentage" office:value="0.275">
            <text:p>27,5%</text:p>
          </table:table-cell>
          <table:table-cell table:style-name="ce49" office:value-type="percentage" office:value="0.268">
            <text:p>26,8%</text:p>
          </table:table-cell>
          <table:table-cell table:style-name="ce49" office:value-type="percentage" office:value="0.262">
            <text:p>26,2%</text:p>
          </table:table-cell>
          <table:table-cell table:style-name="ce49" office:value-type="percentage" office:value="0.255">
            <text:p>25,5%</text:p>
          </table:table-cell>
          <table:table-cell table:style-name="ce49" office:value-type="percentage" office:value="0.249">
            <text:p>24,9%</text:p>
          </table:table-cell>
          <table:table-cell table:style-name="ce49" office:value-type="percentage" office:value="0.245">
            <text:p>24,5%</text:p>
          </table:table-cell>
          <table:table-cell table:style-name="ce49" office:value-type="percentage" office:value="0.242">
            <text:p>24,2%</text:p>
          </table:table-cell>
          <table:table-cell table:style-name="ce49" office:value-type="percentage" office:value="0.241">
            <text:p>24,1%</text:p>
          </table:table-cell>
          <table:table-cell table:number-columns-repeated="3" table:style-name="ce49" office:value-type="percentage" office:value="0.239">
            <text:p>23,9%</text:p>
          </table:table-cell>
          <table:table-cell table:style-name="ce49" office:value-type="percentage" office:value="0.235">
            <text:p>23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7">
            <text:p>7,00</text:p>
          </table:table-cell>
          <table:table-cell/>
          <table:table-cell table:style-name="ce49" office:value-type="percentage" office:value="0.247">
            <text:p>24,7%</text:p>
          </table:table-cell>
          <table:table-cell table:style-name="ce49" office:value-type="percentage" office:value="0.229">
            <text:p>22,9%</text:p>
          </table:table-cell>
          <table:table-cell table:style-name="ce49" office:value-type="percentage" office:value="0.225">
            <text:p>22,5%</text:p>
          </table:table-cell>
          <table:table-cell table:style-name="ce49" office:value-type="percentage" office:value="0.22">
            <text:p>22,0%</text:p>
          </table:table-cell>
          <table:table-cell table:style-name="ce49" office:value-type="percentage" office:value="0.215">
            <text:p>21,5%</text:p>
          </table:table-cell>
          <table:table-cell table:number-columns-repeated="2" table:style-name="ce49" office:value-type="percentage" office:value="0.214">
            <text:p>21,4%</text:p>
          </table:table-cell>
          <table:table-cell table:style-name="ce49" office:value-type="percentage" office:value="0.215">
            <text:p>21,5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21">
            <text:p>22,1%</text:p>
          </table:table-cell>
          <table:table-cell table:style-name="ce49" office:value-type="percentage" office:value="0.219">
            <text:p>21,9%</text:p>
          </table:table-cell>
          <table:table-cell table:style-name="ce49" office:value-type="percentage" office:value="0.217">
            <text:p>21,7%</text:p>
          </table:table-cell>
          <table:table-cell table:style-name="ce49" office:value-type="percentage" office:value="0.214">
            <text:p>21,4%</text:p>
          </table:table-cell>
          <table:table-cell table:style-name="ce49" office:value-type="percentage" office:value="0.208">
            <text:p>20,8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0">
            <text:p>10,00</text:p>
          </table:table-cell>
          <table:table-cell/>
          <table:table-cell table:style-name="ce49" office:value-type="percentage" office:value="0.184">
            <text:p>18,4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77">
            <text:p>17,7%</text:p>
          </table:table-cell>
          <table:table-cell table:style-name="ce49" office:value-type="percentage" office:value="0.179">
            <text:p>17,9%</text:p>
          </table:table-cell>
          <table:table-cell table:style-name="ce49" office:value-type="percentage" office:value="0.183">
            <text:p>18,3%</text:p>
          </table:table-cell>
          <table:table-cell table:style-name="ce49" office:value-type="percentage" office:value="0.189">
            <text:p>18,9%</text:p>
          </table:table-cell>
          <table:table-cell table:style-name="ce49" office:value-type="percentage" office:value="0.195">
            <text:p>19,5%</text:p>
          </table:table-cell>
          <table:table-cell table:style-name="ce49" office:value-type="percentage" office:value="0.202">
            <text:p>20,2%</text:p>
          </table:table-cell>
          <table:table-cell table:style-name="ce49" office:value-type="percentage" office:value="0.208">
            <text:p>20,8%</text:p>
          </table:table-cell>
          <table:table-cell table:style-name="ce49" office:value-type="percentage" office:value="0.212">
            <text:p>21,2%</text:p>
          </table:table-cell>
          <table:table-cell table:style-name="ce49" office:value-type="percentage" office:value="0.204">
            <text:p>20,4%</text:p>
          </table:table-cell>
          <table:table-cell table:style-name="ce49" office:value-type="percentage" office:value="0.197">
            <text:p>19,7%</text:p>
          </table:table-cell>
          <table:table-cell table:style-name="ce49" office:value-type="percentage" office:value="0.187">
            <text:p>18,7%</text:p>
          </table:table-cell>
          <table:table-cell table:style-name="ce49" office:value-type="percentage" office:value="0.177">
            <text:p>17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15">
            <text:p>15,00</text:p>
          </table:table-cell>
          <table:table-cell/>
          <table:table-cell table:style-name="ce49" office:value-type="percentage" office:value="0.188">
            <text:p>18,8%</text:p>
          </table:table-cell>
          <table:table-cell table:style-name="ce49" office:value-type="percentage" office:value="0.194">
            <text:p>19,4%</text:p>
          </table:table-cell>
          <table:table-cell table:style-name="ce49" office:value-type="percentage" office:value="0.203">
            <text:p>20,3%</text:p>
          </table:table-cell>
          <table:table-cell table:style-name="ce49" office:value-type="percentage" office:value="0.211">
            <text:p>21,1%</text:p>
          </table:table-cell>
          <table:table-cell table:style-name="ce49" office:value-type="percentage" office:value="0.216">
            <text:p>21,6%</text:p>
          </table:table-cell>
          <table:table-cell table:style-name="ce49" office:value-type="percentage" office:value="0.218">
            <text:p>21,8%</text:p>
          </table:table-cell>
          <table:table-cell table:style-name="ce49" office:value-type="percentage" office:value="0.22">
            <text:p>22,0%</text:p>
          </table:table-cell>
          <table:table-cell table:number-columns-repeated="2" table:style-name="ce49" office:value-type="percentage" office:value="0.221">
            <text:p>22,1%</text:p>
          </table:table-cell>
          <table:table-cell table:style-name="ce49" office:value-type="percentage" office:value="0.223">
            <text:p>22,3%</text:p>
          </table:table-cell>
          <table:table-cell table:style-name="ce49" office:value-type="percentage" office:value="0.199">
            <text:p>19,9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56">
            <text:p>15,6%</text:p>
          </table:table-cell>
          <table:table-cell table:style-name="ce49" office:value-type="percentage" office:value="0.147">
            <text:p>14,7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0">
            <text:p>20,00</text:p>
          </table:table-cell>
          <table:table-cell/>
          <table:table-cell table:style-name="ce49" office:value-type="percentage" office:value="0.217">
            <text:p>21,7%</text:p>
          </table:table-cell>
          <table:table-cell table:style-name="ce49" office:value-type="percentage" office:value="0.21">
            <text:p>21,0%</text:p>
          </table:table-cell>
          <table:table-cell table:number-columns-repeated="2"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8">
            <text:p>20,8%</text:p>
          </table:table-cell>
          <table:table-cell table:number-columns-repeated="2" table:style-name="ce49" office:value-type="percentage" office:value="0.207">
            <text:p>20,7%</text:p>
          </table:table-cell>
          <table:table-cell table:style-name="ce49" office:value-type="percentage" office:value="0.205">
            <text:p>20,5%</text:p>
          </table:table-cell>
          <table:table-cell table:style-name="ce49" office:value-type="percentage" office:value="0.17">
            <text:p>17,0%</text:p>
          </table:table-cell>
          <table:table-cell table:style-name="ce49" office:value-type="percentage" office:value="0.142">
            <text:p>14,2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">
            <text:p>12,0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25">
            <text:p>25,00</text:p>
          </table:table-cell>
          <table:table-cell/>
          <table:table-cell table:style-name="ce49" office:value-type="percentage" office:value="0.19">
            <text:p>19,0%</text:p>
          </table:table-cell>
          <table:table-cell table:number-columns-repeated="2" table:style-name="ce49" office:value-type="percentage" office:value="0.188">
            <text:p>18,8%</text:p>
          </table:table-cell>
          <table:table-cell table:style-name="ce49" office:value-type="percentage" office:value="0.186">
            <text:p>18,6%</text:p>
          </table:table-cell>
          <table:table-cell table:style-name="ce49" office:value-type="percentage" office:value="0.182">
            <text:p>18,2%</text:p>
          </table:table-cell>
          <table:table-cell table:style-name="ce49" office:value-type="percentage" office:value="0.18">
            <text:p>18,0%</text:p>
          </table:table-cell>
          <table:table-cell table:style-name="ce49" office:value-type="percentage" office:value="0.178">
            <text:p>17,8%</text:p>
          </table:table-cell>
          <table:table-cell table:style-name="ce49" office:value-type="percentage" office:value="0.175">
            <text:p>17,5%</text:p>
          </table:table-cell>
          <table:table-cell table:style-name="ce49" office:value-type="percentage" office:value="0.172">
            <text:p>17,2%</text:p>
          </table:table-cell>
          <table:table-cell table:style-name="ce49" office:value-type="percentage" office:value="0.168">
            <text:p>16,8%</text:p>
          </table:table-cell>
          <table:table-cell table:style-name="ce49" office:value-type="percentage" office:value="0.132">
            <text:p>13,2%</text:p>
          </table:table-cell>
          <table:table-cell table:style-name="ce49" office:value-type="percentage" office:value="0.111">
            <text:p>11,1%</text:p>
          </table:table-cell>
          <table:table-cell table:style-name="ce49" office:value-type="percentage" office:value="0.103">
            <text:p>10,3%</text:p>
          </table:table-cell>
          <table:table-cell table:style-name="ce49" office:value-type="percentage" office:value="0.095">
            <text:p>9,5%</text:p>
          </table:table-cell>
          <table:table-cell table:number-columns-repeated="1004"/>
          <table:table-cell table:style-name="Default" table:number-columns-repeated="3"/>
        </table:table-row>
        <table:table-row table:style-name="ro4">
          <table:table-cell/>
          <table:table-cell table:style-name="ce46" office:value-type="float" office:value="30">
            <text:p>30,00</text:p>
          </table:table-cell>
          <table:table-cell/>
          <table:table-cell table:style-name="ce49" office:value-type="percentage" office:value="0.162">
            <text:p>16,2%</text:p>
          </table:table-cell>
          <table:table-cell table:style-name="ce49" office:value-type="percentage" office:value="0.146">
            <text:p>14,6%</text:p>
          </table:table-cell>
          <table:table-cell table:style-name="ce49" office:value-type="percentage" office:value="0.141">
            <text:p>14,1%</text:p>
          </table:table-cell>
          <table:table-cell table:style-name="ce49" office:value-type="percentage" office:value="0.137">
            <text:p>13,7%</text:p>
          </table:table-cell>
          <table:table-cell table:style-name="ce49" office:value-type="percentage" office:value="0.131">
            <text:p>13,1%</text:p>
          </table:table-cell>
          <table:table-cell table:style-name="ce49" office:value-type="percentage" office:value="0.128">
            <text:p>12,8%</text:p>
          </table:table-cell>
          <table:table-cell table:style-name="ce49" office:value-type="percentage" office:value="0.126">
            <text:p>12,6%</text:p>
          </table:table-cell>
          <table:table-cell table:number-columns-repeated="2" table:style-name="ce49" office:value-type="percentage" office:value="0.124">
            <text:p>12,4%</text:p>
          </table:table-cell>
          <table:table-cell table:style-name="ce49" office:value-type="percentage" office:value="0.125">
            <text:p>12,5%</text:p>
          </table:table-cell>
          <table:table-cell table:style-name="ce49" office:value-type="percentage" office:value="0.101">
            <text:p>10,1%</text:p>
          </table:table-cell>
          <table:table-cell table:style-name="ce49" office:value-type="percentage" office:value="0.089">
            <text:p>8,9%</text:p>
          </table:table-cell>
          <table:table-cell table:style-name="ce49" office:value-type="percentage" office:value="0.082">
            <text:p>8,2%</text:p>
          </table:table-cell>
          <table:table-cell table:style-name="ce49" office:value-type="percentage" office:value="0.078">
            <text:p>7,8%</text:p>
          </table:table-cell>
          <table:table-cell table:number-columns-repeated="1004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50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1" office:value-type="string">
            <text:p>Zero bond calibration error (basis points)</text:p>
          </table:table-cell>
          <table:table-cell table:style-name="ce51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52" office:value-type="string">
            <text:p>Mean (bp):</text:p>
          </table:table-cell>
          <table:table-cell table:style-name="ce54" table:formula="of:=AVERAGE([.$I$11:.$I$49])*100*100" office:value-type="float" office:value="0">
            <text:p>#VALUE!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52" office:value-type="string">
            <text:p>Standard deviation (bp):</text:p>
          </table:table-cell>
          <table:table-cell table:style-name="ce54" table:formula="of:=STDEV([.$I$11:.$I$49])*100*100" office:value-type="float" office:value="0">
            <text:p>#DIV/0!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maturity</text:p>
          </table:table-cell>
          <table:table-cell table:style-name="ce32"/>
          <table:table-cell table:style-name="ce51" office:value-type="string">
            <text:p>bond objects</text:p>
          </table:table-cell>
          <table:table-cell table:style-name="ce51" office:value-type="string">
            <text:p>valuation objects</text:p>
          </table:table-cell>
          <table:table-cell table:style-name="ce53" office:value-type="string">
            <text:p>mc value</text:p>
          </table:table-cell>
          <table:table-cell table:number-columns-repeated="2" table:style-name="ce53" office:value-type="string">
            <text:p>analytic</text:p>
          </table:table-cell>
          <table:table-cell table:style-name="ce53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8027]">
            <text:p>mcBond11 <text:line-break/>[8027]</text:p>
          </table:table-cell>
          <table:table-cell table:style-name="ce56" table:formula="of:=INFO.OBBA.OBBA.OBRUN(&quot;mcBond value &quot;&amp;ROW();[.D11];&quot;getValue&quot;;[$LIBORMarketModel.$M$26])" office:value-type="string" office:string-value="mcBond value 11 &#10;[8028]">
            <text:p>mcBond value 11 <text:line-break/>[8028]</text:p>
          </table:table-cell>
          <table:table-cell table:style-name="ce57" table:formula="of:=INFO.OBBA.OBBA.OBGET(INFO.OBBA.OBBA.OBSYNC([.E11];[.E$11:.E$511]))" office:value-type="percentage" office:value="0.996939534950218">
            <text:p>99,69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6939534950218">
            <text:p>99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1])))" office:value-type="percentage" office:value="0">
            <text:p>#VALUE!</text:p>
          </table:table-cell>
          <table:table-cell table:style-name="ce55" table:formula="of:=[.F11]-[.H1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8030]">
            <text:p>mcBond12 <text:line-break/>[8030]</text:p>
          </table:table-cell>
          <table:table-cell table:style-name="ce56" table:formula="of:=INFO.OBBA.OBBA.OBRUN(&quot;mcBond value &quot;&amp;ROW();[.D12];&quot;getValue&quot;;[$LIBORMarketModel.$M$26])" office:value-type="string" office:string-value="mcBond value 12 &#10;[8031]">
            <text:p>mcBond value 12 <text:line-break/>[8031]</text:p>
          </table:table-cell>
          <table:table-cell table:style-name="ce57" table:formula="of:=INFO.OBBA.OBBA.OBGET(INFO.OBBA.OBBA.OBSYNC([.E12];[.E$11:.E$511]))" office:value-type="percentage" office:value="0.993873333844938">
            <text:p>99,38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93888436346758">
            <text:p>9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2])))" office:value-type="percentage" office:value="0">
            <text:p>#VALUE!</text:p>
          </table:table-cell>
          <table:table-cell table:style-name="ce55" table:formula="of:=[.F12]-[.H1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8033]">
            <text:p>mcBond13 <text:line-break/>[8033]</text:p>
          </table:table-cell>
          <table:table-cell table:style-name="ce56" table:formula="of:=INFO.OBBA.OBBA.OBRUN(&quot;mcBond value &quot;&amp;ROW();[.D13];&quot;getValue&quot;;[$LIBORMarketModel.$M$26])" office:value-type="string" office:string-value="mcBond value 13 &#10;[8034]">
            <text:p>mcBond value 13 <text:line-break/>[8034]</text:p>
          </table:table-cell>
          <table:table-cell table:style-name="ce57" table:formula="of:=INFO.OBBA.OBBA.OBGET(INFO.OBBA.OBBA.OBSYNC([.E13];[.E$11:.E$511]))" office:value-type="percentage" office:value="0.990549039129613">
            <text:p>99,05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90558616378593">
            <text:p>99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3])))" office:value-type="percentage" office:value="0">
            <text:p>#VALUE!</text:p>
          </table:table-cell>
          <table:table-cell table:style-name="ce55" table:formula="of:=[.F13]-[.H1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8036]">
            <text:p>mcBond14 <text:line-break/>[8036]</text:p>
          </table:table-cell>
          <table:table-cell table:style-name="ce56" table:formula="of:=INFO.OBBA.OBBA.OBRUN(&quot;mcBond value &quot;&amp;ROW();[.D14];&quot;getValue&quot;;[$LIBORMarketModel.$M$26])" office:value-type="string" office:string-value="mcBond value 14 &#10;[8037]">
            <text:p>mcBond value 14 <text:line-break/>[8037]</text:p>
          </table:table-cell>
          <table:table-cell table:style-name="ce57" table:formula="of:=INFO.OBBA.OBBA.OBGET(INFO.OBBA.OBBA.OBSYNC([.E14];[.E$11:.E$511]))" office:value-type="percentage" office:value="0.986946413803066">
            <text:p>98,69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86948352148886">
            <text:p>9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4])))" office:value-type="percentage" office:value="0">
            <text:p>#VALUE!</text:p>
          </table:table-cell>
          <table:table-cell table:style-name="ce55" table:formula="of:=[.F14]-[.H1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8039]">
            <text:p>mcBond15 <text:line-break/>[8039]</text:p>
          </table:table-cell>
          <table:table-cell table:style-name="ce56" table:formula="of:=INFO.OBBA.OBBA.OBRUN(&quot;mcBond value &quot;&amp;ROW();[.D15];&quot;getValue&quot;;[$LIBORMarketModel.$M$26])" office:value-type="string" office:string-value="mcBond value 15 &#10;[8040]">
            <text:p>mcBond value 15 <text:line-break/>[8040]</text:p>
          </table:table-cell>
          <table:table-cell table:style-name="ce57" table:formula="of:=INFO.OBBA.OBBA.OBGET(INFO.OBBA.OBBA.OBSYNC([.E15];[.E$11:.E$511]))" office:value-type="percentage" office:value="0.983074283218228">
            <text:p>98,30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83014197482339">
            <text:p>98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5])))" office:value-type="percentage" office:value="0">
            <text:p>#VALUE!</text:p>
          </table:table-cell>
          <table:table-cell table:style-name="ce55" table:formula="of:=[.F15]-[.H1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8042]">
            <text:p>mcBond16 <text:line-break/>[8042]</text:p>
          </table:table-cell>
          <table:table-cell table:style-name="ce56" table:formula="of:=INFO.OBBA.OBBA.OBRUN(&quot;mcBond value &quot;&amp;ROW();[.D16];&quot;getValue&quot;;[$LIBORMarketModel.$M$26])" office:value-type="string" office:string-value="mcBond value 16 &#10;[8043]">
            <text:p>mcBond value 16 <text:line-break/>[8043]</text:p>
          </table:table-cell>
          <table:table-cell table:style-name="ce57" table:formula="of:=INFO.OBBA.OBBA.OBGET(INFO.OBBA.OBBA.OBSYNC([.E16];[.E$11:.E$511]))" office:value-type="percentage" office:value="0.978613596131214">
            <text:p>97,86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7852320983013">
            <text:p>97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6])))" office:value-type="percentage" office:value="0">
            <text:p>#VALUE!</text:p>
          </table:table-cell>
          <table:table-cell table:style-name="ce55" table:formula="of:=[.F16]-[.H1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8045]">
            <text:p>mcBond17 <text:line-break/>[8045]</text:p>
          </table:table-cell>
          <table:table-cell table:style-name="ce56" table:formula="of:=INFO.OBBA.OBBA.OBRUN(&quot;mcBond value &quot;&amp;ROW();[.D17];&quot;getValue&quot;;[$LIBORMarketModel.$M$26])" office:value-type="string" office:string-value="mcBond value 17 &#10;[8046]">
            <text:p>mcBond value 17 <text:line-break/>[8046]</text:p>
          </table:table-cell>
          <table:table-cell table:style-name="ce57" table:formula="of:=INFO.OBBA.OBBA.OBGET(INFO.OBBA.OBBA.OBSYNC([.E17];[.E$11:.E$511]))" office:value-type="percentage" office:value="0.973337562262841">
            <text:p>97,33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73099869463745">
            <text:p>97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7])))" office:value-type="percentage" office:value="0">
            <text:p>#VALUE!</text:p>
          </table:table-cell>
          <table:table-cell table:style-name="ce55" table:formula="of:=[.F17]-[.H1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8048]">
            <text:p>mcBond18 <text:line-break/>[8048]</text:p>
          </table:table-cell>
          <table:table-cell table:style-name="ce56" table:formula="of:=INFO.OBBA.OBBA.OBRUN(&quot;mcBond value &quot;&amp;ROW();[.D18];&quot;getValue&quot;;[$LIBORMarketModel.$M$26])" office:value-type="string" office:string-value="mcBond value 18 &#10;[8049]">
            <text:p>mcBond value 18 <text:line-break/>[8049]</text:p>
          </table:table-cell>
          <table:table-cell table:style-name="ce57" table:formula="of:=INFO.OBBA.OBBA.OBGET(INFO.OBBA.OBBA.OBSYNC([.E18];[.E$11:.E$511]))" office:value-type="percentage" office:value="0.966910879538722">
            <text:p>96,69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66543783863172">
            <text:p>96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8])))" office:value-type="percentage" office:value="0">
            <text:p>#VALUE!</text:p>
          </table:table-cell>
          <table:table-cell table:style-name="ce55" table:formula="of:=[.F18]-[.H1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8051]">
            <text:p>mcBond19 <text:line-break/>[8051]</text:p>
          </table:table-cell>
          <table:table-cell table:style-name="ce56" table:formula="of:=INFO.OBBA.OBBA.OBRUN(&quot;mcBond value &quot;&amp;ROW();[.D19];&quot;getValue&quot;;[$LIBORMarketModel.$M$26])" office:value-type="string" office:string-value="mcBond value 19 &#10;[8052]">
            <text:p>mcBond value 19 <text:line-break/>[8052]</text:p>
          </table:table-cell>
          <table:table-cell table:style-name="ce57" table:formula="of:=INFO.OBBA.OBBA.OBGET(INFO.OBBA.OBBA.OBSYNC([.E19];[.E$11:.E$511]))" office:value-type="percentage" office:value="0.959283599030401">
            <text:p>95,92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58873919665031">
            <text:p>95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19])))" office:value-type="percentage" office:value="0">
            <text:p>#VALUE!</text:p>
          </table:table-cell>
          <table:table-cell table:style-name="ce55" table:formula="of:=[.F19]-[.H1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8054]">
            <text:p>mcBond20 <text:line-break/>[8054]</text:p>
          </table:table-cell>
          <table:table-cell table:style-name="ce56" table:formula="of:=INFO.OBBA.OBBA.OBRUN(&quot;mcBond value &quot;&amp;ROW();[.D20];&quot;getValue&quot;;[$LIBORMarketModel.$M$26])" office:value-type="string" office:string-value="mcBond value 20 &#10;[8055]">
            <text:p>mcBond value 20 <text:line-break/>[8055]</text:p>
          </table:table-cell>
          <table:table-cell table:style-name="ce57" table:formula="of:=INFO.OBBA.OBBA.OBGET(INFO.OBBA.OBBA.OBSYNC([.E20];[.E$11:.E$511]))" office:value-type="percentage" office:value="0.950736383326963">
            <text:p>95,07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50203517843753">
            <text:p>9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0])))" office:value-type="percentage" office:value="0">
            <text:p>#VALUE!</text:p>
          </table:table-cell>
          <table:table-cell table:style-name="ce55" table:formula="of:=[.F20]-[.H2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8057]">
            <text:p>mcBond21 <text:line-break/>[8057]</text:p>
          </table:table-cell>
          <table:table-cell table:style-name="ce56" table:formula="of:=INFO.OBBA.OBBA.OBRUN(&quot;mcBond value &quot;&amp;ROW();[.D21];&quot;getValue&quot;;[$LIBORMarketModel.$M$26])" office:value-type="string" office:string-value="mcBond value 21 &#10;[8058]">
            <text:p>mcBond value 21 <text:line-break/>[8058]</text:p>
          </table:table-cell>
          <table:table-cell table:style-name="ce57" table:formula="of:=INFO.OBBA.OBBA.OBGET(INFO.OBBA.OBBA.OBSYNC([.E21];[.E$11:.E$511]))" office:value-type="percentage" office:value="0.941198106738707">
            <text:p>94,12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94070567722139">
            <text:p>94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1])))" office:value-type="percentage" office:value="0">
            <text:p>#VALUE!</text:p>
          </table:table-cell>
          <table:table-cell table:style-name="ce55" table:formula="of:=[.F21]-[.H2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8060]">
            <text:p>mcBond22 <text:line-break/>[8060]</text:p>
          </table:table-cell>
          <table:table-cell table:style-name="ce56" table:formula="of:=INFO.OBBA.OBBA.OBRUN(&quot;mcBond value &quot;&amp;ROW();[.D22];&quot;getValue&quot;;[$LIBORMarketModel.$M$26])" office:value-type="string" office:string-value="mcBond value 22 &#10;[8061]">
            <text:p>mcBond value 22 <text:line-break/>[8061]</text:p>
          </table:table-cell>
          <table:table-cell table:style-name="ce57" table:formula="of:=INFO.OBBA.OBBA.OBGET(INFO.OBBA.OBBA.OBSYNC([.E22];[.E$11:.E$511]))" office:value-type="percentage" office:value="0.931165317543288">
            <text:p>93,1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930607207146434">
            <text:p>93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2])))" office:value-type="percentage" office:value="0">
            <text:p>#VALUE!</text:p>
          </table:table-cell>
          <table:table-cell table:style-name="ce55" table:formula="of:=[.F22]-[.H2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8063]">
            <text:p>mcBond23 <text:line-break/>[8063]</text:p>
          </table:table-cell>
          <table:table-cell table:style-name="ce56" table:formula="of:=INFO.OBBA.OBBA.OBRUN(&quot;mcBond value &quot;&amp;ROW();[.D23];&quot;getValue&quot;;[$LIBORMarketModel.$M$26])" office:value-type="string" office:string-value="mcBond value 23 &#10;[8064]">
            <text:p>mcBond value 23 <text:line-break/>[8064]</text:p>
          </table:table-cell>
          <table:table-cell table:style-name="ce57" table:formula="of:=INFO.OBBA.OBBA.OBGET(INFO.OBBA.OBBA.OBSYNC([.E23];[.E$11:.E$511]))" office:value-type="percentage" office:value="0.920737745765281">
            <text:p>92,07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920144681419274">
            <text:p>92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3])))" office:value-type="percentage" office:value="0">
            <text:p>#VALUE!</text:p>
          </table:table-cell>
          <table:table-cell table:style-name="ce55" table:formula="of:=[.F23]-[.H2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8066]">
            <text:p>mcBond24 <text:line-break/>[8066]</text:p>
          </table:table-cell>
          <table:table-cell table:style-name="ce56" table:formula="of:=INFO.OBBA.OBBA.OBRUN(&quot;mcBond value &quot;&amp;ROW();[.D24];&quot;getValue&quot;;[$LIBORMarketModel.$M$26])" office:value-type="string" office:string-value="mcBond value 24 &#10;[8067]">
            <text:p>mcBond value 24 <text:line-break/>[8067]</text:p>
          </table:table-cell>
          <table:table-cell table:style-name="ce57" table:formula="of:=INFO.OBBA.OBBA.OBGET(INFO.OBBA.OBBA.OBSYNC([.E24];[.E$11:.E$511]))" office:value-type="percentage" office:value="0.910079172796551">
            <text:p>91,00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909408417625149">
            <text:p>90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4])))" office:value-type="percentage" office:value="0">
            <text:p>#VALUE!</text:p>
          </table:table-cell>
          <table:table-cell table:style-name="ce55" table:formula="of:=[.F24]-[.H2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8069]">
            <text:p>mcBond25 <text:line-break/>[8069]</text:p>
          </table:table-cell>
          <table:table-cell table:style-name="ce56" table:formula="of:=INFO.OBBA.OBBA.OBRUN(&quot;mcBond value &quot;&amp;ROW();[.D25];&quot;getValue&quot;;[$LIBORMarketModel.$M$26])" office:value-type="string" office:string-value="mcBond value 25 &#10;[8070]">
            <text:p>mcBond value 25 <text:line-break/>[8070]</text:p>
          </table:table-cell>
          <table:table-cell table:style-name="ce57" table:formula="of:=INFO.OBBA.OBBA.OBGET(INFO.OBBA.OBBA.OBSYNC([.E25];[.E$11:.E$511]))" office:value-type="percentage" office:value="0.899150203328486">
            <text:p>89,91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98377200611015">
            <text:p>89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5])))" office:value-type="percentage" office:value="0">
            <text:p>#VALUE!</text:p>
          </table:table-cell>
          <table:table-cell table:style-name="ce55" table:formula="of:=[.F25]-[.H2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8072]">
            <text:p>mcBond26 <text:line-break/>[8072]</text:p>
          </table:table-cell>
          <table:table-cell table:style-name="ce56" table:formula="of:=INFO.OBBA.OBBA.OBRUN(&quot;mcBond value &quot;&amp;ROW();[.D26];&quot;getValue&quot;;[$LIBORMarketModel.$M$26])" office:value-type="string" office:string-value="mcBond value 26 &#10;[8073]">
            <text:p>mcBond value 26 <text:line-break/>[8073]</text:p>
          </table:table-cell>
          <table:table-cell table:style-name="ce57" table:formula="of:=INFO.OBBA.OBBA.OBGET(INFO.OBBA.OBBA.OBSYNC([.E26];[.E$11:.E$511]))" office:value-type="percentage" office:value="0.888160809848512">
            <text:p>88,81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87181347581436">
            <text:p>8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6])))" office:value-type="percentage" office:value="0">
            <text:p>#VALUE!</text:p>
          </table:table-cell>
          <table:table-cell table:style-name="ce55" table:formula="of:=[.F26]-[.H2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8075]">
            <text:p>mcBond27 <text:line-break/>[8075]</text:p>
          </table:table-cell>
          <table:table-cell table:style-name="ce56" table:formula="of:=INFO.OBBA.OBBA.OBRUN(&quot;mcBond value &quot;&amp;ROW();[.D27];&quot;getValue&quot;;[$LIBORMarketModel.$M$26])" office:value-type="string" office:string-value="mcBond value 27 &#10;[8076]">
            <text:p>mcBond value 27 <text:line-break/>[8076]</text:p>
          </table:table-cell>
          <table:table-cell table:style-name="ce57" table:formula="of:=INFO.OBBA.OBBA.OBGET(INFO.OBBA.OBBA.OBSYNC([.E27];[.E$11:.E$511]))" office:value-type="percentage" office:value="0.876930937488779">
            <text:p>87,693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7605554176556">
            <text:p>87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7])))" office:value-type="percentage" office:value="0">
            <text:p>#VALUE!</text:p>
          </table:table-cell>
          <table:table-cell table:style-name="ce55" table:formula="of:=[.F27]-[.H2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8078]">
            <text:p>mcBond28 <text:line-break/>[8078]</text:p>
          </table:table-cell>
          <table:table-cell table:style-name="ce56" table:formula="of:=INFO.OBBA.OBBA.OBRUN(&quot;mcBond value &quot;&amp;ROW();[.D28];&quot;getValue&quot;;[$LIBORMarketModel.$M$26])" office:value-type="string" office:string-value="mcBond value 28 &#10;[8079]">
            <text:p>mcBond value 28 <text:line-break/>[8079]</text:p>
          </table:table-cell>
          <table:table-cell table:style-name="ce57" table:formula="of:=INFO.OBBA.OBBA.OBGET(INFO.OBBA.OBBA.OBSYNC([.E28];[.E$11:.E$511]))" office:value-type="percentage" office:value="0.865700175331185">
            <text:p>86,57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64933852060113">
            <text:p>86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8])))" office:value-type="percentage" office:value="0">
            <text:p>#VALUE!</text:p>
          </table:table-cell>
          <table:table-cell table:style-name="ce55" table:formula="of:=[.F28]-[.H2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8081]">
            <text:p>mcBond29 <text:line-break/>[8081]</text:p>
          </table:table-cell>
          <table:table-cell table:style-name="ce56" table:formula="of:=INFO.OBBA.OBBA.OBRUN(&quot;mcBond value &quot;&amp;ROW();[.D29];&quot;getValue&quot;;[$LIBORMarketModel.$M$26])" office:value-type="string" office:string-value="mcBond value 29 &#10;[8082]">
            <text:p>mcBond value 29 <text:line-break/>[8082]</text:p>
          </table:table-cell>
          <table:table-cell table:style-name="ce57" table:formula="of:=INFO.OBBA.OBBA.OBGET(INFO.OBBA.OBBA.OBSYNC([.E29];[.E$11:.E$511]))" office:value-type="percentage" office:value="0.854166780853214">
            <text:p>85,4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53489514092212">
            <text:p>85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29])))" office:value-type="percentage" office:value="0">
            <text:p>#VALUE!</text:p>
          </table:table-cell>
          <table:table-cell table:style-name="ce55" table:formula="of:=[.F29]-[.H2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8084]">
            <text:p>mcBond30 <text:line-break/>[8084]</text:p>
          </table:table-cell>
          <table:table-cell table:style-name="ce56" table:formula="of:=INFO.OBBA.OBBA.OBRUN(&quot;mcBond value &quot;&amp;ROW();[.D30];&quot;getValue&quot;;[$LIBORMarketModel.$M$26])" office:value-type="string" office:string-value="mcBond value 30 &#10;[8085]">
            <text:p>mcBond value 30 <text:line-break/>[8085]</text:p>
          </table:table-cell>
          <table:table-cell table:style-name="ce57" table:formula="of:=INFO.OBBA.OBBA.OBGET(INFO.OBBA.OBBA.OBSYNC([.E30];[.E$11:.E$511]))" office:value-type="percentage" office:value="0.842148441403601">
            <text:p>84,21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41622710224712">
            <text:p>8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0])))" office:value-type="percentage" office:value="0">
            <text:p>#VALUE!</text:p>
          </table:table-cell>
          <table:table-cell table:style-name="ce55" table:formula="of:=[.F30]-[.H3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8087]">
            <text:p>mcBond31 <text:line-break/>[8087]</text:p>
          </table:table-cell>
          <table:table-cell table:style-name="ce56" table:formula="of:=INFO.OBBA.OBBA.OBRUN(&quot;mcBond value &quot;&amp;ROW();[.D31];&quot;getValue&quot;;[$LIBORMarketModel.$M$26])" office:value-type="string" office:string-value="mcBond value 31 &#10;[8088]">
            <text:p>mcBond value 31 <text:line-break/>[8088]</text:p>
          </table:table-cell>
          <table:table-cell table:style-name="ce57" table:formula="of:=INFO.OBBA.OBBA.OBGET(INFO.OBBA.OBBA.OBSYNC([.E31];[.E$11:.E$511]))" office:value-type="percentage" office:value="0.829896385002989">
            <text:p>82,99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29504076120591">
            <text:p>8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1])))" office:value-type="percentage" office:value="0">
            <text:p>#VALUE!</text:p>
          </table:table-cell>
          <table:table-cell table:style-name="ce55" table:formula="of:=[.F31]-[.H3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8090]">
            <text:p>mcBond32 <text:line-break/>[8090]</text:p>
          </table:table-cell>
          <table:table-cell table:style-name="ce56" table:formula="of:=INFO.OBBA.OBBA.OBRUN(&quot;mcBond value &quot;&amp;ROW();[.D32];&quot;getValue&quot;;[$LIBORMarketModel.$M$26])" office:value-type="string" office:string-value="mcBond value 32 &#10;[8091]">
            <text:p>mcBond value 32 <text:line-break/>[8091]</text:p>
          </table:table-cell>
          <table:table-cell table:style-name="ce57" table:formula="of:=INFO.OBBA.OBBA.OBGET(INFO.OBBA.OBBA.OBSYNC([.E32];[.E$11:.E$511]))" office:value-type="percentage" office:value="0.817714944504325">
            <text:p>81,77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17327658294734">
            <text:p>81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2])))" office:value-type="percentage" office:value="0">
            <text:p>#VALUE!</text:p>
          </table:table-cell>
          <table:table-cell table:style-name="ce55" table:formula="of:=[.F32]-[.H3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8093]">
            <text:p>mcBond33 <text:line-break/>[8093]</text:p>
          </table:table-cell>
          <table:table-cell table:style-name="ce56" table:formula="of:=INFO.OBBA.OBBA.OBRUN(&quot;mcBond value &quot;&amp;ROW();[.D33];&quot;getValue&quot;;[$LIBORMarketModel.$M$26])" office:value-type="string" office:string-value="mcBond value 33 &#10;[8094]">
            <text:p>mcBond value 33 <text:line-break/>[8094]</text:p>
          </table:table-cell>
          <table:table-cell table:style-name="ce57" table:formula="of:=INFO.OBBA.OBBA.OBGET(INFO.OBBA.OBBA.OBSYNC([.E33];[.E$11:.E$511]))" office:value-type="percentage" office:value="0.805606064414655">
            <text:p>80,56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805252317358185">
            <text:p>80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3])))" office:value-type="percentage" office:value="0">
            <text:p>#VALUE!</text:p>
          </table:table-cell>
          <table:table-cell table:style-name="ce55" table:formula="of:=[.F33]-[.H3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8096]">
            <text:p>mcBond34 <text:line-break/>[8096]</text:p>
          </table:table-cell>
          <table:table-cell table:style-name="ce56" table:formula="of:=INFO.OBBA.OBBA.OBRUN(&quot;mcBond value &quot;&amp;ROW();[.D34];&quot;getValue&quot;;[$LIBORMarketModel.$M$26])" office:value-type="string" office:string-value="mcBond value 34 &#10;[8097]">
            <text:p>mcBond value 34 <text:line-break/>[8097]</text:p>
          </table:table-cell>
          <table:table-cell table:style-name="ce57" table:formula="of:=INFO.OBBA.OBBA.OBGET(INFO.OBBA.OBBA.OBSYNC([.E34];[.E$11:.E$511]))" office:value-type="percentage" office:value="0.793757966251759">
            <text:p>79,37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93403699475449">
            <text:p>79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4])))" office:value-type="percentage" office:value="0">
            <text:p>#VALUE!</text:p>
          </table:table-cell>
          <table:table-cell table:style-name="ce55" table:formula="of:=[.F34]-[.H3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8099]">
            <text:p>mcBond35 <text:line-break/>[8099]</text:p>
          </table:table-cell>
          <table:table-cell table:style-name="ce56" table:formula="of:=INFO.OBBA.OBBA.OBRUN(&quot;mcBond value &quot;&amp;ROW();[.D35];&quot;getValue&quot;;[$LIBORMarketModel.$M$26])" office:value-type="string" office:string-value="mcBond value 35 &#10;[8100]">
            <text:p>mcBond value 35 <text:line-break/>[8100]</text:p>
          </table:table-cell>
          <table:table-cell table:style-name="ce57" table:formula="of:=INFO.OBBA.OBBA.OBGET(INFO.OBBA.OBBA.OBSYNC([.E35];[.E$11:.E$511]))" office:value-type="percentage" office:value="0.782367893083578">
            <text:p>78,23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81876367322907">
            <text:p>78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5])))" office:value-type="percentage" office:value="0">
            <text:p>#VALUE!</text:p>
          </table:table-cell>
          <table:table-cell table:style-name="ce55" table:formula="of:=[.F35]-[.H3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8102]">
            <text:p>mcBond36 <text:line-break/>[8102]</text:p>
          </table:table-cell>
          <table:table-cell table:style-name="ce56" table:formula="of:=INFO.OBBA.OBBA.OBRUN(&quot;mcBond value &quot;&amp;ROW();[.D36];&quot;getValue&quot;;[$LIBORMarketModel.$M$26])" office:value-type="string" office:string-value="mcBond value 36 &#10;[8103]">
            <text:p>mcBond value 36 <text:line-break/>[8103]</text:p>
          </table:table-cell>
          <table:table-cell table:style-name="ce57" table:formula="of:=INFO.OBBA.OBBA.OBGET(INFO.OBBA.OBBA.OBSYNC([.E36];[.E$11:.E$511]))" office:value-type="percentage" office:value="0.77136900207399">
            <text:p>77,13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0735947341996">
            <text:p>77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6])))" office:value-type="percentage" office:value="0">
            <text:p>#VALUE!</text:p>
          </table:table-cell>
          <table:table-cell table:style-name="ce55" table:formula="of:=[.F36]-[.H3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8105]">
            <text:p>mcBond37 <text:line-break/>[8105]</text:p>
          </table:table-cell>
          <table:table-cell table:style-name="ce56" table:formula="of:=INFO.OBBA.OBBA.OBRUN(&quot;mcBond value &quot;&amp;ROW();[.D37];&quot;getValue&quot;;[$LIBORMarketModel.$M$26])" office:value-type="string" office:string-value="mcBond value 37 &#10;[8106]">
            <text:p>mcBond value 37 <text:line-break/>[8106]</text:p>
          </table:table-cell>
          <table:table-cell table:style-name="ce57" table:formula="of:=INFO.OBBA.OBBA.OBGET(INFO.OBBA.OBBA.OBSYNC([.E37];[.E$11:.E$511]))" office:value-type="percentage" office:value="0.760852393108018">
            <text:p>76,08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0021190357639">
            <text:p>76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7])))" office:value-type="percentage" office:value="0">
            <text:p>#VALUE!</text:p>
          </table:table-cell>
          <table:table-cell table:style-name="ce55" table:formula="of:=[.F37]-[.H3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8108]">
            <text:p>mcBond38 <text:line-break/>[8108]</text:p>
          </table:table-cell>
          <table:table-cell table:style-name="ce56" table:formula="of:=INFO.OBBA.OBBA.OBRUN(&quot;mcBond value &quot;&amp;ROW();[.D38];&quot;getValue&quot;;[$LIBORMarketModel.$M$26])" office:value-type="string" office:string-value="mcBond value 38 &#10;[8109]">
            <text:p>mcBond value 38 <text:line-break/>[8109]</text:p>
          </table:table-cell>
          <table:table-cell table:style-name="ce57" table:formula="of:=INFO.OBBA.OBBA.OBGET(INFO.OBBA.OBBA.OBSYNC([.E38];[.E$11:.E$511]))" office:value-type="percentage" office:value="0.750667370307161">
            <text:p>75,06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49745878439816">
            <text:p>75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8])))" office:value-type="percentage" office:value="0">
            <text:p>#VALUE!</text:p>
          </table:table-cell>
          <table:table-cell table:style-name="ce55" table:formula="of:=[.F38]-[.H3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8111]">
            <text:p>mcBond39 <text:line-break/>[8111]</text:p>
          </table:table-cell>
          <table:table-cell table:style-name="ce56" table:formula="of:=INFO.OBBA.OBBA.OBRUN(&quot;mcBond value &quot;&amp;ROW();[.D39];&quot;getValue&quot;;[$LIBORMarketModel.$M$26])" office:value-type="string" office:string-value="mcBond value 39 &#10;[8112]">
            <text:p>mcBond value 39 <text:line-break/>[8112]</text:p>
          </table:table-cell>
          <table:table-cell table:style-name="ce57" table:formula="of:=INFO.OBBA.OBBA.OBGET(INFO.OBBA.OBBA.OBSYNC([.E39];[.E$11:.E$511]))" office:value-type="percentage" office:value="0.740947161398318">
            <text:p>74,09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39900542346803">
            <text:p>74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39])))" office:value-type="percentage" office:value="0">
            <text:p>#VALUE!</text:p>
          </table:table-cell>
          <table:table-cell table:style-name="ce55" table:formula="of:=[.F39]-[.H3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8114]">
            <text:p>mcBond40 <text:line-break/>[8114]</text:p>
          </table:table-cell>
          <table:table-cell table:style-name="ce56" table:formula="of:=INFO.OBBA.OBBA.OBRUN(&quot;mcBond value &quot;&amp;ROW();[.D40];&quot;getValue&quot;;[$LIBORMarketModel.$M$26])" office:value-type="string" office:string-value="mcBond value 40 &#10;[8115]">
            <text:p>mcBond value 40 <text:line-break/>[8115]</text:p>
          </table:table-cell>
          <table:table-cell table:style-name="ce57" table:formula="of:=INFO.OBBA.OBBA.OBGET(INFO.OBBA.OBBA.OBSYNC([.E40];[.E$11:.E$511]))" office:value-type="percentage" office:value="0.731622108634604">
            <text:p>73,162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30453981442865">
            <text:p>73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0])))" office:value-type="percentage" office:value="0">
            <text:p>#VALUE!</text:p>
          </table:table-cell>
          <table:table-cell table:style-name="ce55" table:formula="of:=[.F40]-[.H4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8117]">
            <text:p>mcBond41 <text:line-break/>[8117]</text:p>
          </table:table-cell>
          <table:table-cell table:style-name="ce56" table:formula="of:=INFO.OBBA.OBBA.OBRUN(&quot;mcBond value &quot;&amp;ROW();[.D41];&quot;getValue&quot;;[$LIBORMarketModel.$M$26])" office:value-type="string" office:string-value="mcBond value 41 &#10;[8118]">
            <text:p>mcBond value 41 <text:line-break/>[8118]</text:p>
          </table:table-cell>
          <table:table-cell table:style-name="ce57" table:formula="of:=INFO.OBBA.OBBA.OBGET(INFO.OBBA.OBBA.OBSYNC([.E41];[.E$11:.E$511]))" office:value-type="percentage" office:value="0.722652269867169">
            <text:p>72,26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21358834266202">
            <text:p>7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1])))" office:value-type="percentage" office:value="0">
            <text:p>#VALUE!</text:p>
          </table:table-cell>
          <table:table-cell table:style-name="ce55" table:formula="of:=[.F41]-[.H4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8120]">
            <text:p>mcBond42 <text:line-break/>[8120]</text:p>
          </table:table-cell>
          <table:table-cell table:style-name="ce56" table:formula="of:=INFO.OBBA.OBBA.OBRUN(&quot;mcBond value &quot;&amp;ROW();[.D42];&quot;getValue&quot;;[$LIBORMarketModel.$M$26])" office:value-type="string" office:string-value="mcBond value 42 &#10;[8121]">
            <text:p>mcBond value 42 <text:line-break/>[8121]</text:p>
          </table:table-cell>
          <table:table-cell table:style-name="ce57" table:formula="of:=INFO.OBBA.OBBA.OBGET(INFO.OBBA.OBBA.OBSYNC([.E42];[.E$11:.E$511]))" office:value-type="percentage" office:value="0.71396365760522">
            <text:p>71,39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12569244847808">
            <text:p>71,3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2])))" office:value-type="percentage" office:value="0">
            <text:p>#VALUE!</text:p>
          </table:table-cell>
          <table:table-cell table:style-name="ce55" table:formula="of:=[.F42]-[.H4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8123]">
            <text:p>mcBond43 <text:line-break/>[8123]</text:p>
          </table:table-cell>
          <table:table-cell table:style-name="ce56" table:formula="of:=INFO.OBBA.OBBA.OBRUN(&quot;mcBond value &quot;&amp;ROW();[.D43];&quot;getValue&quot;;[$LIBORMarketModel.$M$26])" office:value-type="string" office:string-value="mcBond value 43 &#10;[8124]">
            <text:p>mcBond value 43 <text:line-break/>[8124]</text:p>
          </table:table-cell>
          <table:table-cell table:style-name="ce57" table:formula="of:=INFO.OBBA.OBBA.OBGET(INFO.OBBA.OBBA.OBSYNC([.E43];[.E$11:.E$511]))" office:value-type="percentage" office:value="0.705535298783123">
            <text:p>70,55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04044868778915">
            <text:p>70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3])))" office:value-type="percentage" office:value="0">
            <text:p>#VALUE!</text:p>
          </table:table-cell>
          <table:table-cell table:style-name="ce55" table:formula="of:=[.F43]-[.H4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8126]">
            <text:p>mcBond44 <text:line-break/>[8126]</text:p>
          </table:table-cell>
          <table:table-cell table:style-name="ce56" table:formula="of:=INFO.OBBA.OBBA.OBRUN(&quot;mcBond value &quot;&amp;ROW();[.D44];&quot;getValue&quot;;[$LIBORMarketModel.$M$26])" office:value-type="string" office:string-value="mcBond value 44 &#10;[8127]">
            <text:p>mcBond value 44 <text:line-break/>[8127]</text:p>
          </table:table-cell>
          <table:table-cell table:style-name="ce57" table:formula="of:=INFO.OBBA.OBBA.OBGET(INFO.OBBA.OBBA.OBSYNC([.E44];[.E$11:.E$511]))" office:value-type="percentage" office:value="0.697114325777563">
            <text:p>69,71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695750528896975">
            <text:p>69,6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4])))" office:value-type="percentage" office:value="0">
            <text:p>#VALUE!</text:p>
          </table:table-cell>
          <table:table-cell table:style-name="ce55" table:formula="of:=[.F44]-[.H4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8129]">
            <text:p>mcBond45 <text:line-break/>[8129]</text:p>
          </table:table-cell>
          <table:table-cell table:style-name="ce56" table:formula="of:=INFO.OBBA.OBBA.OBRUN(&quot;mcBond value &quot;&amp;ROW();[.D45];&quot;getValue&quot;;[$LIBORMarketModel.$M$26])" office:value-type="string" office:string-value="mcBond value 45 &#10;[8130]">
            <text:p>mcBond value 45 <text:line-break/>[8130]</text:p>
          </table:table-cell>
          <table:table-cell table:style-name="ce57" table:formula="of:=INFO.OBBA.OBBA.OBGET(INFO.OBBA.OBBA.OBSYNC([.E45];[.E$11:.E$511]))" office:value-type="percentage" office:value="0.688869266394035">
            <text:p>68,88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68765590796344">
            <text:p>68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5])))" office:value-type="percentage" office:value="0">
            <text:p>#VALUE!</text:p>
          </table:table-cell>
          <table:table-cell table:style-name="ce55" table:formula="of:=[.F45]-[.H4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8132]">
            <text:p>mcBond46 <text:line-break/>[8132]</text:p>
          </table:table-cell>
          <table:table-cell table:style-name="ce56" table:formula="of:=INFO.OBBA.OBBA.OBRUN(&quot;mcBond value &quot;&amp;ROW();[.D46];&quot;getValue&quot;;[$LIBORMarketModel.$M$26])" office:value-type="string" office:string-value="mcBond value 46 &#10;[8133]">
            <text:p>mcBond value 46 <text:line-break/>[8133]</text:p>
          </table:table-cell>
          <table:table-cell table:style-name="ce57" table:formula="of:=INFO.OBBA.OBBA.OBGET(INFO.OBBA.OBBA.OBSYNC([.E46];[.E$11:.E$511]))" office:value-type="percentage" office:value="0.680690507032789">
            <text:p>68,069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79735271403297">
            <text:p>6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6])))" office:value-type="percentage" office:value="0">
            <text:p>#VALUE!</text:p>
          </table:table-cell>
          <table:table-cell table:style-name="ce55" table:formula="of:=[.F46]-[.H4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8135]">
            <text:p>mcBond47 <text:line-break/>[8135]</text:p>
          </table:table-cell>
          <table:table-cell table:style-name="ce56" table:formula="of:=INFO.OBBA.OBBA.OBRUN(&quot;mcBond value &quot;&amp;ROW();[.D47];&quot;getValue&quot;;[$LIBORMarketModel.$M$26])" office:value-type="string" office:string-value="mcBond value 47 &#10;[8136]">
            <text:p>mcBond value 47 <text:line-break/>[8136]</text:p>
          </table:table-cell>
          <table:table-cell table:style-name="ce57" table:formula="of:=INFO.OBBA.OBBA.OBGET(INFO.OBBA.OBBA.OBSYNC([.E47];[.E$11:.E$511]))" office:value-type="percentage" office:value="0.67273177986881">
            <text:p>67,273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71967214314972">
            <text:p>67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7])))" office:value-type="percentage" office:value="0">
            <text:p>#VALUE!</text:p>
          </table:table-cell>
          <table:table-cell table:style-name="ce55" table:formula="of:=[.F47]-[.H4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8138]">
            <text:p>mcBond48 <text:line-break/>[8138]</text:p>
          </table:table-cell>
          <table:table-cell table:style-name="ce56" table:formula="of:=INFO.OBBA.OBBA.OBRUN(&quot;mcBond value &quot;&amp;ROW();[.D48];&quot;getValue&quot;;[$LIBORMarketModel.$M$26])" office:value-type="string" office:string-value="mcBond value 48 &#10;[8139]">
            <text:p>mcBond value 48 <text:line-break/>[8139]</text:p>
          </table:table-cell>
          <table:table-cell table:style-name="ce57" table:formula="of:=INFO.OBBA.OBBA.OBGET(INFO.OBBA.OBBA.OBSYNC([.E48];[.E$11:.E$511]))" office:value-type="percentage" office:value="0.664961300240503">
            <text:p>66,49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6433442798093">
            <text:p>66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8])))" office:value-type="percentage" office:value="0">
            <text:p>#VALUE!</text:p>
          </table:table-cell>
          <table:table-cell table:style-name="ce55" table:formula="of:=[.F48]-[.H4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8141]">
            <text:p>mcBond49 <text:line-break/>[8141]</text:p>
          </table:table-cell>
          <table:table-cell table:style-name="ce56" table:formula="of:=INFO.OBBA.OBBA.OBRUN(&quot;mcBond value &quot;&amp;ROW();[.D49];&quot;getValue&quot;;[$LIBORMarketModel.$M$26])" office:value-type="string" office:string-value="mcBond value 49 &#10;[8142]">
            <text:p>mcBond value 49 <text:line-break/>[8142]</text:p>
          </table:table-cell>
          <table:table-cell table:style-name="ce57" table:formula="of:=INFO.OBBA.OBBA.OBGET(INFO.OBBA.OBBA.OBSYNC([.E49];[.E$11:.E$511]))" office:value-type="percentage" office:value="0.657375307930133">
            <text:p>65,73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56823482031274">
            <text:p>65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49])))" office:value-type="percentage" office:value="0">
            <text:p>#VALUE!</text:p>
          </table:table-cell>
          <table:table-cell table:style-name="ce55" table:formula="of:=[.F49]-[.H4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8144]">
            <text:p>mcBond50 <text:line-break/>[8144]</text:p>
          </table:table-cell>
          <table:table-cell table:style-name="ce56" table:formula="of:=INFO.OBBA.OBBA.OBRUN(&quot;mcBond value &quot;&amp;ROW();[.D50];&quot;getValue&quot;;[$LIBORMarketModel.$M$26])" office:value-type="string" office:string-value="mcBond value 50 &#10;[8145]">
            <text:p>mcBond value 50 <text:line-break/>[8145]</text:p>
          </table:table-cell>
          <table:table-cell table:style-name="ce57" table:formula="of:=INFO.OBBA.OBBA.OBGET(INFO.OBBA.OBBA.OBSYNC([.E50];[.E$11:.E$511]))" office:value-type="percentage" office:value="0.649816763917501">
            <text:p>64,982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49424619248327">
            <text:p>64,9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0])))" office:value-type="percentage" office:value="0">
            <text:p>#VALUE!</text:p>
          </table:table-cell>
          <table:table-cell table:style-name="ce55" table:formula="of:=[.F50]-[.H5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8147]">
            <text:p>mcBond51 <text:line-break/>[8147]</text:p>
          </table:table-cell>
          <table:table-cell table:style-name="ce56" table:formula="of:=INFO.OBBA.OBBA.OBRUN(&quot;mcBond value &quot;&amp;ROW();[.D51];&quot;getValue&quot;;[$LIBORMarketModel.$M$26])" office:value-type="string" office:string-value="mcBond value 51 &#10;[8148]">
            <text:p>mcBond value 51 <text:line-break/>[8148]</text:p>
          </table:table-cell>
          <table:table-cell table:style-name="ce57" table:formula="of:=INFO.OBBA.OBBA.OBGET(INFO.OBBA.OBBA.OBSYNC([.E51];[.E$11:.E$511]))" office:value-type="percentage" office:value="0.642440760568794">
            <text:p>64,244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42131030303056">
            <text:p>64,2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1])))" office:value-type="percentage" office:value="0">
            <text:p>#VALUE!</text:p>
          </table:table-cell>
          <table:table-cell table:style-name="ce55" table:formula="of:=[.F51]-[.H51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8150]">
            <text:p>mcBond52 <text:line-break/>[8150]</text:p>
          </table:table-cell>
          <table:table-cell table:style-name="ce56" table:formula="of:=INFO.OBBA.OBBA.OBRUN(&quot;mcBond value &quot;&amp;ROW();[.D52];&quot;getValue&quot;;[$LIBORMarketModel.$M$26])" office:value-type="string" office:string-value="mcBond value 52 &#10;[8151]">
            <text:p>mcBond value 52 <text:line-break/>[8151]</text:p>
          </table:table-cell>
          <table:table-cell table:style-name="ce57" table:formula="of:=INFO.OBBA.OBBA.OBGET(INFO.OBBA.OBBA.OBSYNC([.E52];[.E$11:.E$511]))" office:value-type="percentage" office:value="0.635172282845189">
            <text:p>63,51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34936599295835">
            <text:p>63,5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2])))" office:value-type="percentage" office:value="0">
            <text:p>#VALUE!</text:p>
          </table:table-cell>
          <table:table-cell table:style-name="ce55" table:formula="of:=[.F52]-[.H52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8153]">
            <text:p>mcBond53 <text:line-break/>[8153]</text:p>
          </table:table-cell>
          <table:table-cell table:style-name="ce56" table:formula="of:=INFO.OBBA.OBBA.OBRUN(&quot;mcBond value &quot;&amp;ROW();[.D53];&quot;getValue&quot;;[$LIBORMarketModel.$M$26])" office:value-type="string" office:string-value="mcBond value 53 &#10;[8154]">
            <text:p>mcBond value 53 <text:line-break/>[8154]</text:p>
          </table:table-cell>
          <table:table-cell table:style-name="ce57" table:formula="of:=INFO.OBBA.OBBA.OBGET(INFO.OBBA.OBBA.OBSYNC([.E53];[.E$11:.E$511]))" office:value-type="percentage" office:value="0.628012228459954">
            <text:p>62,80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27835352410698">
            <text:p>62,8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3])))" office:value-type="percentage" office:value="0">
            <text:p>#VALUE!</text:p>
          </table:table-cell>
          <table:table-cell table:style-name="ce55" table:formula="of:=[.F53]-[.H53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8156]">
            <text:p>mcBond54 <text:line-break/>[8156]</text:p>
          </table:table-cell>
          <table:table-cell table:style-name="ce56" table:formula="of:=INFO.OBBA.OBBA.OBRUN(&quot;mcBond value &quot;&amp;ROW();[.D54];&quot;getValue&quot;;[$LIBORMarketModel.$M$26])" office:value-type="string" office:string-value="mcBond value 54 &#10;[8157]">
            <text:p>mcBond value 54 <text:line-break/>[8157]</text:p>
          </table:table-cell>
          <table:table-cell table:style-name="ce57" table:formula="of:=INFO.OBBA.OBBA.OBGET(INFO.OBBA.OBBA.OBSYNC([.E54];[.E$11:.E$511]))" office:value-type="percentage" office:value="0.620974786039425">
            <text:p>62,09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20821455665115">
            <text:p>62,1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4])))" office:value-type="percentage" office:value="0">
            <text:p>#VALUE!</text:p>
          </table:table-cell>
          <table:table-cell table:style-name="ce55" table:formula="of:=[.F54]-[.H54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8159]">
            <text:p>mcBond55 <text:line-break/>[8159]</text:p>
          </table:table-cell>
          <table:table-cell table:style-name="ce56" table:formula="of:=INFO.OBBA.OBBA.OBRUN(&quot;mcBond value &quot;&amp;ROW();[.D55];&quot;getValue&quot;;[$LIBORMarketModel.$M$26])" office:value-type="string" office:string-value="mcBond value 55 &#10;[8160]">
            <text:p>mcBond value 55 <text:line-break/>[8160]</text:p>
          </table:table-cell>
          <table:table-cell table:style-name="ce57" table:formula="of:=INFO.OBBA.OBBA.OBGET(INFO.OBBA.OBBA.OBSYNC([.E55];[.E$11:.E$511]))" office:value-type="percentage" office:value="0.614007963603049">
            <text:p>61,401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1388921299594">
            <text:p>61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5])))" office:value-type="percentage" office:value="0">
            <text:p>#VALUE!</text:p>
          </table:table-cell>
          <table:table-cell table:style-name="ce55" table:formula="of:=[.F55]-[.H55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8162]">
            <text:p>mcBond56 <text:line-break/>[8162]</text:p>
          </table:table-cell>
          <table:table-cell table:style-name="ce56" table:formula="of:=INFO.OBBA.OBBA.OBRUN(&quot;mcBond value &quot;&amp;ROW();[.D56];&quot;getValue&quot;;[$LIBORMarketModel.$M$26])" office:value-type="string" office:string-value="mcBond value 56 &#10;[8163]">
            <text:p>mcBond value 56 <text:line-break/>[8163]</text:p>
          </table:table-cell>
          <table:table-cell table:style-name="ce57" table:formula="of:=INFO.OBBA.OBBA.OBGET(INFO.OBBA.OBBA.OBSYNC([.E56];[.E$11:.E$511]))" office:value-type="percentage" office:value="0.607084360919173">
            <text:p>60,708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07033064678225">
            <text:p>60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6])))" office:value-type="percentage" office:value="0">
            <text:p>#VALUE!</text:p>
          </table:table-cell>
          <table:table-cell table:style-name="ce55" table:formula="of:=[.F56]-[.H56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8165]">
            <text:p>mcBond57 <text:line-break/>[8165]</text:p>
          </table:table-cell>
          <table:table-cell table:style-name="ce56" table:formula="of:=INFO.OBBA.OBBA.OBRUN(&quot;mcBond value &quot;&amp;ROW();[.D57];&quot;getValue&quot;;[$LIBORMarketModel.$M$26])" office:value-type="string" office:string-value="mcBond value 57 &#10;[8166]">
            <text:p>mcBond value 57 <text:line-break/>[8166]</text:p>
          </table:table-cell>
          <table:table-cell table:style-name="ce57" table:formula="of:=INFO.OBBA.OBBA.OBGET(INFO.OBBA.OBBA.OBSYNC([.E57];[.E$11:.E$511]))" office:value-type="percentage" office:value="0.600204673671246">
            <text:p>60,020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00247586073269">
            <text:p>60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7])))" office:value-type="percentage" office:value="0">
            <text:p>#VALUE!</text:p>
          </table:table-cell>
          <table:table-cell table:style-name="ce55" table:formula="of:=[.F57]-[.H57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8168]">
            <text:p>mcBond58 <text:line-break/>[8168]</text:p>
          </table:table-cell>
          <table:table-cell table:style-name="ce56" table:formula="of:=INFO.OBBA.OBBA.OBRUN(&quot;mcBond value &quot;&amp;ROW();[.D58];&quot;getValue&quot;;[$LIBORMarketModel.$M$26])" office:value-type="string" office:string-value="mcBond value 58 &#10;[8169]">
            <text:p>mcBond value 58 <text:line-break/>[8169]</text:p>
          </table:table-cell>
          <table:table-cell table:style-name="ce57" table:formula="of:=INFO.OBBA.OBBA.OBGET(INFO.OBBA.OBBA.OBSYNC([.E58];[.E$11:.E$511]))" office:value-type="percentage" office:value="0.593465631710892">
            <text:p>59,347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593527486701847">
            <text:p>59,4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8])))" office:value-type="percentage" office:value="0">
            <text:p>#VALUE!</text:p>
          </table:table-cell>
          <table:table-cell table:style-name="ce55" table:formula="of:=[.F58]-[.H58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8171]">
            <text:p>mcBond59 <text:line-break/>[8171]</text:p>
          </table:table-cell>
          <table:table-cell table:style-name="ce56" table:formula="of:=INFO.OBBA.OBBA.OBRUN(&quot;mcBond value &quot;&amp;ROW();[.D59];&quot;getValue&quot;;[$LIBORMarketModel.$M$26])" office:value-type="string" office:string-value="mcBond value 59 &#10;[8172]">
            <text:p>mcBond value 59 <text:line-break/>[8172]</text:p>
          </table:table-cell>
          <table:table-cell table:style-name="ce57" table:formula="of:=INFO.OBBA.OBBA.OBGET(INFO.OBBA.OBBA.OBSYNC([.E59];[.E$11:.E$511]))" office:value-type="percentage" office:value="0.586746443285617">
            <text:p>58,675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586867609638129">
            <text:p>58,7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59])))" office:value-type="percentage" office:value="0">
            <text:p>#VALUE!</text:p>
          </table:table-cell>
          <table:table-cell table:style-name="ce55" table:formula="of:=[.F59]-[.H59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55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8174]">
            <text:p>mcBond60 <text:line-break/>[8174]</text:p>
          </table:table-cell>
          <table:table-cell table:style-name="ce56" table:formula="of:=INFO.OBBA.OBBA.OBRUN(&quot;mcBond value &quot;&amp;ROW();[.D60];&quot;getValue&quot;;[$LIBORMarketModel.$M$26])" office:value-type="string" office:string-value="mcBond value 60 &#10;[8175]">
            <text:p>mcBond value 60 <text:line-break/>[8175]</text:p>
          </table:table-cell>
          <table:table-cell table:style-name="ce57" table:formula="of:=INFO.OBBA.OBBA.OBGET(INFO.OBBA.OBBA.OBSYNC([.E60];[.E$11:.E$511]))" office:value-type="percentage" office:value="0.580058488479958">
            <text:p>58,006%</text:p>
          </table:table-cell>
          <table:table-cell table:style-name="ce58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580262931219287">
            <text:p>58,0%</text:p>
          </table:table-cell>
          <table:table-cell table:style-name="ce58" table:formula="of:=INFO.OBBA.OBBA.OBGET(INFO.OBBA.OBBA.OBCALL(&quot;&quot;;[LIBORMarketModel.$I$10];&quot;getDiscountFactor&quot;;INFO.OBBA.OBBA.OBMAKE(&quot;&quot;;&quot;double&quot;;[.B60])))" office:value-type="percentage" office:value="0">
            <text:p>#VALUE!</text:p>
          </table:table-cell>
          <table:table-cell table:style-name="ce55" table:formula="of:=[.F60]-[.H60]" office:value-type="percentage" office:value="0">
            <text:p>#VALUE!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waptions" table:style-name="ta4" table:print="false">
        <office:forms form:automatic-focus="false" form:apply-design-mode="false"/>
        <table:shapes>
          <draw:frame draw:z-index="0" draw:style-name="gr1" svg:width="15.999cm" svg:height="8.999cm" svg:x="16.343cm" svg:y="6.957cm">
            <draw:object draw:notify-on-update-of-ranges="Swaptions.O9:Swaptions.O9 Swaptions.O11:Swaptions.O49 Swaptions.M9:Swaptions.M9 Swaptions.M11:Swaptions.M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51" office:value-type="string">
            <text:p>Swaption calibration error (vol)</text:p>
          </table:table-cell>
          <table:table-cell table:style-name="ce51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8388]">
            <text:p>short period* </text:p>
            <text:p>[8388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52" office:value-type="string">
            <text:p>Mean (vol):</text:p>
          </table:table-cell>
          <table:table-cell table:style-name="ce61" table:formula="of:=AVERAGE([.P11:.P49])" office:value-type="percentage" office:value="-0.0287533830141344">
            <text:p>-2,88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59" office:value-type="percentage" office:value="0">
            <text:p>0%</text:p>
          </table:table-cell>
          <table:table-cell table:style-name="ce14" table:number-columns-repeated="3"/>
          <table:table-cell table:style-name="ce52" office:value-type="string">
            <text:p>Standard deviation (vol):</text:p>
          </table:table-cell>
          <table:table-cell table:style-name="ce62" table:formula="of:=STDEV([.P11:.P49])" office:value-type="percentage" office:value="0.0349895009622705">
            <text:p>3,50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55" table:formula="of:=[.K11]+[.$C$7]" office:value-type="percentage" office:value="0.0180682327016278">
            <text:p>1,8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-11 &#10;[8401]">
            <text:p>swap tenor 1-11 <text:line-break/>[840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1]);[.G11];INFO.OBBA.OBBA.OBMAKE(&quot;&quot;;&quot;double&quot;;[.E11]))" office:value-type="string" office:string-value="mcSwaption 1-11 &#10;[8402]">
            <text:p>mcSwaption 1-11 <text:line-break/>[8402]</text:p>
          </table:table-cell>
          <table:table-cell table:style-name="ce56" table:formula="of:=INFO.OBBA.OBBA.OBRUN(&quot;mcSwptn price 1-&quot;&amp;ROW();[.H11];&quot;getValue&quot;;[$LIBORMarketModel.$M$26])" office:value-type="string" office:string-value="mcSwptn price 1-11 &#10;[8403]">
            <text:p>mcSwptn price 1-11 <text:line-break/>[8403]</text:p>
          </table:table-cell>
          <table:table-cell table:style-name="ce57" table:formula="of:=INFO.OBBA.OBBA.OBGET(INFO.OBBA.OBBA.OBSYNC([.I11];[.$I$11:.$I$49]))" office:value-type="percentage" office:value="0.0117763273312216">
            <text:p>1,178%</text:p>
          </table:table-cell>
          <table:table-cell table:style-name="ce55" table:formula="of:=INFO.OBBA.OBBA.OBGET(INFO.OBBA.OBBA.OBCALL(&quot;&quot;;&quot;net.finmath.marketdata.products.Swap&quot;;&quot;getForwardSwapRate&quot;;[.G11];[.G11];['Rate Curve Data'.$E$10]))" office:value-type="percentage" office:value="0.0180682327016278">
            <text:p>1,8%</text:p>
          </table:table-cell>
          <table:table-cell table:style-name="ce58" table:formula="of:=INFO.OBBA.OBBA.OBGET(INFO.OBBA.OBBA.OBCALL(&quot;&quot;;&quot;net.finmath.marketdata.products.SwapAnnuity&quot;;&quot;getSwapAnnuity&quot;;[.G11];['Rate Curve Data'.$E$10]))" office:value-type="percentage" office:value="9.26684206444515">
            <text:p>926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249649657800993">
            <text:p>24,9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55" table:formula="of:=[.K12]+[.$C$7]" office:value-type="percentage" office:value="0.0192362141581361">
            <text:p>1,9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-12 &#10;[8409]">
            <text:p>swap tenor 1-12 <text:line-break/>[840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2]);[.G12];INFO.OBBA.OBBA.OBMAKE(&quot;&quot;;&quot;double&quot;;[.E12]))" office:value-type="string" office:string-value="mcSwaption 1-12 &#10;[8410]">
            <text:p>mcSwaption 1-12 <text:line-break/>[8410]</text:p>
          </table:table-cell>
          <table:table-cell table:style-name="ce56" table:formula="of:=INFO.OBBA.OBBA.OBRUN(&quot;mcSwptn price 1-&quot;&amp;ROW();[.H12];&quot;getValue&quot;;[$LIBORMarketModel.$M$26])" office:value-type="string" office:string-value="mcSwptn price 1-12 &#10;[8411]">
            <text:p>mcSwptn price 1-12 <text:line-break/>[8411]</text:p>
          </table:table-cell>
          <table:table-cell table:style-name="ce57" table:formula="of:=INFO.OBBA.OBBA.OBGET(INFO.OBBA.OBBA.OBSYNC([.I12];[.$I$11:.$I$49]))" office:value-type="percentage" office:value="0.016775449520112">
            <text:p>1,678%</text:p>
          </table:table-cell>
          <table:table-cell table:style-name="ce55" table:formula="of:=INFO.OBBA.OBBA.OBGET(INFO.OBBA.OBBA.OBCALL(&quot;&quot;;&quot;net.finmath.marketdata.products.Swap&quot;;&quot;getForwardSwapRate&quot;;[.G12];[.G12];['Rate Curve Data'.$E$10]))" office:value-type="percentage" office:value="0.0192362141581361">
            <text:p>1,9%</text:p>
          </table:table-cell>
          <table:table-cell table:style-name="ce58" table:formula="of:=INFO.OBBA.OBBA.OBGET(INFO.OBBA.OBBA.OBCALL(&quot;&quot;;&quot;net.finmath.marketdata.products.SwapAnnuity&quot;;&quot;getSwapAnnuity&quot;;[.G12];['Rate Curve Data'.$E$10]))" office:value-type="percentage" office:value="9.17856167541913">
            <text:p>917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238726241177264">
            <text:p>23,8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55" table:formula="of:=[.K13]+[.$C$7]" office:value-type="percentage" office:value="0.0203949113610375">
            <text:p>2,0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-13 &#10;[8417]">
            <text:p>swap tenor 1-13 <text:line-break/>[841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3]);[.G13];INFO.OBBA.OBBA.OBMAKE(&quot;&quot;;&quot;double&quot;;[.E13]))" office:value-type="string" office:string-value="mcSwaption 1-13 &#10;[8418]">
            <text:p>mcSwaption 1-13 <text:line-break/>[8418]</text:p>
          </table:table-cell>
          <table:table-cell table:style-name="ce56" table:formula="of:=INFO.OBBA.OBBA.OBRUN(&quot;mcSwptn price 1-&quot;&amp;ROW();[.H13];&quot;getValue&quot;;[$LIBORMarketModel.$M$26])" office:value-type="string" office:string-value="mcSwptn price 1-13 &#10;[8419]">
            <text:p>mcSwptn price 1-13 <text:line-break/>[8419]</text:p>
          </table:table-cell>
          <table:table-cell table:style-name="ce57" table:formula="of:=INFO.OBBA.OBBA.OBGET(INFO.OBBA.OBBA.OBSYNC([.I13];[.$I$11:.$I$49]))" office:value-type="percentage" office:value="0.021099061307121">
            <text:p>2,110%</text:p>
          </table:table-cell>
          <table:table-cell table:style-name="ce55" table:formula="of:=INFO.OBBA.OBBA.OBGET(INFO.OBBA.OBBA.OBCALL(&quot;&quot;;&quot;net.finmath.marketdata.products.Swap&quot;;&quot;getForwardSwapRate&quot;;[.G13];[.G13];['Rate Curve Data'.$E$10]))" office:value-type="percentage" office:value="0.0203949113610375">
            <text:p>2,0%</text:p>
          </table:table-cell>
          <table:table-cell table:style-name="ce58" table:formula="of:=INFO.OBBA.OBBA.OBGET(INFO.OBBA.OBBA.OBCALL(&quot;&quot;;&quot;net.finmath.marketdata.products.SwapAnnuity&quot;;&quot;getSwapAnnuity&quot;;[.G13];['Rate Curve Data'.$E$10]))" office:value-type="percentage" office:value="9.08590852590893">
            <text:p>908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233829514790472">
            <text:p>23,3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55" table:formula="of:=[.K14]+[.$C$7]" office:value-type="percentage" office:value="0.021530951181121">
            <text:p>2,2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-14 &#10;[8389]">
            <text:p>swap tenor 1-14 <text:line-break/>[838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4]);[.G14];INFO.OBBA.OBBA.OBMAKE(&quot;&quot;;&quot;double&quot;;[.E14]))" office:value-type="string" office:string-value="mcSwaption 1-14 &#10;[8422]">
            <text:p>mcSwaption 1-14 <text:line-break/>[8422]</text:p>
          </table:table-cell>
          <table:table-cell table:style-name="ce56" table:formula="of:=INFO.OBBA.OBBA.OBRUN(&quot;mcSwptn price 1-&quot;&amp;ROW();[.H14];&quot;getValue&quot;;[$LIBORMarketModel.$M$26])" office:value-type="string" office:string-value="mcSwptn price 1-14 &#10;[8423]">
            <text:p>mcSwptn price 1-14 <text:line-break/>[8423]</text:p>
          </table:table-cell>
          <table:table-cell table:style-name="ce57" table:formula="of:=INFO.OBBA.OBBA.OBGET(INFO.OBBA.OBBA.OBSYNC([.I14];[.$I$11:.$I$49]))" office:value-type="percentage" office:value="0.0248346729868468">
            <text:p>2,483%</text:p>
          </table:table-cell>
          <table:table-cell table:style-name="ce55" table:formula="of:=INFO.OBBA.OBBA.OBGET(INFO.OBBA.OBBA.OBCALL(&quot;&quot;;&quot;net.finmath.marketdata.products.Swap&quot;;&quot;getForwardSwapRate&quot;;[.G14];[.G14];['Rate Curve Data'.$E$10]))" office:value-type="percentage" office:value="0.021530951181121">
            <text:p>2,2%</text:p>
          </table:table-cell>
          <table:table-cell table:style-name="ce58" table:formula="of:=INFO.OBBA.OBBA.OBGET(INFO.OBBA.OBBA.OBCALL(&quot;&quot;;&quot;net.finmath.marketdata.products.SwapAnnuity&quot;;&quot;getSwapAnnuity&quot;;[.G14];['Rate Curve Data'.$E$10]))" office:value-type="percentage" office:value="8.98913619957221">
            <text:p>898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8421643643388">
            <text:p>22,8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18">
            <text:p>0,32</text:p>
          </table:table-cell>
          <table:table-cell table:style-name="ce61" table:formula="of:=IF(ISNUMBER([.O14]);[.M14]-[.O14];&quot;&quot;)" office:value-type="percentage" office:value="-0.089578356356612">
            <text:p>-8,9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55" table:formula="of:=[.K15]+[.$C$7]" office:value-type="percentage" office:value="0.022628824615002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-15 &#10;[8429]">
            <text:p>swap tenor 1-15 <text:line-break/>[842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5]);[.G15];INFO.OBBA.OBBA.OBMAKE(&quot;&quot;;&quot;double&quot;;[.E15]))" office:value-type="string" office:string-value="mcSwaption 1-15 &#10;[8430]">
            <text:p>mcSwaption 1-15 <text:line-break/>[8430]</text:p>
          </table:table-cell>
          <table:table-cell table:style-name="ce56" table:formula="of:=INFO.OBBA.OBBA.OBRUN(&quot;mcSwptn price 1-&quot;&amp;ROW();[.H15];&quot;getValue&quot;;[$LIBORMarketModel.$M$26])" office:value-type="string" office:string-value="mcSwptn price 1-15 &#10;[8431]">
            <text:p>mcSwptn price 1-15 <text:line-break/>[8431]</text:p>
          </table:table-cell>
          <table:table-cell table:style-name="ce57" table:formula="of:=INFO.OBBA.OBBA.OBGET(INFO.OBBA.OBBA.OBSYNC([.I15];[.$I$11:.$I$49]))" office:value-type="percentage" office:value="0.0291421505827301">
            <text:p>2,914%</text:p>
          </table:table-cell>
          <table:table-cell table:style-name="ce55" table:formula="of:=INFO.OBBA.OBBA.OBGET(INFO.OBBA.OBBA.OBCALL(&quot;&quot;;&quot;net.finmath.marketdata.products.Swap&quot;;&quot;getForwardSwapRate&quot;;[.G15];[.G15];['Rate Curve Data'.$E$10]))" office:value-type="percentage" office:value="0.022628824615002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15];['Rate Curve Data'.$E$10]))" office:value-type="percentage" office:value="8.8885672844925">
            <text:p>888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30970110634355">
            <text:p>23,1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55" table:formula="of:=[.K16]+[.$C$7]" office:value-type="percentage" office:value="0.0236533843703229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-16 &#10;[8437]">
            <text:p>swap tenor 1-16 <text:line-break/>[843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6]);[.G16];INFO.OBBA.OBBA.OBMAKE(&quot;&quot;;&quot;double&quot;;[.E16]))" office:value-type="string" office:string-value="mcSwaption 1-16 &#10;[8438]">
            <text:p>mcSwaption 1-16 <text:line-break/>[8438]</text:p>
          </table:table-cell>
          <table:table-cell table:style-name="ce56" table:formula="of:=INFO.OBBA.OBBA.OBRUN(&quot;mcSwptn price 1-&quot;&amp;ROW();[.H16];&quot;getValue&quot;;[$LIBORMarketModel.$M$26])" office:value-type="string" office:string-value="mcSwptn price 1-16 &#10;[8439]">
            <text:p>mcSwptn price 1-16 <text:line-break/>[8439]</text:p>
          </table:table-cell>
          <table:table-cell table:style-name="ce57" table:formula="of:=INFO.OBBA.OBBA.OBGET(INFO.OBBA.OBBA.OBSYNC([.I16];[.$I$11:.$I$49]))" office:value-type="percentage" office:value="0.0320237918717781">
            <text:p>3,202%</text:p>
          </table:table-cell>
          <table:table-cell table:style-name="ce55" table:formula="of:=INFO.OBBA.OBBA.OBGET(INFO.OBBA.OBBA.OBCALL(&quot;&quot;;&quot;net.finmath.marketdata.products.Swap&quot;;&quot;getForwardSwapRate&quot;;[.G16];[.G16];['Rate Curve Data'.$E$10]))" office:value-type="percentage" office:value="0.0236533843703229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16];['Rate Curve Data'.$E$10]))" office:value-type="percentage" office:value="8.78467365324843">
            <text:p>878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4445551296441">
            <text:p>22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284">
            <text:p>0,28</text:p>
          </table:table-cell>
          <table:table-cell table:style-name="ce61" table:formula="of:=IF(ISNUMBER([.O16]);[.M16]-[.O16];&quot;&quot;)" office:value-type="percentage" office:value="-0.0595544487035593">
            <text:p>-5,96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55" table:formula="of:=[.K17]+[.$C$7]" office:value-type="percentage" office:value="0.024553512472126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-17 &#10;[8445]">
            <text:p>swap tenor 1-17 <text:line-break/>[844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7]);[.G17];INFO.OBBA.OBBA.OBMAKE(&quot;&quot;;&quot;double&quot;;[.E17]))" office:value-type="string" office:string-value="mcSwaption 1-17 &#10;[8446]">
            <text:p>mcSwaption 1-17 <text:line-break/>[8446]</text:p>
          </table:table-cell>
          <table:table-cell table:style-name="ce56" table:formula="of:=INFO.OBBA.OBBA.OBRUN(&quot;mcSwptn price 1-&quot;&amp;ROW();[.H17];&quot;getValue&quot;;[$LIBORMarketModel.$M$26])" office:value-type="string" office:string-value="mcSwptn price 1-17 &#10;[8447]">
            <text:p>mcSwptn price 1-17 <text:line-break/>[8447]</text:p>
          </table:table-cell>
          <table:table-cell table:style-name="ce57" table:formula="of:=INFO.OBBA.OBBA.OBGET(INFO.OBBA.OBBA.OBSYNC([.I17];[.$I$11:.$I$49]))" office:value-type="percentage" office:value="0.0353236734174632">
            <text:p>3,532%</text:p>
          </table:table-cell>
          <table:table-cell table:style-name="ce55" table:formula="of:=INFO.OBBA.OBBA.OBGET(INFO.OBBA.OBBA.OBCALL(&quot;&quot;;&quot;net.finmath.marketdata.products.Swap&quot;;&quot;getForwardSwapRate&quot;;[.G17];[.G17];['Rate Curve Data'.$E$10]))" office:value-type="percentage" office:value="0.024553512472126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17];['Rate Curve Data'.$E$10]))" office:value-type="percentage" office:value="8.67813431369538">
            <text:p>867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3739687579559">
            <text:p>22,3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55" table:formula="of:=[.K18]+[.$C$7]" office:value-type="percentage" office:value="0.0252980863808693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-18 &#10;[8453]">
            <text:p>swap tenor 1-18 <text:line-break/>[845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8]);[.G18];INFO.OBBA.OBBA.OBMAKE(&quot;&quot;;&quot;double&quot;;[.E18]))" office:value-type="string" office:string-value="mcSwaption 1-18 &#10;[8454]">
            <text:p>mcSwaption 1-18 <text:line-break/>[8454]</text:p>
          </table:table-cell>
          <table:table-cell table:style-name="ce56" table:formula="of:=INFO.OBBA.OBBA.OBRUN(&quot;mcSwptn price 1-&quot;&amp;ROW();[.H18];&quot;getValue&quot;;[$LIBORMarketModel.$M$26])" office:value-type="string" office:string-value="mcSwptn price 1-18 &#10;[8455]">
            <text:p>mcSwptn price 1-18 <text:line-break/>[8455]</text:p>
          </table:table-cell>
          <table:table-cell table:style-name="ce57" table:formula="of:=INFO.OBBA.OBBA.OBGET(INFO.OBBA.OBBA.OBSYNC([.I18];[.$I$11:.$I$49]))" office:value-type="percentage" office:value="0.0387708337451977">
            <text:p>3,877%</text:p>
          </table:table-cell>
          <table:table-cell table:style-name="ce55" table:formula="of:=INFO.OBBA.OBBA.OBGET(INFO.OBBA.OBBA.OBCALL(&quot;&quot;;&quot;net.finmath.marketdata.products.Swap&quot;;&quot;getForwardSwapRate&quot;;[.G18];[.G18];['Rate Curve Data'.$E$10]))" office:value-type="percentage" office:value="0.0252980863808693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18];['Rate Curve Data'.$E$10]))" office:value-type="percentage" office:value="8.5697353609837">
            <text:p>857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6045524295357">
            <text:p>22,6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58">
            <text:p>0,26</text:p>
          </table:table-cell>
          <table:table-cell table:style-name="ce61" table:formula="of:=IF(ISNUMBER([.O18]);[.M18]-[.O18];&quot;&quot;)" office:value-type="percentage" office:value="-0.0319544757046429">
            <text:p>-3,20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55" table:formula="of:=[.K19]+[.$C$7]" office:value-type="percentage" office:value="0.025882617142749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-19 &#10;[8461]">
            <text:p>swap tenor 1-19 <text:line-break/>[846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19]);[.G19];INFO.OBBA.OBBA.OBMAKE(&quot;&quot;;&quot;double&quot;;[.E19]))" office:value-type="string" office:string-value="mcSwaption 1-19 &#10;[8462]">
            <text:p>mcSwaption 1-19 <text:line-break/>[8462]</text:p>
          </table:table-cell>
          <table:table-cell table:style-name="ce56" table:formula="of:=INFO.OBBA.OBBA.OBRUN(&quot;mcSwptn price 1-&quot;&amp;ROW();[.H19];&quot;getValue&quot;;[$LIBORMarketModel.$M$26])" office:value-type="string" office:string-value="mcSwptn price 1-19 &#10;[8463]">
            <text:p>mcSwptn price 1-19 <text:line-break/>[8463]</text:p>
          </table:table-cell>
          <table:table-cell table:style-name="ce57" table:formula="of:=INFO.OBBA.OBBA.OBGET(INFO.OBBA.OBBA.OBSYNC([.I19];[.$I$11:.$I$49]))" office:value-type="percentage" office:value="0.0412979620760728">
            <text:p>4,130%</text:p>
          </table:table-cell>
          <table:table-cell table:style-name="ce55" table:formula="of:=INFO.OBBA.OBBA.OBGET(INFO.OBBA.OBBA.OBCALL(&quot;&quot;;&quot;net.finmath.marketdata.products.Swap&quot;;&quot;getForwardSwapRate&quot;;[.G19];[.G19];['Rate Curve Data'.$E$10]))" office:value-type="percentage" office:value="0.025882617142749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9];['Rate Curve Data'.$E$10]))" office:value-type="percentage" office:value="8.46024867232459">
            <text:p>846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4971089301927">
            <text:p>22,5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20]+[.$C$7]" office:value-type="percentage" office:value="0.0263161313402214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1-20 &#10;[8469]">
            <text:p>swap tenor 1-20 <text:line-break/>[846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0]);[.G20];INFO.OBBA.OBBA.OBMAKE(&quot;&quot;;&quot;double&quot;;[.E20]))" office:value-type="string" office:string-value="mcSwaption 1-20 &#10;[8470]">
            <text:p>mcSwaption 1-20 <text:line-break/>[8470]</text:p>
          </table:table-cell>
          <table:table-cell table:style-name="ce56" table:formula="of:=INFO.OBBA.OBBA.OBRUN(&quot;mcSwptn price 1-&quot;&amp;ROW();[.H20];&quot;getValue&quot;;[$LIBORMarketModel.$M$26])" office:value-type="string" office:string-value="mcSwptn price 1-20 &#10;[8471]">
            <text:p>mcSwptn price 1-20 <text:line-break/>[8471]</text:p>
          </table:table-cell>
          <table:table-cell table:style-name="ce57" table:formula="of:=INFO.OBBA.OBBA.OBGET(INFO.OBBA.OBBA.OBSYNC([.I20];[.$I$11:.$I$49]))" office:value-type="percentage" office:value="0.044236209414656">
            <text:p>4,424%</text:p>
          </table:table-cell>
          <table:table-cell table:style-name="ce55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8108991822773">
            <text:p>22,8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41">
            <text:p>0,24</text:p>
          </table:table-cell>
          <table:table-cell table:style-name="ce61" table:formula="of:=IF(ISNUMBER([.O20]);[.M20]-[.O20];&quot;&quot;)" office:value-type="percentage" office:value="-0.0128910081772274">
            <text:p>-1,2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55" table:formula="of:=[.K21]+[.$C$7]" office:value-type="percentage" office:value="0.0266174997401123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1-21 &#10;[8477]">
            <text:p>swap tenor 1-21 <text:line-break/>[847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1]);[.G21];INFO.OBBA.OBBA.OBMAKE(&quot;&quot;;&quot;double&quot;;[.E21]))" office:value-type="string" office:string-value="mcSwaption 1-21 &#10;[8478]">
            <text:p>mcSwaption 1-21 <text:line-break/>[8478]</text:p>
          </table:table-cell>
          <table:table-cell table:style-name="ce56" table:formula="of:=INFO.OBBA.OBBA.OBRUN(&quot;mcSwptn price 1-&quot;&amp;ROW();[.H21];&quot;getValue&quot;;[$LIBORMarketModel.$M$26])" office:value-type="string" office:string-value="mcSwptn price 1-21 &#10;[8479]">
            <text:p>mcSwptn price 1-21 <text:line-break/>[8479]</text:p>
          </table:table-cell>
          <table:table-cell table:style-name="ce57" table:formula="of:=INFO.OBBA.OBBA.OBGET(INFO.OBBA.OBBA.OBSYNC([.I21];[.$I$11:.$I$49]))" office:value-type="percentage" office:value="0.0455519281099405">
            <text:p>4,555%</text:p>
          </table:table-cell>
          <table:table-cell table:style-name="ce55" table:formula="of:=INFO.OBBA.OBBA.OBGET(INFO.OBBA.OBBA.OBCALL(&quot;&quot;;&quot;net.finmath.marketdata.products.Swap&quot;;&quot;getForwardSwapRate&quot;;[.G21];[.G21];['Rate Curve Data'.$E$10]))" office:value-type="percentage" office:value="0.0266174997401123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1];['Rate Curve Data'.$E$10]))" office:value-type="percentage" office:value="8.24070048264655">
            <text:p>824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4532074396876">
            <text:p>22,4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55" table:formula="of:=[.K22]+[.$C$7]" office:value-type="percentage" office:value="0.0268133918253538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1-22 &#10;[8485]">
            <text:p>swap tenor 1-22 <text:line-break/>[848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2]);[.G22];INFO.OBBA.OBBA.OBMAKE(&quot;&quot;;&quot;double&quot;;[.E22]))" office:value-type="string" office:string-value="mcSwaption 1-22 &#10;[8486]">
            <text:p>mcSwaption 1-22 <text:line-break/>[8486]</text:p>
          </table:table-cell>
          <table:table-cell table:style-name="ce56" table:formula="of:=INFO.OBBA.OBBA.OBRUN(&quot;mcSwptn price 1-&quot;&amp;ROW();[.H22];&quot;getValue&quot;;[$LIBORMarketModel.$M$26])" office:value-type="string" office:string-value="mcSwptn price 1-22 &#10;[8487]">
            <text:p>mcSwptn price 1-22 <text:line-break/>[8487]</text:p>
          </table:table-cell>
          <table:table-cell table:style-name="ce57" table:formula="of:=INFO.OBBA.OBBA.OBGET(INFO.OBBA.OBBA.OBSYNC([.I22];[.$I$11:.$I$49]))" office:value-type="percentage" office:value="0.0472254005820988">
            <text:p>4,723%</text:p>
          </table:table-cell>
          <table:table-cell table:style-name="ce55" table:formula="of:=INFO.OBBA.OBBA.OBGET(INFO.OBBA.OBBA.OBCALL(&quot;&quot;;&quot;net.finmath.marketdata.products.Swap&quot;;&quot;getForwardSwapRate&quot;;[.G22];[.G22];['Rate Curve Data'.$E$10]))" office:value-type="percentage" office:value="0.0268133918253538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2];['Rate Curve Data'.$E$10]))" office:value-type="percentage" office:value="8.13168150149723">
            <text:p>813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4439636366278">
            <text:p>22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55" table:formula="of:=[.K23]+[.$C$7]" office:value-type="percentage" office:value="0.026932918102851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1-23 &#10;[8493]">
            <text:p>swap tenor 1-23 <text:line-break/>[849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3]);[.G23];INFO.OBBA.OBBA.OBMAKE(&quot;&quot;;&quot;double&quot;;[.E23]))" office:value-type="string" office:string-value="mcSwaption 1-23 &#10;[8494]">
            <text:p>mcSwaption 1-23 <text:line-break/>[8494]</text:p>
          </table:table-cell>
          <table:table-cell table:style-name="ce56" table:formula="of:=INFO.OBBA.OBBA.OBRUN(&quot;mcSwptn price 1-&quot;&amp;ROW();[.H23];&quot;getValue&quot;;[$LIBORMarketModel.$M$26])" office:value-type="string" office:string-value="mcSwptn price 1-23 &#10;[8495]">
            <text:p>mcSwptn price 1-23 <text:line-break/>[8495]</text:p>
          </table:table-cell>
          <table:table-cell table:style-name="ce57" table:formula="of:=INFO.OBBA.OBBA.OBGET(INFO.OBBA.OBBA.OBSYNC([.I23];[.$I$11:.$I$49]))" office:value-type="percentage" office:value="0.0483072458245681">
            <text:p>4,831%</text:p>
          </table:table-cell>
          <table:table-cell table:style-name="ce55" table:formula="of:=INFO.OBBA.OBBA.OBGET(INFO.OBBA.OBBA.OBCALL(&quot;&quot;;&quot;net.finmath.marketdata.products.Swap&quot;;&quot;getForwardSwapRate&quot;;[.G23];[.G23];['Rate Curve Data'.$E$10]))" office:value-type="percentage" office:value="0.026932918102851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3];['Rate Curve Data'.$E$10]))" office:value-type="percentage" office:value="8.02363159517705">
            <text:p>802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2738528829021">
            <text:p>22,2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55" table:formula="of:=[.K24]+[.$C$7]" office:value-type="percentage" office:value="0.0269879013222888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1-24 &#10;[8501]">
            <text:p>swap tenor 1-24 <text:line-break/>[850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4]);[.G24];INFO.OBBA.OBBA.OBMAKE(&quot;&quot;;&quot;double&quot;;[.E24]))" office:value-type="string" office:string-value="mcSwaption 1-24 &#10;[8502]">
            <text:p>mcSwaption 1-24 <text:line-break/>[8502]</text:p>
          </table:table-cell>
          <table:table-cell table:style-name="ce56" table:formula="of:=INFO.OBBA.OBBA.OBRUN(&quot;mcSwptn price 1-&quot;&amp;ROW();[.H24];&quot;getValue&quot;;[$LIBORMarketModel.$M$26])" office:value-type="string" office:string-value="mcSwptn price 1-24 &#10;[8503]">
            <text:p>mcSwptn price 1-24 <text:line-break/>[8503]</text:p>
          </table:table-cell>
          <table:table-cell table:style-name="ce57" table:formula="of:=INFO.OBBA.OBBA.OBGET(INFO.OBBA.OBBA.OBSYNC([.I24];[.$I$11:.$I$49]))" office:value-type="percentage" office:value="0.049177512453968">
            <text:p>4,918%</text:p>
          </table:table-cell>
          <table:table-cell table:style-name="ce55" table:formula="of:=INFO.OBBA.OBBA.OBGET(INFO.OBBA.OBBA.OBCALL(&quot;&quot;;&quot;net.finmath.marketdata.products.Swap&quot;;&quot;getForwardSwapRate&quot;;[.G24];[.G24];['Rate Curve Data'.$E$10]))" office:value-type="percentage" office:value="0.0269879013222888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4];['Rate Curve Data'.$E$10]))" office:value-type="percentage" office:value="7.91680265081297">
            <text:p>79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1182173681069">
            <text:p>22,1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21">
            <text:p>0,22</text:p>
          </table:table-cell>
          <table:table-cell table:style-name="ce61" table:formula="of:=IF(ISNUMBER([.O24]);[.M24]-[.O24];&quot;&quot;)" office:value-type="percentage" office:value="0.000182173681068626">
            <text:p>0,02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55" table:formula="of:=[.K25]+[.$C$7]" office:value-type="percentage" office:value="0.026975978638319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1-25 &#10;[8509]">
            <text:p>swap tenor 1-25 <text:line-break/>[850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5]);[.G25];INFO.OBBA.OBBA.OBMAKE(&quot;&quot;;&quot;double&quot;;[.E25]))" office:value-type="string" office:string-value="mcSwaption 1-25 &#10;[8510]">
            <text:p>mcSwaption 1-25 <text:line-break/>[8510]</text:p>
          </table:table-cell>
          <table:table-cell table:style-name="ce56" table:formula="of:=INFO.OBBA.OBBA.OBRUN(&quot;mcSwptn price 1-&quot;&amp;ROW();[.H25];&quot;getValue&quot;;[$LIBORMarketModel.$M$26])" office:value-type="string" office:string-value="mcSwptn price 1-25 &#10;[8511]">
            <text:p>mcSwptn price 1-25 <text:line-break/>[8511]</text:p>
          </table:table-cell>
          <table:table-cell table:style-name="ce57" table:formula="of:=INFO.OBBA.OBBA.OBGET(INFO.OBBA.OBBA.OBSYNC([.I25];[.$I$11:.$I$49]))" office:value-type="percentage" office:value="0.0494901961970777">
            <text:p>4,949%</text:p>
          </table:table-cell>
          <table:table-cell table:style-name="ce55" table:formula="of:=INFO.OBBA.OBBA.OBGET(INFO.OBBA.OBBA.OBCALL(&quot;&quot;;&quot;net.finmath.marketdata.products.Swap&quot;;&quot;getForwardSwapRate&quot;;[.G25];[.G25];['Rate Curve Data'.$E$10]))" office:value-type="percentage" office:value="0.026975978638319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5];['Rate Curve Data'.$E$10]))" office:value-type="percentage" office:value="7.81144200448918">
            <text:p>781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18168229085158">
            <text:p>21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55" table:formula="of:=[.K26]+[.$C$7]" office:value-type="percentage" office:value="0.026914068491916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1-26 &#10;[8517]">
            <text:p>swap tenor 1-26 <text:line-break/>[851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6]);[.G26];INFO.OBBA.OBBA.OBMAKE(&quot;&quot;;&quot;double&quot;;[.E26]))" office:value-type="string" office:string-value="mcSwaption 1-26 &#10;[8518]">
            <text:p>mcSwaption 1-26 <text:line-break/>[8518]</text:p>
          </table:table-cell>
          <table:table-cell table:style-name="ce56" table:formula="of:=INFO.OBBA.OBBA.OBRUN(&quot;mcSwptn price 1-&quot;&amp;ROW();[.H26];&quot;getValue&quot;;[$LIBORMarketModel.$M$26])" office:value-type="string" office:string-value="mcSwptn price 1-26 &#10;[8519]">
            <text:p>mcSwptn price 1-26 <text:line-break/>[8519]</text:p>
          </table:table-cell>
          <table:table-cell table:style-name="ce57" table:formula="of:=INFO.OBBA.OBBA.OBGET(INFO.OBBA.OBBA.OBSYNC([.I26];[.$I$11:.$I$49]))" office:value-type="percentage" office:value="0.0515234493010673">
            <text:p>5,152%</text:p>
          </table:table-cell>
          <table:table-cell table:style-name="ce55" table:formula="of:=INFO.OBBA.OBBA.OBGET(INFO.OBBA.OBBA.OBCALL(&quot;&quot;;&quot;net.finmath.marketdata.products.Swap&quot;;&quot;getForwardSwapRate&quot;;[.G26];[.G26];['Rate Curve Data'.$E$10]))" office:value-type="percentage" office:value="0.026914068491916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6];['Rate Curve Data'.$E$10]))" office:value-type="percentage" office:value="7.70771896640011">
            <text:p>770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3793100041562">
            <text:p>22,3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55" table:formula="of:=[.K27]+[.$C$7]" office:value-type="percentage" office:value="0.026833690993311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1-27 &#10;[8525]">
            <text:p>swap tenor 1-27 <text:line-break/>[852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7]);[.G27];INFO.OBBA.OBBA.OBMAKE(&quot;&quot;;&quot;double&quot;;[.E27]))" office:value-type="string" office:string-value="mcSwaption 1-27 &#10;[8526]">
            <text:p>mcSwaption 1-27 <text:line-break/>[8526]</text:p>
          </table:table-cell>
          <table:table-cell table:style-name="ce56" table:formula="of:=INFO.OBBA.OBBA.OBRUN(&quot;mcSwptn price 1-&quot;&amp;ROW();[.H27];&quot;getValue&quot;;[$LIBORMarketModel.$M$26])" office:value-type="string" office:string-value="mcSwptn price 1-27 &#10;[8527]">
            <text:p>mcSwptn price 1-27 <text:line-break/>[8527]</text:p>
          </table:table-cell>
          <table:table-cell table:style-name="ce57" table:formula="of:=INFO.OBBA.OBBA.OBGET(INFO.OBBA.OBBA.OBSYNC([.I27];[.$I$11:.$I$49]))" office:value-type="percentage" office:value="0.0517489729503003">
            <text:p>5,175%</text:p>
          </table:table-cell>
          <table:table-cell table:style-name="ce55" table:formula="of:=INFO.OBBA.OBBA.OBGET(INFO.OBBA.OBBA.OBCALL(&quot;&quot;;&quot;net.finmath.marketdata.products.Swap&quot;;&quot;getForwardSwapRate&quot;;[.G27];[.G27];['Rate Curve Data'.$E$10]))" office:value-type="percentage" office:value="0.026833690993311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7];['Rate Curve Data'.$E$10]))" office:value-type="percentage" office:value="7.60567480267481">
            <text:p>760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1808878686593">
            <text:p>22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55" table:formula="of:=[.K28]+[.$C$7]" office:value-type="percentage" office:value="0.0267274348925584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1-28 &#10;[8533]">
            <text:p>swap tenor 1-28 <text:line-break/>[853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8]);[.G28];INFO.OBBA.OBBA.OBMAKE(&quot;&quot;;&quot;double&quot;;[.E28]))" office:value-type="string" office:string-value="mcSwaption 1-28 &#10;[8534]">
            <text:p>mcSwaption 1-28 <text:line-break/>[8534]</text:p>
          </table:table-cell>
          <table:table-cell table:style-name="ce56" table:formula="of:=INFO.OBBA.OBBA.OBRUN(&quot;mcSwptn price 1-&quot;&amp;ROW();[.H28];&quot;getValue&quot;;[$LIBORMarketModel.$M$26])" office:value-type="string" office:string-value="mcSwptn price 1-28 &#10;[8535]">
            <text:p>mcSwptn price 1-28 <text:line-break/>[8535]</text:p>
          </table:table-cell>
          <table:table-cell table:style-name="ce57" table:formula="of:=INFO.OBBA.OBBA.OBGET(INFO.OBBA.OBBA.OBSYNC([.I28];[.$I$11:.$I$49]))" office:value-type="percentage" office:value="0.0520507668194154">
            <text:p>5,205%</text:p>
          </table:table-cell>
          <table:table-cell table:style-name="ce55" table:formula="of:=INFO.OBBA.OBBA.OBGET(INFO.OBBA.OBBA.OBCALL(&quot;&quot;;&quot;net.finmath.marketdata.products.Swap&quot;;&quot;getForwardSwapRate&quot;;[.G28];[.G28];['Rate Curve Data'.$E$10]))" office:value-type="percentage" office:value="0.0267274348925584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8];['Rate Curve Data'.$E$10]))" office:value-type="percentage" office:value="7.50537509063522">
            <text:p>750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0773143842529">
            <text:p>22,0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55" table:formula="of:=[.K29]+[.$C$7]" office:value-type="percentage" office:value="0.0265512238326839">
            <text:p>2,7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1-29 &#10;[8541]">
            <text:p>swap tenor 1-29 <text:line-break/>[854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29]);[.G29];INFO.OBBA.OBBA.OBMAKE(&quot;&quot;;&quot;double&quot;;[.E29]))" office:value-type="string" office:string-value="mcSwaption 1-29 &#10;[8542]">
            <text:p>mcSwaption 1-29 <text:line-break/>[8542]</text:p>
          </table:table-cell>
          <table:table-cell table:style-name="ce56" table:formula="of:=INFO.OBBA.OBBA.OBRUN(&quot;mcSwptn price 1-&quot;&amp;ROW();[.H29];&quot;getValue&quot;;[$LIBORMarketModel.$M$26])" office:value-type="string" office:string-value="mcSwptn price 1-29 &#10;[8543]">
            <text:p>mcSwptn price 1-29 <text:line-break/>[8543]</text:p>
          </table:table-cell>
          <table:table-cell table:style-name="ce57" table:formula="of:=INFO.OBBA.OBBA.OBGET(INFO.OBBA.OBBA.OBSYNC([.I29];[.$I$11:.$I$49]))" office:value-type="percentage" office:value="0.0525800931537666">
            <text:p>5,258%</text:p>
          </table:table-cell>
          <table:table-cell table:style-name="ce55" table:formula="of:=INFO.OBBA.OBBA.OBGET(INFO.OBBA.OBBA.OBCALL(&quot;&quot;;&quot;net.finmath.marketdata.products.Swap&quot;;&quot;getForwardSwapRate&quot;;[.G29];[.G29];['Rate Curve Data'.$E$10]))" office:value-type="percentage" office:value="0.0265512238326839">
            <text:p>2,7%</text:p>
          </table:table-cell>
          <table:table-cell table:style-name="ce58" table:formula="of:=INFO.OBBA.OBBA.OBGET(INFO.OBBA.OBBA.OBCALL(&quot;&quot;;&quot;net.finmath.marketdata.products.SwapAnnuity&quot;;&quot;getSwapAnnuity&quot;;[.G29];['Rate Curve Data'.$E$10]))" office:value-type="percentage" office:value="7.40704207460476">
            <text:p>740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1667286326455">
            <text:p>22,1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55" table:formula="of:=[.K30]+[.$C$7]" office:value-type="percentage" office:value="0.0262890970714636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1-30 &#10;[8549]">
            <text:p>swap tenor 1-30 <text:line-break/>[854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0]);[.G30];INFO.OBBA.OBBA.OBMAKE(&quot;&quot;;&quot;double&quot;;[.E30]))" office:value-type="string" office:string-value="mcSwaption 1-30 &#10;[8550]">
            <text:p>mcSwaption 1-30 <text:line-break/>[8550]</text:p>
          </table:table-cell>
          <table:table-cell table:style-name="ce56" table:formula="of:=INFO.OBBA.OBBA.OBRUN(&quot;mcSwptn price 1-&quot;&amp;ROW();[.H30];&quot;getValue&quot;;[$LIBORMarketModel.$M$26])" office:value-type="string" office:string-value="mcSwptn price 1-30 &#10;[8551]">
            <text:p>mcSwptn price 1-30 <text:line-break/>[8551]</text:p>
          </table:table-cell>
          <table:table-cell table:style-name="ce57" table:formula="of:=INFO.OBBA.OBBA.OBGET(INFO.OBBA.OBBA.OBSYNC([.I30];[.$I$11:.$I$49]))" office:value-type="percentage" office:value="0.0526123440624204">
            <text:p>5,261%</text:p>
          </table:table-cell>
          <table:table-cell table:style-name="ce55" table:formula="of:=INFO.OBBA.OBBA.OBGET(INFO.OBBA.OBBA.OBCALL(&quot;&quot;;&quot;net.finmath.marketdata.products.Swap&quot;;&quot;getForwardSwapRate&quot;;[.G30];[.G30];['Rate Curve Data'.$E$10]))" office:value-type="percentage" office:value="0.0262890970714636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0];['Rate Curve Data'.$E$10]))" office:value-type="percentage" office:value="7.31094302911656">
            <text:p>731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1425928031761">
            <text:p>22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12">
            <text:p>0,21</text:p>
          </table:table-cell>
          <table:table-cell table:style-name="ce61" table:formula="of:=IF(ISNUMBER([.O30]);[.M30]-[.O30];&quot;&quot;)" office:value-type="percentage" office:value="0.00942592803176079">
            <text:p>0,94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55" table:formula="of:=[.K31]+[.$C$7]" office:value-type="percentage" office:value="0.0259618105101805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1-31 &#10;[8557]">
            <text:p>swap tenor 1-31 <text:line-break/>[855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1]);[.G31];INFO.OBBA.OBBA.OBMAKE(&quot;&quot;;&quot;double&quot;;[.E31]))" office:value-type="string" office:string-value="mcSwaption 1-31 &#10;[8558]">
            <text:p>mcSwaption 1-31 <text:line-break/>[8558]</text:p>
          </table:table-cell>
          <table:table-cell table:style-name="ce56" table:formula="of:=INFO.OBBA.OBBA.OBRUN(&quot;mcSwptn price 1-&quot;&amp;ROW();[.H31];&quot;getValue&quot;;[$LIBORMarketModel.$M$26])" office:value-type="string" office:string-value="mcSwptn price 1-31 &#10;[8559]">
            <text:p>mcSwptn price 1-31 <text:line-break/>[8559]</text:p>
          </table:table-cell>
          <table:table-cell table:style-name="ce57" table:formula="of:=INFO.OBBA.OBBA.OBGET(INFO.OBBA.OBBA.OBSYNC([.I31];[.$I$11:.$I$49]))" office:value-type="percentage" office:value="0.0520301984328409">
            <text:p>5,203%</text:p>
          </table:table-cell>
          <table:table-cell table:style-name="ce55" table:formula="of:=INFO.OBBA.OBBA.OBGET(INFO.OBBA.OBBA.OBCALL(&quot;&quot;;&quot;net.finmath.marketdata.products.Swap&quot;;&quot;getForwardSwapRate&quot;;[.G31];[.G31];['Rate Curve Data'.$E$10]))" office:value-type="percentage" office:value="0.0259618105101805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1];['Rate Curve Data'.$E$10]))" office:value-type="percentage" office:value="7.2172565062078">
            <text:p>72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19334864185889">
            <text:p>21,9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55" table:formula="of:=[.K32]+[.$C$7]" office:value-type="percentage" office:value="0.025594933806355">
            <text:p>2,6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1-32 &#10;[8565]">
            <text:p>swap tenor 1-32 <text:line-break/>[856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2]);[.G32];INFO.OBBA.OBBA.OBMAKE(&quot;&quot;;&quot;double&quot;;[.E32]))" office:value-type="string" office:string-value="mcSwaption 1-32 &#10;[8566]">
            <text:p>mcSwaption 1-32 <text:line-break/>[8566]</text:p>
          </table:table-cell>
          <table:table-cell table:style-name="ce56" table:formula="of:=INFO.OBBA.OBBA.OBRUN(&quot;mcSwptn price 1-&quot;&amp;ROW();[.H32];&quot;getValue&quot;;[$LIBORMarketModel.$M$26])" office:value-type="string" office:string-value="mcSwptn price 1-32 &#10;[8567]">
            <text:p>mcSwptn price 1-32 <text:line-break/>[8567]</text:p>
          </table:table-cell>
          <table:table-cell table:style-name="ce57" table:formula="of:=INFO.OBBA.OBBA.OBGET(INFO.OBBA.OBBA.OBSYNC([.I32];[.$I$11:.$I$49]))" office:value-type="percentage" office:value="0.0515384875341282">
            <text:p>5,154%</text:p>
          </table:table-cell>
          <table:table-cell table:style-name="ce55" table:formula="of:=INFO.OBBA.OBBA.OBGET(INFO.OBBA.OBBA.OBCALL(&quot;&quot;;&quot;net.finmath.marketdata.products.Swap&quot;;&quot;getForwardSwapRate&quot;;[.G32];[.G32];['Rate Curve Data'.$E$10]))" office:value-type="percentage" office:value="0.025594933806355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2];['Rate Curve Data'.$E$10]))" office:value-type="percentage" office:value="7.12606097670835">
            <text:p>712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18232385028504">
            <text:p>21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55" table:formula="of:=[.K33]+[.$C$7]" office:value-type="percentage" office:value="0.025210754341613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1-33 &#10;[8573]">
            <text:p>swap tenor 1-33 <text:line-break/>[857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3]);[.G33];INFO.OBBA.OBBA.OBMAKE(&quot;&quot;;&quot;double&quot;;[.E33]))" office:value-type="string" office:string-value="mcSwaption 1-33 &#10;[8574]">
            <text:p>mcSwaption 1-33 <text:line-break/>[8574]</text:p>
          </table:table-cell>
          <table:table-cell table:style-name="ce56" table:formula="of:=INFO.OBBA.OBBA.OBRUN(&quot;mcSwptn price 1-&quot;&amp;ROW();[.H33];&quot;getValue&quot;;[$LIBORMarketModel.$M$26])" office:value-type="string" office:string-value="mcSwptn price 1-33 &#10;[8575]">
            <text:p>mcSwptn price 1-33 <text:line-break/>[8575]</text:p>
          </table:table-cell>
          <table:table-cell table:style-name="ce57" table:formula="of:=INFO.OBBA.OBBA.OBGET(INFO.OBBA.OBBA.OBSYNC([.I33];[.$I$11:.$I$49]))" office:value-type="percentage" office:value="0.0508922113428885">
            <text:p>5,089%</text:p>
          </table:table-cell>
          <table:table-cell table:style-name="ce55" table:formula="of:=INFO.OBBA.OBBA.OBGET(INFO.OBBA.OBBA.OBCALL(&quot;&quot;;&quot;net.finmath.marketdata.products.Swap&quot;;&quot;getForwardSwapRate&quot;;[.G33];[.G33];['Rate Curve Data'.$E$10]))" office:value-type="percentage" office:value="0.025210754341613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33];['Rate Curve Data'.$E$10]))" office:value-type="percentage" office:value="7.0373524942346">
            <text:p>703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16816357708165">
            <text:p>21,6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22">
            <text:p>22</text:p>
          </table:table-cell>
          <table:table-cell table:style-name="ce32" office:value-type="float" office:value="0.5">
            <text:p>0,5</text:p>
          </table:table-cell>
          <table:table-cell table:style-name="ce55" table:formula="of:=[.K34]+[.$C$7]" office:value-type="percentage" office:value="0.0248281858792592">
            <text:p>2,5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1-34 &#10;[8581]">
            <text:p>swap tenor 1-34 <text:line-break/>[858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4]);[.G34];INFO.OBBA.OBBA.OBMAKE(&quot;&quot;;&quot;double&quot;;[.E34]))" office:value-type="string" office:string-value="mcSwaption 1-34 &#10;[8582]">
            <text:p>mcSwaption 1-34 <text:line-break/>[8582]</text:p>
          </table:table-cell>
          <table:table-cell table:style-name="ce56" table:formula="of:=INFO.OBBA.OBBA.OBRUN(&quot;mcSwptn price 1-&quot;&amp;ROW();[.H34];&quot;getValue&quot;;[$LIBORMarketModel.$M$26])" office:value-type="string" office:string-value="mcSwptn price 1-34 &#10;[8583]">
            <text:p>mcSwptn price 1-34 <text:line-break/>[8583]</text:p>
          </table:table-cell>
          <table:table-cell table:style-name="ce57" table:formula="of:=INFO.OBBA.OBBA.OBGET(INFO.OBBA.OBBA.OBSYNC([.I34];[.$I$11:.$I$49]))" office:value-type="percentage" office:value="0.0499275763701763">
            <text:p>4,993%</text:p>
          </table:table-cell>
          <table:table-cell table:style-name="ce55" table:formula="of:=INFO.OBBA.OBBA.OBGET(INFO.OBBA.OBBA.OBCALL(&quot;&quot;;&quot;net.finmath.marketdata.products.Swap&quot;;&quot;getForwardSwapRate&quot;;[.G34];[.G34];['Rate Curve Data'.$E$10]))" office:value-type="percentage" office:value="0.0248281858792592">
            <text:p>2,5%</text:p>
          </table:table-cell>
          <table:table-cell table:style-name="ce58" table:formula="of:=INFO.OBBA.OBBA.OBGET(INFO.OBBA.OBBA.OBCALL(&quot;&quot;;&quot;net.finmath.marketdata.products.SwapAnnuity&quot;;&quot;getSwapAnnuity&quot;;[.G34];['Rate Curve Data'.$E$10]))" office:value-type="percentage" office:value="6.95106137232944">
            <text:p>695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14146431708068">
            <text:p>21,4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22.5">
            <text:p>22,5</text:p>
          </table:table-cell>
          <table:table-cell table:style-name="ce32" office:value-type="float" office:value="0.5">
            <text:p>0,5</text:p>
          </table:table-cell>
          <table:table-cell table:style-name="ce55" table:formula="of:=[.K35]+[.$C$7]" office:value-type="percentage" office:value="0.024462719655283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1-35 &#10;[8589]">
            <text:p>swap tenor 1-35 <text:line-break/>[858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5]);[.G35];INFO.OBBA.OBBA.OBMAKE(&quot;&quot;;&quot;double&quot;;[.E35]))" office:value-type="string" office:string-value="mcSwaption 1-35 &#10;[8590]">
            <text:p>mcSwaption 1-35 <text:line-break/>[8590]</text:p>
          </table:table-cell>
          <table:table-cell table:style-name="ce56" table:formula="of:=INFO.OBBA.OBBA.OBRUN(&quot;mcSwptn price 1-&quot;&amp;ROW();[.H35];&quot;getValue&quot;;[$LIBORMarketModel.$M$26])" office:value-type="string" office:string-value="mcSwptn price 1-35 &#10;[8591]">
            <text:p>mcSwptn price 1-35 <text:line-break/>[8591]</text:p>
          </table:table-cell>
          <table:table-cell table:style-name="ce57" table:formula="of:=INFO.OBBA.OBBA.OBGET(INFO.OBBA.OBBA.OBSYNC([.I35];[.$I$11:.$I$49]))" office:value-type="percentage" office:value="0.048941622125414">
            <text:p>4,894%</text:p>
          </table:table-cell>
          <table:table-cell table:style-name="ce55" table:formula="of:=INFO.OBBA.OBBA.OBGET(INFO.OBBA.OBBA.OBCALL(&quot;&quot;;&quot;net.finmath.marketdata.products.Swap&quot;;&quot;getForwardSwapRate&quot;;[.G35];[.G35];['Rate Curve Data'.$E$10]))" office:value-type="percentage" office:value="0.024462719655283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5];['Rate Curve Data'.$E$10]))" office:value-type="percentage" office:value="6.86706779516595">
            <text:p>686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11373061327811">
            <text:p>21,1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23">
            <text:p>23</text:p>
          </table:table-cell>
          <table:table-cell table:style-name="ce32" office:value-type="float" office:value="0.5">
            <text:p>0,5</text:p>
          </table:table-cell>
          <table:table-cell table:style-name="ce55" table:formula="of:=[.K36]+[.$C$7]" office:value-type="percentage" office:value="0.0241264057219442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1-36 &#10;[8597]">
            <text:p>swap tenor 1-36 <text:line-break/>[859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6]);[.G36];INFO.OBBA.OBBA.OBMAKE(&quot;&quot;;&quot;double&quot;;[.E36]))" office:value-type="string" office:string-value="mcSwaption 1-36 &#10;[8598]">
            <text:p>mcSwaption 1-36 <text:line-break/>[8598]</text:p>
          </table:table-cell>
          <table:table-cell table:style-name="ce56" table:formula="of:=INFO.OBBA.OBBA.OBRUN(&quot;mcSwptn price 1-&quot;&amp;ROW();[.H36];&quot;getValue&quot;;[$LIBORMarketModel.$M$26])" office:value-type="string" office:string-value="mcSwptn price 1-36 &#10;[8599]">
            <text:p>mcSwptn price 1-36 <text:line-break/>[8599]</text:p>
          </table:table-cell>
          <table:table-cell table:style-name="ce57" table:formula="of:=INFO.OBBA.OBBA.OBGET(INFO.OBBA.OBBA.OBSYNC([.I36];[.$I$11:.$I$49]))" office:value-type="percentage" office:value="0.0479067321713108">
            <text:p>4,791%</text:p>
          </table:table-cell>
          <table:table-cell table:style-name="ce55" table:formula="of:=INFO.OBBA.OBBA.OBGET(INFO.OBBA.OBBA.OBCALL(&quot;&quot;;&quot;net.finmath.marketdata.products.Swap&quot;;&quot;getForwardSwapRate&quot;;[.G36];[.G36];['Rate Curve Data'.$E$10]))" office:value-type="percentage" office:value="0.0241264057219442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6];['Rate Curve Data'.$E$10]))" office:value-type="percentage" office:value="6.78521635383407">
            <text:p>678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0823997883282">
            <text:p>20,8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23.5">
            <text:p>23,5</text:p>
          </table:table-cell>
          <table:table-cell table:style-name="ce32" office:value-type="float" office:value="0.5">
            <text:p>0,5</text:p>
          </table:table-cell>
          <table:table-cell table:style-name="ce55" table:formula="of:=[.K37]+[.$C$7]" office:value-type="percentage" office:value="0.023827852613755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1-37 &#10;[8605]">
            <text:p>swap tenor 1-37 <text:line-break/>[860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7]);[.G37];INFO.OBBA.OBBA.OBMAKE(&quot;&quot;;&quot;double&quot;;[.E37]))" office:value-type="string" office:string-value="mcSwaption 1-37 &#10;[8606]">
            <text:p>mcSwaption 1-37 <text:line-break/>[8606]</text:p>
          </table:table-cell>
          <table:table-cell table:style-name="ce56" table:formula="of:=INFO.OBBA.OBBA.OBRUN(&quot;mcSwptn price 1-&quot;&amp;ROW();[.H37];&quot;getValue&quot;;[$LIBORMarketModel.$M$26])" office:value-type="string" office:string-value="mcSwptn price 1-37 &#10;[8607]">
            <text:p>mcSwptn price 1-37 <text:line-break/>[8607]</text:p>
          </table:table-cell>
          <table:table-cell table:style-name="ce57" table:formula="of:=INFO.OBBA.OBBA.OBGET(INFO.OBBA.OBBA.OBSYNC([.I37];[.$I$11:.$I$49]))" office:value-type="percentage" office:value="0.0477263283008053">
            <text:p>4,773%</text:p>
          </table:table-cell>
          <table:table-cell table:style-name="ce55" table:formula="of:=INFO.OBBA.OBBA.OBGET(INFO.OBBA.OBBA.OBCALL(&quot;&quot;;&quot;net.finmath.marketdata.products.Swap&quot;;&quot;getForwardSwapRate&quot;;[.G37];[.G37];['Rate Curve Data'.$E$10]))" office:value-type="percentage" office:value="0.023827852613755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7];['Rate Curve Data'.$E$10]))" office:value-type="percentage" office:value="6.70532955169188">
            <text:p>670,5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08795965099415">
            <text:p>20,8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24">
            <text:p>24</text:p>
          </table:table-cell>
          <table:table-cell table:style-name="ce32" office:value-type="float" office:value="0.5">
            <text:p>0,5</text:p>
          </table:table-cell>
          <table:table-cell table:style-name="ce55" table:formula="of:=[.K38]+[.$C$7]" office:value-type="percentage" office:value="0.0235722344135895">
            <text:p>2,4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1-38 &#10;[8613]">
            <text:p>swap tenor 1-38 <text:line-break/>[861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8]);[.G38];INFO.OBBA.OBBA.OBMAKE(&quot;&quot;;&quot;double&quot;;[.E38]))" office:value-type="string" office:string-value="mcSwaption 1-38 &#10;[8614]">
            <text:p>mcSwaption 1-38 <text:line-break/>[8614]</text:p>
          </table:table-cell>
          <table:table-cell table:style-name="ce56" table:formula="of:=INFO.OBBA.OBBA.OBRUN(&quot;mcSwptn price 1-&quot;&amp;ROW();[.H38];&quot;getValue&quot;;[$LIBORMarketModel.$M$26])" office:value-type="string" office:string-value="mcSwptn price 1-38 &#10;[8615]">
            <text:p>mcSwptn price 1-38 <text:line-break/>[8615]</text:p>
          </table:table-cell>
          <table:table-cell table:style-name="ce57" table:formula="of:=INFO.OBBA.OBBA.OBGET(INFO.OBBA.OBBA.OBSYNC([.I38];[.$I$11:.$I$49]))" office:value-type="percentage" office:value="0.0473099049508001">
            <text:p>4,731%</text:p>
          </table:table-cell>
          <table:table-cell table:style-name="ce55" table:formula="of:=INFO.OBBA.OBBA.OBGET(INFO.OBBA.OBBA.OBCALL(&quot;&quot;;&quot;net.finmath.marketdata.products.Swap&quot;;&quot;getForwardSwapRate&quot;;[.G38];[.G38];['Rate Curve Data'.$E$10]))" office:value-type="percentage" office:value="0.0235722344135895">
            <text:p>2,4%</text:p>
          </table:table-cell>
          <table:table-cell table:style-name="ce58" table:formula="of:=INFO.OBBA.OBBA.OBGET(INFO.OBBA.OBBA.OBCALL(&quot;&quot;;&quot;net.finmath.marketdata.products.SwapAnnuity&quot;;&quot;getSwapAnnuity&quot;;[.G38];['Rate Curve Data'.$E$10]))" office:value-type="percentage" office:value="6.6272203558229">
            <text:p>662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08016537429577">
            <text:p>20,8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24.5">
            <text:p>24,5</text:p>
          </table:table-cell>
          <table:table-cell table:style-name="ce32" office:value-type="float" office:value="0.5">
            <text:p>0,5</text:p>
          </table:table-cell>
          <table:table-cell table:style-name="ce55" table:formula="of:=[.K39]+[.$C$7]" office:value-type="percentage" office:value="0.023361296021134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1-39 &#10;[8621]">
            <text:p>swap tenor 1-39 <text:line-break/>[862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39]);[.G39];INFO.OBBA.OBBA.OBMAKE(&quot;&quot;;&quot;double&quot;;[.E39]))" office:value-type="string" office:string-value="mcSwaption 1-39 &#10;[8622]">
            <text:p>mcSwaption 1-39 <text:line-break/>[8622]</text:p>
          </table:table-cell>
          <table:table-cell table:style-name="ce56" table:formula="of:=INFO.OBBA.OBBA.OBRUN(&quot;mcSwptn price 1-&quot;&amp;ROW();[.H39];&quot;getValue&quot;;[$LIBORMarketModel.$M$26])" office:value-type="string" office:string-value="mcSwptn price 1-39 &#10;[8623]">
            <text:p>mcSwptn price 1-39 <text:line-break/>[8623]</text:p>
          </table:table-cell>
          <table:table-cell table:style-name="ce57" table:formula="of:=INFO.OBBA.OBBA.OBGET(INFO.OBBA.OBBA.OBSYNC([.I39];[.$I$11:.$I$49]))" office:value-type="percentage" office:value="0.0468629499654268">
            <text:p>4,686%</text:p>
          </table:table-cell>
          <table:table-cell table:style-name="ce55" table:formula="of:=INFO.OBBA.OBBA.OBGET(INFO.OBBA.OBBA.OBCALL(&quot;&quot;;&quot;net.finmath.marketdata.products.Swap&quot;;&quot;getForwardSwapRate&quot;;[.G39];[.G39];['Rate Curve Data'.$E$10]))" office:value-type="percentage" office:value="0.023361296021134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39];['Rate Curve Data'.$E$10]))" office:value-type="percentage" office:value="6.55070388946856">
            <text:p>655,1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06803007168493">
            <text:p>20,6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25">
            <text:p>25</text:p>
          </table:table-cell>
          <table:table-cell table:style-name="ce32" office:value-type="float" office:value="0.5">
            <text:p>0,5</text:p>
          </table:table-cell>
          <table:table-cell table:style-name="ce55" table:formula="of:=[.K40]+[.$C$7]" office:value-type="percentage" office:value="0.0231933498403429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1-40 &#10;[8629]">
            <text:p>swap tenor 1-40 <text:line-break/>[862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0]);[.G40];INFO.OBBA.OBBA.OBMAKE(&quot;&quot;;&quot;double&quot;;[.E40]))" office:value-type="string" office:string-value="mcSwaption 1-40 &#10;[8630]">
            <text:p>mcSwaption 1-40 <text:line-break/>[8630]</text:p>
          </table:table-cell>
          <table:table-cell table:style-name="ce56" table:formula="of:=INFO.OBBA.OBBA.OBRUN(&quot;mcSwptn price 1-&quot;&amp;ROW();[.H40];&quot;getValue&quot;;[$LIBORMarketModel.$M$26])" office:value-type="string" office:string-value="mcSwptn price 1-40 &#10;[8631]">
            <text:p>mcSwptn price 1-40 <text:line-break/>[8631]</text:p>
          </table:table-cell>
          <table:table-cell table:style-name="ce57" table:formula="of:=INFO.OBBA.OBBA.OBGET(INFO.OBBA.OBBA.OBSYNC([.I40];[.$I$11:.$I$49]))" office:value-type="percentage" office:value="0.0465867929425766">
            <text:p>4,659%</text:p>
          </table:table-cell>
          <table:table-cell table:style-name="ce55" table:formula="of:=INFO.OBBA.OBBA.OBGET(INFO.OBBA.OBBA.OBCALL(&quot;&quot;;&quot;net.finmath.marketdata.products.Swap&quot;;&quot;getForwardSwapRate&quot;;[.G40];[.G40];['Rate Curve Data'.$E$10]))" office:value-type="percentage" office:value="0.0231933498403429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0];['Rate Curve Data'.$E$10]))" office:value-type="percentage" office:value="6.47560836435677">
            <text:p>647,6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06096506130271">
            <text:p>20,6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23">
            <text:p>0,22</text:p>
          </table:table-cell>
          <table:table-cell table:style-name="ce61" table:formula="of:=IF(ISNUMBER([.O40]);[.M40]-[.O40];&quot;&quot;)" office:value-type="percentage" office:value="-0.0169034938697288">
            <text:p>-1,6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25.5">
            <text:p>25,5</text:p>
          </table:table-cell>
          <table:table-cell table:style-name="ce32" office:value-type="float" office:value="0.5">
            <text:p>0,5</text:p>
          </table:table-cell>
          <table:table-cell table:style-name="ce55" table:formula="of:=[.K41]+[.$C$7]" office:value-type="percentage" office:value="0.023063928900437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1-41 &#10;[8637]">
            <text:p>swap tenor 1-41 <text:line-break/>[863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1]);[.G41];INFO.OBBA.OBBA.OBMAKE(&quot;&quot;;&quot;double&quot;;[.E41]))" office:value-type="string" office:string-value="mcSwaption 1-41 &#10;[8638]">
            <text:p>mcSwaption 1-41 <text:line-break/>[8638]</text:p>
          </table:table-cell>
          <table:table-cell table:style-name="ce56" table:formula="of:=INFO.OBBA.OBBA.OBRUN(&quot;mcSwptn price 1-&quot;&amp;ROW();[.H41];&quot;getValue&quot;;[$LIBORMarketModel.$M$26])" office:value-type="string" office:string-value="mcSwptn price 1-41 &#10;[8639]">
            <text:p>mcSwptn price 1-41 <text:line-break/>[8639]</text:p>
          </table:table-cell>
          <table:table-cell table:style-name="ce57" table:formula="of:=INFO.OBBA.OBBA.OBGET(INFO.OBBA.OBBA.OBSYNC([.I41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1];[.G41];['Rate Curve Data'.$E$10]))" office:value-type="percentage" office:value="0.023063928900437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1];['Rate Curve Data'.$E$10]))" office:value-type="percentage" office:value="6.40178322775628">
            <text:p>640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26">
            <text:p>26</text:p>
          </table:table-cell>
          <table:table-cell table:style-name="ce32" office:value-type="float" office:value="0.5">
            <text:p>0,5</text:p>
          </table:table-cell>
          <table:table-cell table:style-name="ce55" table:formula="of:=[.K42]+[.$C$7]" office:value-type="percentage" office:value="0.022968437445653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1-42 &#10;[8645]">
            <text:p>swap tenor 1-42 <text:line-break/>[864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2]);[.G42];INFO.OBBA.OBBA.OBMAKE(&quot;&quot;;&quot;double&quot;;[.E42]))" office:value-type="string" office:string-value="mcSwaption 1-42 &#10;[8646]">
            <text:p>mcSwaption 1-42 <text:line-break/>[8646]</text:p>
          </table:table-cell>
          <table:table-cell table:style-name="ce56" table:formula="of:=INFO.OBBA.OBBA.OBRUN(&quot;mcSwptn price 1-&quot;&amp;ROW();[.H42];&quot;getValue&quot;;[$LIBORMarketModel.$M$26])" office:value-type="string" office:string-value="mcSwptn price 1-42 &#10;[8647]">
            <text:p>mcSwptn price 1-42 <text:line-break/>[8647]</text:p>
          </table:table-cell>
          <table:table-cell table:style-name="ce57" table:formula="of:=INFO.OBBA.OBBA.OBGET(INFO.OBBA.OBBA.OBSYNC([.I42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2];[.G42];['Rate Curve Data'.$E$10]))" office:value-type="percentage" office:value="0.022968437445653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2];['Rate Curve Data'.$E$10]))" office:value-type="percentage" office:value="6.32909847653346">
            <text:p>632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26.5">
            <text:p>26,5</text:p>
          </table:table-cell>
          <table:table-cell table:style-name="ce32" office:value-type="float" office:value="0.5">
            <text:p>0,5</text:p>
          </table:table-cell>
          <table:table-cell table:style-name="ce55" table:formula="of:=[.K43]+[.$C$7]" office:value-type="percentage" office:value="0.0229028118546362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1-43 &#10;[8653]">
            <text:p>swap tenor 1-43 <text:line-break/>[865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3]);[.G43];INFO.OBBA.OBBA.OBMAKE(&quot;&quot;;&quot;double&quot;;[.E43]))" office:value-type="string" office:string-value="mcSwaption 1-43 &#10;[8654]">
            <text:p>mcSwaption 1-43 <text:line-break/>[8654]</text:p>
          </table:table-cell>
          <table:table-cell table:style-name="ce56" table:formula="of:=INFO.OBBA.OBBA.OBRUN(&quot;mcSwptn price 1-&quot;&amp;ROW();[.H43];&quot;getValue&quot;;[$LIBORMarketModel.$M$26])" office:value-type="string" office:string-value="mcSwptn price 1-43 &#10;[8655]">
            <text:p>mcSwptn price 1-43 <text:line-break/>[8655]</text:p>
          </table:table-cell>
          <table:table-cell table:style-name="ce57" table:formula="of:=INFO.OBBA.OBBA.OBGET(INFO.OBBA.OBBA.OBSYNC([.I43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3];[.G43];['Rate Curve Data'.$E$10]))" office:value-type="percentage" office:value="0.0229028118546362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3];['Rate Curve Data'.$E$10]))" office:value-type="percentage" office:value="6.25744196848569">
            <text:p>625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27">
            <text:p>27</text:p>
          </table:table-cell>
          <table:table-cell table:style-name="ce32" office:value-type="float" office:value="0.5">
            <text:p>0,5</text:p>
          </table:table-cell>
          <table:table-cell table:style-name="ce55" table:formula="of:=[.K44]+[.$C$7]" office:value-type="percentage" office:value="0.0228635197860955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1-44 &#10;[8661]">
            <text:p>swap tenor 1-44 <text:line-break/>[866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4]);[.G44];INFO.OBBA.OBBA.OBMAKE(&quot;&quot;;&quot;double&quot;;[.E44]))" office:value-type="string" office:string-value="mcSwaption 1-44 &#10;[8662]">
            <text:p>mcSwaption 1-44 <text:line-break/>[8662]</text:p>
          </table:table-cell>
          <table:table-cell table:style-name="ce56" table:formula="of:=INFO.OBBA.OBBA.OBRUN(&quot;mcSwptn price 1-&quot;&amp;ROW();[.H44];&quot;getValue&quot;;[$LIBORMarketModel.$M$26])" office:value-type="string" office:string-value="mcSwptn price 1-44 &#10;[8663]">
            <text:p>mcSwptn price 1-44 <text:line-break/>[8663]</text:p>
          </table:table-cell>
          <table:table-cell table:style-name="ce57" table:formula="of:=INFO.OBBA.OBBA.OBGET(INFO.OBBA.OBBA.OBSYNC([.I44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4];[.G44];['Rate Curve Data'.$E$10]))" office:value-type="percentage" office:value="0.0228635197860955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4];['Rate Curve Data'.$E$10]))" office:value-type="percentage" office:value="6.18671690628676">
            <text:p>618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27.5">
            <text:p>27,5</text:p>
          </table:table-cell>
          <table:table-cell table:style-name="ce32" office:value-type="float" office:value="0.5">
            <text:p>0,5</text:p>
          </table:table-cell>
          <table:table-cell table:style-name="ce55" table:formula="of:=[.K45]+[.$C$7]" office:value-type="percentage" office:value="0.022847560697209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1-45 &#10;[8669]">
            <text:p>swap tenor 1-45 <text:line-break/>[8669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5]);[.G45];INFO.OBBA.OBBA.OBMAKE(&quot;&quot;;&quot;double&quot;;[.E45]))" office:value-type="string" office:string-value="mcSwaption 1-45 &#10;[8670]">
            <text:p>mcSwaption 1-45 <text:line-break/>[8670]</text:p>
          </table:table-cell>
          <table:table-cell table:style-name="ce56" table:formula="of:=INFO.OBBA.OBBA.OBRUN(&quot;mcSwptn price 1-&quot;&amp;ROW();[.H45];&quot;getValue&quot;;[$LIBORMarketModel.$M$26])" office:value-type="string" office:string-value="mcSwptn price 1-45 &#10;[8671]">
            <text:p>mcSwptn price 1-45 <text:line-break/>[8671]</text:p>
          </table:table-cell>
          <table:table-cell table:style-name="ce57" table:formula="of:=INFO.OBBA.OBBA.OBGET(INFO.OBBA.OBBA.OBSYNC([.I45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5];[.G45];['Rate Curve Data'.$E$10]))" office:value-type="percentage" office:value="0.022847560697209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5];['Rate Curve Data'.$E$10]))" office:value-type="percentage" office:value="6.11683947568882">
            <text:p>611,7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8">
            <text:p>28</text:p>
          </table:table-cell>
          <table:table-cell table:style-name="ce32" office:value-type="float" office:value="0.5">
            <text:p>0,5</text:p>
          </table:table-cell>
          <table:table-cell table:style-name="ce55" table:formula="of:=[.K46]+[.$C$7]" office:value-type="percentage" office:value="0.0228524675956356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1-46 &#10;[8677]">
            <text:p>swap tenor 1-46 <text:line-break/>[8677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6]);[.G46];INFO.OBBA.OBBA.OBMAKE(&quot;&quot;;&quot;double&quot;;[.E46]))" office:value-type="string" office:string-value="mcSwaption 1-46 &#10;[8678]">
            <text:p>mcSwaption 1-46 <text:line-break/>[8678]</text:p>
          </table:table-cell>
          <table:table-cell table:style-name="ce56" table:formula="of:=INFO.OBBA.OBBA.OBRUN(&quot;mcSwptn price 1-&quot;&amp;ROW();[.H46];&quot;getValue&quot;;[$LIBORMarketModel.$M$26])" office:value-type="string" office:string-value="mcSwptn price 1-46 &#10;[8679]">
            <text:p>mcSwptn price 1-46 <text:line-break/>[8679]</text:p>
          </table:table-cell>
          <table:table-cell table:style-name="ce57" table:formula="of:=INFO.OBBA.OBBA.OBGET(INFO.OBBA.OBBA.OBSYNC([.I46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6];[.G46];['Rate Curve Data'.$E$10]))" office:value-type="percentage" office:value="0.0228524675956356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6];['Rate Curve Data'.$E$10]))" office:value-type="percentage" office:value="6.04773662308582">
            <text:p>604,8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8.5">
            <text:p>28,5</text:p>
          </table:table-cell>
          <table:table-cell table:style-name="ce32" office:value-type="float" office:value="0.5">
            <text:p>0,5</text:p>
          </table:table-cell>
          <table:table-cell table:style-name="ce55" table:formula="of:=[.K47]+[.$C$7]" office:value-type="percentage" office:value="0.0228763098776338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1-47 &#10;[8685]">
            <text:p>swap tenor 1-47 <text:line-break/>[8685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7]);[.G47];INFO.OBBA.OBBA.OBMAKE(&quot;&quot;;&quot;double&quot;;[.E47]))" office:value-type="string" office:string-value="mcSwaption 1-47 &#10;[8686]">
            <text:p>mcSwaption 1-47 <text:line-break/>[8686]</text:p>
          </table:table-cell>
          <table:table-cell table:style-name="ce56" table:formula="of:=INFO.OBBA.OBBA.OBRUN(&quot;mcSwptn price 1-&quot;&amp;ROW();[.H47];&quot;getValue&quot;;[$LIBORMarketModel.$M$26])" office:value-type="string" office:string-value="mcSwptn price 1-47 &#10;[8687]">
            <text:p>mcSwptn price 1-47 <text:line-break/>[8687]</text:p>
          </table:table-cell>
          <table:table-cell table:style-name="ce57" table:formula="of:=INFO.OBBA.OBBA.OBGET(INFO.OBBA.OBBA.OBSYNC([.I47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7];[.G47];['Rate Curve Data'.$E$10]))" office:value-type="percentage" office:value="0.0228763098776338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7];['Rate Curve Data'.$E$10]))" office:value-type="percentage" office:value="5.97934396043389">
            <text:p>597,9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9">
            <text:p>29</text:p>
          </table:table-cell>
          <table:table-cell table:style-name="ce32" office:value-type="float" office:value="0.5">
            <text:p>0,5</text:p>
          </table:table-cell>
          <table:table-cell table:style-name="ce55" table:formula="of:=[.K48]+[.$C$7]" office:value-type="percentage" office:value="0.0229176971126351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1-48 &#10;[8693]">
            <text:p>swap tenor 1-48 <text:line-break/>[8693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8]);[.G48];INFO.OBBA.OBBA.OBMAKE(&quot;&quot;;&quot;double&quot;;[.E48]))" office:value-type="string" office:string-value="mcSwaption 1-48 &#10;[8694]">
            <text:p>mcSwaption 1-48 <text:line-break/>[8694]</text:p>
          </table:table-cell>
          <table:table-cell table:style-name="ce56" table:formula="of:=INFO.OBBA.OBBA.OBRUN(&quot;mcSwptn price 1-&quot;&amp;ROW();[.H48];&quot;getValue&quot;;[$LIBORMarketModel.$M$26])" office:value-type="string" office:string-value="mcSwptn price 1-48 &#10;[8695]">
            <text:p>mcSwptn price 1-48 <text:line-break/>[8695]</text:p>
          </table:table-cell>
          <table:table-cell table:style-name="ce57" table:formula="of:=INFO.OBBA.OBBA.OBGET(INFO.OBBA.OBBA.OBSYNC([.I48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8];[.G48];['Rate Curve Data'.$E$10]))" office:value-type="percentage" office:value="0.0229176971126351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8];['Rate Curve Data'.$E$10]))" office:value-type="percentage" office:value="5.91160378790336">
            <text:p>591,2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9.5">
            <text:p>29,5</text:p>
          </table:table-cell>
          <table:table-cell table:style-name="ce32" office:value-type="float" office:value="0.5">
            <text:p>0,5</text:p>
          </table:table-cell>
          <table:table-cell table:style-name="ce55" table:formula="of:=[.K49]+[.$C$7]" office:value-type="percentage" office:value="0.0229757836592104">
            <text:p>2,3%</text:p>
          </table:table-cell>
          <table:table-cell table:style-name="ce55"/>
          <table:table-cell table:style-name="ce37" table:formula="of:=INFO.OBBA.OBBA.OBMAKE(&quot;swap tenor 1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1-49 &#10;[8701]">
            <text:p>swap tenor 1-49 <text:line-break/>[8701]</text:p>
          </table:table-cell>
          <table:table-cell table:style-name="ce37" table:formula="of:=INFO.OBBA.OBBA.OBMAKE(&quot;mcSwaption 1-&quot;&amp;ROW();&quot;net.finmath.montecarlo.interestrate.products.Swaption&quot;;INFO.OBBA.OBBA.OBMAKE(&quot;&quot;;&quot;double&quot;;[.B49]);[.G49];INFO.OBBA.OBBA.OBMAKE(&quot;&quot;;&quot;double&quot;;[.E49]))" office:value-type="string" office:string-value="mcSwaption 1-49 &#10;[8702]">
            <text:p>mcSwaption 1-49 <text:line-break/>[8702]</text:p>
          </table:table-cell>
          <table:table-cell table:style-name="ce56" table:formula="of:=INFO.OBBA.OBBA.OBRUN(&quot;mcSwptn price 1-&quot;&amp;ROW();[.H49];&quot;getValue&quot;;[$LIBORMarketModel.$M$26])" office:value-type="string" office:string-value="mcSwptn price 1-49 &#10;[8703]">
            <text:p>mcSwptn price 1-49 <text:line-break/>[8703]</text:p>
          </table:table-cell>
          <table:table-cell table:style-name="ce57" table:formula="of:=INFO.OBBA.OBBA.OBGET(INFO.OBBA.OBBA.OBSYNC([.I49];[.$I$11:.$I$49]))" office:value-type="percentage" office:value="0">
            <text:p>#VALUE!</text:p>
          </table:table-cell>
          <table:table-cell table:style-name="ce55" table:formula="of:=INFO.OBBA.OBBA.OBGET(INFO.OBBA.OBBA.OBCALL(&quot;&quot;;&quot;net.finmath.marketdata.products.Swap&quot;;&quot;getForwardSwapRate&quot;;[.G49];[.G49];['Rate Curve Data'.$E$10]))" office:value-type="percentage" office:value="0.0229757836592104">
            <text:p>2,3%</text:p>
          </table:table-cell>
          <table:table-cell table:style-name="ce58" table:formula="of:=INFO.OBBA.OBBA.OBGET(INFO.OBBA.OBBA.OBCALL(&quot;&quot;;&quot;net.finmath.marketdata.products.SwapAnnuity&quot;;&quot;getSwapAnnuity&quot;;[.G49];['Rate Curve Data'.$E$10]))" office:value-type="percentage" office:value="5.84446322655459">
            <text:p>584,4%</text:p>
          </table:table-cell>
          <table:table-cell table:style-name="ce63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 Smile" table:style-name="ta1">
        <office:forms form:automatic-focus="false" form:apply-design-mode="false"/>
        <table:shapes>
          <draw:frame draw:z-index="0" draw:style-name="gr1" svg:width="15.999cm" svg:height="8.999cm" svg:x="7.343cm" svg:y="6.957cm">
            <draw:object draw:notify-on-update-of-ranges="'Swaption Smile'.E14:'Swaption Smile'.E52 'Swaption Smile'.P12:'Swaption Smile'.P12 'Swaption Smile'.P14:'Swaption Smile'.P52 'Swaption Smile'.J12:'Swaption Smile'.J12 'Swaption Smile'.J14:'Swaption Smile'.J5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15.999cm" svg:height="8.999cm" svg:x="23.374cm" svg:y="6.948cm">
            <draw:object draw:notify-on-update-of-ranges="'Swaption Smile'.E14:'Swaption Smile'.E52 'Swaption Smile'.O12:'Swaption Smile'.O12 'Swaption Smile'.O14:'Swaption Smile'.O52 'Swaption Smile'.M12:'Swaption Smile'.M12 'Swaption Smile'.M14:'Swaption Smile'.M5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1" table:default-cell-style-name="ce36"/>
        <table:table-column table:style-name="co8" table:number-columns-repeated="766" table:default-cell-style-name="ce36"/>
        <table:table-column table:style-name="co8" table:default-cell-style-name="Default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50"/>
          <table:table-cell table:style-name="ce14" table:number-columns-repeated="5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19" office:value-type="string">
            <text:p>Swaption Volatiltiy Smile Offset</text:p>
          </table:table-cell>
          <table:table-cell table:style-name="ce19"/>
          <table:table-cell table:number-columns-repeated="10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37" table:formula="of:=INFO.OBBA.OBBA.OBCALL(&quot;short period**&quot;;obLibs&amp;&quot;net.finmath.time.TimeDiscretization$ShortPeriodLocation&quot;;&quot;valueOf&quot;;INFO.OBBA.OBBA.OBMAKE(&quot;&quot;;&quot;String&quot;;[.C6]))" office:value-type="string" office:string-value="short period** &#10;[9072]">
            <text:p>short period** </text:p>
            <text:p>[9072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number-columns-repeated="12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start</text:p>
          </table:table-cell>
          <table:table-cell table:style-name="ce37" office:value-type="float" office:value="5">
            <text:p>5</text:p>
          </table:table-cell>
          <table:table-cell table:style-name="ce14" table:number-columns-repeated="3"/>
          <table:table-cell table:number-columns-repeated="2"/>
          <table:table-cell office:value-type="string">
            <text:p>Stike Offset:</text:p>
          </table:table-cell>
          <table:table-cell table:style-name="ce66" office:value-type="percentage" office:value="-0.02">
            <text:p>-2,00%</text:p>
          </table:table-cell>
          <table:table-cell table:style-name="ce66" office:value-type="percentage" office:value="-0.01">
            <text:p>-1,00%</text:p>
          </table:table-cell>
          <table:table-cell table:style-name="ce66" office:value-type="percentage" office:value="-0.005">
            <text:p>-0,50%</text:p>
          </table:table-cell>
          <table:table-cell table:style-name="ce66" office:value-type="percentage" office:value="-0.0025">
            <text:p>-0,25%</text:p>
          </table:table-cell>
          <table:table-cell table:style-name="ce66" office:value-type="percentage" office:value="0">
            <text:p>0,00%</text:p>
          </table:table-cell>
          <table:table-cell table:style-name="ce66" office:value-type="percentage" office:value="0.0025">
            <text:p>0,25%</text:p>
          </table:table-cell>
          <table:table-cell table:style-name="ce66" office:value-type="percentage" office:value="0.005">
            <text:p>0,50%</text:p>
          </table:table-cell>
          <table:table-cell table:style-name="ce66" office:value-type="percentage" office:value="0.01">
            <text:p>1,00%</text:p>
          </table:table-cell>
          <table:table-cell table:style-name="ce66" office:value-type="percentage" office:value="0.02">
            <text:p>2,00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48" office:value-type="string">
            <text:p>Option Mat.</text:p>
          </table:table-cell>
          <table:table-cell table:style-name="ce48" office:value-type="string">
            <text:p>Swap Mat.</text:p>
          </table:table-cell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/>
          <table:table-cell table:style-name="ce49" office:value-type="percentage" office:value="0.251">
            <text:p>25,1%</text:p>
          </table:table-cell>
          <table:table-cell table:style-name="ce49" office:value-type="percentage" office:value="0.0691">
            <text:p>6,9%</text:p>
          </table:table-cell>
          <table:table-cell table:style-name="ce49" office:value-type="percentage" office:value="0.0272">
            <text:p>2,7%</text:p>
          </table:table-cell>
          <table:table-cell table:style-name="ce49" office:value-type="percentage" office:value="0.0121">
            <text:p>1,2%</text:p>
          </table:table-cell>
          <table:table-cell table:style-name="ce49" office:value-type="percentage" office:value="0">
            <text:p>0,0%</text:p>
          </table:table-cell>
          <table:table-cell table:style-name="ce49" office:value-type="percentage" office:value="-0.0097">
            <text:p>-1,0%</text:p>
          </table:table-cell>
          <table:table-cell table:style-name="ce49" office:value-type="percentage" office:value="-0.0175">
            <text:p>-1,8%</text:p>
          </table:table-cell>
          <table:table-cell table:style-name="ce49" office:value-type="percentage" office:value="-0.0284">
            <text:p>-2,8%</text:p>
          </table:table-cell>
          <table:table-cell table:style-name="ce49" office:value-type="percentage" office:value="-0.0388">
            <text:p>-3,9%</text:p>
          </table:table-cell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3"/>
          <table:table-cell table:style-name="ce48" table:number-columns-repeated="2"/>
          <table:table-cell/>
          <table:table-cell table:style-name="ce49" table:number-columns-repeated="9"/>
          <table:table-cell table:style-name="ce14" table:number-columns-repeated="239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37"/>
          <table:table-cell table:style-name="ce14" table:number-columns-repeated="4"/>
          <table:table-cell table:style-name="ce37" table:number-columns-repeated="2"/>
          <table:table-cell table:style-name="ce14" table:number-columns-repeated="248"/>
          <table:table-cell table:number-columns-repeated="767"/>
        </table:table-row>
        <table:table-row table:style-name="ro4">
          <table:table-cell table:style-name="ce14" table:number-columns-repeated="2"/>
          <table:table-cell table:style-name="ce60"/>
          <table:table-cell table:style-name="ce14" table:number-columns-repeated="3"/>
          <table:table-cell table:style-name="ce37" table:number-columns-repeated="3"/>
          <table:table-cell table:style-name="ce32" office:value-type="string">
            <text:p>model</text:p>
          </table:table-cell>
          <table:table-cell table:style-name="ce14" table:number-columns-repeated="2"/>
          <table:table-cell table:style-name="ce32" office:value-type="string">
            <text:p>model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/>
          <table:table-cell table:number-columns-repeated="2" table:style-name="ce32" office:value-type="string">
            <text:p>market dat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53" office:value-type="string">
            <text:p>swap start</text:p>
          </table:table-cell>
          <table:table-cell table:style-name="ce53" office:value-type="string">
            <text:p>swap end</text:p>
          </table:table-cell>
          <table:table-cell table:style-name="ce53" office:value-type="string">
            <text:p>swap period</text:p>
          </table:table-cell>
          <table:table-cell table:style-name="ce53" office:value-type="string">
            <text:p>swap rate</text:p>
          </table:table-cell>
          <table:table-cell table:style-name="ce32"/>
          <table:table-cell table:style-name="ce51" office:value-type="string">
            <text:p>objects</text:p>
          </table:table-cell>
          <table:table-cell table:style-name="ce51" table:number-columns-repeated="2"/>
          <table:table-cell table:style-name="ce53" office:value-type="string">
            <text:p>price</text:p>
          </table:table-cell>
          <table:table-cell table:style-name="ce53" office:value-type="string">
            <text:p>par swap rate</text:p>
          </table:table-cell>
          <table:table-cell table:style-name="ce53" office:value-type="string">
            <text:p>swap annuity</text:p>
          </table:table-cell>
          <table:table-cell table:style-name="ce53" office:value-type="string">
            <text:p>implied vol</text:p>
          </table:table-cell>
          <table:table-cell table:style-name="ce14"/>
          <table:table-cell table:style-name="ce53" office:value-type="string">
            <text:p>implied vol</text:p>
          </table:table-cell>
          <table:table-cell table:style-name="ce53" office:value-type="string">
            <text:p>value</text:p>
          </table:table-cell>
          <table:table-cell table:style-name="ce14"/>
          <table:table-cell table:style-name="ce53" office:value-type="string">
            <text:p>implied ATM vol</text:p>
          </table:table-cell>
          <table:table-cell table:style-name="ce53" office:value-type="string">
            <text:p>smile vol offset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K14]-0.01" office:value-type="percentage" office:value="0.0163161313402214">
            <text:p>1,6%</text:p>
          </table:table-cell>
          <table:table-cell table:style-name="ce55"/>
          <table:table-cell table:style-name="ce65" table:formula="of:=INFO.OBBA.OBBA.OBMAKE(&quot;swap tenor 2-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2-14 &#10;[9360]">
            <text:p>swap tenor 2-14 <text:line-break/>[9360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4]);[.G14];INFO.OBBA.OBBA.OBMAKE(&quot;&quot;;&quot;double&quot;;[.E14]))" office:value-type="string" office:string-value="mcSwaption 2-14 &#10;[21173]">
            <text:p>mcSwaption 2-14 <text:line-break/>[21173]</text:p>
          </table:table-cell>
          <table:table-cell table:style-name="ce56" table:formula="of:=INFO.OBBA.OBBA.OBRUN(&quot;mcSwptn price 2-&quot;&amp;ROW();[.H14];&quot;getValue&quot;;[$LIBORMarketModel.$M$26])" office:value-type="string" office:string-value="mcSwptn price 2-14 &#10;[21174]">
            <text:p>mcSwptn price 2-14 <text:line-break/>[21174]</text:p>
          </table:table-cell>
          <table:table-cell table:style-name="ce57" table:formula="of:=INFO.OBBA.OBBA.OBGET(INFO.OBBA.OBBA.OBSYNC([.I14];[.$I$14:.$I$52]))" office:value-type="percentage" office:value="0.0916665383547607">
            <text:p>9,167%</text:p>
          </table:table-cell>
          <table:table-cell table:style-name="ce58" table:formula="of:=INFO.OBBA.OBBA.OBGET(INFO.OBBA.OBBA.OBCALL(&quot;&quot;;&quot;net.finmath.marketdata.products.Swap&quot;;&quot;getForwardSwapRate&quot;;[.G14];[.G1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228651669413745">
            <text:p>22,87%</text:p>
          </table:table-cell>
          <table:table-cell table:style-name="ce14"/>
          <table:table-cell table:style-name="ce63" table:formula="of:=[.R14]+[.S14]" office:value-type="percentage" office:value="0.3101">
            <text:p>31,01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O14]);INFO.OBBA.OBBA.OBMAKE(&quot;&quot;;&quot;double&quot;;[.B14]);INFO.OBBA.OBBA.OBMAKE(&quot;&quot;;&quot;double&quot;;[.E14]);INFO.OBBA.OBBA.OBMAKE(&quot;&quot;;&quot;double&quot;;[.L14])))" office:value-type="percentage" office:value="0.100378447058719">
            <text:p>10,04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4]);INFO.OBBA.OBBA.OBMAKE(&quot;&quot;;&quot;double&quot;;[.M14]);INFO.OBBA.OBBA.OBMAKE(&quot;&quot;;&quot;double&quot;;[.B14]);INFO.OBBA.OBBA.OBMAKE(&quot;&quot;;&quot;double&quot;;[.E14]);INFO.OBBA.OBBA.OBMAKE(&quot;&quot;;&quot;double&quot;;[.L14])))" office:value-type="percentage" office:value="0.0916665383547615">
            <text:p>9,1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percentage" office:value="0.241">
            <text:p>24,10%</text:p>
          </table:table-cell>
          <table:table-cell table:style-name="ce63" table:formula="of:=HLOOKUP([.E14]-[.K14];[.$J$7:.$R$9];3;FALSE())" office:value-type="percentage" office:value="0.0691">
            <text:p>6,91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4]+0.001" office:value-type="percentage" office:value="0.0173161313402214">
            <text:p>1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2-15 &#10;[9073]">
            <text:p>swap tenor 2-15 <text:line-break/>[907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5]);[.G15];INFO.OBBA.OBBA.OBMAKE(&quot;&quot;;&quot;double&quot;;[.E15]))" office:value-type="string" office:string-value="mcSwaption 2-15 &#10;[21177]">
            <text:p>mcSwaption 2-15 <text:line-break/>[21177]</text:p>
          </table:table-cell>
          <table:table-cell table:style-name="ce56" table:formula="of:=INFO.OBBA.OBBA.OBRUN(&quot;mcSwptn price 2-&quot;&amp;ROW();[.H15];&quot;getValue&quot;;[$LIBORMarketModel.$M$26])" office:value-type="string" office:string-value="mcSwptn price 2-15 &#10;[21178]">
            <text:p>mcSwptn price 2-15 <text:line-break/>[21178]</text:p>
          </table:table-cell>
          <table:table-cell table:style-name="ce57" table:formula="of:=INFO.OBBA.OBBA.OBGET(INFO.OBBA.OBBA.OBSYNC([.I15];[.$I$14:.$I$52]))" office:value-type="percentage" office:value="0.0855468307651396">
            <text:p>8,555%</text:p>
          </table:table-cell>
          <table:table-cell table:style-name="ce58" table:formula="of:=INFO.OBBA.OBBA.OBGET(INFO.OBBA.OBBA.OBCALL(&quot;&quot;;&quot;net.finmath.marketdata.products.Swap&quot;;&quot;getForwardSwapRate&quot;;[.G15];[.G1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28619674563647">
            <text:p>22,86%</text:p>
          </table:table-cell>
          <table:table-cell table:style-name="ce14"/>
          <table:table-cell table:style-name="ce63" table:formula="of:=[.R15]+[.S1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O15]);INFO.OBBA.OBBA.OBMAKE(&quot;&quot;;&quot;double&quot;;[.B15]);INFO.OBBA.OBBA.OBMAKE(&quot;&quot;;&quot;double&quot;;[.E15]);INFO.OBBA.OBBA.OBMAKE(&quot;&quot;;&quot;double&quot;;[.L1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5]);INFO.OBBA.OBBA.OBMAKE(&quot;&quot;;&quot;double&quot;;[.M15]);INFO.OBBA.OBBA.OBMAKE(&quot;&quot;;&quot;double&quot;;[.B15]);INFO.OBBA.OBBA.OBMAKE(&quot;&quot;;&quot;double&quot;;[.E15]);INFO.OBBA.OBBA.OBMAKE(&quot;&quot;;&quot;double&quot;;[.L15])))" office:value-type="percentage" office:value="0.0855468307651395">
            <text:p>8,5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percentage" office:value="0.241">
            <text:p>24,10%</text:p>
          </table:table-cell>
          <table:table-cell table:style-name="ce63" table:formula="of:=HLOOKUP([.E15]-[.K1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5]+0.001" office:value-type="percentage" office:value="0.0183161313402214">
            <text:p>1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2-16 &#10;[9078]">
            <text:p>swap tenor 2-16 <text:line-break/>[907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6]);[.G16];INFO.OBBA.OBBA.OBMAKE(&quot;&quot;;&quot;double&quot;;[.E16]))" office:value-type="string" office:string-value="mcSwaption 2-16 &#10;[21181]">
            <text:p>mcSwaption 2-16 <text:line-break/>[21181]</text:p>
          </table:table-cell>
          <table:table-cell table:style-name="ce56" table:formula="of:=INFO.OBBA.OBBA.OBRUN(&quot;mcSwptn price 2-&quot;&amp;ROW();[.H16];&quot;getValue&quot;;[$LIBORMarketModel.$M$26])" office:value-type="string" office:string-value="mcSwptn price 2-16 &#10;[21182]">
            <text:p>mcSwptn price 2-16 <text:line-break/>[21182]</text:p>
          </table:table-cell>
          <table:table-cell table:style-name="ce57" table:formula="of:=INFO.OBBA.OBBA.OBGET(INFO.OBBA.OBBA.OBSYNC([.I16];[.$I$14:.$I$52]))" office:value-type="percentage" office:value="0.0797619868773749">
            <text:p>7,976%</text:p>
          </table:table-cell>
          <table:table-cell table:style-name="ce58" table:formula="of:=INFO.OBBA.OBBA.OBGET(INFO.OBBA.OBBA.OBCALL(&quot;&quot;;&quot;net.finmath.marketdata.products.Swap&quot;;&quot;getForwardSwapRate&quot;;[.G16];[.G1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28708829420459">
            <text:p>22,87%</text:p>
          </table:table-cell>
          <table:table-cell table:style-name="ce14"/>
          <table:table-cell table:style-name="ce63" table:formula="of:=[.R16]+[.S1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O16]);INFO.OBBA.OBBA.OBMAKE(&quot;&quot;;&quot;double&quot;;[.B16]);INFO.OBBA.OBBA.OBMAKE(&quot;&quot;;&quot;double&quot;;[.E16]);INFO.OBBA.OBBA.OBMAKE(&quot;&quot;;&quot;double&quot;;[.L1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6]);INFO.OBBA.OBBA.OBMAKE(&quot;&quot;;&quot;double&quot;;[.M16]);INFO.OBBA.OBBA.OBMAKE(&quot;&quot;;&quot;double&quot;;[.B16]);INFO.OBBA.OBBA.OBMAKE(&quot;&quot;;&quot;double&quot;;[.E16]);INFO.OBBA.OBBA.OBMAKE(&quot;&quot;;&quot;double&quot;;[.L16])))" office:value-type="percentage" office:value="0.0797619868773749">
            <text:p>7,9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percentage" office:value="0.241">
            <text:p>24,10%</text:p>
          </table:table-cell>
          <table:table-cell table:style-name="ce63" table:formula="of:=HLOOKUP([.E16]-[.K1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6]+0.001" office:value-type="percentage" office:value="0.0193161313402214">
            <text:p>1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2-17 &#10;[9083]">
            <text:p>swap tenor 2-17 <text:line-break/>[908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7]);[.G17];INFO.OBBA.OBBA.OBMAKE(&quot;&quot;;&quot;double&quot;;[.E17]))" office:value-type="string" office:string-value="mcSwaption 2-17 &#10;[21185]">
            <text:p>mcSwaption 2-17 <text:line-break/>[21185]</text:p>
          </table:table-cell>
          <table:table-cell table:style-name="ce56" table:formula="of:=INFO.OBBA.OBBA.OBRUN(&quot;mcSwptn price 2-&quot;&amp;ROW();[.H17];&quot;getValue&quot;;[$LIBORMarketModel.$M$26])" office:value-type="string" office:string-value="mcSwptn price 2-17 &#10;[21186]">
            <text:p>mcSwptn price 2-17 <text:line-break/>[21186]</text:p>
          </table:table-cell>
          <table:table-cell table:style-name="ce57" table:formula="of:=INFO.OBBA.OBBA.OBGET(INFO.OBBA.OBBA.OBSYNC([.I17];[.$I$14:.$I$52]))" office:value-type="percentage" office:value="0.0742765029773205">
            <text:p>7,428%</text:p>
          </table:table-cell>
          <table:table-cell table:style-name="ce58" table:formula="of:=INFO.OBBA.OBBA.OBGET(INFO.OBBA.OBBA.OBCALL(&quot;&quot;;&quot;net.finmath.marketdata.products.Swap&quot;;&quot;getForwardSwapRate&quot;;[.G17];[.G1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28623860001879">
            <text:p>22,86%</text:p>
          </table:table-cell>
          <table:table-cell table:style-name="ce14"/>
          <table:table-cell table:style-name="ce63" table:formula="of:=[.R17]+[.S1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O17]);INFO.OBBA.OBBA.OBMAKE(&quot;&quot;;&quot;double&quot;;[.B17]);INFO.OBBA.OBBA.OBMAKE(&quot;&quot;;&quot;double&quot;;[.E17]);INFO.OBBA.OBBA.OBMAKE(&quot;&quot;;&quot;double&quot;;[.L1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7]);INFO.OBBA.OBBA.OBMAKE(&quot;&quot;;&quot;double&quot;;[.M17]);INFO.OBBA.OBBA.OBMAKE(&quot;&quot;;&quot;double&quot;;[.B17]);INFO.OBBA.OBBA.OBMAKE(&quot;&quot;;&quot;double&quot;;[.E17]);INFO.OBBA.OBBA.OBMAKE(&quot;&quot;;&quot;double&quot;;[.L17])))" office:value-type="percentage" office:value="0.0742765029773205">
            <text:p>7,4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percentage" office:value="0.241">
            <text:p>24,10%</text:p>
          </table:table-cell>
          <table:table-cell table:style-name="ce63" table:formula="of:=HLOOKUP([.E17]-[.K1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7]+0.001" office:value-type="percentage" office:value="0.0203161313402214">
            <text:p>2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2-18 &#10;[9088]">
            <text:p>swap tenor 2-18 <text:line-break/>[908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8]);[.G18];INFO.OBBA.OBBA.OBMAKE(&quot;&quot;;&quot;double&quot;;[.E18]))" office:value-type="string" office:string-value="mcSwaption 2-18 &#10;[21189]">
            <text:p>mcSwaption 2-18 <text:line-break/>[21189]</text:p>
          </table:table-cell>
          <table:table-cell table:style-name="ce56" table:formula="of:=INFO.OBBA.OBBA.OBRUN(&quot;mcSwptn price 2-&quot;&amp;ROW();[.H18];&quot;getValue&quot;;[$LIBORMarketModel.$M$26])" office:value-type="string" office:string-value="mcSwptn price 2-18 &#10;[21190]">
            <text:p>mcSwptn price 2-18 <text:line-break/>[21190]</text:p>
          </table:table-cell>
          <table:table-cell table:style-name="ce57" table:formula="of:=INFO.OBBA.OBBA.OBGET(INFO.OBBA.OBBA.OBSYNC([.I18];[.$I$14:.$I$52]))" office:value-type="percentage" office:value="0.0690891682659328">
            <text:p>6,909%</text:p>
          </table:table-cell>
          <table:table-cell table:style-name="ce58" table:formula="of:=INFO.OBBA.OBBA.OBGET(INFO.OBBA.OBBA.OBCALL(&quot;&quot;;&quot;net.finmath.marketdata.products.Swap&quot;;&quot;getForwardSwapRate&quot;;[.G18];[.G1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28422953978997">
            <text:p>22,84%</text:p>
          </table:table-cell>
          <table:table-cell table:style-name="ce14"/>
          <table:table-cell table:style-name="ce63" table:formula="of:=[.R18]+[.S1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O18]);INFO.OBBA.OBBA.OBMAKE(&quot;&quot;;&quot;double&quot;;[.B18]);INFO.OBBA.OBBA.OBMAKE(&quot;&quot;;&quot;double&quot;;[.E18]);INFO.OBBA.OBBA.OBMAKE(&quot;&quot;;&quot;double&quot;;[.L1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8]);INFO.OBBA.OBBA.OBMAKE(&quot;&quot;;&quot;double&quot;;[.M18]);INFO.OBBA.OBBA.OBMAKE(&quot;&quot;;&quot;double&quot;;[.B18]);INFO.OBBA.OBBA.OBMAKE(&quot;&quot;;&quot;double&quot;;[.E18]);INFO.OBBA.OBBA.OBMAKE(&quot;&quot;;&quot;double&quot;;[.L18])))" office:value-type="percentage" office:value="0.0690891682659329">
            <text:p>6,9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percentage" office:value="0.241">
            <text:p>24,10%</text:p>
          </table:table-cell>
          <table:table-cell table:style-name="ce63" table:formula="of:=HLOOKUP([.E18]-[.K1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8]+0.001" office:value-type="percentage" office:value="0.0213161313402214">
            <text:p>2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2-19 &#10;[9093]">
            <text:p>swap tenor 2-19 <text:line-break/>[909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19]);[.G19];INFO.OBBA.OBBA.OBMAKE(&quot;&quot;;&quot;double&quot;;[.E19]))" office:value-type="string" office:string-value="mcSwaption 2-19 &#10;[21193]">
            <text:p>mcSwaption 2-19 <text:line-break/>[21193]</text:p>
          </table:table-cell>
          <table:table-cell table:style-name="ce56" table:formula="of:=INFO.OBBA.OBBA.OBRUN(&quot;mcSwptn price 2-&quot;&amp;ROW();[.H19];&quot;getValue&quot;;[$LIBORMarketModel.$M$26])" office:value-type="string" office:string-value="mcSwptn price 2-19 &#10;[21194]">
            <text:p>mcSwptn price 2-19 <text:line-break/>[21194]</text:p>
          </table:table-cell>
          <table:table-cell table:style-name="ce57" table:formula="of:=INFO.OBBA.OBBA.OBGET(INFO.OBBA.OBBA.OBSYNC([.I19];[.$I$14:.$I$52]))" office:value-type="percentage" office:value="0.064221741687702">
            <text:p>6,422%</text:p>
          </table:table-cell>
          <table:table-cell table:style-name="ce58" table:formula="of:=INFO.OBBA.OBBA.OBGET(INFO.OBBA.OBBA.OBCALL(&quot;&quot;;&quot;net.finmath.marketdata.products.Swap&quot;;&quot;getForwardSwapRate&quot;;[.G19];[.G1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1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28307210869912">
            <text:p>22,83%</text:p>
          </table:table-cell>
          <table:table-cell table:style-name="ce14"/>
          <table:table-cell table:style-name="ce63" table:formula="of:=[.R19]+[.S19]" office:value-type="percentage" office:value="0.2682">
            <text:p>26,82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O19]);INFO.OBBA.OBBA.OBMAKE(&quot;&quot;;&quot;double&quot;;[.B19]);INFO.OBBA.OBBA.OBMAKE(&quot;&quot;;&quot;double&quot;;[.E19]);INFO.OBBA.OBBA.OBMAKE(&quot;&quot;;&quot;double&quot;;[.L19])))" office:value-type="percentage" office:value="0.0705197865637078">
            <text:p>7,0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19]);INFO.OBBA.OBBA.OBMAKE(&quot;&quot;;&quot;double&quot;;[.M19]);INFO.OBBA.OBBA.OBMAKE(&quot;&quot;;&quot;double&quot;;[.B19]);INFO.OBBA.OBBA.OBMAKE(&quot;&quot;;&quot;double&quot;;[.E19]);INFO.OBBA.OBBA.OBMAKE(&quot;&quot;;&quot;double&quot;;[.L19])))" office:value-type="percentage" office:value="0.064221741687702">
            <text:p>6,4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percentage" office:value="0.241">
            <text:p>24,10%</text:p>
          </table:table-cell>
          <table:table-cell table:style-name="ce63" table:formula="of:=HLOOKUP([.E19]-[.K19];[.$J$7:.$R$9];3;FALSE())" office:value-type="percentage" office:value="0.0272">
            <text:p>2,72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19]+0.001" office:value-type="percentage" office:value="0.0223161313402214">
            <text:p>2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-20 &#10;[9098]">
            <text:p>swap tenor 2-20 <text:line-break/>[909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0]);[.G20];INFO.OBBA.OBBA.OBMAKE(&quot;&quot;;&quot;double&quot;;[.E20]))" office:value-type="string" office:string-value="mcSwaption 2-20 &#10;[21197]">
            <text:p>mcSwaption 2-20 <text:line-break/>[21197]</text:p>
          </table:table-cell>
          <table:table-cell table:style-name="ce56" table:formula="of:=INFO.OBBA.OBBA.OBRUN(&quot;mcSwptn price 2-&quot;&amp;ROW();[.H20];&quot;getValue&quot;;[$LIBORMarketModel.$M$26])" office:value-type="string" office:string-value="mcSwptn price 2-20 &#10;[21198]">
            <text:p>mcSwptn price 2-20 <text:line-break/>[21198]</text:p>
          </table:table-cell>
          <table:table-cell table:style-name="ce57" table:formula="of:=INFO.OBBA.OBBA.OBGET(INFO.OBBA.OBBA.OBSYNC([.I20];[.$I$14:.$I$52]))" office:value-type="percentage" office:value="0.059655510084876">
            <text:p>5,966%</text:p>
          </table:table-cell>
          <table:table-cell table:style-name="ce58" table:formula="of:=INFO.OBBA.OBBA.OBGET(INFO.OBBA.OBBA.OBCALL(&quot;&quot;;&quot;net.finmath.marketdata.products.Swap&quot;;&quot;getForwardSwapRate&quot;;[.G20];[.G2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28198787265691">
            <text:p>22,82%</text:p>
          </table:table-cell>
          <table:table-cell table:style-name="ce14"/>
          <table:table-cell table:style-name="ce63" table:formula="of:=[.R20]+[.S2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O20]);INFO.OBBA.OBBA.OBMAKE(&quot;&quot;;&quot;double&quot;;[.B20]);INFO.OBBA.OBBA.OBMAKE(&quot;&quot;;&quot;double&quot;;[.E20]);INFO.OBBA.OBBA.OBMAKE(&quot;&quot;;&quot;double&quot;;[.L2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0]);INFO.OBBA.OBBA.OBMAKE(&quot;&quot;;&quot;double&quot;;[.M20]);INFO.OBBA.OBBA.OBMAKE(&quot;&quot;;&quot;double&quot;;[.B20]);INFO.OBBA.OBBA.OBMAKE(&quot;&quot;;&quot;double&quot;;[.E20]);INFO.OBBA.OBBA.OBMAKE(&quot;&quot;;&quot;double&quot;;[.L20])))" office:value-type="percentage" office:value="0.059655510084876">
            <text:p>5,9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percentage" office:value="0.241">
            <text:p>24,10%</text:p>
          </table:table-cell>
          <table:table-cell table:style-name="ce63" table:formula="of:=HLOOKUP([.E20]-[.K2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0]+0.001" office:value-type="percentage" office:value="0.0233161313402214">
            <text:p>2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-21 &#10;[9103]">
            <text:p>swap tenor 2-21 <text:line-break/>[910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1]);[.G21];INFO.OBBA.OBBA.OBMAKE(&quot;&quot;;&quot;double&quot;;[.E21]))" office:value-type="string" office:string-value="mcSwaption 2-21 &#10;[21201]">
            <text:p>mcSwaption 2-21 <text:line-break/>[21201]</text:p>
          </table:table-cell>
          <table:table-cell table:style-name="ce56" table:formula="of:=INFO.OBBA.OBBA.OBRUN(&quot;mcSwptn price 2-&quot;&amp;ROW();[.H21];&quot;getValue&quot;;[$LIBORMarketModel.$M$26])" office:value-type="string" office:string-value="mcSwptn price 2-21 &#10;[21202]">
            <text:p>mcSwptn price 2-21 <text:line-break/>[21202]</text:p>
          </table:table-cell>
          <table:table-cell table:style-name="ce57" table:formula="of:=INFO.OBBA.OBBA.OBGET(INFO.OBBA.OBBA.OBSYNC([.I21];[.$I$14:.$I$52]))" office:value-type="percentage" office:value="0.0553798350609109">
            <text:p>5,538%</text:p>
          </table:table-cell>
          <table:table-cell table:style-name="ce58" table:formula="of:=INFO.OBBA.OBBA.OBGET(INFO.OBBA.OBBA.OBCALL(&quot;&quot;;&quot;net.finmath.marketdata.products.Swap&quot;;&quot;getForwardSwapRate&quot;;[.G21];[.G2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28093912626628">
            <text:p>22,81%</text:p>
          </table:table-cell>
          <table:table-cell table:style-name="ce67" table:formula="of:=[.M21]-[.M$32]" office:value-type="percentage" office:value="-0.0010609308001758">
            <text:p>-0,11%</text:p>
          </table:table-cell>
          <table:table-cell table:style-name="ce63" table:formula="of:=[.R21]+[.S2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O21]);INFO.OBBA.OBBA.OBMAKE(&quot;&quot;;&quot;double&quot;;[.B21]);INFO.OBBA.OBBA.OBMAKE(&quot;&quot;;&quot;double&quot;;[.E21]);INFO.OBBA.OBBA.OBMAKE(&quot;&quot;;&quot;double&quot;;[.L2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1]);INFO.OBBA.OBBA.OBMAKE(&quot;&quot;;&quot;double&quot;;[.M21]);INFO.OBBA.OBBA.OBMAKE(&quot;&quot;;&quot;double&quot;;[.B21]);INFO.OBBA.OBBA.OBMAKE(&quot;&quot;;&quot;double&quot;;[.E21]);INFO.OBBA.OBBA.OBMAKE(&quot;&quot;;&quot;double&quot;;[.L21])))" office:value-type="percentage" office:value="0.0553798350609109">
            <text:p>5,5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percentage" office:value="0.241">
            <text:p>24,10%</text:p>
          </table:table-cell>
          <table:table-cell table:style-name="ce63" table:formula="of:=HLOOKUP([.E21]-[.K2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1]+0.001" office:value-type="percentage" office:value="0.0243161313402214">
            <text:p>2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-22 &#10;[9108]">
            <text:p>swap tenor 2-22 <text:line-break/>[910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2]);[.G22];INFO.OBBA.OBBA.OBMAKE(&quot;&quot;;&quot;double&quot;;[.E22]))" office:value-type="string" office:string-value="mcSwaption 2-22 &#10;[21205]">
            <text:p>mcSwaption 2-22 <text:line-break/>[21205]</text:p>
          </table:table-cell>
          <table:table-cell table:style-name="ce56" table:formula="of:=INFO.OBBA.OBBA.OBRUN(&quot;mcSwptn price 2-&quot;&amp;ROW();[.H22];&quot;getValue&quot;;[$LIBORMarketModel.$M$26])" office:value-type="string" office:string-value="mcSwptn price 2-22 &#10;[21206]">
            <text:p>mcSwptn price 2-22 <text:line-break/>[21206]</text:p>
          </table:table-cell>
          <table:table-cell table:style-name="ce57" table:formula="of:=INFO.OBBA.OBBA.OBGET(INFO.OBBA.OBBA.OBSYNC([.I22];[.$I$14:.$I$52]))" office:value-type="percentage" office:value="0.0513897065303339">
            <text:p>5,139%</text:p>
          </table:table-cell>
          <table:table-cell table:style-name="ce58" table:formula="of:=INFO.OBBA.OBBA.OBGET(INFO.OBBA.OBBA.OBCALL(&quot;&quot;;&quot;net.finmath.marketdata.products.Swap&quot;;&quot;getForwardSwapRate&quot;;[.G22];[.G2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28028113732349">
            <text:p>22,80%</text:p>
          </table:table-cell>
          <table:table-cell table:style-name="ce67" table:formula="of:=[.M22]-[.M$32]" office:value-type="percentage" office:value="-0.00112672969445493">
            <text:p>-0,11%</text:p>
          </table:table-cell>
          <table:table-cell table:style-name="ce63" table:formula="of:=[.R22]+[.S2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O22]);INFO.OBBA.OBBA.OBMAKE(&quot;&quot;;&quot;double&quot;;[.B22]);INFO.OBBA.OBBA.OBMAKE(&quot;&quot;;&quot;double&quot;;[.E22]);INFO.OBBA.OBBA.OBMAKE(&quot;&quot;;&quot;double&quot;;[.L2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2]);INFO.OBBA.OBBA.OBMAKE(&quot;&quot;;&quot;double&quot;;[.M22]);INFO.OBBA.OBBA.OBMAKE(&quot;&quot;;&quot;double&quot;;[.B22]);INFO.OBBA.OBBA.OBMAKE(&quot;&quot;;&quot;double&quot;;[.E22]);INFO.OBBA.OBBA.OBMAKE(&quot;&quot;;&quot;double&quot;;[.L22])))" office:value-type="percentage" office:value="0.0513897065303339">
            <text:p>5,1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percentage" office:value="0.241">
            <text:p>24,10%</text:p>
          </table:table-cell>
          <table:table-cell table:style-name="ce63" table:formula="of:=HLOOKUP([.E22]-[.K2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2]+0.001" office:value-type="percentage" office:value="0.0253161313402214">
            <text:p>2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-23 &#10;[9113]">
            <text:p>swap tenor 2-23 <text:line-break/>[911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3]);[.G23];INFO.OBBA.OBBA.OBMAKE(&quot;&quot;;&quot;double&quot;;[.E23]))" office:value-type="string" office:string-value="mcSwaption 2-23 &#10;[21209]">
            <text:p>mcSwaption 2-23 <text:line-break/>[21209]</text:p>
          </table:table-cell>
          <table:table-cell table:style-name="ce56" table:formula="of:=INFO.OBBA.OBBA.OBRUN(&quot;mcSwptn price 2-&quot;&amp;ROW();[.H23];&quot;getValue&quot;;[$LIBORMarketModel.$M$26])" office:value-type="string" office:string-value="mcSwptn price 2-23 &#10;[21210]">
            <text:p>mcSwptn price 2-23 <text:line-break/>[21210]</text:p>
          </table:table-cell>
          <table:table-cell table:style-name="ce57" table:formula="of:=INFO.OBBA.OBBA.OBGET(INFO.OBBA.OBBA.OBSYNC([.I23];[.$I$14:.$I$52]))" office:value-type="percentage" office:value="0.0476807390139852">
            <text:p>4,768%</text:p>
          </table:table-cell>
          <table:table-cell table:style-name="ce58" table:formula="of:=INFO.OBBA.OBBA.OBGET(INFO.OBBA.OBBA.OBCALL(&quot;&quot;;&quot;net.finmath.marketdata.products.Swap&quot;;&quot;getForwardSwapRate&quot;;[.G23];[.G2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28041212487846">
            <text:p>22,80%</text:p>
          </table:table-cell>
          <table:table-cell table:style-name="ce67" table:formula="of:=[.M23]-[.M$32]" office:value-type="percentage" office:value="-0.00111363093895814">
            <text:p>-0,11%</text:p>
          </table:table-cell>
          <table:table-cell table:style-name="ce63" table:formula="of:=[.R23]+[.S2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O23]);INFO.OBBA.OBBA.OBMAKE(&quot;&quot;;&quot;double&quot;;[.B23]);INFO.OBBA.OBBA.OBMAKE(&quot;&quot;;&quot;double&quot;;[.E23]);INFO.OBBA.OBBA.OBMAKE(&quot;&quot;;&quot;double&quot;;[.L2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3]);INFO.OBBA.OBBA.OBMAKE(&quot;&quot;;&quot;double&quot;;[.M23]);INFO.OBBA.OBBA.OBMAKE(&quot;&quot;;&quot;double&quot;;[.B23]);INFO.OBBA.OBBA.OBMAKE(&quot;&quot;;&quot;double&quot;;[.E23]);INFO.OBBA.OBBA.OBMAKE(&quot;&quot;;&quot;double&quot;;[.L23])))" office:value-type="percentage" office:value="0.0476807390139852">
            <text:p>4,7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percentage" office:value="0.241">
            <text:p>24,10%</text:p>
          </table:table-cell>
          <table:table-cell table:style-name="ce63" table:formula="of:=HLOOKUP([.E23]-[.K2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3]+0.001" office:value-type="percentage" office:value="0.0263161313402214">
            <text:p>2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-24 &#10;[9413]">
            <text:p>swap tenor 2-24 <text:line-break/>[941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4]);[.G24];INFO.OBBA.OBBA.OBMAKE(&quot;&quot;;&quot;double&quot;;[.E24]))" office:value-type="string" office:string-value="mcSwaption 2-24 &#10;[21213]">
            <text:p>mcSwaption 2-24 <text:line-break/>[21213]</text:p>
          </table:table-cell>
          <table:table-cell table:style-name="ce56" table:formula="of:=INFO.OBBA.OBBA.OBRUN(&quot;mcSwptn price 2-&quot;&amp;ROW();[.H24];&quot;getValue&quot;;[$LIBORMarketModel.$M$26])" office:value-type="string" office:string-value="mcSwptn price 2-24 &#10;[21214]">
            <text:p>mcSwptn price 2-24 <text:line-break/>[21214]</text:p>
          </table:table-cell>
          <table:table-cell table:style-name="ce57" table:formula="of:=INFO.OBBA.OBBA.OBGET(INFO.OBBA.OBBA.OBSYNC([.I24];[.$I$14:.$I$52]))" office:value-type="percentage" office:value="0.0442362094146559">
            <text:p>4,424%</text:p>
          </table:table-cell>
          <table:table-cell table:style-name="ce58" table:formula="of:=INFO.OBBA.OBBA.OBGET(INFO.OBBA.OBBA.OBCALL(&quot;&quot;;&quot;net.finmath.marketdata.products.Swap&quot;;&quot;getForwardSwapRate&quot;;[.G24];[.G2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28108991822773">
            <text:p>22,81%</text:p>
          </table:table-cell>
          <table:table-cell table:style-name="ce67" table:formula="of:=[.M24]-[.M$32]" office:value-type="percentage" office:value="-0.00104585160403145">
            <text:p>-0,10%</text:p>
          </table:table-cell>
          <table:table-cell table:style-name="ce63" table:formula="of:=[.R24]+[.S24]" office:value-type="percentage" office:value="0.241">
            <text:p>24,10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O24]);INFO.OBBA.OBBA.OBMAKE(&quot;&quot;;&quot;double&quot;;[.B24]);INFO.OBBA.OBBA.OBMAKE(&quot;&quot;;&quot;double&quot;;[.E24]);INFO.OBBA.OBBA.OBMAKE(&quot;&quot;;&quot;double&quot;;[.L24])))" office:value-type="percentage" office:value="0.0466778023206527">
            <text:p>4,67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4]);INFO.OBBA.OBBA.OBMAKE(&quot;&quot;;&quot;double&quot;;[.M24]);INFO.OBBA.OBBA.OBMAKE(&quot;&quot;;&quot;double&quot;;[.B24]);INFO.OBBA.OBBA.OBMAKE(&quot;&quot;;&quot;double&quot;;[.E24]);INFO.OBBA.OBBA.OBMAKE(&quot;&quot;;&quot;double&quot;;[.L24])))" office:value-type="percentage" office:value="0.0442362094146558">
            <text:p>4,4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percentage" office:value="0.241">
            <text:p>24,10%</text:p>
          </table:table-cell>
          <table:table-cell table:style-name="ce63" table:formula="of:=HLOOKUP([.E24]-[.K24];[.$J$7:.$R$9];3;FALSE())" office:value-type="percentage" office:value="0">
            <text:p>0,00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4]+0.001" office:value-type="percentage" office:value="0.0273161313402214">
            <text:p>2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-25 &#10;[9118]">
            <text:p>swap tenor 2-25 <text:line-break/>[911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5]);[.G25];INFO.OBBA.OBBA.OBMAKE(&quot;&quot;;&quot;double&quot;;[.E25]))" office:value-type="string" office:string-value="mcSwaption 2-25 &#10;[21217]">
            <text:p>mcSwaption 2-25 <text:line-break/>[21217]</text:p>
          </table:table-cell>
          <table:table-cell table:style-name="ce56" table:formula="of:=INFO.OBBA.OBBA.OBRUN(&quot;mcSwptn price 2-&quot;&amp;ROW();[.H25];&quot;getValue&quot;;[$LIBORMarketModel.$M$26])" office:value-type="string" office:string-value="mcSwptn price 2-25 &#10;[21218]">
            <text:p>mcSwptn price 2-25 <text:line-break/>[21218]</text:p>
          </table:table-cell>
          <table:table-cell table:style-name="ce57" table:formula="of:=INFO.OBBA.OBBA.OBGET(INFO.OBBA.OBBA.OBSYNC([.I25];[.$I$14:.$I$52]))" office:value-type="percentage" office:value="0.041031544757427">
            <text:p>4,103%</text:p>
          </table:table-cell>
          <table:table-cell table:style-name="ce58" table:formula="of:=INFO.OBBA.OBBA.OBGET(INFO.OBBA.OBBA.OBCALL(&quot;&quot;;&quot;net.finmath.marketdata.products.Swap&quot;;&quot;getForwardSwapRate&quot;;[.G25];[.G2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28172306749859">
            <text:p>22,82%</text:p>
          </table:table-cell>
          <table:table-cell table:style-name="ce67" table:formula="of:=[.M25]-[.M$32]" office:value-type="percentage" office:value="-0.000982536676945311">
            <text:p>-0,10%</text:p>
          </table:table-cell>
          <table:table-cell table:style-name="ce63" table:formula="of:=[.R25]+[.S2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O25]);INFO.OBBA.OBBA.OBMAKE(&quot;&quot;;&quot;double&quot;;[.B25]);INFO.OBBA.OBBA.OBMAKE(&quot;&quot;;&quot;double&quot;;[.E25]);INFO.OBBA.OBBA.OBMAKE(&quot;&quot;;&quot;double&quot;;[.L2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5]);INFO.OBBA.OBBA.OBMAKE(&quot;&quot;;&quot;double&quot;;[.M25]);INFO.OBBA.OBBA.OBMAKE(&quot;&quot;;&quot;double&quot;;[.B25]);INFO.OBBA.OBBA.OBMAKE(&quot;&quot;;&quot;double&quot;;[.E25]);INFO.OBBA.OBBA.OBMAKE(&quot;&quot;;&quot;double&quot;;[.L25])))" office:value-type="percentage" office:value="0.041031544757427">
            <text:p>4,1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percentage" office:value="0.241">
            <text:p>24,10%</text:p>
          </table:table-cell>
          <table:table-cell table:style-name="ce63" table:formula="of:=HLOOKUP([.E25]-[.K2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5]+0.001" office:value-type="percentage" office:value="0.0283161313402214">
            <text:p>2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-26 &#10;[9123]">
            <text:p>swap tenor 2-26 <text:line-break/>[912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6]);[.G26];INFO.OBBA.OBBA.OBMAKE(&quot;&quot;;&quot;double&quot;;[.E26]))" office:value-type="string" office:string-value="mcSwaption 2-26 &#10;[21221]">
            <text:p>mcSwaption 2-26 <text:line-break/>[21221]</text:p>
          </table:table-cell>
          <table:table-cell table:style-name="ce56" table:formula="of:=INFO.OBBA.OBBA.OBRUN(&quot;mcSwptn price 2-&quot;&amp;ROW();[.H26];&quot;getValue&quot;;[$LIBORMarketModel.$M$26])" office:value-type="string" office:string-value="mcSwptn price 2-26 &#10;[21222]">
            <text:p>mcSwptn price 2-26 <text:line-break/>[21222]</text:p>
          </table:table-cell>
          <table:table-cell table:style-name="ce57" table:formula="of:=INFO.OBBA.OBBA.OBGET(INFO.OBBA.OBBA.OBSYNC([.I26];[.$I$14:.$I$52]))" office:value-type="percentage" office:value="0.0380553383826538">
            <text:p>3,806%</text:p>
          </table:table-cell>
          <table:table-cell table:style-name="ce58" table:formula="of:=INFO.OBBA.OBBA.OBGET(INFO.OBBA.OBBA.OBCALL(&quot;&quot;;&quot;net.finmath.marketdata.products.Swap&quot;;&quot;getForwardSwapRate&quot;;[.G26];[.G2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28243991673083">
            <text:p>22,82%</text:p>
          </table:table-cell>
          <table:table-cell table:style-name="ce67" table:formula="of:=[.M26]-[.M$32]" office:value-type="percentage" office:value="-0.000910851753720576">
            <text:p>-0,09%</text:p>
          </table:table-cell>
          <table:table-cell table:style-name="ce63" table:formula="of:=[.R26]+[.S2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O26]);INFO.OBBA.OBBA.OBMAKE(&quot;&quot;;&quot;double&quot;;[.B26]);INFO.OBBA.OBBA.OBMAKE(&quot;&quot;;&quot;double&quot;;[.E26]);INFO.OBBA.OBBA.OBMAKE(&quot;&quot;;&quot;double&quot;;[.L2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6]);INFO.OBBA.OBBA.OBMAKE(&quot;&quot;;&quot;double&quot;;[.M26]);INFO.OBBA.OBBA.OBMAKE(&quot;&quot;;&quot;double&quot;;[.B26]);INFO.OBBA.OBBA.OBMAKE(&quot;&quot;;&quot;double&quot;;[.E26]);INFO.OBBA.OBBA.OBMAKE(&quot;&quot;;&quot;double&quot;;[.L26])))" office:value-type="percentage" office:value="0.0380553383826538">
            <text:p>3,81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percentage" office:value="0.241">
            <text:p>24,10%</text:p>
          </table:table-cell>
          <table:table-cell table:style-name="ce63" table:formula="of:=HLOOKUP([.E26]-[.K2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6]+0.001" office:value-type="percentage" office:value="0.0293161313402214">
            <text:p>2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-27 &#10;[9128]">
            <text:p>swap tenor 2-27 <text:line-break/>[912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7]);[.G27];INFO.OBBA.OBBA.OBMAKE(&quot;&quot;;&quot;double&quot;;[.E27]))" office:value-type="string" office:string-value="mcSwaption 2-27 &#10;[21225]">
            <text:p>mcSwaption 2-27 <text:line-break/>[21225]</text:p>
          </table:table-cell>
          <table:table-cell table:style-name="ce56" table:formula="of:=INFO.OBBA.OBBA.OBRUN(&quot;mcSwptn price 2-&quot;&amp;ROW();[.H27];&quot;getValue&quot;;[$LIBORMarketModel.$M$26])" office:value-type="string" office:string-value="mcSwptn price 2-27 &#10;[21226]">
            <text:p>mcSwptn price 2-27 <text:line-break/>[21226]</text:p>
          </table:table-cell>
          <table:table-cell table:style-name="ce57" table:formula="of:=INFO.OBBA.OBBA.OBGET(INFO.OBBA.OBBA.OBSYNC([.I27];[.$I$14:.$I$52]))" office:value-type="percentage" office:value="0.0352917107869223">
            <text:p>3,529%</text:p>
          </table:table-cell>
          <table:table-cell table:style-name="ce58" table:formula="of:=INFO.OBBA.OBBA.OBGET(INFO.OBBA.OBBA.OBCALL(&quot;&quot;;&quot;net.finmath.marketdata.products.Swap&quot;;&quot;getForwardSwapRate&quot;;[.G27];[.G2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2831279339164">
            <text:p>22,83%</text:p>
          </table:table-cell>
          <table:table-cell table:style-name="ce67" table:formula="of:=[.M27]-[.M$32]" office:value-type="percentage" office:value="-0.000842050035164438">
            <text:p>-0,08%</text:p>
          </table:table-cell>
          <table:table-cell table:style-name="ce63" table:formula="of:=[.R27]+[.S2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O27]);INFO.OBBA.OBBA.OBMAKE(&quot;&quot;;&quot;double&quot;;[.B27]);INFO.OBBA.OBBA.OBMAKE(&quot;&quot;;&quot;double&quot;;[.E27]);INFO.OBBA.OBBA.OBMAKE(&quot;&quot;;&quot;double&quot;;[.L2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7]);INFO.OBBA.OBBA.OBMAKE(&quot;&quot;;&quot;double&quot;;[.M27]);INFO.OBBA.OBBA.OBMAKE(&quot;&quot;;&quot;double&quot;;[.B27]);INFO.OBBA.OBBA.OBMAKE(&quot;&quot;;&quot;double&quot;;[.E27]);INFO.OBBA.OBBA.OBMAKE(&quot;&quot;;&quot;double&quot;;[.L27])))" office:value-type="percentage" office:value="0.0352917107869223">
            <text:p>3,5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percentage" office:value="0.241">
            <text:p>24,10%</text:p>
          </table:table-cell>
          <table:table-cell table:style-name="ce63" table:formula="of:=HLOOKUP([.E27]-[.K2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7]+0.001" office:value-type="percentage" office:value="0.0303161313402214">
            <text:p>3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-28 &#10;[9133]">
            <text:p>swap tenor 2-28 <text:line-break/>[913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8]);[.G28];INFO.OBBA.OBBA.OBMAKE(&quot;&quot;;&quot;double&quot;;[.E28]))" office:value-type="string" office:string-value="mcSwaption 2-28 &#10;[21229]">
            <text:p>mcSwaption 2-28 <text:line-break/>[21229]</text:p>
          </table:table-cell>
          <table:table-cell table:style-name="ce56" table:formula="of:=INFO.OBBA.OBBA.OBRUN(&quot;mcSwptn price 2-&quot;&amp;ROW();[.H28];&quot;getValue&quot;;[$LIBORMarketModel.$M$26])" office:value-type="string" office:string-value="mcSwptn price 2-28 &#10;[21230]">
            <text:p>mcSwptn price 2-28 <text:line-break/>[21230]</text:p>
          </table:table-cell>
          <table:table-cell table:style-name="ce57" table:formula="of:=INFO.OBBA.OBBA.OBGET(INFO.OBBA.OBBA.OBSYNC([.I28];[.$I$14:.$I$52]))" office:value-type="percentage" office:value="0.0327408304934587">
            <text:p>3,274%</text:p>
          </table:table-cell>
          <table:table-cell table:style-name="ce58" table:formula="of:=INFO.OBBA.OBBA.OBGET(INFO.OBBA.OBBA.OBCALL(&quot;&quot;;&quot;net.finmath.marketdata.products.Swap&quot;;&quot;getForwardSwapRate&quot;;[.G28];[.G2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28448019383771">
            <text:p>22,84%</text:p>
          </table:table-cell>
          <table:table-cell table:style-name="ce67" table:formula="of:=[.M28]-[.M$32]" office:value-type="percentage" office:value="-0.000706824043033072">
            <text:p>-0,07%</text:p>
          </table:table-cell>
          <table:table-cell table:style-name="ce63" table:formula="of:=[.R28]+[.S2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O28]);INFO.OBBA.OBBA.OBMAKE(&quot;&quot;;&quot;double&quot;;[.B28]);INFO.OBBA.OBBA.OBMAKE(&quot;&quot;;&quot;double&quot;;[.E28]);INFO.OBBA.OBBA.OBMAKE(&quot;&quot;;&quot;double&quot;;[.L2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8]);INFO.OBBA.OBBA.OBMAKE(&quot;&quot;;&quot;double&quot;;[.M28]);INFO.OBBA.OBBA.OBMAKE(&quot;&quot;;&quot;double&quot;;[.B28]);INFO.OBBA.OBBA.OBMAKE(&quot;&quot;;&quot;double&quot;;[.E28]);INFO.OBBA.OBBA.OBMAKE(&quot;&quot;;&quot;double&quot;;[.L28])))" office:value-type="percentage" office:value="0.0327408304934587">
            <text:p>3,27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percentage" office:value="0.241">
            <text:p>24,10%</text:p>
          </table:table-cell>
          <table:table-cell table:style-name="ce63" table:formula="of:=HLOOKUP([.E28]-[.K2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8]+0.001" office:value-type="percentage" office:value="0.0313161313402215">
            <text:p>3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-29 &#10;[9437]">
            <text:p>swap tenor 2-29 <text:line-break/>[9437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29]);[.G29];INFO.OBBA.OBBA.OBMAKE(&quot;&quot;;&quot;double&quot;;[.E29]))" office:value-type="string" office:string-value="mcSwaption 2-29 &#10;[21233]">
            <text:p>mcSwaption 2-29 <text:line-break/>[21233]</text:p>
          </table:table-cell>
          <table:table-cell table:style-name="ce56" table:formula="of:=INFO.OBBA.OBBA.OBRUN(&quot;mcSwptn price 2-&quot;&amp;ROW();[.H29];&quot;getValue&quot;;[$LIBORMarketModel.$M$26])" office:value-type="string" office:string-value="mcSwptn price 2-29 &#10;[21234]">
            <text:p>mcSwptn price 2-29 <text:line-break/>[21234]</text:p>
          </table:table-cell>
          <table:table-cell table:style-name="ce57" table:formula="of:=INFO.OBBA.OBBA.OBGET(INFO.OBBA.OBBA.OBSYNC([.I29];[.$I$14:.$I$52]))" office:value-type="percentage" office:value="0.0303781637137854">
            <text:p>3,038%</text:p>
          </table:table-cell>
          <table:table-cell table:style-name="ce58" table:formula="of:=INFO.OBBA.OBBA.OBGET(INFO.OBBA.OBBA.OBCALL(&quot;&quot;;&quot;net.finmath.marketdata.products.Swap&quot;;&quot;getForwardSwapRate&quot;;[.G29];[.G2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2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28591206103101">
            <text:p>22,86%</text:p>
          </table:table-cell>
          <table:table-cell table:style-name="ce67" table:formula="of:=[.M29]-[.M$32]" office:value-type="percentage" office:value="-0.000563637323703015">
            <text:p>-0,06%</text:p>
          </table:table-cell>
          <table:table-cell table:style-name="ce63" table:formula="of:=[.R29]+[.S29]" office:value-type="percentage" office:value="0.2235">
            <text:p>22,3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O29]);INFO.OBBA.OBBA.OBMAKE(&quot;&quot;;&quot;double&quot;;[.B29]);INFO.OBBA.OBBA.OBMAKE(&quot;&quot;;&quot;double&quot;;[.E29]);INFO.OBBA.OBBA.OBMAKE(&quot;&quot;;&quot;double&quot;;[.L29])))" office:value-type="percentage" office:value="0.0293843042690193">
            <text:p>2,94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29]);INFO.OBBA.OBBA.OBMAKE(&quot;&quot;;&quot;double&quot;;[.M29]);INFO.OBBA.OBBA.OBMAKE(&quot;&quot;;&quot;double&quot;;[.B29]);INFO.OBBA.OBBA.OBMAKE(&quot;&quot;;&quot;double&quot;;[.E29]);INFO.OBBA.OBBA.OBMAKE(&quot;&quot;;&quot;double&quot;;[.L29])))" office:value-type="percentage" office:value="0.0303781637137854">
            <text:p>3,04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percentage" office:value="0.241">
            <text:p>24,10%</text:p>
          </table:table-cell>
          <table:table-cell table:style-name="ce63" table:formula="of:=HLOOKUP([.E29]-[.K29];[.$J$7:.$R$9];3;FALSE())" office:value-type="percentage" office:value="-0.0175">
            <text:p>-1,75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29]+0.001" office:value-type="percentage" office:value="0.0323161313402215">
            <text:p>3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2-30 &#10;[9138]">
            <text:p>swap tenor 2-30 <text:line-break/>[913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0]);[.G30];INFO.OBBA.OBBA.OBMAKE(&quot;&quot;;&quot;double&quot;;[.E30]))" office:value-type="string" office:string-value="mcSwaption 2-30 &#10;[21237]">
            <text:p>mcSwaption 2-30 <text:line-break/>[21237]</text:p>
          </table:table-cell>
          <table:table-cell table:style-name="ce56" table:formula="of:=INFO.OBBA.OBBA.OBRUN(&quot;mcSwptn price 2-&quot;&amp;ROW();[.H30];&quot;getValue&quot;;[$LIBORMarketModel.$M$26])" office:value-type="string" office:string-value="mcSwptn price 2-30 &#10;[21238]">
            <text:p>mcSwptn price 2-30 <text:line-break/>[21238]</text:p>
          </table:table-cell>
          <table:table-cell table:style-name="ce57" table:formula="of:=INFO.OBBA.OBBA.OBGET(INFO.OBBA.OBBA.OBSYNC([.I30];[.$I$14:.$I$52]))" office:value-type="percentage" office:value="0.0281875877952221">
            <text:p>2,819%</text:p>
          </table:table-cell>
          <table:table-cell table:style-name="ce58" table:formula="of:=INFO.OBBA.OBBA.OBGET(INFO.OBBA.OBBA.OBCALL(&quot;&quot;;&quot;net.finmath.marketdata.products.Swap&quot;;&quot;getForwardSwapRate&quot;;[.G30];[.G3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28724479633926">
            <text:p>22,87%</text:p>
          </table:table-cell>
          <table:table-cell table:style-name="ce67" table:formula="of:=[.M30]-[.M$32]" office:value-type="percentage" office:value="-0.000430363792877531">
            <text:p>-0,04%</text:p>
          </table:table-cell>
          <table:table-cell table:style-name="ce63" table:formula="of:=[.R30]+[.S3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O30]);INFO.OBBA.OBBA.OBMAKE(&quot;&quot;;&quot;double&quot;;[.B30]);INFO.OBBA.OBBA.OBMAKE(&quot;&quot;;&quot;double&quot;;[.E30]);INFO.OBBA.OBBA.OBMAKE(&quot;&quot;;&quot;double&quot;;[.L3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0]);INFO.OBBA.OBBA.OBMAKE(&quot;&quot;;&quot;double&quot;;[.M30]);INFO.OBBA.OBBA.OBMAKE(&quot;&quot;;&quot;double&quot;;[.B30]);INFO.OBBA.OBBA.OBMAKE(&quot;&quot;;&quot;double&quot;;[.E30]);INFO.OBBA.OBBA.OBMAKE(&quot;&quot;;&quot;double&quot;;[.L30])))" office:value-type="percentage" office:value="0.0281875877952221">
            <text:p>2,8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percentage" office:value="0.241">
            <text:p>24,10%</text:p>
          </table:table-cell>
          <table:table-cell table:style-name="ce63" table:formula="of:=HLOOKUP([.E30]-[.K3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0]+0.001" office:value-type="percentage" office:value="0.0333161313402215">
            <text:p>3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2-31 &#10;[9143]">
            <text:p>swap tenor 2-31 <text:line-break/>[914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1]);[.G31];INFO.OBBA.OBBA.OBMAKE(&quot;&quot;;&quot;double&quot;;[.E31]))" office:value-type="string" office:string-value="mcSwaption 2-31 &#10;[21241]">
            <text:p>mcSwaption 2-31 <text:line-break/>[21241]</text:p>
          </table:table-cell>
          <table:table-cell table:style-name="ce56" table:formula="of:=INFO.OBBA.OBBA.OBRUN(&quot;mcSwptn price 2-&quot;&amp;ROW();[.H31];&quot;getValue&quot;;[$LIBORMarketModel.$M$26])" office:value-type="string" office:string-value="mcSwptn price 2-31 &#10;[21242]">
            <text:p>mcSwptn price 2-31 <text:line-break/>[21242]</text:p>
          </table:table-cell>
          <table:table-cell table:style-name="ce57" table:formula="of:=INFO.OBBA.OBBA.OBGET(INFO.OBBA.OBBA.OBSYNC([.I31];[.$I$14:.$I$52]))" office:value-type="percentage" office:value="0.0261694068821287">
            <text:p>2,617%</text:p>
          </table:table-cell>
          <table:table-cell table:style-name="ce58" table:formula="of:=INFO.OBBA.OBBA.OBGET(INFO.OBBA.OBBA.OBCALL(&quot;&quot;;&quot;net.finmath.marketdata.products.Swap&quot;;&quot;getForwardSwapRate&quot;;[.G31];[.G3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28911932092971">
            <text:p>22,89%</text:p>
          </table:table-cell>
          <table:table-cell table:style-name="ce67" table:formula="of:=[.M31]-[.M$32]" office:value-type="percentage" office:value="-0.000242911333833279">
            <text:p>-0,02%</text:p>
          </table:table-cell>
          <table:table-cell table:style-name="ce63" table:formula="of:=[.R31]+[.S3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O31]);INFO.OBBA.OBBA.OBMAKE(&quot;&quot;;&quot;double&quot;;[.B31]);INFO.OBBA.OBBA.OBMAKE(&quot;&quot;;&quot;double&quot;;[.E31]);INFO.OBBA.OBBA.OBMAKE(&quot;&quot;;&quot;double&quot;;[.L3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1]);INFO.OBBA.OBBA.OBMAKE(&quot;&quot;;&quot;double&quot;;[.M31]);INFO.OBBA.OBBA.OBMAKE(&quot;&quot;;&quot;double&quot;;[.B31]);INFO.OBBA.OBBA.OBMAKE(&quot;&quot;;&quot;double&quot;;[.E31]);INFO.OBBA.OBBA.OBMAKE(&quot;&quot;;&quot;double&quot;;[.L31])))" office:value-type="percentage" office:value="0.026169406882129">
            <text:p>2,6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percentage" office:value="0.241">
            <text:p>24,10%</text:p>
          </table:table-cell>
          <table:table-cell table:style-name="ce63" table:formula="of:=HLOOKUP([.E31]-[.K3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1]+0.001" office:value-type="percentage" office:value="0.0343161313402215">
            <text:p>3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2-32 &#10;[9148]">
            <text:p>swap tenor 2-32 <text:line-break/>[914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2]);[.G32];INFO.OBBA.OBBA.OBMAKE(&quot;&quot;;&quot;double&quot;;[.E32]))" office:value-type="string" office:string-value="mcSwaption 2-32 &#10;[21245]">
            <text:p>mcSwaption 2-32 <text:line-break/>[21245]</text:p>
          </table:table-cell>
          <table:table-cell table:style-name="ce56" table:formula="of:=INFO.OBBA.OBBA.OBRUN(&quot;mcSwptn price 2-&quot;&amp;ROW();[.H32];&quot;getValue&quot;;[$LIBORMarketModel.$M$26])" office:value-type="string" office:string-value="mcSwptn price 2-32 &#10;[21246]">
            <text:p>mcSwptn price 2-32 <text:line-break/>[21246]</text:p>
          </table:table-cell>
          <table:table-cell table:style-name="ce57" table:formula="of:=INFO.OBBA.OBBA.OBGET(INFO.OBBA.OBBA.OBSYNC([.I32];[.$I$14:.$I$52]))" office:value-type="percentage" office:value="0.0243120243083332">
            <text:p>2,431%</text:p>
          </table:table-cell>
          <table:table-cell table:style-name="ce58" table:formula="of:=INFO.OBBA.OBBA.OBGET(INFO.OBBA.OBBA.OBCALL(&quot;&quot;;&quot;net.finmath.marketdata.products.Swap&quot;;&quot;getForwardSwapRate&quot;;[.G32];[.G3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29154843426804">
            <text:p>22,92%</text:p>
          </table:table-cell>
          <table:table-cell table:style-name="ce67" table:formula="of:=[.M32]-[.M$32]" office:value-type="percentage" office:value="0">
            <text:p>0,00%</text:p>
          </table:table-cell>
          <table:table-cell table:style-name="ce63" table:formula="of:=[.R32]+[.S3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O32]);INFO.OBBA.OBBA.OBMAKE(&quot;&quot;;&quot;double&quot;;[.B32]);INFO.OBBA.OBBA.OBMAKE(&quot;&quot;;&quot;double&quot;;[.E32]);INFO.OBBA.OBBA.OBMAKE(&quot;&quot;;&quot;double&quot;;[.L3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2]);INFO.OBBA.OBBA.OBMAKE(&quot;&quot;;&quot;double&quot;;[.M32]);INFO.OBBA.OBBA.OBMAKE(&quot;&quot;;&quot;double&quot;;[.B32]);INFO.OBBA.OBBA.OBMAKE(&quot;&quot;;&quot;double&quot;;[.E32]);INFO.OBBA.OBBA.OBMAKE(&quot;&quot;;&quot;double&quot;;[.L32])))" office:value-type="percentage" office:value="0.0243120243083333">
            <text:p>2,43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percentage" office:value="0.241">
            <text:p>24,10%</text:p>
          </table:table-cell>
          <table:table-cell table:style-name="ce63" table:formula="of:=HLOOKUP([.E32]-[.K3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2]+0.001" office:value-type="percentage" office:value="0.0353161313402215">
            <text:p>3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2-33 &#10;[9153]">
            <text:p>swap tenor 2-33 <text:line-break/>[915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3]);[.G33];INFO.OBBA.OBBA.OBMAKE(&quot;&quot;;&quot;double&quot;;[.E33]))" office:value-type="string" office:string-value="mcSwaption 2-33 &#10;[21249]">
            <text:p>mcSwaption 2-33 <text:line-break/>[21249]</text:p>
          </table:table-cell>
          <table:table-cell table:style-name="ce56" table:formula="of:=INFO.OBBA.OBBA.OBRUN(&quot;mcSwptn price 2-&quot;&amp;ROW();[.H33];&quot;getValue&quot;;[$LIBORMarketModel.$M$26])" office:value-type="string" office:string-value="mcSwptn price 2-33 &#10;[21250]">
            <text:p>mcSwptn price 2-33 <text:line-break/>[21250]</text:p>
          </table:table-cell>
          <table:table-cell table:style-name="ce57" table:formula="of:=INFO.OBBA.OBBA.OBGET(INFO.OBBA.OBBA.OBSYNC([.I33];[.$I$14:.$I$52]))" office:value-type="percentage" office:value="0.0225912861407177">
            <text:p>2,259%</text:p>
          </table:table-cell>
          <table:table-cell table:style-name="ce58" table:formula="of:=INFO.OBBA.OBBA.OBGET(INFO.OBBA.OBBA.OBCALL(&quot;&quot;;&quot;net.finmath.marketdata.products.Swap&quot;;&quot;getForwardSwapRate&quot;;[.G33];[.G3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29384649953629">
            <text:p>22,94%</text:p>
          </table:table-cell>
          <table:table-cell table:style-name="ce67" table:formula="of:=[.M33]-[.M$32]" office:value-type="percentage" office:value="0.000229806526824861">
            <text:p>0,02%</text:p>
          </table:table-cell>
          <table:table-cell table:style-name="ce63" table:formula="of:=[.R33]+[.S3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O33]);INFO.OBBA.OBBA.OBMAKE(&quot;&quot;;&quot;double&quot;;[.B33]);INFO.OBBA.OBBA.OBMAKE(&quot;&quot;;&quot;double&quot;;[.E33]);INFO.OBBA.OBBA.OBMAKE(&quot;&quot;;&quot;double&quot;;[.L3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3]);INFO.OBBA.OBBA.OBMAKE(&quot;&quot;;&quot;double&quot;;[.M33]);INFO.OBBA.OBBA.OBMAKE(&quot;&quot;;&quot;double&quot;;[.B33]);INFO.OBBA.OBBA.OBMAKE(&quot;&quot;;&quot;double&quot;;[.E33]);INFO.OBBA.OBBA.OBMAKE(&quot;&quot;;&quot;double&quot;;[.L33])))" office:value-type="percentage" office:value="0.0225912861407177">
            <text:p>2,2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percentage" office:value="0.241">
            <text:p>24,10%</text:p>
          </table:table-cell>
          <table:table-cell table:style-name="ce63" table:formula="of:=HLOOKUP([.E33]-[.K3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3]+0.001" office:value-type="percentage" office:value="0.0363161313402215">
            <text:p>3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2-34 &#10;[9461]">
            <text:p>swap tenor 2-34 <text:line-break/>[9461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4]);[.G34];INFO.OBBA.OBBA.OBMAKE(&quot;&quot;;&quot;double&quot;;[.E34]))" office:value-type="string" office:string-value="mcSwaption 2-34 &#10;[21253]">
            <text:p>mcSwaption 2-34 <text:line-break/>[21253]</text:p>
          </table:table-cell>
          <table:table-cell table:style-name="ce56" table:formula="of:=INFO.OBBA.OBBA.OBRUN(&quot;mcSwptn price 2-&quot;&amp;ROW();[.H34];&quot;getValue&quot;;[$LIBORMarketModel.$M$26])" office:value-type="string" office:string-value="mcSwptn price 2-34 &#10;[21254]">
            <text:p>mcSwptn price 2-34 <text:line-break/>[21254]</text:p>
          </table:table-cell>
          <table:table-cell table:style-name="ce57" table:formula="of:=INFO.OBBA.OBBA.OBGET(INFO.OBBA.OBBA.OBSYNC([.I34];[.$I$14:.$I$52]))" office:value-type="percentage" office:value="0.0210064651841456">
            <text:p>2,101%</text:p>
          </table:table-cell>
          <table:table-cell table:style-name="ce58" table:formula="of:=INFO.OBBA.OBBA.OBGET(INFO.OBBA.OBBA.OBCALL(&quot;&quot;;&quot;net.finmath.marketdata.products.Swap&quot;;&quot;getForwardSwapRate&quot;;[.G34];[.G3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29652862951352">
            <text:p>22,97%</text:p>
          </table:table-cell>
          <table:table-cell table:style-name="ce67" table:formula="of:=[.M34]-[.M$32]" office:value-type="percentage" office:value="0.000498019524547949">
            <text:p>0,05%</text:p>
          </table:table-cell>
          <table:table-cell table:style-name="ce63" table:formula="of:=[.R34]+[.S34]" office:value-type="percentage" office:value="0.2126">
            <text:p>21,26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O34]);INFO.OBBA.OBBA.OBMAKE(&quot;&quot;;&quot;double&quot;;[.B34]);INFO.OBBA.OBBA.OBMAKE(&quot;&quot;;&quot;double&quot;;[.E34]);INFO.OBBA.OBBA.OBMAKE(&quot;&quot;;&quot;double&quot;;[.L34])))" office:value-type="percentage" office:value="0.0179266750825114">
            <text:p>1,79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4]);INFO.OBBA.OBBA.OBMAKE(&quot;&quot;;&quot;double&quot;;[.M34]);INFO.OBBA.OBBA.OBMAKE(&quot;&quot;;&quot;double&quot;;[.B34]);INFO.OBBA.OBBA.OBMAKE(&quot;&quot;;&quot;double&quot;;[.E34]);INFO.OBBA.OBBA.OBMAKE(&quot;&quot;;&quot;double&quot;;[.L34])))" office:value-type="percentage" office:value="0.0210064651841456">
            <text:p>2,1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percentage" office:value="0.241">
            <text:p>24,10%</text:p>
          </table:table-cell>
          <table:table-cell table:style-name="ce63" table:formula="of:=HLOOKUP([.E34]-[.K34];[.$J$7:.$R$9];3;FALSE())" office:value-type="percentage" office:value="-0.0284">
            <text:p>-2,84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4]+0.001" office:value-type="percentage" office:value="0.0373161313402215">
            <text:p>3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2-35 &#10;[9158]">
            <text:p>swap tenor 2-35 <text:line-break/>[915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5]);[.G35];INFO.OBBA.OBBA.OBMAKE(&quot;&quot;;&quot;double&quot;;[.E35]))" office:value-type="string" office:string-value="mcSwaption 2-35 &#10;[21257]">
            <text:p>mcSwaption 2-35 <text:line-break/>[21257]</text:p>
          </table:table-cell>
          <table:table-cell table:style-name="ce56" table:formula="of:=INFO.OBBA.OBBA.OBRUN(&quot;mcSwptn price 2-&quot;&amp;ROW();[.H35];&quot;getValue&quot;;[$LIBORMarketModel.$M$26])" office:value-type="string" office:string-value="mcSwptn price 2-35 &#10;[21258]">
            <text:p>mcSwptn price 2-35 <text:line-break/>[21258]</text:p>
          </table:table-cell>
          <table:table-cell table:style-name="ce57" table:formula="of:=INFO.OBBA.OBBA.OBGET(INFO.OBBA.OBBA.OBSYNC([.I35];[.$I$14:.$I$52]))" office:value-type="percentage" office:value="0.0195496248476274">
            <text:p>1,955%</text:p>
          </table:table-cell>
          <table:table-cell table:style-name="ce58" table:formula="of:=INFO.OBBA.OBBA.OBGET(INFO.OBBA.OBBA.OBCALL(&quot;&quot;;&quot;net.finmath.marketdata.products.Swap&quot;;&quot;getForwardSwapRate&quot;;[.G35];[.G3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29971254316197">
            <text:p>23,00%</text:p>
          </table:table-cell>
          <table:table-cell table:style-name="ce67" table:formula="of:=[.M35]-[.M$32]" office:value-type="percentage" office:value="0.000816410889393382">
            <text:p>0,08%</text:p>
          </table:table-cell>
          <table:table-cell table:style-name="ce63" table:formula="of:=[.R35]+[.S3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O35]);INFO.OBBA.OBBA.OBMAKE(&quot;&quot;;&quot;double&quot;;[.B35]);INFO.OBBA.OBBA.OBMAKE(&quot;&quot;;&quot;double&quot;;[.E35]);INFO.OBBA.OBBA.OBMAKE(&quot;&quot;;&quot;double&quot;;[.L3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5]);INFO.OBBA.OBBA.OBMAKE(&quot;&quot;;&quot;double&quot;;[.M35]);INFO.OBBA.OBBA.OBMAKE(&quot;&quot;;&quot;double&quot;;[.B35]);INFO.OBBA.OBBA.OBMAKE(&quot;&quot;;&quot;double&quot;;[.E35]);INFO.OBBA.OBBA.OBMAKE(&quot;&quot;;&quot;double&quot;;[.L35])))" office:value-type="percentage" office:value="0.0195496248476274">
            <text:p>1,9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percentage" office:value="0.241">
            <text:p>24,10%</text:p>
          </table:table-cell>
          <table:table-cell table:style-name="ce63" table:formula="of:=HLOOKUP([.E35]-[.K3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5]+0.001" office:value-type="percentage" office:value="0.0383161313402215">
            <text:p>3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2-36 &#10;[9163]">
            <text:p>swap tenor 2-36 <text:line-break/>[916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6]);[.G36];INFO.OBBA.OBBA.OBMAKE(&quot;&quot;;&quot;double&quot;;[.E36]))" office:value-type="string" office:string-value="mcSwaption 2-36 &#10;[21261]">
            <text:p>mcSwaption 2-36 <text:line-break/>[21261]</text:p>
          </table:table-cell>
          <table:table-cell table:style-name="ce56" table:formula="of:=INFO.OBBA.OBBA.OBRUN(&quot;mcSwptn price 2-&quot;&amp;ROW();[.H36];&quot;getValue&quot;;[$LIBORMarketModel.$M$26])" office:value-type="string" office:string-value="mcSwptn price 2-36 &#10;[21262]">
            <text:p>mcSwptn price 2-36 <text:line-break/>[21262]</text:p>
          </table:table-cell>
          <table:table-cell table:style-name="ce57" table:formula="of:=INFO.OBBA.OBBA.OBGET(INFO.OBBA.OBBA.OBSYNC([.I36];[.$I$14:.$I$52]))" office:value-type="percentage" office:value="0.0182078383878283">
            <text:p>1,821%</text:p>
          </table:table-cell>
          <table:table-cell table:style-name="ce58" table:formula="of:=INFO.OBBA.OBBA.OBGET(INFO.OBBA.OBBA.OBCALL(&quot;&quot;;&quot;net.finmath.marketdata.products.Swap&quot;;&quot;getForwardSwapRate&quot;;[.G36];[.G3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30320916603228">
            <text:p>23,03%</text:p>
          </table:table-cell>
          <table:table-cell table:style-name="ce67" table:formula="of:=[.M36]-[.M$32]" office:value-type="percentage" office:value="0.00116607317642445">
            <text:p>0,12%</text:p>
          </table:table-cell>
          <table:table-cell table:style-name="ce63" table:formula="of:=[.R36]+[.S3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O36]);INFO.OBBA.OBBA.OBMAKE(&quot;&quot;;&quot;double&quot;;[.B36]);INFO.OBBA.OBBA.OBMAKE(&quot;&quot;;&quot;double&quot;;[.E36]);INFO.OBBA.OBBA.OBMAKE(&quot;&quot;;&quot;double&quot;;[.L3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6]);INFO.OBBA.OBBA.OBMAKE(&quot;&quot;;&quot;double&quot;;[.M36]);INFO.OBBA.OBBA.OBMAKE(&quot;&quot;;&quot;double&quot;;[.B36]);INFO.OBBA.OBBA.OBMAKE(&quot;&quot;;&quot;double&quot;;[.E36]);INFO.OBBA.OBBA.OBMAKE(&quot;&quot;;&quot;double&quot;;[.L36])))" office:value-type="percentage" office:value="0.0182078383878283">
            <text:p>1,8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percentage" office:value="0.241">
            <text:p>24,10%</text:p>
          </table:table-cell>
          <table:table-cell table:style-name="ce63" table:formula="of:=HLOOKUP([.E36]-[.K3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6]+0.001" office:value-type="percentage" office:value="0.0393161313402215">
            <text:p>3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2-37 &#10;[9168]">
            <text:p>swap tenor 2-37 <text:line-break/>[916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7]);[.G37];INFO.OBBA.OBBA.OBMAKE(&quot;&quot;;&quot;double&quot;;[.E37]))" office:value-type="string" office:string-value="mcSwaption 2-37 &#10;[21265]">
            <text:p>mcSwaption 2-37 <text:line-break/>[21265]</text:p>
          </table:table-cell>
          <table:table-cell table:style-name="ce56" table:formula="of:=INFO.OBBA.OBBA.OBRUN(&quot;mcSwptn price 2-&quot;&amp;ROW();[.H37];&quot;getValue&quot;;[$LIBORMarketModel.$M$26])" office:value-type="string" office:string-value="mcSwptn price 2-37 &#10;[21266]">
            <text:p>mcSwptn price 2-37 <text:line-break/>[21266]</text:p>
          </table:table-cell>
          <table:table-cell table:style-name="ce57" table:formula="of:=INFO.OBBA.OBBA.OBGET(INFO.OBBA.OBBA.OBSYNC([.I37];[.$I$14:.$I$52]))" office:value-type="percentage" office:value="0.0169758579750092">
            <text:p>1,698%</text:p>
          </table:table-cell>
          <table:table-cell table:style-name="ce58" table:formula="of:=INFO.OBBA.OBBA.OBGET(INFO.OBBA.OBBA.OBCALL(&quot;&quot;;&quot;net.finmath.marketdata.products.Swap&quot;;&quot;getForwardSwapRate&quot;;[.G37];[.G3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30722673318658">
            <text:p>23,07%</text:p>
          </table:table-cell>
          <table:table-cell table:style-name="ce67" table:formula="of:=[.M37]-[.M$32]" office:value-type="percentage" office:value="0.0015678298918545">
            <text:p>0,16%</text:p>
          </table:table-cell>
          <table:table-cell table:style-name="ce63" table:formula="of:=[.R37]+[.S3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O37]);INFO.OBBA.OBBA.OBMAKE(&quot;&quot;;&quot;double&quot;;[.B37]);INFO.OBBA.OBBA.OBMAKE(&quot;&quot;;&quot;double&quot;;[.E37]);INFO.OBBA.OBBA.OBMAKE(&quot;&quot;;&quot;double&quot;;[.L3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7]);INFO.OBBA.OBBA.OBMAKE(&quot;&quot;;&quot;double&quot;;[.M37]);INFO.OBBA.OBBA.OBMAKE(&quot;&quot;;&quot;double&quot;;[.B37]);INFO.OBBA.OBBA.OBMAKE(&quot;&quot;;&quot;double&quot;;[.E37]);INFO.OBBA.OBBA.OBMAKE(&quot;&quot;;&quot;double&quot;;[.L37])))" office:value-type="percentage" office:value="0.0169758579750091">
            <text:p>1,7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percentage" office:value="0.241">
            <text:p>24,10%</text:p>
          </table:table-cell>
          <table:table-cell table:style-name="ce63" table:formula="of:=HLOOKUP([.E37]-[.K3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7]+0.001" office:value-type="percentage" office:value="0.0403161313402215">
            <text:p>4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2-38 &#10;[9173]">
            <text:p>swap tenor 2-38 <text:line-break/>[917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8]);[.G38];INFO.OBBA.OBBA.OBMAKE(&quot;&quot;;&quot;double&quot;;[.E38]))" office:value-type="string" office:string-value="mcSwaption 2-38 &#10;[21269]">
            <text:p>mcSwaption 2-38 <text:line-break/>[21269]</text:p>
          </table:table-cell>
          <table:table-cell table:style-name="ce56" table:formula="of:=INFO.OBBA.OBBA.OBRUN(&quot;mcSwptn price 2-&quot;&amp;ROW();[.H38];&quot;getValue&quot;;[$LIBORMarketModel.$M$26])" office:value-type="string" office:string-value="mcSwptn price 2-38 &#10;[21270]">
            <text:p>mcSwptn price 2-38 <text:line-break/>[21270]</text:p>
          </table:table-cell>
          <table:table-cell table:style-name="ce57" table:formula="of:=INFO.OBBA.OBBA.OBGET(INFO.OBBA.OBBA.OBSYNC([.I38];[.$I$14:.$I$52]))" office:value-type="percentage" office:value="0.0158357189198352">
            <text:p>1,584%</text:p>
          </table:table-cell>
          <table:table-cell table:style-name="ce58" table:formula="of:=INFO.OBBA.OBBA.OBGET(INFO.OBBA.OBBA.OBCALL(&quot;&quot;;&quot;net.finmath.marketdata.products.Swap&quot;;&quot;getForwardSwapRate&quot;;[.G38];[.G3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3111985235107">
            <text:p>23,11%</text:p>
          </table:table-cell>
          <table:table-cell table:style-name="ce67" table:formula="of:=[.M38]-[.M$32]" office:value-type="percentage" office:value="0.00196500892426613">
            <text:p>0,20%</text:p>
          </table:table-cell>
          <table:table-cell table:style-name="ce63" table:formula="of:=[.R38]+[.S3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O38]);INFO.OBBA.OBBA.OBMAKE(&quot;&quot;;&quot;double&quot;;[.B38]);INFO.OBBA.OBBA.OBMAKE(&quot;&quot;;&quot;double&quot;;[.E38]);INFO.OBBA.OBBA.OBMAKE(&quot;&quot;;&quot;double&quot;;[.L3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8]);INFO.OBBA.OBBA.OBMAKE(&quot;&quot;;&quot;double&quot;;[.M38]);INFO.OBBA.OBBA.OBMAKE(&quot;&quot;;&quot;double&quot;;[.B38]);INFO.OBBA.OBBA.OBMAKE(&quot;&quot;;&quot;double&quot;;[.E38]);INFO.OBBA.OBBA.OBMAKE(&quot;&quot;;&quot;double&quot;;[.L38])))" office:value-type="percentage" office:value="0.0158357189198351">
            <text:p>1,5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percentage" office:value="0.241">
            <text:p>24,10%</text:p>
          </table:table-cell>
          <table:table-cell table:style-name="ce63" table:formula="of:=HLOOKUP([.E38]-[.K3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8]+0.001" office:value-type="percentage" office:value="0.0413161313402215">
            <text:p>4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2-39 &#10;[9178]">
            <text:p>swap tenor 2-39 <text:line-break/>[917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39]);[.G39];INFO.OBBA.OBBA.OBMAKE(&quot;&quot;;&quot;double&quot;;[.E39]))" office:value-type="string" office:string-value="mcSwaption 2-39 &#10;[21273]">
            <text:p>mcSwaption 2-39 <text:line-break/>[21273]</text:p>
          </table:table-cell>
          <table:table-cell table:style-name="ce56" table:formula="of:=INFO.OBBA.OBBA.OBRUN(&quot;mcSwptn price 2-&quot;&amp;ROW();[.H39];&quot;getValue&quot;;[$LIBORMarketModel.$M$26])" office:value-type="string" office:string-value="mcSwptn price 2-39 &#10;[21274]">
            <text:p>mcSwptn price 2-39 <text:line-break/>[21274]</text:p>
          </table:table-cell>
          <table:table-cell table:style-name="ce57" table:formula="of:=INFO.OBBA.OBBA.OBGET(INFO.OBBA.OBBA.OBSYNC([.I39];[.$I$14:.$I$52]))" office:value-type="percentage" office:value="0.0147740075050362">
            <text:p>1,477%</text:p>
          </table:table-cell>
          <table:table-cell table:style-name="ce58" table:formula="of:=INFO.OBBA.OBBA.OBGET(INFO.OBBA.OBBA.OBCALL(&quot;&quot;;&quot;net.finmath.marketdata.products.Swap&quot;;&quot;getForwardSwapRate&quot;;[.G39];[.G3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3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31474271154985">
            <text:p>23,15%</text:p>
          </table:table-cell>
          <table:table-cell table:style-name="ce67" table:formula="of:=[.M39]-[.M$32]" office:value-type="percentage" office:value="0.00231942772818128">
            <text:p>0,23%</text:p>
          </table:table-cell>
          <table:table-cell table:style-name="ce63" table:formula="of:=[.R39]+[.S3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O39]);INFO.OBBA.OBBA.OBMAKE(&quot;&quot;;&quot;double&quot;;[.B39]);INFO.OBBA.OBBA.OBMAKE(&quot;&quot;;&quot;double&quot;;[.E39]);INFO.OBBA.OBBA.OBMAKE(&quot;&quot;;&quot;double&quot;;[.L3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39]);INFO.OBBA.OBBA.OBMAKE(&quot;&quot;;&quot;double&quot;;[.M39]);INFO.OBBA.OBBA.OBMAKE(&quot;&quot;;&quot;double&quot;;[.B39]);INFO.OBBA.OBBA.OBMAKE(&quot;&quot;;&quot;double&quot;;[.E39]);INFO.OBBA.OBBA.OBMAKE(&quot;&quot;;&quot;double&quot;;[.L39])))" office:value-type="percentage" office:value="0.0147740075050363">
            <text:p>1,4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percentage" office:value="0.241">
            <text:p>24,10%</text:p>
          </table:table-cell>
          <table:table-cell table:style-name="ce63" table:formula="of:=HLOOKUP([.E39]-[.K39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39]+0.001" office:value-type="percentage" office:value="0.0423161313402215">
            <text:p>4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2-40 &#10;[9183]">
            <text:p>swap tenor 2-40 <text:line-break/>[918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0]);[.G40];INFO.OBBA.OBBA.OBMAKE(&quot;&quot;;&quot;double&quot;;[.E40]))" office:value-type="string" office:string-value="mcSwaption 2-40 &#10;[21277]">
            <text:p>mcSwaption 2-40 <text:line-break/>[21277]</text:p>
          </table:table-cell>
          <table:table-cell table:style-name="ce56" table:formula="of:=INFO.OBBA.OBBA.OBRUN(&quot;mcSwptn price 2-&quot;&amp;ROW();[.H40];&quot;getValue&quot;;[$LIBORMarketModel.$M$26])" office:value-type="string" office:string-value="mcSwptn price 2-40 &#10;[21278]">
            <text:p>mcSwptn price 2-40 <text:line-break/>[21278]</text:p>
          </table:table-cell>
          <table:table-cell table:style-name="ce57" table:formula="of:=INFO.OBBA.OBBA.OBGET(INFO.OBBA.OBBA.OBSYNC([.I40];[.$I$14:.$I$52]))" office:value-type="percentage" office:value="0.0137840648237421">
            <text:p>1,378%</text:p>
          </table:table-cell>
          <table:table-cell table:style-name="ce58" table:formula="of:=INFO.OBBA.OBBA.OBGET(INFO.OBBA.OBBA.OBCALL(&quot;&quot;;&quot;net.finmath.marketdata.products.Swap&quot;;&quot;getForwardSwapRate&quot;;[.G40];[.G4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3178261241303">
            <text:p>23,18%</text:p>
          </table:table-cell>
          <table:table-cell table:style-name="ce67" table:formula="of:=[.M40]-[.M$32]" office:value-type="percentage" office:value="0.00262776898622591">
            <text:p>0,26%</text:p>
          </table:table-cell>
          <table:table-cell table:style-name="ce63" table:formula="of:=[.R40]+[.S4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O40]);INFO.OBBA.OBBA.OBMAKE(&quot;&quot;;&quot;double&quot;;[.B40]);INFO.OBBA.OBBA.OBMAKE(&quot;&quot;;&quot;double&quot;;[.E40]);INFO.OBBA.OBBA.OBMAKE(&quot;&quot;;&quot;double&quot;;[.L4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0]);INFO.OBBA.OBBA.OBMAKE(&quot;&quot;;&quot;double&quot;;[.M40]);INFO.OBBA.OBBA.OBMAKE(&quot;&quot;;&quot;double&quot;;[.B40]);INFO.OBBA.OBBA.OBMAKE(&quot;&quot;;&quot;double&quot;;[.E40]);INFO.OBBA.OBBA.OBMAKE(&quot;&quot;;&quot;double&quot;;[.L40])))" office:value-type="percentage" office:value="0.0137840648237425">
            <text:p>1,3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percentage" office:value="0.241">
            <text:p>24,10%</text:p>
          </table:table-cell>
          <table:table-cell table:style-name="ce63" table:formula="of:=HLOOKUP([.E40]-[.K4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0]+0.001" office:value-type="percentage" office:value="0.0433161313402215">
            <text:p>4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2-41 &#10;[9188]">
            <text:p>swap tenor 2-41 <text:line-break/>[918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1]);[.G41];INFO.OBBA.OBBA.OBMAKE(&quot;&quot;;&quot;double&quot;;[.E41]))" office:value-type="string" office:string-value="mcSwaption 2-41 &#10;[21281]">
            <text:p>mcSwaption 2-41 <text:line-break/>[21281]</text:p>
          </table:table-cell>
          <table:table-cell table:style-name="ce56" table:formula="of:=INFO.OBBA.OBBA.OBRUN(&quot;mcSwptn price 2-&quot;&amp;ROW();[.H41];&quot;getValue&quot;;[$LIBORMarketModel.$M$26])" office:value-type="string" office:string-value="mcSwptn price 2-41 &#10;[21282]">
            <text:p>mcSwptn price 2-41 <text:line-break/>[21282]</text:p>
          </table:table-cell>
          <table:table-cell table:style-name="ce57" table:formula="of:=INFO.OBBA.OBBA.OBGET(INFO.OBBA.OBBA.OBSYNC([.I41];[.$I$14:.$I$52]))" office:value-type="percentage" office:value="0.0128608558850073">
            <text:p>1,286%</text:p>
          </table:table-cell>
          <table:table-cell table:style-name="ce58" table:formula="of:=INFO.OBBA.OBBA.OBGET(INFO.OBBA.OBBA.OBCALL(&quot;&quot;;&quot;net.finmath.marketdata.products.Swap&quot;;&quot;getForwardSwapRate&quot;;[.G41];[.G4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.232048265610682">
            <text:p>23,20%</text:p>
          </table:table-cell>
          <table:table-cell table:style-name="ce67" table:formula="of:=[.M41]-[.M$32]" office:value-type="percentage" office:value="0.00289342218387853">
            <text:p>0,29%</text:p>
          </table:table-cell>
          <table:table-cell table:style-name="ce63" table:formula="of:=[.R41]+[.S4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O41]);INFO.OBBA.OBBA.OBMAKE(&quot;&quot;;&quot;double&quot;;[.B41]);INFO.OBBA.OBBA.OBMAKE(&quot;&quot;;&quot;double&quot;;[.E41]);INFO.OBBA.OBBA.OBMAKE(&quot;&quot;;&quot;double&quot;;[.L4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1]);INFO.OBBA.OBBA.OBMAKE(&quot;&quot;;&quot;double&quot;;[.M41]);INFO.OBBA.OBBA.OBMAKE(&quot;&quot;;&quot;double&quot;;[.B41]);INFO.OBBA.OBBA.OBMAKE(&quot;&quot;;&quot;double&quot;;[.E41]);INFO.OBBA.OBBA.OBMAKE(&quot;&quot;;&quot;double&quot;;[.L41])))" office:value-type="percentage" office:value="0.0128608558850073">
            <text:p>1,29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percentage" office:value="0.241">
            <text:p>24,10%</text:p>
          </table:table-cell>
          <table:table-cell table:style-name="ce63" table:formula="of:=HLOOKUP([.E41]-[.K4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1]+0.001" office:value-type="percentage" office:value="0.0443161313402215">
            <text:p>4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2-42 &#10;[9193]">
            <text:p>swap tenor 2-42 <text:line-break/>[919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2]);[.G42];INFO.OBBA.OBBA.OBMAKE(&quot;&quot;;&quot;double&quot;;[.E42]))" office:value-type="string" office:string-value="mcSwaption 2-42 &#10;[21285]">
            <text:p>mcSwaption 2-42 <text:line-break/>[21285]</text:p>
          </table:table-cell>
          <table:table-cell table:style-name="ce56" table:formula="of:=INFO.OBBA.OBBA.OBRUN(&quot;mcSwptn price 2-&quot;&amp;ROW();[.H42];&quot;getValue&quot;;[$LIBORMarketModel.$M$26])" office:value-type="string" office:string-value="mcSwptn price 2-42 &#10;[21286]">
            <text:p>mcSwptn price 2-42 <text:line-break/>[21286]</text:p>
          </table:table-cell>
          <table:table-cell table:style-name="ce57" table:formula="of:=INFO.OBBA.OBBA.OBGET(INFO.OBBA.OBBA.OBSYNC([.I42];[.$I$14:.$I$52]))" office:value-type="percentage" office:value="0.0120134507468952">
            <text:p>1,201%</text:p>
          </table:table-cell>
          <table:table-cell table:style-name="ce58" table:formula="of:=INFO.OBBA.OBBA.OBGET(INFO.OBBA.OBBA.OBCALL(&quot;&quot;;&quot;net.finmath.marketdata.products.Swap&quot;;&quot;getForwardSwapRate&quot;;[.G42];[.G4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.232366613422223">
            <text:p>23,24%</text:p>
          </table:table-cell>
          <table:table-cell table:style-name="ce67" table:formula="of:=[.M42]-[.M$32]" office:value-type="percentage" office:value="0.00321176999541928">
            <text:p>0,32%</text:p>
          </table:table-cell>
          <table:table-cell table:style-name="ce63" table:formula="of:=[.R42]+[.S4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O42]);INFO.OBBA.OBBA.OBMAKE(&quot;&quot;;&quot;double&quot;;[.B42]);INFO.OBBA.OBBA.OBMAKE(&quot;&quot;;&quot;double&quot;;[.E42]);INFO.OBBA.OBBA.OBMAKE(&quot;&quot;;&quot;double&quot;;[.L4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2]);INFO.OBBA.OBBA.OBMAKE(&quot;&quot;;&quot;double&quot;;[.M42]);INFO.OBBA.OBBA.OBMAKE(&quot;&quot;;&quot;double&quot;;[.B42]);INFO.OBBA.OBBA.OBMAKE(&quot;&quot;;&quot;double&quot;;[.E42]);INFO.OBBA.OBBA.OBMAKE(&quot;&quot;;&quot;double&quot;;[.L42])))" office:value-type="percentage" office:value="0.0120134507468952">
            <text:p>1,2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percentage" office:value="0.241">
            <text:p>24,10%</text:p>
          </table:table-cell>
          <table:table-cell table:style-name="ce63" table:formula="of:=HLOOKUP([.E42]-[.K4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2]+0.001" office:value-type="percentage" office:value="0.0453161313402215">
            <text:p>4,5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2-43 &#10;[9198]">
            <text:p>swap tenor 2-43 <text:line-break/>[919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3]);[.G43];INFO.OBBA.OBBA.OBMAKE(&quot;&quot;;&quot;double&quot;;[.E43]))" office:value-type="string" office:string-value="mcSwaption 2-43 &#10;[21289]">
            <text:p>mcSwaption 2-43 <text:line-break/>[21289]</text:p>
          </table:table-cell>
          <table:table-cell table:style-name="ce56" table:formula="of:=INFO.OBBA.OBBA.OBRUN(&quot;mcSwptn price 2-&quot;&amp;ROW();[.H43];&quot;getValue&quot;;[$LIBORMarketModel.$M$26])" office:value-type="string" office:string-value="mcSwptn price 2-43 &#10;[21290]">
            <text:p>mcSwptn price 2-43 <text:line-break/>[21290]</text:p>
          </table:table-cell>
          <table:table-cell table:style-name="ce57" table:formula="of:=INFO.OBBA.OBBA.OBGET(INFO.OBBA.OBBA.OBSYNC([.I43];[.$I$14:.$I$52]))" office:value-type="percentage" office:value="0.0112186213030699">
            <text:p>1,122%</text:p>
          </table:table-cell>
          <table:table-cell table:style-name="ce58" table:formula="of:=INFO.OBBA.OBBA.OBGET(INFO.OBBA.OBBA.OBCALL(&quot;&quot;;&quot;net.finmath.marketdata.products.Swap&quot;;&quot;getForwardSwapRate&quot;;[.G43];[.G43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3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.232618053533476">
            <text:p>23,26%</text:p>
          </table:table-cell>
          <table:table-cell table:style-name="ce67" table:formula="of:=[.M43]-[.M$32]" office:value-type="percentage" office:value="0.00346321010667189">
            <text:p>0,35%</text:p>
          </table:table-cell>
          <table:table-cell table:style-name="ce63" table:formula="of:=[.R43]+[.S43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O43]);INFO.OBBA.OBBA.OBMAKE(&quot;&quot;;&quot;double&quot;;[.B43]);INFO.OBBA.OBBA.OBMAKE(&quot;&quot;;&quot;double&quot;;[.E43]);INFO.OBBA.OBBA.OBMAKE(&quot;&quot;;&quot;double&quot;;[.L43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3]);INFO.OBBA.OBBA.OBMAKE(&quot;&quot;;&quot;double&quot;;[.M43]);INFO.OBBA.OBBA.OBMAKE(&quot;&quot;;&quot;double&quot;;[.B43]);INFO.OBBA.OBBA.OBMAKE(&quot;&quot;;&quot;double&quot;;[.E43]);INFO.OBBA.OBBA.OBMAKE(&quot;&quot;;&quot;double&quot;;[.L43])))" office:value-type="percentage" office:value="0.0112186213030699">
            <text:p>1,1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percentage" office:value="0.241">
            <text:p>24,10%</text:p>
          </table:table-cell>
          <table:table-cell table:style-name="ce63" table:formula="of:=HLOOKUP([.E43]-[.K43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3]+0.001" office:value-type="percentage" office:value="0.0463161313402215">
            <text:p>4,6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2-44 &#10;[9505]">
            <text:p>swap tenor 2-44 <text:line-break/>[9505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4]);[.G44];INFO.OBBA.OBBA.OBMAKE(&quot;&quot;;&quot;double&quot;;[.E44]))" office:value-type="string" office:string-value="mcSwaption 2-44 &#10;[21293]">
            <text:p>mcSwaption 2-44 <text:line-break/>[21293]</text:p>
          </table:table-cell>
          <table:table-cell table:style-name="ce56" table:formula="of:=INFO.OBBA.OBBA.OBRUN(&quot;mcSwptn price 2-&quot;&amp;ROW();[.H44];&quot;getValue&quot;;[$LIBORMarketModel.$M$26])" office:value-type="string" office:string-value="mcSwptn price 2-44 &#10;[21294]">
            <text:p>mcSwptn price 2-44 <text:line-break/>[21294]</text:p>
          </table:table-cell>
          <table:table-cell table:style-name="ce57" table:formula="of:=INFO.OBBA.OBBA.OBGET(INFO.OBBA.OBBA.OBSYNC([.I44];[.$I$14:.$I$52]))" office:value-type="percentage" office:value="0.0104754888797051">
            <text:p>1,048%</text:p>
          </table:table-cell>
          <table:table-cell table:style-name="ce58" table:formula="of:=INFO.OBBA.OBBA.OBGET(INFO.OBBA.OBBA.OBCALL(&quot;&quot;;&quot;net.finmath.marketdata.products.Swap&quot;;&quot;getForwardSwapRate&quot;;[.G44];[.G44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4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.232824432409584">
            <text:p>23,28%</text:p>
          </table:table-cell>
          <table:table-cell table:style-name="ce67" table:formula="of:=[.M44]-[.M$32]" office:value-type="percentage" office:value="0.00366958898277989">
            <text:p>0,37%</text:p>
          </table:table-cell>
          <table:table-cell table:style-name="ce63" table:formula="of:=[.R44]+[.S44]" office:value-type="percentage" office:value="0.2022">
            <text:p>20,22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O44]);INFO.OBBA.OBBA.OBMAKE(&quot;&quot;;&quot;double&quot;;[.B44]);INFO.OBBA.OBBA.OBMAKE(&quot;&quot;;&quot;double&quot;;[.E44]);INFO.OBBA.OBBA.OBMAKE(&quot;&quot;;&quot;double&quot;;[.L44])))" office:value-type="percentage" office:value="0.00654834058534689">
            <text:p>0,65%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4]);INFO.OBBA.OBBA.OBMAKE(&quot;&quot;;&quot;double&quot;;[.M44]);INFO.OBBA.OBBA.OBMAKE(&quot;&quot;;&quot;double&quot;;[.B44]);INFO.OBBA.OBBA.OBMAKE(&quot;&quot;;&quot;double&quot;;[.E44]);INFO.OBBA.OBBA.OBMAKE(&quot;&quot;;&quot;double&quot;;[.L44])))" office:value-type="percentage" office:value="0.0104754888797051">
            <text:p>1,0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percentage" office:value="0.241">
            <text:p>24,10%</text:p>
          </table:table-cell>
          <table:table-cell table:style-name="ce63" table:formula="of:=HLOOKUP([.E44]-[.K44];[.$J$7:.$R$9];3;FALSE())" office:value-type="percentage" office:value="-0.0388">
            <text:p>-3,88%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4]+0.001" office:value-type="percentage" office:value="0.0473161313402215">
            <text:p>4,7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2-45 &#10;[9203]">
            <text:p>swap tenor 2-45 <text:line-break/>[920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5]);[.G45];INFO.OBBA.OBBA.OBMAKE(&quot;&quot;;&quot;double&quot;;[.E45]))" office:value-type="string" office:string-value="mcSwaption 2-45 &#10;[21297]">
            <text:p>mcSwaption 2-45 <text:line-break/>[21297]</text:p>
          </table:table-cell>
          <table:table-cell table:style-name="ce56" table:formula="of:=INFO.OBBA.OBBA.OBRUN(&quot;mcSwptn price 2-&quot;&amp;ROW();[.H45];&quot;getValue&quot;;[$LIBORMarketModel.$M$26])" office:value-type="string" office:string-value="mcSwptn price 2-45 &#10;[21298]">
            <text:p>mcSwptn price 2-45 <text:line-break/>[21298]</text:p>
          </table:table-cell>
          <table:table-cell table:style-name="ce57" table:formula="of:=INFO.OBBA.OBBA.OBGET(INFO.OBBA.OBBA.OBSYNC([.I45];[.$I$14:.$I$52]))" office:value-type="percentage" office:value="0.00978612942550318">
            <text:p>0,979%</text:p>
          </table:table-cell>
          <table:table-cell table:style-name="ce58" table:formula="of:=INFO.OBBA.OBBA.OBGET(INFO.OBBA.OBBA.OBCALL(&quot;&quot;;&quot;net.finmath.marketdata.products.Swap&quot;;&quot;getForwardSwapRate&quot;;[.G45];[.G45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5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.233029742912593">
            <text:p>23,30%</text:p>
          </table:table-cell>
          <table:table-cell table:style-name="ce67" table:formula="of:=[.M45]-[.M$32]" office:value-type="percentage" office:value="0.00387489948578873">
            <text:p>0,39%</text:p>
          </table:table-cell>
          <table:table-cell table:style-name="ce63" table:formula="of:=[.R45]+[.S45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O45]);INFO.OBBA.OBBA.OBMAKE(&quot;&quot;;&quot;double&quot;;[.B45]);INFO.OBBA.OBBA.OBMAKE(&quot;&quot;;&quot;double&quot;;[.E45]);INFO.OBBA.OBBA.OBMAKE(&quot;&quot;;&quot;double&quot;;[.L45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5]);INFO.OBBA.OBBA.OBMAKE(&quot;&quot;;&quot;double&quot;;[.M45]);INFO.OBBA.OBBA.OBMAKE(&quot;&quot;;&quot;double&quot;;[.B45]);INFO.OBBA.OBBA.OBMAKE(&quot;&quot;;&quot;double&quot;;[.E45]);INFO.OBBA.OBBA.OBMAKE(&quot;&quot;;&quot;double&quot;;[.L45])))" office:value-type="percentage" office:value="0.00978612942550325">
            <text:p>0,98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percentage" office:value="0.241">
            <text:p>24,10%</text:p>
          </table:table-cell>
          <table:table-cell table:style-name="ce63" table:formula="of:=HLOOKUP([.E45]-[.K45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5]+0.001" office:value-type="percentage" office:value="0.0483161313402215">
            <text:p>4,8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2-46 &#10;[9208]">
            <text:p>swap tenor 2-46 <text:line-break/>[920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6]);[.G46];INFO.OBBA.OBBA.OBMAKE(&quot;&quot;;&quot;double&quot;;[.E46]))" office:value-type="string" office:string-value="mcSwaption 2-46 &#10;[21301]">
            <text:p>mcSwaption 2-46 <text:line-break/>[21301]</text:p>
          </table:table-cell>
          <table:table-cell table:style-name="ce56" table:formula="of:=INFO.OBBA.OBBA.OBRUN(&quot;mcSwptn price 2-&quot;&amp;ROW();[.H46];&quot;getValue&quot;;[$LIBORMarketModel.$M$26])" office:value-type="string" office:string-value="mcSwptn price 2-46 &#10;[21302]">
            <text:p>mcSwptn price 2-46 <text:line-break/>[21302]</text:p>
          </table:table-cell>
          <table:table-cell table:style-name="ce57" table:formula="of:=INFO.OBBA.OBBA.OBGET(INFO.OBBA.OBBA.OBSYNC([.I46];[.$I$14:.$I$52]))" office:value-type="percentage" office:value="0.0091534004542471">
            <text:p>0,915%</text:p>
          </table:table-cell>
          <table:table-cell table:style-name="ce58" table:formula="of:=INFO.OBBA.OBBA.OBGET(INFO.OBBA.OBBA.OBCALL(&quot;&quot;;&quot;net.finmath.marketdata.products.Swap&quot;;&quot;getForwardSwapRate&quot;;[.G46];[.G46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6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.233287547549024">
            <text:p>23,33%</text:p>
          </table:table-cell>
          <table:table-cell table:style-name="ce67" table:formula="of:=[.M46]-[.M$32]" office:value-type="percentage" office:value="0.00413270412221969">
            <text:p>0,41%</text:p>
          </table:table-cell>
          <table:table-cell table:style-name="ce63" table:formula="of:=[.R46]+[.S46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O46]);INFO.OBBA.OBBA.OBMAKE(&quot;&quot;;&quot;double&quot;;[.B46]);INFO.OBBA.OBBA.OBMAKE(&quot;&quot;;&quot;double&quot;;[.E46]);INFO.OBBA.OBBA.OBMAKE(&quot;&quot;;&quot;double&quot;;[.L46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6]);INFO.OBBA.OBBA.OBMAKE(&quot;&quot;;&quot;double&quot;;[.M46]);INFO.OBBA.OBBA.OBMAKE(&quot;&quot;;&quot;double&quot;;[.B46]);INFO.OBBA.OBBA.OBMAKE(&quot;&quot;;&quot;double&quot;;[.E46]);INFO.OBBA.OBBA.OBMAKE(&quot;&quot;;&quot;double&quot;;[.L46])))" office:value-type="percentage" office:value="0.00915340045424718">
            <text:p>0,9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percentage" office:value="0.241">
            <text:p>24,10%</text:p>
          </table:table-cell>
          <table:table-cell table:style-name="ce63" table:formula="of:=HLOOKUP([.E46]-[.K46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6]+0.001" office:value-type="percentage" office:value="0.0493161313402215">
            <text:p>4,9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2-47 &#10;[9213]">
            <text:p>swap tenor 2-47 <text:line-break/>[921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7]);[.G47];INFO.OBBA.OBBA.OBMAKE(&quot;&quot;;&quot;double&quot;;[.E47]))" office:value-type="string" office:string-value="mcSwaption 2-47 &#10;[21305]">
            <text:p>mcSwaption 2-47 <text:line-break/>[21305]</text:p>
          </table:table-cell>
          <table:table-cell table:style-name="ce56" table:formula="of:=INFO.OBBA.OBBA.OBRUN(&quot;mcSwptn price 2-&quot;&amp;ROW();[.H47];&quot;getValue&quot;;[$LIBORMarketModel.$M$26])" office:value-type="string" office:string-value="mcSwptn price 2-47 &#10;[21306]">
            <text:p>mcSwptn price 2-47 <text:line-break/>[21306]</text:p>
          </table:table-cell>
          <table:table-cell table:style-name="ce57" table:formula="of:=INFO.OBBA.OBBA.OBGET(INFO.OBBA.OBBA.OBSYNC([.I47];[.$I$14:.$I$52]))" office:value-type="percentage" office:value="0.00856521995868465">
            <text:p>0,857%</text:p>
          </table:table-cell>
          <table:table-cell table:style-name="ce58" table:formula="of:=INFO.OBBA.OBBA.OBGET(INFO.OBBA.OBBA.OBCALL(&quot;&quot;;&quot;net.finmath.marketdata.products.Swap&quot;;&quot;getForwardSwapRate&quot;;[.G47];[.G47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7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.233537707100211">
            <text:p>23,35%</text:p>
          </table:table-cell>
          <table:table-cell table:style-name="ce67" table:formula="of:=[.M47]-[.M$32]" office:value-type="percentage" office:value="0.00438286367340723">
            <text:p>0,44%</text:p>
          </table:table-cell>
          <table:table-cell table:style-name="ce63" table:formula="of:=[.R47]+[.S47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O47]);INFO.OBBA.OBBA.OBMAKE(&quot;&quot;;&quot;double&quot;;[.B47]);INFO.OBBA.OBBA.OBMAKE(&quot;&quot;;&quot;double&quot;;[.E47]);INFO.OBBA.OBBA.OBMAKE(&quot;&quot;;&quot;double&quot;;[.L47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7]);INFO.OBBA.OBBA.OBMAKE(&quot;&quot;;&quot;double&quot;;[.M47]);INFO.OBBA.OBBA.OBMAKE(&quot;&quot;;&quot;double&quot;;[.B47]);INFO.OBBA.OBBA.OBMAKE(&quot;&quot;;&quot;double&quot;;[.E47]);INFO.OBBA.OBBA.OBMAKE(&quot;&quot;;&quot;double&quot;;[.L47])))" office:value-type="percentage" office:value="0.00856521995868467">
            <text:p>0,8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percentage" office:value="0.241">
            <text:p>24,10%</text:p>
          </table:table-cell>
          <table:table-cell table:style-name="ce63" table:formula="of:=HLOOKUP([.E47]-[.K47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7]+0.001" office:value-type="percentage" office:value="0.0503161313402215">
            <text:p>5,0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2-48 &#10;[9218]">
            <text:p>swap tenor 2-48 <text:line-break/>[921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8]);[.G48];INFO.OBBA.OBBA.OBMAKE(&quot;&quot;;&quot;double&quot;;[.E48]))" office:value-type="string" office:string-value="mcSwaption 2-48 &#10;[21309]">
            <text:p>mcSwaption 2-48 <text:line-break/>[21309]</text:p>
          </table:table-cell>
          <table:table-cell table:style-name="ce56" table:formula="of:=INFO.OBBA.OBBA.OBRUN(&quot;mcSwptn price 2-&quot;&amp;ROW();[.H48];&quot;getValue&quot;;[$LIBORMarketModel.$M$26])" office:value-type="string" office:string-value="mcSwptn price 2-48 &#10;[21310]">
            <text:p>mcSwptn price 2-48 <text:line-break/>[21310]</text:p>
          </table:table-cell>
          <table:table-cell table:style-name="ce57" table:formula="of:=INFO.OBBA.OBBA.OBGET(INFO.OBBA.OBBA.OBSYNC([.I48];[.$I$14:.$I$52]))" office:value-type="percentage" office:value="0.00801780530347456">
            <text:p>0,802%</text:p>
          </table:table-cell>
          <table:table-cell table:style-name="ce58" table:formula="of:=INFO.OBBA.OBBA.OBGET(INFO.OBBA.OBBA.OBCALL(&quot;&quot;;&quot;net.finmath.marketdata.products.Swap&quot;;&quot;getForwardSwapRate&quot;;[.G48];[.G48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8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.233777079489914">
            <text:p>23,38%</text:p>
          </table:table-cell>
          <table:table-cell table:style-name="ce67" table:formula="of:=[.M48]-[.M$32]" office:value-type="percentage" office:value="0.00462223606311027">
            <text:p>0,46%</text:p>
          </table:table-cell>
          <table:table-cell table:style-name="ce63" table:formula="of:=[.R48]+[.S48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O48]);INFO.OBBA.OBBA.OBMAKE(&quot;&quot;;&quot;double&quot;;[.B48]);INFO.OBBA.OBBA.OBMAKE(&quot;&quot;;&quot;double&quot;;[.E48]);INFO.OBBA.OBBA.OBMAKE(&quot;&quot;;&quot;double&quot;;[.L48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8]);INFO.OBBA.OBBA.OBMAKE(&quot;&quot;;&quot;double&quot;;[.M48]);INFO.OBBA.OBBA.OBMAKE(&quot;&quot;;&quot;double&quot;;[.B48]);INFO.OBBA.OBBA.OBMAKE(&quot;&quot;;&quot;double&quot;;[.E48]);INFO.OBBA.OBBA.OBMAKE(&quot;&quot;;&quot;double&quot;;[.L48])))" office:value-type="percentage" office:value="0.00801780530347452">
            <text:p>0,8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percentage" office:value="0.241">
            <text:p>24,10%</text:p>
          </table:table-cell>
          <table:table-cell table:style-name="ce63" table:formula="of:=HLOOKUP([.E48]-[.K48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8]+0.001" office:value-type="percentage" office:value="0.0513161313402215">
            <text:p>5,1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2-49 &#10;[9223]">
            <text:p>swap tenor 2-49 <text:line-break/>[922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49]);[.G49];INFO.OBBA.OBBA.OBMAKE(&quot;&quot;;&quot;double&quot;;[.E49]))" office:value-type="string" office:string-value="mcSwaption 2-49 &#10;[21313]">
            <text:p>mcSwaption 2-49 <text:line-break/>[21313]</text:p>
          </table:table-cell>
          <table:table-cell table:style-name="ce56" table:formula="of:=INFO.OBBA.OBBA.OBRUN(&quot;mcSwptn price 2-&quot;&amp;ROW();[.H49];&quot;getValue&quot;;[$LIBORMarketModel.$M$26])" office:value-type="string" office:string-value="mcSwptn price 2-49 &#10;[21314]">
            <text:p>mcSwptn price 2-49 <text:line-break/>[21314]</text:p>
          </table:table-cell>
          <table:table-cell table:style-name="ce57" table:formula="of:=INFO.OBBA.OBBA.OBGET(INFO.OBBA.OBBA.OBSYNC([.I49];[.$I$14:.$I$52]))" office:value-type="percentage" office:value="0.00751661309294177">
            <text:p>0,752%</text:p>
          </table:table-cell>
          <table:table-cell table:style-name="ce58" table:formula="of:=INFO.OBBA.OBBA.OBGET(INFO.OBBA.OBBA.OBCALL(&quot;&quot;;&quot;net.finmath.marketdata.products.Swap&quot;;&quot;getForwardSwapRate&quot;;[.G49];[.G49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49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.23407857185552">
            <text:p>23,41%</text:p>
          </table:table-cell>
          <table:table-cell table:style-name="ce67" table:formula="of:=[.M49]-[.M$32]" office:value-type="percentage" office:value="0.00492372842871636">
            <text:p>0,49%</text:p>
          </table:table-cell>
          <table:table-cell table:style-name="ce63" table:formula="of:=[.R49]+[.S49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O49]);INFO.OBBA.OBBA.OBMAKE(&quot;&quot;;&quot;double&quot;;[.B49]);INFO.OBBA.OBBA.OBMAKE(&quot;&quot;;&quot;double&quot;;[.E49]);INFO.OBBA.OBBA.OBMAKE(&quot;&quot;;&quot;double&quot;;[.L49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49]);INFO.OBBA.OBBA.OBMAKE(&quot;&quot;;&quot;double&quot;;[.M49]);INFO.OBBA.OBBA.OBMAKE(&quot;&quot;;&quot;double&quot;;[.B49]);INFO.OBBA.OBBA.OBMAKE(&quot;&quot;;&quot;double&quot;;[.E49]);INFO.OBBA.OBBA.OBMAKE(&quot;&quot;;&quot;double&quot;;[.L49])))" office:value-type="percentage" office:value="0.00751661309294177">
            <text:p>0,75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percentage" office:value="0.241">
            <text:p>24,10%</text:p>
          </table:table-cell>
          <table:table-cell table:style-name="ce63" table:formula="of:=HLOOKUP([.E49]-[.K49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49]+0.001" office:value-type="percentage" office:value="0.0523161313402215">
            <text:p>5,2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0]);INFO.OBBA.OBBA.OBMAKE(&quot;&quot;;&quot;double&quot;;[.C50]);INFO.OBBA.OBBA.OBMAKE(&quot;&quot;;&quot;double&quot;;[.D50]);[.$B$6])" office:value-type="string" office:string-value="swap tenor 2-50 &#10;[9228]">
            <text:p>swap tenor 2-50 <text:line-break/>[922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0]);[.G50];INFO.OBBA.OBBA.OBMAKE(&quot;&quot;;&quot;double&quot;;[.E50]))" office:value-type="string" office:string-value="mcSwaption 2-50 &#10;[21317]">
            <text:p>mcSwaption 2-50 <text:line-break/>[21317]</text:p>
          </table:table-cell>
          <table:table-cell table:style-name="ce56" table:formula="of:=INFO.OBBA.OBBA.OBRUN(&quot;mcSwptn price 2-&quot;&amp;ROW();[.H50];&quot;getValue&quot;;[$LIBORMarketModel.$M$26])" office:value-type="string" office:string-value="mcSwptn price 2-50 &#10;[21318]">
            <text:p>mcSwptn price 2-50 <text:line-break/>[21318]</text:p>
          </table:table-cell>
          <table:table-cell table:style-name="ce57" table:formula="of:=INFO.OBBA.OBBA.OBGET(INFO.OBBA.OBBA.OBSYNC([.I50];[.$I$14:.$I$52]))" office:value-type="percentage" office:value="0.00704614043895088">
            <text:p>0,705%</text:p>
          </table:table-cell>
          <table:table-cell table:style-name="ce58" table:formula="of:=INFO.OBBA.OBBA.OBGET(INFO.OBBA.OBBA.OBCALL(&quot;&quot;;&quot;net.finmath.marketdata.products.Swap&quot;;&quot;getForwardSwapRate&quot;;[.G50];[.G50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0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0]);INFO.OBBA.OBBA.OBMAKE(&quot;&quot;;&quot;double&quot;;[.B50]);INFO.OBBA.OBBA.OBMAKE(&quot;&quot;;&quot;double&quot;;[.E50]);INFO.OBBA.OBBA.OBMAKE(&quot;&quot;;&quot;double&quot;;[.L50]);INFO.OBBA.OBBA.OBMAKE(&quot;&quot;;&quot;double&quot;;[.J50])))" office:value-type="percentage" office:value="0.234338200576896">
            <text:p>23,43%</text:p>
          </table:table-cell>
          <table:table-cell table:style-name="ce67" table:formula="of:=[.M50]-[.M$32]" office:value-type="percentage" office:value="0.00518335715009197">
            <text:p>0,52%</text:p>
          </table:table-cell>
          <table:table-cell table:style-name="ce63" table:formula="of:=[.R50]+[.S50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O50]);INFO.OBBA.OBBA.OBMAKE(&quot;&quot;;&quot;double&quot;;[.B50]);INFO.OBBA.OBBA.OBMAKE(&quot;&quot;;&quot;double&quot;;[.E50]);INFO.OBBA.OBBA.OBMAKE(&quot;&quot;;&quot;double&quot;;[.L50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0]);INFO.OBBA.OBBA.OBMAKE(&quot;&quot;;&quot;double&quot;;[.M50]);INFO.OBBA.OBBA.OBMAKE(&quot;&quot;;&quot;double&quot;;[.B50]);INFO.OBBA.OBBA.OBMAKE(&quot;&quot;;&quot;double&quot;;[.E50]);INFO.OBBA.OBBA.OBMAKE(&quot;&quot;;&quot;double&quot;;[.L50])))" office:value-type="percentage" office:value="0.00704614043895088">
            <text:p>0,70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0]);INFO.OBBA.OBBA.OBMAKE(&quot;&quot;;&quot;double&quot;;[.C50]-[.B50])))" office:value-type="percentage" office:value="0.241">
            <text:p>24,10%</text:p>
          </table:table-cell>
          <table:table-cell table:style-name="ce63" table:formula="of:=HLOOKUP([.E50]-[.K50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0]+0.001" office:value-type="percentage" office:value="0.0533161313402215">
            <text:p>5,3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1]);INFO.OBBA.OBBA.OBMAKE(&quot;&quot;;&quot;double&quot;;[.C51]);INFO.OBBA.OBBA.OBMAKE(&quot;&quot;;&quot;double&quot;;[.D51]);[.$B$6])" office:value-type="string" office:string-value="swap tenor 2-51 &#10;[9233]">
            <text:p>swap tenor 2-51 <text:line-break/>[9233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1]);[.G51];INFO.OBBA.OBBA.OBMAKE(&quot;&quot;;&quot;double&quot;;[.E51]))" office:value-type="string" office:string-value="mcSwaption 2-51 &#10;[21321]">
            <text:p>mcSwaption 2-51 <text:line-break/>[21321]</text:p>
          </table:table-cell>
          <table:table-cell table:style-name="ce56" table:formula="of:=INFO.OBBA.OBBA.OBRUN(&quot;mcSwptn price 2-&quot;&amp;ROW();[.H51];&quot;getValue&quot;;[$LIBORMarketModel.$M$26])" office:value-type="string" office:string-value="mcSwptn price 2-51 &#10;[21322]">
            <text:p>mcSwptn price 2-51 <text:line-break/>[21322]</text:p>
          </table:table-cell>
          <table:table-cell table:style-name="ce57" table:formula="of:=INFO.OBBA.OBBA.OBGET(INFO.OBBA.OBBA.OBSYNC([.I51];[.$I$14:.$I$52]))" office:value-type="percentage" office:value="0.00660561058903619">
            <text:p>0,661%</text:p>
          </table:table-cell>
          <table:table-cell table:style-name="ce58" table:formula="of:=INFO.OBBA.OBBA.OBGET(INFO.OBBA.OBBA.OBCALL(&quot;&quot;;&quot;net.finmath.marketdata.products.Swap&quot;;&quot;getForwardSwapRate&quot;;[.G51];[.G51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1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1]);INFO.OBBA.OBBA.OBMAKE(&quot;&quot;;&quot;double&quot;;[.B51]);INFO.OBBA.OBBA.OBMAKE(&quot;&quot;;&quot;double&quot;;[.E51]);INFO.OBBA.OBBA.OBMAKE(&quot;&quot;;&quot;double&quot;;[.L51]);INFO.OBBA.OBBA.OBMAKE(&quot;&quot;;&quot;double&quot;;[.J51])))" office:value-type="percentage" office:value="0.234569092618195">
            <text:p>23,46%</text:p>
          </table:table-cell>
          <table:table-cell table:style-name="ce67" table:formula="of:=[.M51]-[.M$32]" office:value-type="percentage" office:value="0.00541424919139094">
            <text:p>0,54%</text:p>
          </table:table-cell>
          <table:table-cell table:style-name="ce63" table:formula="of:=[.R51]+[.S51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O51]);INFO.OBBA.OBBA.OBMAKE(&quot;&quot;;&quot;double&quot;;[.B51]);INFO.OBBA.OBBA.OBMAKE(&quot;&quot;;&quot;double&quot;;[.E51]);INFO.OBBA.OBBA.OBMAKE(&quot;&quot;;&quot;double&quot;;[.L51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1]);INFO.OBBA.OBBA.OBMAKE(&quot;&quot;;&quot;double&quot;;[.M51]);INFO.OBBA.OBBA.OBMAKE(&quot;&quot;;&quot;double&quot;;[.B51]);INFO.OBBA.OBBA.OBMAKE(&quot;&quot;;&quot;double&quot;;[.E51]);INFO.OBBA.OBBA.OBMAKE(&quot;&quot;;&quot;double&quot;;[.L51])))" office:value-type="percentage" office:value="0.00660561058903618">
            <text:p>0,66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1]);INFO.OBBA.OBBA.OBMAKE(&quot;&quot;;&quot;double&quot;;[.C51]-[.B51])))" office:value-type="percentage" office:value="0.241">
            <text:p>24,10%</text:p>
          </table:table-cell>
          <table:table-cell table:style-name="ce63" table:formula="of:=HLOOKUP([.E51]-[.K51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/>
          <table:table-cell table:style-name="ce32" table:formula="of:=[.$C$7]" office:value-type="float" office:value="5">
            <text:p>5</text:p>
          </table:table-cell>
          <table:table-cell table:style-name="ce64" table:formula="of:=[.$C$7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55" table:formula="of:=[.E51]+0.001" office:value-type="percentage" office:value="0.0543161313402215">
            <text:p>5,4%</text:p>
          </table:table-cell>
          <table:table-cell table:style-name="ce55"/>
          <table:table-cell table:style-name="ce37" table:formula="of:=INFO.OBBA.OBBA.OBMAKE(&quot;swap tenor 2-&quot;&amp;ROW();obLibs&amp;&quot;net.finmath.time.TimeDiscretization&quot;;INFO.OBBA.OBBA.OBMAKE(&quot;&quot;;&quot;double&quot;;[.B52]);INFO.OBBA.OBBA.OBMAKE(&quot;&quot;;&quot;double&quot;;[.C52]);INFO.OBBA.OBBA.OBMAKE(&quot;&quot;;&quot;double&quot;;[.D52]);[.$B$6])" office:value-type="string" office:string-value="swap tenor 2-52 &#10;[9238]">
            <text:p>swap tenor 2-52 <text:line-break/>[9238]</text:p>
          </table:table-cell>
          <table:table-cell table:style-name="ce37" table:formula="of:=INFO.OBBA.OBBA.OBMAKE(&quot;mcSwaption 2-&quot;&amp;ROW();&quot;net.finmath.montecarlo.interestrate.products.Swaption&quot;;INFO.OBBA.OBBA.OBMAKE(&quot;&quot;;&quot;double&quot;;[.B52]);[.G52];INFO.OBBA.OBBA.OBMAKE(&quot;&quot;;&quot;double&quot;;[.E52]))" office:value-type="string" office:string-value="mcSwaption 2-52 &#10;[21325]">
            <text:p>mcSwaption 2-52 <text:line-break/>[21325]</text:p>
          </table:table-cell>
          <table:table-cell table:style-name="ce56" table:formula="of:=INFO.OBBA.OBBA.OBRUN(&quot;mcSwptn price 2-&quot;&amp;ROW();[.H52];&quot;getValue&quot;;[$LIBORMarketModel.$M$26])" office:value-type="string" office:string-value="mcSwptn price 2-52 &#10;[21326]">
            <text:p>mcSwptn price 2-52 <text:line-break/>[21326]</text:p>
          </table:table-cell>
          <table:table-cell table:style-name="ce57" table:formula="of:=INFO.OBBA.OBBA.OBGET(INFO.OBBA.OBBA.OBSYNC([.I52];[.$I$14:.$I$52]))" office:value-type="percentage" office:value="0.00619347351949208">
            <text:p>0,619%</text:p>
          </table:table-cell>
          <table:table-cell table:style-name="ce58" table:formula="of:=INFO.OBBA.OBBA.OBGET(INFO.OBBA.OBBA.OBCALL(&quot;&quot;;&quot;net.finmath.marketdata.products.Swap&quot;;&quot;getForwardSwapRate&quot;;[.G52];[.G52];['Rate Curve Data'.$E$10]))" office:value-type="percentage" office:value="0.0263161313402214">
            <text:p>2,6%</text:p>
          </table:table-cell>
          <table:table-cell table:style-name="ce58" table:formula="of:=INFO.OBBA.OBBA.OBGET(INFO.OBBA.OBBA.OBCALL(&quot;&quot;;&quot;net.finmath.marketdata.products.SwapAnnuity&quot;;&quot;getSwapAnnuity&quot;;[.G52];['Rate Curve Data'.$E$10]))" office:value-type="percentage" office:value="8.35037390412414">
            <text:p>835,0%</text:p>
          </table:table-cell>
          <table:table-cell table:style-name="ce63" table:formula="of:=INFO.OBBA.OBBA.OBGET(INFO.OBBA.OBBA.OBCALL(&quot;&quot;;obLibs&amp;&quot;net.finmath.functions.AnalyticFormulas&quot;;&quot;blackScholesOptionImpliedVolatility&quot;;INFO.OBBA.OBBA.OBMAKE(&quot;&quot;;&quot;double&quot;;[.K52]);INFO.OBBA.OBBA.OBMAKE(&quot;&quot;;&quot;double&quot;;[.B52]);INFO.OBBA.OBBA.OBMAKE(&quot;&quot;;&quot;double&quot;;[.E52]);INFO.OBBA.OBBA.OBMAKE(&quot;&quot;;&quot;double&quot;;[.L52]);INFO.OBBA.OBBA.OBMAKE(&quot;&quot;;&quot;double&quot;;[.J52])))" office:value-type="percentage" office:value="0.234777156489045">
            <text:p>23,48%</text:p>
          </table:table-cell>
          <table:table-cell table:style-name="ce67" table:formula="of:=[.M52]-[.M$32]" office:value-type="percentage" office:value="0.00562231306224079">
            <text:p>0,56%</text:p>
          </table:table-cell>
          <table:table-cell table:style-name="ce63" table:formula="of:=[.R52]+[.S52]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O52]);INFO.OBBA.OBBA.OBMAKE(&quot;&quot;;&quot;double&quot;;[.B52]);INFO.OBBA.OBBA.OBMAKE(&quot;&quot;;&quot;double&quot;;[.E52]);INFO.OBBA.OBBA.OBMAKE(&quot;&quot;;&quot;double&quot;;[.L52])))" office:value-type="percentage" office:value="0">
            <text:p>#N/A</text:p>
          </table:table-cell>
          <table:table-cell table:style-name="ce63" table:formula="of:=INFO.OBBA.OBBA.OBGET(INFO.OBBA.OBBA.OBCALL(&quot;&quot;;obLibs&amp;&quot;net.finmath.functions.AnalyticFormulas&quot;;&quot;blackScholesGeneralizedOptionValue&quot;;INFO.OBBA.OBBA.OBMAKE(&quot;&quot;;&quot;double&quot;;[.K52]);INFO.OBBA.OBBA.OBMAKE(&quot;&quot;;&quot;double&quot;;[.M52]);INFO.OBBA.OBBA.OBMAKE(&quot;&quot;;&quot;double&quot;;[.B52]);INFO.OBBA.OBBA.OBMAKE(&quot;&quot;;&quot;double&quot;;[.E52]);INFO.OBBA.OBBA.OBMAKE(&quot;&quot;;&quot;double&quot;;[.L52])))" office:value-type="percentage" office:value="0.00619347351949213">
            <text:p>0,62%</text:p>
          </table:table-cell>
          <table:table-cell table:style-name="ce63" table:formula="of:=INFO.OBBA.OBBA.OBGET(INFO.OBBA.OBBA.OBCALL(&quot;&quot;;['Calibration Swaption'.$B$10];&quot;getVolatility&quot;;INFO.OBBA.OBBA.OBMAKE(&quot;&quot;;&quot;double&quot;;[.B52]);INFO.OBBA.OBBA.OBMAKE(&quot;&quot;;&quot;double&quot;;[.C52]-[.B52])))" office:value-type="percentage" office:value="0.241">
            <text:p>24,10%</text:p>
          </table:table-cell>
          <table:table-cell table:style-name="ce63" table:formula="of:=HLOOKUP([.E52]-[.K52];[.$J$7:.$R$9];3;FALSE())" office:value-type="percentage" office:value="0">
            <text:p>#N/A</text:p>
          </table:table-cell>
          <table:table-cell table:style-name="ce14" table:number-columns-repeated="238"/>
          <table:table-cell table:number-columns-repeated="767"/>
        </table:table-row>
        <table:table-row table:style-name="ro4">
          <table:table-cell table:style-name="ce14" table:number-columns-repeated="6"/>
          <table:table-cell table:style-name="ce37" table:number-columns-repeated="3"/>
          <table:table-cell table:style-name="ce14" table:number-columns-repeated="248"/>
          <table:table-cell table:number-columns-repeated="767"/>
        </table:table-row>
        <table:table-row table:style-name="ro4" table:number-rows-repeated="65484">
          <table:table-cell table:style-name="ce14" table:number-columns-repeated="7"/>
          <table:table-cell table:style-name="ce37" table:number-columns-repeated="3"/>
          <table:table-cell table:style-name="ce14" table:number-columns-repeated="247"/>
          <table:table-cell table:number-columns-repeated="767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5" table:print="false">
        <table:table-column table:style-name="co5" table:default-cell-style-name="ce68"/>
        <table:table-column table:style-name="co6" table:number-columns-repeated="1023" table:default-cell-style-name="ce68"/>
        <table:table-row table:style-name="ro8">
          <table:table-cell table:style-name="ce14" table:number-columns-repeated="257"/>
          <table:table-cell table:number-columns-repeated="767"/>
        </table:table-row>
        <table:table-row table:style-name="ro9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81" table:number-columns-repeated="767"/>
        </table:table-row>
        <table:table-row table:style-name="ro8">
          <table:table-cell table:style-name="ce14"/>
          <table:table-cell table:style-name="ce50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/>
          <table:table-cell table:style-name="ce69"/>
          <table:table-cell table:style-name="ce14" table:number-columns-repeated="255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0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79" table:formula="of:=INFO.OBBA.OBBA.OBMAKE(&quot;fixingDates&quot;;&quot;double[]&quot;;[.K9:.K16])" office:value-type="string" office:string-value="fixingDates &#10;[10112]">
            <text:p>fixingDates </text:p>
            <text:p>[10112]</text:p>
          </table:table-cell>
          <table:table-cell table:style-name="ce79" table:formula="of:=INFO.OBBA.OBBA.OBMAKE(&quot;paymentDates&quot;;&quot;double[]&quot;;[.L9:.L16])" office:value-type="string" office:string-value="paymentDates &#10;[10111]">
            <text:p>paymentDates </text:p>
            <text:p>[10111]</text:p>
          </table:table-cell>
          <table:table-cell table:style-name="ce79" table:formula="of:=INFO.OBBA.OBBA.OBMAKE(&quot;periodLength&quot;;&quot;double[]&quot;;[.M9:.M16])" office:value-type="string" office:string-value="periodLength &#10;[10110]">
            <text:p>periodLength </text:p>
            <text:p>[10110]</text:p>
          </table:table-cell>
          <table:table-cell table:style-name="ce79" table:formula="of:=INFO.OBBA.OBBA.OBMAKE(&quot;swapRates&quot;;&quot;double[]&quot;;[.N9:.N16])" office:value-type="string" office:string-value="swapRates &#10;[10109]">
            <text:p>swapRates </text:p>
            <text:p>[10109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start&quot;;&quot;double&quot;;[.C9])" office:value-type="string" office:string-value="swap start &#10;[10117]">
            <text:p>swap start </text:p>
            <text:p>[10117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3" table:formula="of:=INFO.OBBA.OBBA.OBMAKE(&quot;option maturity&quot;;&quot;double&quot;;[.F9])" office:value-type="string" office:string-value="option maturity &#10;[10123]">
            <text:p>option maturity </text:p>
            <text:p>[10123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71" table:formula="of:=INFO.OBBA.OBBA.OBMAKE(&quot;exerciseDate&quot;;&quot;double&quot;;[.I9])" office:value-type="string" office:string-value="exerciseDate &#10;[10113]">
            <text:p>exerciseDate </text:p>
            <text:p>[10113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end&quot;;&quot;double&quot;;[.C10])" office:value-type="string" office:string-value="swap end &#10;[10118]">
            <text:p>swap end </text:p>
            <text:p>[10118]</text:p>
          </table:table-cell>
          <table:table-cell table:style-name="ce32" office:value-type="float" office:value="6">
            <text:p>6</text:p>
          </table:table-cell>
          <table:table-cell table:style-name="ce14"/>
          <table:table-cell table:style-name="ce73" table:formula="of:=INFO.OBBA.OBBA.OBMAKE(&quot;option strike&quot;;&quot;double&quot;;[.F10])" office:value-type="string" office:string-value="option strike &#10;[10116]">
            <text:p>option strike </text:p>
            <text:p>[10116]</text:p>
          </table:table-cell>
          <table:table-cell table:style-name="ce55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period length&quot;;&quot;double&quot;;[.C11])" office:value-type="string" office:string-value="swap period length &#10;[10119]">
            <text:p>swap period length </text:p>
            <text:p>[10119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52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10121]">
            <text:p>short period </text:p>
            <text:p>[10121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7"/>
          <table:table-cell table:style-name="ce32" office:value-type="float" office:value="3.5">
            <text:p>3,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1"/>
          <table:table-cell table:style-name="ce14" table:number-columns-repeated="8"/>
          <table:table-cell table:style-name="ce32" office:value-type="float" office:value="4">
            <text:p>4</text:p>
          </table:table-cell>
          <table:table-cell table:style-name="ce32" office:value-type="float" office:value="4.5">
            <text:p>4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32" office:value-type="float" office:value="4.5">
            <text:p>4,5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10122]">
            <text:p>swap tenor </text:p>
            <text:p>[10122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10124]">
            <text:p>mcSwaption </text:p>
            <text:p>[10124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10114]">
            <text:p>mcSwaption2 </text:p>
            <text:p>[10114]</text:p>
          </table:table-cell>
          <table:table-cell table:style-name="ce14" table:number-columns-repeated="2"/>
          <table:table-cell table:style-name="ce32" office:value-type="float" office:value="5">
            <text:p>5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10"/>
          <table:table-cell table:style-name="ce32" office:value-type="float" office:value="5.5">
            <text:p>5,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0.5">
            <text:p>0,5</text:p>
          </table:table-cell>
          <table:table-cell table:style-name="ce80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4"/>
          <table:table-cell table:style-name="ce80"/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forward swaprate&quot;;&quot;double&quot;;[.C19])" office:value-type="string" office:string-value="forward swaprate &#10;[10130]">
            <text:p>forward swaprate </text:p>
            <text:p>[10130]</text:p>
          </table:table-cell>
          <table:table-cell table:style-name="ce58" table:formula="of:=INFO.OBBA.OBBA.OBGET(INFO.OBBA.OBBA.OBCALL(&quot;&quot;;&quot;net.finmath.marketdata.products.Swap&quot;;&quot;getForwardSwapRate&quot;;[.B15];[.B15];['Rate Curve Data'.E10]))" office:value-type="percentage" office:value="0.0146691717610513">
            <text:p>1,5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E15];&quot;getValue&quot;;[$LIBORMarketModel.M26]))" office:value-type="percentage" office:value="0.0044520924165475">
            <text:p>0,445%</text:p>
          </table:table-cell>
          <table:table-cell table:style-name="ce14"/>
          <table:table-cell table:style-name="ce52" office:value-type="string">
            <text:p>Value(LMM):</text:p>
          </table:table-cell>
          <table:table-cell table:style-name="ce74" table:formula="of:=INFO.OBBA.OBBA.OBGET(INFO.OBBA.OBBA.OBCALL(&quot;&quot;;[.H15];&quot;getValue&quot;;[$LIBORMarketModel.$M$26]))" office:value-type="percentage" office:value="0.0044520924165475">
            <text:p>0,445%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71" table:formula="of:=INFO.OBBA.OBBA.OBMAKE(&quot;swap annuity&quot;;&quot;double&quot;;[.C20])" office:value-type="string" office:string-value="swap annuity &#10;[10128]">
            <text:p>swap annuity </text:p>
            <text:p>[10128]</text:p>
          </table:table-cell>
          <table:table-cell table:style-name="ce58" table:formula="of:=INFO.OBBA.OBBA.OBGET(INFO.OBBA.OBBA.OBCALL(&quot;&quot;;&quot;net.finmath.marketdata.products.SwapAnnuity&quot;;&quot;getSwapAnnuity&quot;;[.B15];['Rate Curve Data'.B10]))" office:value-type="percentage" office:value="3.67655596088313">
            <text:p>367,7%</text:p>
          </table:table-cell>
          <table:table-cell table:style-name="ce14"/>
          <table:table-cell table:style-name="ce52" office:value-type="string">
            <text:p>Implied Volatility:</text:p>
          </table:table-cell>
          <table:table-cell table:style-name="ce75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.33214215156799">
            <text:p>33,21422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string" office:string-value="{error=1.4138555119690355E-4, value=0.0044520924165474965}">
            <text:p>{error=1.4138555119690355E-4, value=0.0044520924165474965}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52"/>
          <table:table-cell table:style-name="ce75"/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52"/>
          <table:table-cell table:style-name="ce14" table:number-columns-repeated="7"/>
          <table:table-cell table:style-name="ce78"/>
          <table:table-cell table:style-name="ce14" table:number-columns-repeated="247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1" table:formula="of:=INFO.OBBA.OBBA.OBMAKE(&quot;volatility&quot;;&quot;double&quot;;[.F29])" office:value-type="string" office:string-value="volatility &#10;[10133]">
            <text:p>volatility </text:p>
            <text:p>[10133]</text:p>
          </table:table-cell>
          <table:table-cell table:style-name="ce76" office:value-type="percentage" office:value="0.332">
            <text:p>33,2%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72" office:value-type="string">
            <text:p>Result</text:p>
          </table:table-cell>
          <table:table-cell table:style-name="ce72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52" office:value-type="string">
            <text:p>Value(Black-Scholes):</text:p>
          </table:table-cell>
          <table:table-cell table:style-name="ce77" table:formula="of:=INFO.OBBA.OBBA.OBGET(INFO.OBBA.OBBA.OBCALL(&quot;swaptionValue&quot;;obLibs&amp;&quot;net.finmath.functions.AnalyticFormulas&quot;;&quot;blackModelSwaptionValue&quot;;[.B19];[.E29];[.E9:.E10];[.B20]))" office:value-type="percentage" office:value="0.00444814100516623">
            <text:p>0,445%</text:p>
          </table:table-cell>
          <table:table-cell table:style-name="ce14" table:number-columns-repeated="251"/>
          <table:table-cell table:number-columns-repeated="767"/>
        </table:table-row>
        <table:table-row table:style-name="ro8" table:number-rows-repeated="65503">
          <table:table-cell table:style-name="ce14" table:number-columns-repeated="257"/>
          <table:table-cell table:number-columns-repeated="767"/>
        </table:table-row>
        <table:table-row table:style-name="ro8" table:number-rows-repeated="2">
          <table:table-cell table:number-columns-repeated="10"/>
          <table:table-cell table:style-name="ce14" table:number-columns-repeated="4"/>
          <table:table-cell table:number-columns-repeated="1010"/>
        </table:table-row>
        <table:table-row table:style-name="ro8" table:number-rows-repeated="3">
          <table:table-cell table:number-columns-repeated="10"/>
          <table:table-cell table:style-name="ce14" table:number-columns-repeated="3"/>
          <table:table-cell table:number-columns-repeated="1011"/>
        </table:table-row>
        <table:table-row table:style-name="ro8" table:number-rows-repeated="9830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del" table:style-name="ta6" table:print="false"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0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82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variance Model:</text:p>
          </table:table-cell>
          <table:table-cell table:style-name="ce85" table:formula="of:=INFO.OBBA.OBBA.OBCAST(INFO.OBBA.OBBA.OBCALL(&quot;covarianceModelFromLMMCalibrated&quot;;[LIBORMarketModel.$I$33];&quot;getCovarianceModel&quot;);&quot;net.finmath.montecarlo.interestrate.modelplugins.LIBORCovarianceModelFromVolatilityAndCorrelation&quot;)" office:value-type="string" office:string-value="covarianceModelFromLMMCalibrated &#10;[10138]">
            <text:p>covarianceModelFromLMMCalibrated </text:p>
            <text:p>[10138]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Volatility Model:</text:p>
          </table:table-cell>
          <table:table-cell table:style-name="ce37" table:formula="of:=INFO.OBBA.OBBA.OBCALL(&quot;volatilityModelFromLMMCalibrated&quot;;[.$C$5];&quot;getVolatilityModel&quot;)" office:value-type="string" office:string-value="volatilityModelFromLMMCalibrated &#10;[10139]">
            <text:p>volatilityModelFromLMMCalibrated </text:p>
            <text:p>[10139]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32"/>
          <table:table-cell table:style-name="ce83"/>
          <table:table-cell table:style-name="ce53" office:value-type="float" office:value="0">
            <text:p>0</text:p>
          </table:table-cell>
          <table:table-cell table:style-name="ce53" table:formula="of:=[.C9]+1" office:value-type="float" office:value="1">
            <text:p>1</text:p>
          </table:table-cell>
          <table:table-cell table:style-name="ce53" table:formula="of:=[.D9]+1" office:value-type="float" office:value="2">
            <text:p>2</text:p>
          </table:table-cell>
          <table:table-cell table:style-name="ce53" table:formula="of:=[.E9]+1" office:value-type="float" office:value="3">
            <text:p>3</text:p>
          </table:table-cell>
          <table:table-cell table:style-name="ce53" table:formula="of:=[.F9]+1" office:value-type="float" office:value="4">
            <text:p>4</text:p>
          </table:table-cell>
          <table:table-cell table:style-name="ce53" table:formula="of:=[.G9]+1" office:value-type="float" office:value="5">
            <text:p>5</text:p>
          </table:table-cell>
          <table:table-cell table:style-name="ce53" table:formula="of:=[.H9]+1" office:value-type="float" office:value="6">
            <text:p>6</text:p>
          </table:table-cell>
          <table:table-cell table:style-name="ce53" table:formula="of:=[.I9]+1" office:value-type="float" office:value="7">
            <text:p>7</text:p>
          </table:table-cell>
          <table:table-cell table:style-name="ce53" table:formula="of:=[.J9]+1" office:value-type="float" office:value="8">
            <text:p>8</text:p>
          </table:table-cell>
          <table:table-cell table:style-name="ce53" table:formula="of:=[.K9]+1" office:value-type="float" office:value="9">
            <text:p>9</text:p>
          </table:table-cell>
          <table:table-cell table:style-name="ce53" table:formula="of:=[.L9]+1" office:value-type="float" office:value="10">
            <text:p>10</text:p>
          </table:table-cell>
          <table:table-cell table:style-name="ce53" table:formula="of:=[.M9]+1" office:value-type="float" office:value="11">
            <text:p>11</text:p>
          </table:table-cell>
          <table:table-cell table:style-name="ce53" table:formula="of:=[.N9]+1" office:value-type="float" office:value="12">
            <text:p>12</text:p>
          </table:table-cell>
          <table:table-cell table:style-name="ce53" table:formula="of:=[.O9]+1" office:value-type="float" office:value="13">
            <text:p>13</text:p>
          </table:table-cell>
          <table:table-cell table:style-name="ce53" table:formula="of:=[.P9]+1" office:value-type="float" office:value="14">
            <text:p>14</text:p>
          </table:table-cell>
          <table:table-cell table:style-name="ce53" table:formula="of:=[.Q9]+1" office:value-type="float" office:value="15">
            <text:p>15</text:p>
          </table:table-cell>
          <table:table-cell table:style-name="ce53" table:formula="of:=[.R9]+1" office:value-type="float" office:value="16">
            <text:p>16</text:p>
          </table:table-cell>
          <table:table-cell table:style-name="ce53" table:formula="of:=[.S9]+1" office:value-type="float" office:value="17">
            <text:p>17</text:p>
          </table:table-cell>
          <table:table-cell table:style-name="ce53" table:formula="of:=[.T9]+1" office:value-type="float" office:value="18">
            <text:p>18</text:p>
          </table:table-cell>
          <table:table-cell table:style-name="ce53" table:formula="of:=[.U9]+1" office:value-type="float" office:value="19">
            <text:p>19</text:p>
          </table:table-cell>
          <table:table-cell table:style-name="ce53" table:formula="of:=[.V9]+1" office:value-type="float" office:value="20">
            <text:p>20</text:p>
          </table:table-cell>
          <table:table-cell table:style-name="ce53" table:formula="of:=[.W9]+1" office:value-type="float" office:value="21">
            <text:p>21</text:p>
          </table:table-cell>
          <table:table-cell table:style-name="ce53" table:formula="of:=[.X9]+1" office:value-type="float" office:value="22">
            <text:p>22</text:p>
          </table:table-cell>
          <table:table-cell table:style-name="ce53" table:formula="of:=[.Y9]+1" office:value-type="float" office:value="23">
            <text:p>23</text:p>
          </table:table-cell>
          <table:table-cell table:style-name="ce53" table:formula="of:=[.Z9]+1" office:value-type="float" office:value="24">
            <text:p>24</text:p>
          </table:table-cell>
          <table:table-cell table:style-name="ce53" table:formula="of:=[.AA9]+1" office:value-type="float" office:value="25">
            <text:p>25</text:p>
          </table:table-cell>
          <table:table-cell table:style-name="ce53" table:formula="of:=[.AB9]+1" office:value-type="float" office:value="26">
            <text:p>26</text:p>
          </table:table-cell>
          <table:table-cell table:style-name="ce53" table:formula="of:=[.AC9]+1" office:value-type="float" office:value="27">
            <text:p>27</text:p>
          </table:table-cell>
          <table:table-cell table:style-name="ce53" table:formula="of:=[.AD9]+1" office:value-type="float" office:value="28">
            <text:p>28</text:p>
          </table:table-cell>
          <table:table-cell table:style-name="ce53" table:formula="of:=[.AE9]+1" office:value-type="float" office:value="29">
            <text:p>29</text:p>
          </table:table-cell>
          <table:table-cell table:style-name="ce53" table:formula="of:=[.AF9]+1" office:value-type="float" office:value="30">
            <text:p>30</text:p>
          </table:table-cell>
          <table:table-cell table:style-name="ce53" table:formula="of:=[.AG9]+1" office:value-type="float" office:value="31">
            <text:p>31</text:p>
          </table:table-cell>
          <table:table-cell table:style-name="ce53" table:formula="of:=[.AH9]+1" office:value-type="float" office:value="32">
            <text:p>32</text:p>
          </table:table-cell>
          <table:table-cell table:style-name="ce53" table:formula="of:=[.AI9]+1" office:value-type="float" office:value="33">
            <text:p>33</text:p>
          </table:table-cell>
          <table:table-cell table:style-name="ce53" table:formula="of:=[.AJ9]+1" office:value-type="float" office:value="34">
            <text:p>34</text:p>
          </table:table-cell>
          <table:table-cell table:style-name="ce53" table:formula="of:=[.AK9]+1" office:value-type="float" office:value="35">
            <text:p>35</text:p>
          </table:table-cell>
          <table:table-cell table:style-name="ce53" table:formula="of:=[.AL9]+1" office:value-type="float" office:value="36">
            <text:p>36</text:p>
          </table:table-cell>
          <table:table-cell table:style-name="ce53" table:formula="of:=[.AM9]+1" office:value-type="float" office:value="37">
            <text:p>37</text:p>
          </table:table-cell>
          <table:table-cell table:style-name="ce53" table:formula="of:=[.AN9]+1" office:value-type="float" office:value="38">
            <text:p>38</text:p>
          </table:table-cell>
          <table:table-cell table:style-name="ce32" table:number-columns-repeated="983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520481818291367">
            <text:p>52,05%</text:p>
            <draw:frame table:end-cell-address="Model.I36" table:end-x="0.003cm" table:end-y="0.012cm" draw:z-index="0" draw:style-name="gr1" svg:width="12.407cm" svg:height="10.581cm" svg:x="0.041cm" svg:y="0.065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42cm" svg:height="10.581cm" svg:x="0.106cm" svg:y="0.065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19308304246954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0.81089264335606">
            <text:p>81,0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19308171309407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19308304246954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193084868613193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19308737716003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193090823114165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19309555677098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193102059326178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1931109917912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193123262187844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193140117852369">
            <text:p>19,3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193163272232362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193195079065734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193238771647845">
            <text:p>19,3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193298791509277">
            <text:p>19,3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193381239915672">
            <text:p>19,3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193494498086464">
            <text:p>19,3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193650079180291">
            <text:p>19,37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193863798654896">
            <text:p>19,3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194157381973421">
            <text:p>19,42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194560673087043">
            <text:p>19,4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195114668195293">
            <text:p>19,51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195875683178262">
            <text:p>19,5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196921078337313">
            <text:p>19,6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198357122387728">
            <text:p>19,8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00329795110455">
            <text:p>20,03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203039626796932">
            <text:p>20,3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206762082977542">
            <text:p>20,6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211875566625146">
            <text:p>21,1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218899884372799">
            <text:p>21,89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228549086994792">
            <text:p>22,8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41804055603153">
            <text:p>24,1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60012212244839">
            <text:p>26,0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85024490891736">
            <text:p>28,50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319383492487632">
            <text:p>31,9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6658195078616">
            <text:p>36,66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431417783094629">
            <text:p>43,14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520481818291367">
            <text:p>52,05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0.642827781674484">
            <text:p>64,28%</text:p>
          </table:table-cell>
          <table:table-cell table:style-name="ce86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0.81089264335606">
            <text:p>81,09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Correlation Model:</text:p>
          </table:table-cell>
          <table:table-cell table:style-name="ce85" table:formula="of:=INFO.OBBA.OBBA.OBCALL(&quot;correlationModelFromLMM&quot;;[.$C$5];&quot;getCorrelationModel&quot;)" office:value-type="string" office:string-value="correlationModelFromLMM &#10;[10301]">
            <text:p>correlationModelFromLMM </text:p>
            <text:p>[10301]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52" office:value-type="string">
            <text:p>Simulation time: </text:p>
          </table:table-cell>
          <table:table-cell table:style-name="ce87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0">
          <table:table-cell table:style-name="ce14"/>
          <table:table-cell table:style-name="ce32"/>
          <table:table-cell table:style-name="ce87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0">
          <table:table-cell table:style-name="ce14"/>
          <table:table-cell table:style-name="ce84"/>
          <table:table-cell table:style-name="ce53" office:value-type="float" office:value="0">
            <text:p>0</text:p>
          </table:table-cell>
          <table:table-cell table:style-name="ce53" table:formula="of:=[.C54]+1" office:value-type="float" office:value="1">
            <text:p>1</text:p>
          </table:table-cell>
          <table:table-cell table:style-name="ce53" table:formula="of:=[.D54]+1" office:value-type="float" office:value="2">
            <text:p>2</text:p>
          </table:table-cell>
          <table:table-cell table:style-name="ce53" table:formula="of:=[.E54]+1" office:value-type="float" office:value="3">
            <text:p>3</text:p>
          </table:table-cell>
          <table:table-cell table:style-name="ce53" table:formula="of:=[.F54]+1" office:value-type="float" office:value="4">
            <text:p>4</text:p>
          </table:table-cell>
          <table:table-cell table:style-name="ce53" table:formula="of:=[.G54]+1" office:value-type="float" office:value="5">
            <text:p>5</text:p>
          </table:table-cell>
          <table:table-cell table:style-name="ce53" table:formula="of:=[.H54]+1" office:value-type="float" office:value="6">
            <text:p>6</text:p>
          </table:table-cell>
          <table:table-cell table:style-name="ce53" table:formula="of:=[.I54]+1" office:value-type="float" office:value="7">
            <text:p>7</text:p>
          </table:table-cell>
          <table:table-cell table:style-name="ce53" table:formula="of:=[.J54]+1" office:value-type="float" office:value="8">
            <text:p>8</text:p>
          </table:table-cell>
          <table:table-cell table:style-name="ce53" table:formula="of:=[.K54]+1" office:value-type="float" office:value="9">
            <text:p>9</text:p>
          </table:table-cell>
          <table:table-cell table:style-name="ce53" table:formula="of:=[.L54]+1" office:value-type="float" office:value="10">
            <text:p>10</text:p>
          </table:table-cell>
          <table:table-cell table:style-name="ce53" table:formula="of:=[.M54]+1" office:value-type="float" office:value="11">
            <text:p>11</text:p>
          </table:table-cell>
          <table:table-cell table:style-name="ce53" table:formula="of:=[.N54]+1" office:value-type="float" office:value="12">
            <text:p>12</text:p>
          </table:table-cell>
          <table:table-cell table:style-name="ce53" table:formula="of:=[.O54]+1" office:value-type="float" office:value="13">
            <text:p>13</text:p>
          </table:table-cell>
          <table:table-cell table:style-name="ce53" table:formula="of:=[.P54]+1" office:value-type="float" office:value="14">
            <text:p>14</text:p>
          </table:table-cell>
          <table:table-cell table:style-name="ce53" table:formula="of:=[.Q54]+1" office:value-type="float" office:value="15">
            <text:p>15</text:p>
          </table:table-cell>
          <table:table-cell table:style-name="ce53" table:formula="of:=[.R54]+1" office:value-type="float" office:value="16">
            <text:p>16</text:p>
          </table:table-cell>
          <table:table-cell table:style-name="ce53" table:formula="of:=[.S54]+1" office:value-type="float" office:value="17">
            <text:p>17</text:p>
          </table:table-cell>
          <table:table-cell table:style-name="ce53" table:formula="of:=[.T54]+1" office:value-type="float" office:value="18">
            <text:p>18</text:p>
          </table:table-cell>
          <table:table-cell table:style-name="ce53" table:formula="of:=[.U54]+1" office:value-type="float" office:value="19">
            <text:p>19</text:p>
          </table:table-cell>
          <table:table-cell table:style-name="ce53" table:formula="of:=[.V54]+1" office:value-type="float" office:value="20">
            <text:p>20</text:p>
          </table:table-cell>
          <table:table-cell table:style-name="ce53" table:formula="of:=[.W54]+1" office:value-type="float" office:value="21">
            <text:p>21</text:p>
          </table:table-cell>
          <table:table-cell table:style-name="ce53" table:formula="of:=[.X54]+1" office:value-type="float" office:value="22">
            <text:p>22</text:p>
          </table:table-cell>
          <table:table-cell table:style-name="ce53" table:formula="of:=[.Y54]+1" office:value-type="float" office:value="23">
            <text:p>23</text:p>
          </table:table-cell>
          <table:table-cell table:style-name="ce53" table:formula="of:=[.Z54]+1" office:value-type="float" office:value="24">
            <text:p>24</text:p>
          </table:table-cell>
          <table:table-cell table:style-name="ce53" table:formula="of:=[.AA54]+1" office:value-type="float" office:value="25">
            <text:p>25</text:p>
          </table:table-cell>
          <table:table-cell table:style-name="ce53" table:formula="of:=[.AB54]+1" office:value-type="float" office:value="26">
            <text:p>26</text:p>
          </table:table-cell>
          <table:table-cell table:style-name="ce53" table:formula="of:=[.AC54]+1" office:value-type="float" office:value="27">
            <text:p>27</text:p>
          </table:table-cell>
          <table:table-cell table:style-name="ce53" table:formula="of:=[.AD54]+1" office:value-type="float" office:value="28">
            <text:p>28</text:p>
          </table:table-cell>
          <table:table-cell table:style-name="ce53" table:formula="of:=[.AE54]+1" office:value-type="float" office:value="29">
            <text:p>29</text:p>
          </table:table-cell>
          <table:table-cell table:style-name="ce53" table:formula="of:=[.AF54]+1" office:value-type="float" office:value="30">
            <text:p>30</text:p>
          </table:table-cell>
          <table:table-cell table:style-name="ce53" table:formula="of:=[.AG54]+1" office:value-type="float" office:value="31">
            <text:p>31</text:p>
          </table:table-cell>
          <table:table-cell table:style-name="ce53" table:formula="of:=[.AH54]+1" office:value-type="float" office:value="32">
            <text:p>32</text:p>
          </table:table-cell>
          <table:table-cell table:style-name="ce53" table:formula="of:=[.AI54]+1" office:value-type="float" office:value="33">
            <text:p>33</text:p>
          </table:table-cell>
          <table:table-cell table:style-name="ce53" table:formula="of:=[.AJ54]+1" office:value-type="float" office:value="34">
            <text:p>34</text:p>
          </table:table-cell>
          <table:table-cell table:style-name="ce53" table:formula="of:=[.AK54]+1" office:value-type="float" office:value="35">
            <text:p>35</text:p>
          </table:table-cell>
          <table:table-cell table:style-name="ce53" table:formula="of:=[.AL54]+1" office:value-type="float" office:value="36">
            <text:p>36</text:p>
          </table:table-cell>
          <table:table-cell table:style-name="ce53" table:formula="of:=[.AM54]+1" office:value-type="float" office:value="37">
            <text:p>37</text:p>
          </table:table-cell>
          <table:table-cell table:style-name="ce53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0">
            <text:p>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">
            <text:p>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">
            <text:p>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">
            <text:p>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4">
            <text:p>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5">
            <text:p>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6">
            <text:p>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7">
            <text:p>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8">
            <text:p>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9">
            <text:p>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0">
            <text:p>1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1">
            <text:p>1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2">
            <text:p>1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3">
            <text:p>1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4">
            <text:p>1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5">
            <text:p>1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6">
            <text:p>1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7">
            <text:p>1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8">
            <text:p>1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19">
            <text:p>1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0">
            <text:p>2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1">
            <text:p>2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2">
            <text:p>2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3">
            <text:p>2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4">
            <text:p>2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5">
            <text:p>2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6">
            <text:p>2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7">
            <text:p>2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8">
            <text:p>2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29">
            <text:p>2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0">
            <text:p>30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1">
            <text:p>31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2">
            <text:p>32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3">
            <text:p>33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4">
            <text:p>34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5">
            <text:p>35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6">
            <text:p>36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7">
            <text:p>37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8">
            <text:p>38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>
          <table:table-cell table:style-name="ce14"/>
          <table:table-cell table:style-name="ce32" office:value-type="float" office:value="39">
            <text:p>39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1">
            <text:p>100,00%</text:p>
          </table:table-cell>
          <table:table-cell table:style-name="ce8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0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0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0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0" table:number-rows-repeated="98303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89"/>
        <table:table-column table:style-name="co6" table:number-columns-repeated="256" table:default-cell-style-name="ce89"/>
        <table:table-column table:style-name="co8" table:number-columns-repeated="767" table:default-cell-style-name="ce89"/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 office:value-type="string">
            <text:p>Simulated Rates</text:p>
          </table:table-cell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5">
          <table:table-cell table:style-name="ce88"/>
          <table:table-cell table:style-name="ce90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1" office:value-type="string">
            <text:p>Settings</text:p>
          </table:table-cell>
          <table:table-cell table:style-name="ce94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</text:p>
          </table:table-cell>
          <table:table-cell table:style-name="ce95" table:formula="of:=[.C5]" office:value-type="float" office:value="4">
            <text:p>4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periodLength</text:p>
          </table:table-cell>
          <table:table-cell table:style-name="ce95" office:value-type="float" office:value="0.5">
            <text:p>0,5</text:p>
          </table:table-cell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/>
          <table:table-cell table:style-name="ce95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:</text:p>
          </table:table-cell>
          <table:table-cell table:style-name="ce95" table:formula="of:=[.C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95" table:formula="of:=[.$C$5]" office:value-type="float" office:value="4">
            <text:p>4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1:</text:p>
          </table:table-cell>
          <table:table-cell table:style-name="ce95" table:formula="of:=[.C6]" office:value-type="float" office:value="4">
            <text:p>4</text:p>
          </table:table-cell>
          <table:table-cell table:style-name="ce95" table:formula="of:=[.C11]+[.$C$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T2:</text:p>
          </table:table-cell>
          <table:table-cell table:style-name="ce95" table:formula="of:=[.C11]+[.C7]" office:value-type="float" office:value="4.5">
            <text:p>4,5</text:p>
          </table:table-cell>
          <table:table-cell table:style-name="ce95" table:formula="of:=[.D11]+[.$C$7]" office:value-type="float" office:value="5">
            <text:p>5</text:p>
          </table:table-cell>
          <table:table-cell table:style-name="ce95" table:formula="of:=[.E11]+[.$C$7]" office:value-type="float" office:value="5.5">
            <text:p>5,5</text:p>
          </table:table-cell>
          <table:table-cell table:style-name="ce95" table:formula="of:=[.F11]+[.$C$7]" office:value-type="float" office:value="6">
            <text:p>6</text:p>
          </table:table-cell>
          <table:table-cell table:style-name="ce95" table:formula="of:=[.G11]+[.$C$7]" office:value-type="float" office:value="6.5">
            <text:p>6,5</text:p>
          </table:table-cell>
          <table:table-cell table:style-name="ce95" table:formula="of:=[.H11]+[.$C$7]" office:value-type="float" office:value="7">
            <text:p>7</text:p>
          </table:table-cell>
          <table:table-cell table:style-name="ce95" table:formula="of:=[.I11]+[.$C$7]" office:value-type="float" office:value="7.5">
            <text:p>7,5</text:p>
          </table:table-cell>
          <table:table-cell table:style-name="ce95" table:formula="of:=[.J11]+[.$C$7]" office:value-type="float" office:value="8">
            <text:p>8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/>
          <table:table-cell table:style-name="ce92" office:value-type="string">
            <text:p>Object:</text:p>
          </table:table-cell>
          <table:table-cell table:style-name="ce96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23116]">
            <text:p>LIBOR(4,4,4,5) </text:p>
            <text:p>[23116]</text:p>
          </table:table-cell>
          <table:table-cell table:style-name="ce96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23111]">
            <text:p>LIBOR(4,4,5,5) </text:p>
            <text:p>[23111]</text:p>
          </table:table-cell>
          <table:table-cell table:style-name="ce96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23106]">
            <text:p>LIBOR(4,5,5,5) </text:p>
            <text:p>[23106]</text:p>
          </table:table-cell>
          <table:table-cell table:style-name="ce96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23101]">
            <text:p>LIBOR(4,5,5,6) </text:p>
            <text:p>[23101]</text:p>
          </table:table-cell>
          <table:table-cell table:style-name="ce96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23096]">
            <text:p>LIBOR(4,6,6,5) </text:p>
            <text:p>[23096]</text:p>
          </table:table-cell>
          <table:table-cell table:style-name="ce96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23091]">
            <text:p>LIBOR(4,6,5,7) </text:p>
            <text:p>[23091]</text:p>
          </table:table-cell>
          <table:table-cell table:style-name="ce96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23086]">
            <text:p>LIBOR(4,7,7,5) </text:p>
            <text:p>[23086]</text:p>
          </table:table-cell>
          <table:table-cell table:style-name="ce96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23081]">
            <text:p>LIBOR(4,7,5,8) </text:p>
            <text:p>[23081]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/>
          <table:table-cell table:style-name="ce93" table:number-columns-repeated="8"/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/>
          <table:table-cell table:style-name="ce92" office:value-type="string">
            <text:p>Realizations:</text:p>
          </table:table-cell>
          <table:table-cell table:style-name="ce93" table:number-matrix-columns-spanned="1" table:number-matrix-rows-spanned="100" table:formula="of:=TRANSPOSE(INFO.OBBA.OBBA.OBGET(INFO.OBBA.OBBA.OBCALL(&quot;&quot;;[.C13];&quot;getRealizations&quot;)))" office:value-type="percentage" office:value="0.00631068147054385">
            <text:p>0,6311%</text:p>
          </table:table-cell>
          <table:table-cell table:style-name="ce93" table:number-matrix-columns-spanned="1" table:number-matrix-rows-spanned="100" table:formula="of:=TRANSPOSE(INFO.OBBA.OBBA.OBGET(INFO.OBBA.OBBA.OBCALL(&quot;&quot;;[.D13];&quot;getRealizations&quot;)))" office:value-type="percentage" office:value="0.0089225814080131">
            <text:p>0,8923%</text:p>
          </table:table-cell>
          <table:table-cell table:style-name="ce93" table:number-matrix-columns-spanned="1" table:number-matrix-rows-spanned="100" table:formula="of:=TRANSPOSE(INFO.OBBA.OBBA.OBGET(INFO.OBBA.OBBA.OBCALL(&quot;&quot;;[.E13];&quot;getRealizations&quot;)))" office:value-type="percentage" office:value="0.0113268583339267">
            <text:p>1,1327%</text:p>
          </table:table-cell>
          <table:table-cell table:style-name="ce93" table:number-matrix-columns-spanned="1" table:number-matrix-rows-spanned="100" table:formula="of:=TRANSPOSE(INFO.OBBA.OBBA.OBGET(INFO.OBBA.OBBA.OBCALL(&quot;&quot;;[.F13];&quot;getRealizations&quot;)))" office:value-type="percentage" office:value="0.0133217034196449">
            <text:p>1,3322%</text:p>
          </table:table-cell>
          <table:table-cell table:style-name="ce93" table:number-matrix-columns-spanned="1" table:number-matrix-rows-spanned="100" table:formula="of:=TRANSPOSE(INFO.OBBA.OBBA.OBGET(INFO.OBBA.OBBA.OBCALL(&quot;&quot;;[.G13];&quot;getRealizations&quot;)))" office:value-type="percentage" office:value="0.0148288186942854">
            <text:p>1,4829%</text:p>
          </table:table-cell>
          <table:table-cell table:style-name="ce93" table:number-matrix-columns-spanned="1" table:number-matrix-rows-spanned="100" table:formula="of:=TRANSPOSE(INFO.OBBA.OBBA.OBGET(INFO.OBBA.OBBA.OBCALL(&quot;&quot;;[.H13];&quot;getRealizations&quot;)))" office:value-type="percentage" office:value="0.0160480720714334">
            <text:p>1,6048%</text:p>
          </table:table-cell>
          <table:table-cell table:style-name="ce93" table:number-matrix-columns-spanned="1" table:number-matrix-rows-spanned="100" table:formula="of:=TRANSPOSE(INFO.OBBA.OBBA.OBGET(INFO.OBBA.OBBA.OBCALL(&quot;&quot;;[.I13];&quot;getRealizations&quot;)))" office:value-type="percentage" office:value="0.0171829587875368">
            <text:p>1,7183%</text:p>
          </table:table-cell>
          <table:table-cell table:style-name="ce93" table:number-matrix-columns-spanned="1" table:number-matrix-rows-spanned="100" table:formula="of:=TRANSPOSE(INFO.OBBA.OBBA.OBGET(INFO.OBBA.OBBA.OBCALL(&quot;&quot;;[.J13];&quot;getRealizations&quot;)))" office:value-type="percentage" office:value="0.0180290314545681">
            <text:p>1,8029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939380131418391">
            <text:p>0,9394%</text:p>
          </table:table-cell>
          <table:table-cell table:style-name="ce93" office:value-type="percentage" office:value="0.0135919775730966">
            <text:p>1,3592%</text:p>
          </table:table-cell>
          <table:table-cell table:style-name="ce93" office:value-type="percentage" office:value="0.0175383515688213">
            <text:p>1,7538%</text:p>
          </table:table-cell>
          <table:table-cell table:style-name="ce93" office:value-type="percentage" office:value="0.0208686692183671">
            <text:p>2,0869%</text:p>
          </table:table-cell>
          <table:table-cell table:style-name="ce93" office:value-type="percentage" office:value="0.0234254981606188">
            <text:p>2,3425%</text:p>
          </table:table-cell>
          <table:table-cell table:style-name="ce93" office:value-type="percentage" office:value="0.0255081980439234">
            <text:p>2,5508%</text:p>
          </table:table-cell>
          <table:table-cell table:style-name="ce93" office:value-type="percentage" office:value="0.0274384357907697">
            <text:p>2,7438%</text:p>
          </table:table-cell>
          <table:table-cell table:style-name="ce93" office:value-type="percentage" office:value="0.0288913425457052">
            <text:p>2,8891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305247670726453">
            <text:p>3,0525%</text:p>
          </table:table-cell>
          <table:table-cell table:style-name="ce93" office:value-type="percentage" office:value="0.0330320039007781">
            <text:p>3,3032%</text:p>
          </table:table-cell>
          <table:table-cell table:style-name="ce93" office:value-type="percentage" office:value="0.0345024405934487">
            <text:p>3,4502%</text:p>
          </table:table-cell>
          <table:table-cell table:style-name="ce93" office:value-type="percentage" office:value="0.0352007789348821">
            <text:p>3,5201%</text:p>
          </table:table-cell>
          <table:table-cell table:style-name="ce93" office:value-type="percentage" office:value="0.0353273785856192">
            <text:p>3,5327%</text:p>
          </table:table-cell>
          <table:table-cell table:style-name="ce93" office:value-type="percentage" office:value="0.0354547491643163">
            <text:p>3,5455%</text:p>
          </table:table-cell>
          <table:table-cell table:style-name="ce93" office:value-type="percentage" office:value="0.0359355849153604">
            <text:p>3,5936%</text:p>
          </table:table-cell>
          <table:table-cell table:style-name="ce93" office:value-type="percentage" office:value="0.036231341259953">
            <text:p>3,6231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840296242198644">
            <text:p>0,8403%</text:p>
          </table:table-cell>
          <table:table-cell table:style-name="ce93" office:value-type="percentage" office:value="0.0109927025555792">
            <text:p>1,0993%</text:p>
            <draw:frame table:end-cell-address="Simulation.H34" table:end-x="0.003cm" table:end-y="0.012cm" draw:z-index="0" draw:style-name="gr1" svg:width="12.268cm" svg:height="6.892cm" svg:x="0.04cm" svg:y="0.057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93" office:value-type="percentage" office:value="0.013188018829804">
            <text:p>1,3188%</text:p>
          </table:table-cell>
          <table:table-cell table:style-name="ce93" office:value-type="percentage" office:value="0.0148858357375898">
            <text:p>1,4886%</text:p>
          </table:table-cell>
          <table:table-cell table:style-name="ce93" office:value-type="percentage" office:value="0.0160814375650454">
            <text:p>1,6081%</text:p>
          </table:table-cell>
          <table:table-cell table:style-name="ce93" office:value-type="percentage" office:value="0.0170286243122992">
            <text:p>1,7029%</text:p>
          </table:table-cell>
          <table:table-cell table:style-name="ce93" office:value-type="percentage" office:value="0.0179457327359888">
            <text:p>1,7946%</text:p>
          </table:table-cell>
          <table:table-cell table:style-name="ce93" office:value-type="percentage" office:value="0.0186127181432571">
            <text:p>1,861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679875880075197">
            <text:p>0,6799%</text:p>
          </table:table-cell>
          <table:table-cell table:style-name="ce93" office:value-type="percentage" office:value="0.0095480812123916">
            <text:p>0,9548%</text:p>
          </table:table-cell>
          <table:table-cell table:style-name="ce93" office:value-type="percentage" office:value="0.0120620818400711">
            <text:p>1,2062%</text:p>
          </table:table-cell>
          <table:table-cell table:style-name="ce93" office:value-type="percentage" office:value="0.0141366768606937">
            <text:p>1,4137%</text:p>
          </table:table-cell>
          <table:table-cell table:style-name="ce93" office:value-type="percentage" office:value="0.015696166971874">
            <text:p>1,5696%</text:p>
          </table:table-cell>
          <table:table-cell table:style-name="ce93" office:value-type="percentage" office:value="0.0169557807312068">
            <text:p>1,6956%</text:p>
          </table:table-cell>
          <table:table-cell table:style-name="ce93" office:value-type="percentage" office:value="0.0181311609864288">
            <text:p>1,8131%</text:p>
          </table:table-cell>
          <table:table-cell table:style-name="ce93" office:value-type="percentage" office:value="0.0190062550925417">
            <text:p>1,90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office:value-type="string">
            <text:p>&lt;</text:p>
          </table:table-cell>
          <table:table-cell table:style-name="ce88"/>
          <table:table-cell table:style-name="ce93" office:value-type="percentage" office:value="0.011458298754471">
            <text:p>1,1458%</text:p>
          </table:table-cell>
          <table:table-cell table:style-name="ce93" office:value-type="percentage" office:value="0.0152467559145672">
            <text:p>1,5247%</text:p>
          </table:table-cell>
          <table:table-cell table:style-name="ce93" office:value-type="percentage" office:value="0.0184994387105128">
            <text:p>1,8499%</text:p>
          </table:table-cell>
          <table:table-cell table:style-name="ce93" office:value-type="percentage" office:value="0.0210416718280951">
            <text:p>2,1042%</text:p>
          </table:table-cell>
          <table:table-cell table:style-name="ce93" office:value-type="percentage" office:value="0.0228525816008077">
            <text:p>2,2853%</text:p>
          </table:table-cell>
          <table:table-cell table:style-name="ce93" office:value-type="percentage" office:value="0.0242896081381636">
            <text:p>2,4290%</text:p>
          </table:table-cell>
          <table:table-cell table:style-name="ce93" office:value-type="percentage" office:value="0.0256676192998658">
            <text:p>2,5668%</text:p>
          </table:table-cell>
          <table:table-cell table:style-name="ce93" office:value-type="percentage" office:value="0.0266754723536924">
            <text:p>2,667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56083303490526">
            <text:p>0,7561%</text:p>
          </table:table-cell>
          <table:table-cell table:style-name="ce93" office:value-type="percentage" office:value="0.0102270559119345">
            <text:p>1,0227%</text:p>
          </table:table-cell>
          <table:table-cell table:style-name="ce93" office:value-type="percentage" office:value="0.012570315748912">
            <text:p>1,2570%</text:p>
          </table:table-cell>
          <table:table-cell table:style-name="ce93" office:value-type="percentage" office:value="0.0144402330476681">
            <text:p>1,4440%</text:p>
          </table:table-cell>
          <table:table-cell table:style-name="ce93" office:value-type="percentage" office:value="0.0158004691905938">
            <text:p>1,5800%</text:p>
          </table:table-cell>
          <table:table-cell table:style-name="ce93" office:value-type="percentage" office:value="0.0168870625873174">
            <text:p>1,6887%</text:p>
          </table:table-cell>
          <table:table-cell table:style-name="ce93" office:value-type="percentage" office:value="0.0179170589609086">
            <text:p>1,7917%</text:p>
          </table:table-cell>
          <table:table-cell table:style-name="ce93" office:value-type="percentage" office:value="0.0186744884379139">
            <text:p>1,867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34091726444144">
            <text:p>0,7341%</text:p>
          </table:table-cell>
          <table:table-cell table:style-name="ce93" office:value-type="percentage" office:value="0.00999191529286239">
            <text:p>0,9992%</text:p>
          </table:table-cell>
          <table:table-cell table:style-name="ce93" office:value-type="percentage" office:value="0.0123387389855036">
            <text:p>1,2339%</text:p>
          </table:table-cell>
          <table:table-cell table:style-name="ce93" office:value-type="percentage" office:value="0.0142233882254599">
            <text:p>1,4223%</text:p>
          </table:table-cell>
          <table:table-cell table:style-name="ce93" office:value-type="percentage" office:value="0.0156031189442461">
            <text:p>1,5603%</text:p>
          </table:table-cell>
          <table:table-cell table:style-name="ce93" office:value-type="percentage" office:value="0.0167076984293318">
            <text:p>1,6708%</text:p>
          </table:table-cell>
          <table:table-cell table:style-name="ce93" office:value-type="percentage" office:value="0.0177514985632045">
            <text:p>1,7751%</text:p>
          </table:table-cell>
          <table:table-cell table:style-name="ce93" office:value-type="percentage" office:value="0.0185210025891332">
            <text:p>1,852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474398726402">
            <text:p>1,3474%</text:p>
          </table:table-cell>
          <table:table-cell table:style-name="ce93" office:value-type="percentage" office:value="0.0173222593740929">
            <text:p>1,7322%</text:p>
          </table:table-cell>
          <table:table-cell table:style-name="ce93" office:value-type="percentage" office:value="0.0205016250765599">
            <text:p>2,0502%</text:p>
          </table:table-cell>
          <table:table-cell table:style-name="ce93" office:value-type="percentage" office:value="0.0229030767756873">
            <text:p>2,2903%</text:p>
          </table:table-cell>
          <table:table-cell table:style-name="ce93" office:value-type="percentage" office:value="0.0245516235735643">
            <text:p>2,4552%</text:p>
          </table:table-cell>
          <table:table-cell table:style-name="ce93" office:value-type="percentage" office:value="0.0258493583274068">
            <text:p>2,5849%</text:p>
          </table:table-cell>
          <table:table-cell table:style-name="ce93" office:value-type="percentage" office:value="0.027128452532404">
            <text:p>2,7128%</text:p>
          </table:table-cell>
          <table:table-cell table:style-name="ce93" office:value-type="percentage" office:value="0.0280529956406103">
            <text:p>2,805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616812678976101">
            <text:p>6,1681%</text:p>
          </table:table-cell>
          <table:table-cell table:style-name="ce93" office:value-type="percentage" office:value="0.061071872162483">
            <text:p>6,1072%</text:p>
          </table:table-cell>
          <table:table-cell table:style-name="ce93" office:value-type="percentage" office:value="0.0596745260764768">
            <text:p>5,9675%</text:p>
          </table:table-cell>
          <table:table-cell table:style-name="ce93" office:value-type="percentage" office:value="0.0579408710706932">
            <text:p>5,7941%</text:p>
          </table:table-cell>
          <table:table-cell table:style-name="ce93" office:value-type="percentage" office:value="0.0560645988979247">
            <text:p>5,6065%</text:p>
          </table:table-cell>
          <table:table-cell table:style-name="ce93" office:value-type="percentage" office:value="0.0547803890338102">
            <text:p>5,4780%</text:p>
          </table:table-cell>
          <table:table-cell table:style-name="ce93" office:value-type="percentage" office:value="0.0544487923435758">
            <text:p>5,4449%</text:p>
          </table:table-cell>
          <table:table-cell table:style-name="ce93" office:value-type="percentage" office:value="0.0541220314210073">
            <text:p>5,4122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991521613513808">
            <text:p>9,9152%</text:p>
          </table:table-cell>
          <table:table-cell table:style-name="ce93" office:value-type="percentage" office:value="0.0894704350311495">
            <text:p>8,9470%</text:p>
          </table:table-cell>
          <table:table-cell table:style-name="ce93" office:value-type="percentage" office:value="0.0817153778941365">
            <text:p>8,1715%</text:p>
          </table:table-cell>
          <table:table-cell table:style-name="ce93" office:value-type="percentage" office:value="0.0755367679872779">
            <text:p>7,5537%</text:p>
          </table:table-cell>
          <table:table-cell table:style-name="ce93" office:value-type="percentage" office:value="0.0705224700123138">
            <text:p>7,0522%</text:p>
          </table:table-cell>
          <table:table-cell table:style-name="ce93" office:value-type="percentage" office:value="0.0671362087726118">
            <text:p>6,7136%</text:p>
          </table:table-cell>
          <table:table-cell table:style-name="ce93" office:value-type="percentage" office:value="0.0654774253198215">
            <text:p>6,5477%</text:p>
          </table:table-cell>
          <table:table-cell table:style-name="ce93" office:value-type="percentage" office:value="0.0641934908338228">
            <text:p>6,419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115442892466988">
            <text:p>1,1544%</text:p>
          </table:table-cell>
          <table:table-cell table:style-name="ce93" office:value-type="percentage" office:value="0.0150039352808112">
            <text:p>1,5004%</text:p>
          </table:table-cell>
          <table:table-cell table:style-name="ce93" office:value-type="percentage" office:value="0.017909213931718">
            <text:p>1,7909%</text:p>
          </table:table-cell>
          <table:table-cell table:style-name="ce93" office:value-type="percentage" office:value="0.0201367965709247">
            <text:p>2,0137%</text:p>
          </table:table-cell>
          <table:table-cell table:style-name="ce93" office:value-type="percentage" office:value="0.0216912912077082">
            <text:p>2,1691%</text:p>
          </table:table-cell>
          <table:table-cell table:style-name="ce93" office:value-type="percentage" office:value="0.0229203230577195">
            <text:p>2,2920%</text:p>
          </table:table-cell>
          <table:table-cell table:style-name="ce93" office:value-type="percentage" office:value="0.0241183808565088">
            <text:p>2,4118%</text:p>
          </table:table-cell>
          <table:table-cell table:style-name="ce93" office:value-type="percentage" office:value="0.024988761444314">
            <text:p>2,498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3000854273994">
            <text:p>0,1300%</text:p>
          </table:table-cell>
          <table:table-cell table:style-name="ce93" office:value-type="percentage" office:value="0.0024109150782018">
            <text:p>0,2411%</text:p>
          </table:table-cell>
          <table:table-cell table:style-name="ce93" office:value-type="percentage" office:value="0.00372932764956963">
            <text:p>0,3729%</text:p>
          </table:table-cell>
          <table:table-cell table:style-name="ce93" office:value-type="percentage" office:value="0.00506529378253961">
            <text:p>0,5065%</text:p>
          </table:table-cell>
          <table:table-cell table:style-name="ce93" office:value-type="percentage" office:value="0.0062615763718704">
            <text:p>0,6262%</text:p>
          </table:table-cell>
          <table:table-cell table:style-name="ce93" office:value-type="percentage" office:value="0.00731380336094929">
            <text:p>0,7314%</text:p>
          </table:table-cell>
          <table:table-cell table:style-name="ce93" office:value-type="percentage" office:value="0.00827806520108841">
            <text:p>0,8278%</text:p>
          </table:table-cell>
          <table:table-cell table:style-name="ce93" office:value-type="percentage" office:value="0.00904339786937152">
            <text:p>0,9043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417152801657105">
            <text:p>0,4172%</text:p>
          </table:table-cell>
          <table:table-cell table:style-name="ce93" office:value-type="percentage" office:value="0.00622056832196044">
            <text:p>0,6221%</text:p>
          </table:table-cell>
          <table:table-cell table:style-name="ce93" office:value-type="percentage" office:value="0.00821001991246361">
            <text:p>0,8210%</text:p>
          </table:table-cell>
          <table:table-cell table:style-name="ce93" office:value-type="percentage" office:value="0.00993412256778385">
            <text:p>0,9934%</text:p>
          </table:table-cell>
          <table:table-cell table:style-name="ce93" office:value-type="percentage" office:value="0.011289427992292">
            <text:p>1,1289%</text:p>
          </table:table-cell>
          <table:table-cell table:style-name="ce93" office:value-type="percentage" office:value="0.0124033381682988">
            <text:p>1,2403%</text:p>
          </table:table-cell>
          <table:table-cell table:style-name="ce93" office:value-type="percentage" office:value="0.0134268500438234">
            <text:p>1,3427%</text:p>
          </table:table-cell>
          <table:table-cell table:style-name="ce93" office:value-type="percentage" office:value="0.0142004301703708">
            <text:p>1,4200%</text:p>
          </table:table-cell>
          <table:table-cell table:style-name="ce88" table:number-columns-repeated="247"/>
          <table:table-cell table:number-columns-repeated="767"/>
        </table:table-row>
        <table:table-row table:style-name="ro12">
          <table:table-cell table:style-name="ce88" table:number-columns-repeated="2"/>
          <table:table-cell table:style-name="ce93" office:value-type="percentage" office:value="0.00128885076950006">
            <text:p>0,1289%</text:p>
          </table:table-cell>
          <table:table-cell table:style-name="ce93" office:value-type="percentage" office:value="0.00248615894503598">
            <text:p>0,2486%</text:p>
          </table:table-cell>
          <table:table-cell table:style-name="ce93" office:value-type="percentage" office:value="0.00395763583007831">
            <text:p>0,3958%</text:p>
          </table:table-cell>
          <table:table-cell table:style-name="ce93" office:value-type="percentage" office:value="0.00548888143927952">
            <text:p>0,5489%</text:p>
          </table:table-cell>
          <table:table-cell table:style-name="ce93" office:value-type="percentage" office:value="0.0068893587613865">
            <text:p>0,6889%</text:p>
          </table:table-cell>
          <table:table-cell table:style-name="ce93" office:value-type="percentage" office:value="0.00813713180427973">
            <text:p>0,8137%</text:p>
          </table:table-cell>
          <table:table-cell table:style-name="ce93" office:value-type="percentage" office:value="0.00928534168698842">
            <text:p>0,9285%</text:p>
          </table:table-cell>
          <table:table-cell table:style-name="ce93" office:value-type="percentage" office:value="0.010204780592502">
            <text:p>1,020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67836085444798">
            <text:p>1,6784%</text:p>
          </table:table-cell>
          <table:table-cell table:style-name="ce93" office:value-type="percentage" office:value="0.0199736184551896">
            <text:p>1,9974%</text:p>
          </table:table-cell>
          <table:table-cell table:style-name="ce93" office:value-type="percentage" office:value="0.0223568087177684">
            <text:p>2,2357%</text:p>
          </table:table-cell>
          <table:table-cell table:style-name="ce93" office:value-type="percentage" office:value="0.0239865352462001">
            <text:p>2,3987%</text:p>
          </table:table-cell>
          <table:table-cell table:style-name="ce93" office:value-type="percentage" office:value="0.0249703687834816">
            <text:p>2,4970%</text:p>
          </table:table-cell>
          <table:table-cell table:style-name="ce93" office:value-type="percentage" office:value="0.0257362628220926">
            <text:p>2,5736%</text:p>
          </table:table-cell>
          <table:table-cell table:style-name="ce93" office:value-type="percentage" office:value="0.0265942706640348">
            <text:p>2,6594%</text:p>
          </table:table-cell>
          <table:table-cell table:style-name="ce93" office:value-type="percentage" office:value="0.0271915246146601">
            <text:p>2,719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5156417946063">
            <text:p>0,4516%</text:p>
          </table:table-cell>
          <table:table-cell table:style-name="ce93" office:value-type="percentage" office:value="0.00733735721660971">
            <text:p>0,7337%</text:p>
          </table:table-cell>
          <table:table-cell table:style-name="ce93" office:value-type="percentage" office:value="0.0103027872003497">
            <text:p>1,0303%</text:p>
          </table:table-cell>
          <table:table-cell table:style-name="ce93" office:value-type="percentage" office:value="0.0130374793846046">
            <text:p>1,3037%</text:p>
          </table:table-cell>
          <table:table-cell table:style-name="ce93" office:value-type="percentage" office:value="0.0153052838272192">
            <text:p>1,5305%</text:p>
          </table:table-cell>
          <table:table-cell table:style-name="ce93" office:value-type="percentage" office:value="0.017217573435839">
            <text:p>1,7218%</text:p>
          </table:table-cell>
          <table:table-cell table:style-name="ce93" office:value-type="percentage" office:value="0.0189631433432188">
            <text:p>1,8963%</text:p>
          </table:table-cell>
          <table:table-cell table:style-name="ce93" office:value-type="percentage" office:value="0.02031173478928">
            <text:p>2,031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457415231183661">
            <text:p>4,5742%</text:p>
          </table:table-cell>
          <table:table-cell table:style-name="ce93" office:value-type="percentage" office:value="0.0490811857291549">
            <text:p>4,9081%</text:p>
          </table:table-cell>
          <table:table-cell table:style-name="ce93" office:value-type="percentage" office:value="0.0508257124990916">
            <text:p>5,0826%</text:p>
          </table:table-cell>
          <table:table-cell table:style-name="ce93" office:value-type="percentage" office:value="0.0514682511049616">
            <text:p>5,1468%</text:p>
          </table:table-cell>
          <table:table-cell table:style-name="ce93" office:value-type="percentage" office:value="0.0513437090971029">
            <text:p>5,1344%</text:p>
          </table:table-cell>
          <table:table-cell table:style-name="ce93" office:value-type="percentage" office:value="0.0512915884360244">
            <text:p>5,1292%</text:p>
          </table:table-cell>
          <table:table-cell table:style-name="ce93" office:value-type="percentage" office:value="0.051809877383203">
            <text:p>5,1810%</text:p>
          </table:table-cell>
          <table:table-cell table:style-name="ce93" office:value-type="percentage" office:value="0.0521078227475523">
            <text:p>5,210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26178825503438">
            <text:p>0,8262%</text:p>
          </table:table-cell>
          <table:table-cell table:style-name="ce93" office:value-type="percentage" office:value="0.0115142880747634">
            <text:p>1,1514%</text:p>
          </table:table-cell>
          <table:table-cell table:style-name="ce93" office:value-type="percentage" office:value="0.0144634010356477">
            <text:p>1,4463%</text:p>
          </table:table-cell>
          <table:table-cell table:style-name="ce93" office:value-type="percentage" office:value="0.016879831905574">
            <text:p>1,6880%</text:p>
          </table:table-cell>
          <table:table-cell table:style-name="ce93" office:value-type="percentage" office:value="0.018684217772411">
            <text:p>1,8684%</text:p>
          </table:table-cell>
          <table:table-cell table:style-name="ce93" office:value-type="percentage" office:value="0.0201385703996592">
            <text:p>2,0139%</text:p>
          </table:table-cell>
          <table:table-cell table:style-name="ce93" office:value-type="percentage" office:value="0.021500307920933">
            <text:p>2,1500%</text:p>
          </table:table-cell>
          <table:table-cell table:style-name="ce93" office:value-type="percentage" office:value="0.0225128941547894">
            <text:p>2,25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53735478593387">
            <text:p>0,3537%</text:p>
          </table:table-cell>
          <table:table-cell table:style-name="ce93" office:value-type="percentage" office:value="0.00577140024186573">
            <text:p>0,5771%</text:p>
          </table:table-cell>
          <table:table-cell table:style-name="ce93" office:value-type="percentage" office:value="0.00813086673637986">
            <text:p>0,8131%</text:p>
          </table:table-cell>
          <table:table-cell table:style-name="ce93" office:value-type="percentage" office:value="0.0103157704241484">
            <text:p>1,0316%</text:p>
          </table:table-cell>
          <table:table-cell table:style-name="ce93" office:value-type="percentage" office:value="0.0121340326267408">
            <text:p>1,2134%</text:p>
          </table:table-cell>
          <table:table-cell table:style-name="ce93" office:value-type="percentage" office:value="0.0136699372042578">
            <text:p>1,3670%</text:p>
          </table:table-cell>
          <table:table-cell table:style-name="ce93" office:value-type="percentage" office:value="0.0150713865426422">
            <text:p>1,5071%</text:p>
          </table:table-cell>
          <table:table-cell table:style-name="ce93" office:value-type="percentage" office:value="0.0161546127567554">
            <text:p>1,61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89920522378478">
            <text:p>0,3899%</text:p>
          </table:table-cell>
          <table:table-cell table:style-name="ce93" office:value-type="percentage" office:value="0.00579864860559619">
            <text:p>0,5799%</text:p>
          </table:table-cell>
          <table:table-cell table:style-name="ce93" office:value-type="percentage" office:value="0.00763706358222215">
            <text:p>0,7637%</text:p>
          </table:table-cell>
          <table:table-cell table:style-name="ce93" office:value-type="percentage" office:value="0.00922593572189708">
            <text:p>0,9226%</text:p>
          </table:table-cell>
          <table:table-cell table:style-name="ce93" office:value-type="percentage" office:value="0.0104716913776773">
            <text:p>1,0472%</text:p>
          </table:table-cell>
          <table:table-cell table:style-name="ce93" office:value-type="percentage" office:value="0.0114940268058601">
            <text:p>1,1494%</text:p>
          </table:table-cell>
          <table:table-cell table:style-name="ce93" office:value-type="percentage" office:value="0.0124333550014791">
            <text:p>1,2433%</text:p>
          </table:table-cell>
          <table:table-cell table:style-name="ce93" office:value-type="percentage" office:value="0.0131420744815687">
            <text:p>1,31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9873928160938">
            <text:p>1,3987%</text:p>
          </table:table-cell>
          <table:table-cell table:style-name="ce93" office:value-type="percentage" office:value="0.0180342001247128">
            <text:p>1,8034%</text:p>
          </table:table-cell>
          <table:table-cell table:style-name="ce93" office:value-type="percentage" office:value="0.0214029847129839">
            <text:p>2,1403%</text:p>
          </table:table-cell>
          <table:table-cell table:style-name="ce93" office:value-type="percentage" office:value="0.0239663293840321">
            <text:p>2,3966%</text:p>
          </table:table-cell>
          <table:table-cell table:style-name="ce93" office:value-type="percentage" office:value="0.025740839225766">
            <text:p>2,5741%</text:p>
          </table:table-cell>
          <table:table-cell table:style-name="ce93" office:value-type="percentage" office:value="0.0271432051077328">
            <text:p>2,7143%</text:p>
          </table:table-cell>
          <table:table-cell table:style-name="ce93" office:value-type="percentage" office:value="0.0285214564206911">
            <text:p>2,8521%</text:p>
          </table:table-cell>
          <table:table-cell table:style-name="ce93" office:value-type="percentage" office:value="0.0295228012462107">
            <text:p>2,952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45479836626578">
            <text:p>0,1455%</text:p>
          </table:table-cell>
          <table:table-cell table:style-name="ce93" office:value-type="percentage" office:value="0.0028529058175717">
            <text:p>0,2853%</text:p>
          </table:table-cell>
          <table:table-cell table:style-name="ce93" office:value-type="percentage" office:value="0.00459611747596297">
            <text:p>0,4596%</text:p>
          </table:table-cell>
          <table:table-cell table:style-name="ce93" office:value-type="percentage" office:value="0.0064301723364171">
            <text:p>0,6430%</text:p>
          </table:table-cell>
          <table:table-cell table:style-name="ce93" office:value-type="percentage" office:value="0.00812237679774996">
            <text:p>0,8122%</text:p>
          </table:table-cell>
          <table:table-cell table:style-name="ce93" office:value-type="percentage" office:value="0.00963852807593082">
            <text:p>0,9639%</text:p>
          </table:table-cell>
          <table:table-cell table:style-name="ce93" office:value-type="percentage" office:value="0.0110369622597305">
            <text:p>1,1037%</text:p>
          </table:table-cell>
          <table:table-cell table:style-name="ce93" office:value-type="percentage" office:value="0.0121616072754392">
            <text:p>1,216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83311755032502">
            <text:p>1,8331%</text:p>
          </table:table-cell>
          <table:table-cell table:style-name="ce93" office:value-type="percentage" office:value="0.0225228278077478">
            <text:p>2,2523%</text:p>
          </table:table-cell>
          <table:table-cell table:style-name="ce93" office:value-type="percentage" office:value="0.0257976744274443">
            <text:p>2,5798%</text:p>
          </table:table-cell>
          <table:table-cell table:style-name="ce93" office:value-type="percentage" office:value="0.0281435291376173">
            <text:p>2,8144%</text:p>
          </table:table-cell>
          <table:table-cell table:style-name="ce93" office:value-type="percentage" office:value="0.0296546959277698">
            <text:p>2,9655%</text:p>
          </table:table-cell>
          <table:table-cell table:style-name="ce93" office:value-type="percentage" office:value="0.0308355030759424">
            <text:p>3,0836%</text:p>
          </table:table-cell>
          <table:table-cell table:style-name="ce93" office:value-type="percentage" office:value="0.0320710795390268">
            <text:p>3,2071%</text:p>
          </table:table-cell>
          <table:table-cell table:style-name="ce93" office:value-type="percentage" office:value="0.032949310773621">
            <text:p>3,294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67612404770656">
            <text:p>0,9676%</text:p>
          </table:table-cell>
          <table:table-cell table:style-name="ce93" office:value-type="percentage" office:value="0.0127316018382007">
            <text:p>1,2732%</text:p>
          </table:table-cell>
          <table:table-cell table:style-name="ce93" office:value-type="percentage" office:value="0.0153377107594228">
            <text:p>1,5338%</text:p>
          </table:table-cell>
          <table:table-cell table:style-name="ce93" office:value-type="percentage" office:value="0.0173642847212273">
            <text:p>1,7364%</text:p>
          </table:table-cell>
          <table:table-cell table:style-name="ce93" office:value-type="percentage" office:value="0.0188000454109957">
            <text:p>1,8800%</text:p>
          </table:table-cell>
          <table:table-cell table:style-name="ce93" office:value-type="percentage" office:value="0.0199396473216776">
            <text:p>1,9940%</text:p>
          </table:table-cell>
          <table:table-cell table:style-name="ce93" office:value-type="percentage" office:value="0.0210393147013666">
            <text:p>2,1039%</text:p>
          </table:table-cell>
          <table:table-cell table:style-name="ce93" office:value-type="percentage" office:value="0.0218419540693278">
            <text:p>2,18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5467920270403">
            <text:p>2,2547%</text:p>
          </table:table-cell>
          <table:table-cell table:style-name="ce93" office:value-type="percentage" office:value="0.0262950387242871">
            <text:p>2,6295%</text:p>
          </table:table-cell>
          <table:table-cell table:style-name="ce93" office:value-type="percentage" office:value="0.0289896980028945">
            <text:p>2,8990%</text:p>
          </table:table-cell>
          <table:table-cell table:style-name="ce93" office:value-type="percentage" office:value="0.0307551647919702">
            <text:p>3,0755%</text:p>
          </table:table-cell>
          <table:table-cell table:style-name="ce93" office:value-type="percentage" office:value="0.0317528688395353">
            <text:p>3,1753%</text:p>
          </table:table-cell>
          <table:table-cell table:style-name="ce93" office:value-type="percentage" office:value="0.0325299178586908">
            <text:p>3,2530%</text:p>
          </table:table-cell>
          <table:table-cell table:style-name="ce93" office:value-type="percentage" office:value="0.0334682146520081">
            <text:p>3,3468%</text:p>
          </table:table-cell>
          <table:table-cell table:style-name="ce93" office:value-type="percentage" office:value="0.0341132929601839">
            <text:p>3,41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32332436916762">
            <text:p>1,3233%</text:p>
          </table:table-cell>
          <table:table-cell table:style-name="ce93" office:value-type="percentage" office:value="0.0164485488452167">
            <text:p>1,6449%</text:p>
          </table:table-cell>
          <table:table-cell table:style-name="ce93" office:value-type="percentage" office:value="0.0190043753860001">
            <text:p>1,9004%</text:p>
          </table:table-cell>
          <table:table-cell table:style-name="ce93" office:value-type="percentage" office:value="0.0208665254666562">
            <text:p>2,0867%</text:p>
          </table:table-cell>
          <table:table-cell table:style-name="ce93" office:value-type="percentage" office:value="0.0220913463512362">
            <text:p>2,2091%</text:p>
          </table:table-cell>
          <table:table-cell table:style-name="ce93" office:value-type="percentage" office:value="0.0230499611513652">
            <text:p>2,3050%</text:p>
          </table:table-cell>
          <table:table-cell table:style-name="ce93" office:value-type="percentage" office:value="0.0240320705093584">
            <text:p>2,4032%</text:p>
          </table:table-cell>
          <table:table-cell table:style-name="ce93" office:value-type="percentage" office:value="0.0247319830335384">
            <text:p>2,473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12620277828403">
            <text:p>0,8126%</text:p>
          </table:table-cell>
          <table:table-cell table:style-name="ce93" office:value-type="percentage" office:value="0.011432109709151">
            <text:p>1,1432%</text:p>
          </table:table-cell>
          <table:table-cell table:style-name="ce93" office:value-type="percentage" office:value="0.0144544161747643">
            <text:p>1,4454%</text:p>
          </table:table-cell>
          <table:table-cell table:style-name="ce93" office:value-type="percentage" office:value="0.0169472501410518">
            <text:p>1,6947%</text:p>
          </table:table-cell>
          <table:table-cell table:style-name="ce93" office:value-type="percentage" office:value="0.018820375415284">
            <text:p>1,8820%</text:p>
          </table:table-cell>
          <table:table-cell table:style-name="ce93" office:value-type="percentage" office:value="0.0203329722955807">
            <text:p>2,0333%</text:p>
          </table:table-cell>
          <table:table-cell table:style-name="ce93" office:value-type="percentage" office:value="0.0217446088066772">
            <text:p>2,1745%</text:p>
          </table:table-cell>
          <table:table-cell table:style-name="ce93" office:value-type="percentage" office:value="0.0227966223856875">
            <text:p>2,279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77710741988384">
            <text:p>1,7771%</text:p>
          </table:table-cell>
          <table:table-cell table:style-name="ce93" office:value-type="percentage" office:value="0.0212990232944716">
            <text:p>2,1299%</text:p>
          </table:table-cell>
          <table:table-cell table:style-name="ce93" office:value-type="percentage" office:value="0.0239645053487261">
            <text:p>2,3965%</text:p>
          </table:table-cell>
          <table:table-cell table:style-name="ce93" office:value-type="percentage" office:value="0.0258094224363449">
            <text:p>2,5809%</text:p>
          </table:table-cell>
          <table:table-cell table:style-name="ce93" office:value-type="percentage" office:value="0.0269430769187543">
            <text:p>2,6943%</text:p>
          </table:table-cell>
          <table:table-cell table:style-name="ce93" office:value-type="percentage" office:value="0.0278266279014285">
            <text:p>2,7827%</text:p>
          </table:table-cell>
          <table:table-cell table:style-name="ce93" office:value-type="percentage" office:value="0.0287983240035394">
            <text:p>2,8798%</text:p>
          </table:table-cell>
          <table:table-cell table:style-name="ce93" office:value-type="percentage" office:value="0.0294789162102385">
            <text:p>2,947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01066113366191">
            <text:p>3,0107%</text:p>
          </table:table-cell>
          <table:table-cell table:style-name="ce93" office:value-type="percentage" office:value="0.0309217886283082">
            <text:p>3,0922%</text:p>
          </table:table-cell>
          <table:table-cell table:style-name="ce93" office:value-type="percentage" office:value="0.0311015938562284">
            <text:p>3,1102%</text:p>
          </table:table-cell>
          <table:table-cell table:style-name="ce93" office:value-type="percentage" office:value="0.0308748392709426">
            <text:p>3,0875%</text:p>
          </table:table-cell>
          <table:table-cell table:style-name="ce93" office:value-type="percentage" office:value="0.0303762813778248">
            <text:p>3,0376%</text:p>
          </table:table-cell>
          <table:table-cell table:style-name="ce93" office:value-type="percentage" office:value="0.0300475209486664">
            <text:p>3,0048%</text:p>
          </table:table-cell>
          <table:table-cell table:style-name="ce93" office:value-type="percentage" office:value="0.0301338806982826">
            <text:p>3,0134%</text:p>
          </table:table-cell>
          <table:table-cell table:style-name="ce93" office:value-type="percentage" office:value="0.0301459582535572">
            <text:p>3,014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82600565332317">
            <text:p>0,6826%</text:p>
          </table:table-cell>
          <table:table-cell table:style-name="ce93" office:value-type="percentage" office:value="0.00995360843037802">
            <text:p>0,9954%</text:p>
          </table:table-cell>
          <table:table-cell table:style-name="ce93" office:value-type="percentage" office:value="0.0129241910251854">
            <text:p>1,2924%</text:p>
          </table:table-cell>
          <table:table-cell table:style-name="ce93" office:value-type="percentage" office:value="0.0154539463239906">
            <text:p>1,5454%</text:p>
          </table:table-cell>
          <table:table-cell table:style-name="ce93" office:value-type="percentage" office:value="0.0174126402943645">
            <text:p>1,7413%</text:p>
          </table:table-cell>
          <table:table-cell table:style-name="ce93" office:value-type="percentage" office:value="0.0190140494577168">
            <text:p>1,9014%</text:p>
          </table:table-cell>
          <table:table-cell table:style-name="ce93" office:value-type="percentage" office:value="0.0204947172995031">
            <text:p>2,0495%</text:p>
          </table:table-cell>
          <table:table-cell table:style-name="ce93" office:value-type="percentage" office:value="0.0216113422644706">
            <text:p>2,161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26711830602394">
            <text:p>1,2671%</text:p>
          </table:table-cell>
          <table:table-cell table:style-name="ce93" office:value-type="percentage" office:value="0.0166039427821336">
            <text:p>1,6604%</text:p>
          </table:table-cell>
          <table:table-cell table:style-name="ce93" office:value-type="percentage" office:value="0.0199257163039872">
            <text:p>1,9926%</text:p>
          </table:table-cell>
          <table:table-cell table:style-name="ce93" office:value-type="percentage" office:value="0.0224848645721928">
            <text:p>2,2485%</text:p>
          </table:table-cell>
          <table:table-cell table:style-name="ce93" office:value-type="percentage" office:value="0.024280316485916">
            <text:p>2,4280%</text:p>
          </table:table-cell>
          <table:table-cell table:style-name="ce93" office:value-type="percentage" office:value="0.0257002549604978">
            <text:p>2,5700%</text:p>
          </table:table-cell>
          <table:table-cell table:style-name="ce93" office:value-type="percentage" office:value="0.027076969599249">
            <text:p>2,7077%</text:p>
          </table:table-cell>
          <table:table-cell table:style-name="ce93" office:value-type="percentage" office:value="0.0280793558925103">
            <text:p>2,807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06547630205319">
            <text:p>0,2065%</text:p>
          </table:table-cell>
          <table:table-cell table:style-name="ce93" office:value-type="percentage" office:value="0.00382498222445186">
            <text:p>0,3825%</text:p>
          </table:table-cell>
          <table:table-cell table:style-name="ce93" office:value-type="percentage" office:value="0.00591018054000239">
            <text:p>0,5910%</text:p>
          </table:table-cell>
          <table:table-cell table:style-name="ce93" office:value-type="percentage" office:value="0.00802081397064241">
            <text:p>0,8021%</text:p>
          </table:table-cell>
          <table:table-cell table:style-name="ce93" office:value-type="percentage" office:value="0.00990953513909394">
            <text:p>0,9910%</text:p>
          </table:table-cell>
          <table:table-cell table:style-name="ce93" office:value-type="percentage" office:value="0.0115710655414066">
            <text:p>1,1571%</text:p>
          </table:table-cell>
          <table:table-cell table:style-name="ce93" office:value-type="percentage" office:value="0.0130952902640759">
            <text:p>1,3095%</text:p>
          </table:table-cell>
          <table:table-cell table:style-name="ce93" office:value-type="percentage" office:value="0.0143071250457471">
            <text:p>1,430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35623260955076">
            <text:p>3,3562%</text:p>
          </table:table-cell>
          <table:table-cell table:style-name="ce93" office:value-type="percentage" office:value="0.0374986452469307">
            <text:p>3,7499%</text:p>
          </table:table-cell>
          <table:table-cell table:style-name="ce93" office:value-type="percentage" office:value="0.0400560896825921">
            <text:p>4,0056%</text:p>
          </table:table-cell>
          <table:table-cell table:style-name="ce93" office:value-type="percentage" office:value="0.0415215548470222">
            <text:p>4,1522%</text:p>
          </table:table-cell>
          <table:table-cell table:style-name="ce93" office:value-type="percentage" office:value="0.0421473451017311">
            <text:p>4,2147%</text:p>
          </table:table-cell>
          <table:table-cell table:style-name="ce93" office:value-type="percentage" office:value="0.0426480433580203">
            <text:p>4,2648%</text:p>
          </table:table-cell>
          <table:table-cell table:style-name="ce93" office:value-type="percentage" office:value="0.0434862390018306">
            <text:p>4,3486%</text:p>
          </table:table-cell>
          <table:table-cell table:style-name="ce93" office:value-type="percentage" office:value="0.0440381268645735">
            <text:p>4,403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04826183354529">
            <text:p>1,0483%</text:p>
          </table:table-cell>
          <table:table-cell table:style-name="ce93" office:value-type="percentage" office:value="0.0147792760804719">
            <text:p>1,4779%</text:p>
          </table:table-cell>
          <table:table-cell table:style-name="ce93" office:value-type="percentage" office:value="0.0187059199235236">
            <text:p>1,8706%</text:p>
          </table:table-cell>
          <table:table-cell table:style-name="ce93" office:value-type="percentage" office:value="0.0219423497731959">
            <text:p>2,1942%</text:p>
          </table:table-cell>
          <table:table-cell table:style-name="ce93" office:value-type="percentage" office:value="0.0243727528522351">
            <text:p>2,4373%</text:p>
          </table:table-cell>
          <table:table-cell table:style-name="ce93" office:value-type="percentage" office:value="0.0263348316455035">
            <text:p>2,6335%</text:p>
          </table:table-cell>
          <table:table-cell table:style-name="ce93" office:value-type="percentage" office:value="0.0281665661203899">
            <text:p>2,8167%</text:p>
          </table:table-cell>
          <table:table-cell table:style-name="ce93" office:value-type="percentage" office:value="0.0295336956807716">
            <text:p>2,953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0199846585506">
            <text:p>1,1020%</text:p>
          </table:table-cell>
          <table:table-cell table:style-name="ce93" office:value-type="percentage" office:value="0.0139634735415406">
            <text:p>1,3963%</text:p>
          </table:table-cell>
          <table:table-cell table:style-name="ce93" office:value-type="percentage" office:value="0.0163662655428736">
            <text:p>1,6366%</text:p>
          </table:table-cell>
          <table:table-cell table:style-name="ce93" office:value-type="percentage" office:value="0.0181618454984656">
            <text:p>1,8162%</text:p>
          </table:table-cell>
          <table:table-cell table:style-name="ce93" office:value-type="percentage" office:value="0.0193788965413121">
            <text:p>1,9379%</text:p>
          </table:table-cell>
          <table:table-cell table:style-name="ce93" office:value-type="percentage" office:value="0.0203359795423296">
            <text:p>2,0336%</text:p>
          </table:table-cell>
          <table:table-cell table:style-name="ce93" office:value-type="percentage" office:value="0.0212911612580786">
            <text:p>2,1291%</text:p>
          </table:table-cell>
          <table:table-cell table:style-name="ce93" office:value-type="percentage" office:value="0.021977741811138">
            <text:p>2,197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531285636756566">
            <text:p>5,3129%</text:p>
          </table:table-cell>
          <table:table-cell table:style-name="ce93" office:value-type="percentage" office:value="0.0544419610630421">
            <text:p>5,4442%</text:p>
          </table:table-cell>
          <table:table-cell table:style-name="ce93" office:value-type="percentage" office:value="0.054628300215596">
            <text:p>5,4628%</text:p>
          </table:table-cell>
          <table:table-cell table:style-name="ce93" office:value-type="percentage" office:value="0.0541170811343806">
            <text:p>5,4117%</text:p>
          </table:table-cell>
          <table:table-cell table:style-name="ce93" office:value-type="percentage" office:value="0.0531556951995666">
            <text:p>5,3156%</text:p>
          </table:table-cell>
          <table:table-cell table:style-name="ce93" office:value-type="percentage" office:value="0.0525190586072751">
            <text:p>5,2519%</text:p>
          </table:table-cell>
          <table:table-cell table:style-name="ce93" office:value-type="percentage" office:value="0.052632602074721">
            <text:p>5,2633%</text:p>
          </table:table-cell>
          <table:table-cell table:style-name="ce93" office:value-type="percentage" office:value="0.0526364280818852">
            <text:p>5,263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2476338346645">
            <text:p>1,4248%</text:p>
          </table:table-cell>
          <table:table-cell table:style-name="ce93" office:value-type="percentage" office:value="0.0184161042382364">
            <text:p>1,8416%</text:p>
          </table:table-cell>
          <table:table-cell table:style-name="ce93" office:value-type="percentage" office:value="0.0218933483288841">
            <text:p>2,1893%</text:p>
          </table:table-cell>
          <table:table-cell table:style-name="ce93" office:value-type="percentage" office:value="0.0245437619415452">
            <text:p>2,4544%</text:p>
          </table:table-cell>
          <table:table-cell table:style-name="ce93" office:value-type="percentage" office:value="0.0263819751881389">
            <text:p>2,6382%</text:p>
          </table:table-cell>
          <table:table-cell table:style-name="ce93" office:value-type="percentage" office:value="0.0278346167329382">
            <text:p>2,7835%</text:p>
          </table:table-cell>
          <table:table-cell table:style-name="ce93" office:value-type="percentage" office:value="0.0292592667468639">
            <text:p>2,9259%</text:p>
          </table:table-cell>
          <table:table-cell table:style-name="ce93" office:value-type="percentage" office:value="0.0302947247378932">
            <text:p>3,029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7115480679314">
            <text:p>0,1712%</text:p>
          </table:table-cell>
          <table:table-cell table:style-name="ce93" office:value-type="percentage" office:value="0.00312972681715031">
            <text:p>0,3130%</text:p>
          </table:table-cell>
          <table:table-cell table:style-name="ce93" office:value-type="percentage" office:value="0.00479183023790669">
            <text:p>0,4792%</text:p>
          </table:table-cell>
          <table:table-cell table:style-name="ce93" office:value-type="percentage" office:value="0.0064599472568722">
            <text:p>0,6460%</text:p>
          </table:table-cell>
          <table:table-cell table:style-name="ce93" office:value-type="percentage" office:value="0.00794236822571523">
            <text:p>0,7942%</text:p>
          </table:table-cell>
          <table:table-cell table:style-name="ce93" office:value-type="percentage" office:value="0.00924075350203248">
            <text:p>0,9241%</text:p>
          </table:table-cell>
          <table:table-cell table:style-name="ce93" office:value-type="percentage" office:value="0.0104297907668683">
            <text:p>1,0430%</text:p>
          </table:table-cell>
          <table:table-cell table:style-name="ce93" office:value-type="percentage" office:value="0.0113714876021938">
            <text:p>1,13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02513875844931">
            <text:p>0,8025%</text:p>
          </table:table-cell>
          <table:table-cell table:style-name="ce93" office:value-type="percentage" office:value="0.0109612695197296">
            <text:p>1,0961%</text:p>
          </table:table-cell>
          <table:table-cell table:style-name="ce93" office:value-type="percentage" office:value="0.0135680517692826">
            <text:p>1,3568%</text:p>
          </table:table-cell>
          <table:table-cell table:style-name="ce93" office:value-type="percentage" office:value="0.0156663054581029">
            <text:p>1,5666%</text:p>
          </table:table-cell>
          <table:table-cell table:style-name="ce93" office:value-type="percentage" office:value="0.0172059620236848">
            <text:p>1,7206%</text:p>
          </table:table-cell>
          <table:table-cell table:style-name="ce93" office:value-type="percentage" office:value="0.0184393631816605">
            <text:p>1,8439%</text:p>
          </table:table-cell>
          <table:table-cell table:style-name="ce93" office:value-type="percentage" office:value="0.0196033670980251">
            <text:p>1,9603%</text:p>
          </table:table-cell>
          <table:table-cell table:style-name="ce93" office:value-type="percentage" office:value="0.0204626060303952">
            <text:p>2,046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90841770008786">
            <text:p>0,8908%</text:p>
          </table:table-cell>
          <table:table-cell table:style-name="ce93" office:value-type="percentage" office:value="0.0117875505302594">
            <text:p>1,1788%</text:p>
          </table:table-cell>
          <table:table-cell table:style-name="ce93" office:value-type="percentage" office:value="0.0142595389405555">
            <text:p>1,4260%</text:p>
          </table:table-cell>
          <table:table-cell table:style-name="ce93" office:value-type="percentage" office:value="0.0161930696285956">
            <text:p>1,6193%</text:p>
          </table:table-cell>
          <table:table-cell table:style-name="ce93" office:value-type="percentage" office:value="0.0175712321959143">
            <text:p>1,7571%</text:p>
          </table:table-cell>
          <table:table-cell table:style-name="ce93" office:value-type="percentage" office:value="0.0186666359528926">
            <text:p>1,8667%</text:p>
          </table:table-cell>
          <table:table-cell table:style-name="ce93" office:value-type="percentage" office:value="0.0197191247245379">
            <text:p>1,9719%</text:p>
          </table:table-cell>
          <table:table-cell table:style-name="ce93" office:value-type="percentage" office:value="0.0204884458629691">
            <text:p>2,048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34137705470059">
            <text:p>0,7341%</text:p>
          </table:table-cell>
          <table:table-cell table:style-name="ce93" office:value-type="percentage" office:value="0.0103500602921449">
            <text:p>1,0350%</text:p>
          </table:table-cell>
          <table:table-cell table:style-name="ce93" office:value-type="percentage" office:value="0.0131103142861957">
            <text:p>1,3110%</text:p>
          </table:table-cell>
          <table:table-cell table:style-name="ce93" office:value-type="percentage" office:value="0.015394068338703">
            <text:p>1,5394%</text:p>
          </table:table-cell>
          <table:table-cell table:style-name="ce93" office:value-type="percentage" office:value="0.0171150375521399">
            <text:p>1,7115%</text:p>
          </table:table-cell>
          <table:table-cell table:style-name="ce93" office:value-type="percentage" office:value="0.0185062825976702">
            <text:p>1,8506%</text:p>
          </table:table-cell>
          <table:table-cell table:style-name="ce93" office:value-type="percentage" office:value="0.0198031618184955">
            <text:p>1,9803%</text:p>
          </table:table-cell>
          <table:table-cell table:style-name="ce93" office:value-type="percentage" office:value="0.0207700131534226">
            <text:p>2,07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8996465590701">
            <text:p>1,8996%</text:p>
          </table:table-cell>
          <table:table-cell table:style-name="ce93" office:value-type="percentage" office:value="0.0232735377400389">
            <text:p>2,3274%</text:p>
          </table:table-cell>
          <table:table-cell table:style-name="ce93" office:value-type="percentage" office:value="0.0266007457368733">
            <text:p>2,6601%</text:p>
          </table:table-cell>
          <table:table-cell table:style-name="ce93" office:value-type="percentage" office:value="0.0289739959336577">
            <text:p>2,8974%</text:p>
          </table:table-cell>
          <table:table-cell table:style-name="ce93" office:value-type="percentage" office:value="0.0304946184185332">
            <text:p>3,0495%</text:p>
          </table:table-cell>
          <table:table-cell table:style-name="ce93" office:value-type="percentage" office:value="0.0316824034792503">
            <text:p>3,1682%</text:p>
          </table:table-cell>
          <table:table-cell table:style-name="ce93" office:value-type="percentage" office:value="0.0329321933542954">
            <text:p>3,2932%</text:p>
          </table:table-cell>
          <table:table-cell table:style-name="ce93" office:value-type="percentage" office:value="0.0338196609017561">
            <text:p>3,382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4388014526301">
            <text:p>2,3439%</text:p>
          </table:table-cell>
          <table:table-cell table:style-name="ce93" office:value-type="percentage" office:value="0.0266533996090013">
            <text:p>2,6653%</text:p>
          </table:table-cell>
          <table:table-cell table:style-name="ce93" office:value-type="percentage" office:value="0.0288492218438486">
            <text:p>2,8849%</text:p>
          </table:table-cell>
          <table:table-cell table:style-name="ce93" office:value-type="percentage" office:value="0.0301987330705286">
            <text:p>3,0199%</text:p>
          </table:table-cell>
          <table:table-cell table:style-name="ce93" office:value-type="percentage" office:value="0.0308751263088928">
            <text:p>3,0875%</text:p>
          </table:table-cell>
          <table:table-cell table:style-name="ce93" office:value-type="percentage" office:value="0.0314054965525211">
            <text:p>3,1405%</text:p>
          </table:table-cell>
          <table:table-cell table:style-name="ce93" office:value-type="percentage" office:value="0.0321424516733085">
            <text:p>3,2142%</text:p>
          </table:table-cell>
          <table:table-cell table:style-name="ce93" office:value-type="percentage" office:value="0.0326357727305074">
            <text:p>3,263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7784753944188">
            <text:p>1,1778%</text:p>
          </table:table-cell>
          <table:table-cell table:style-name="ce93" office:value-type="percentage" office:value="0.014677439358881">
            <text:p>1,4677%</text:p>
          </table:table-cell>
          <table:table-cell table:style-name="ce93" office:value-type="percentage" office:value="0.0169928521014047">
            <text:p>1,6993%</text:p>
          </table:table-cell>
          <table:table-cell table:style-name="ce93" office:value-type="percentage" office:value="0.0186875545123393">
            <text:p>1,8688%</text:p>
          </table:table-cell>
          <table:table-cell table:style-name="ce93" office:value-type="percentage" office:value="0.0198080663564085">
            <text:p>1,9808%</text:p>
          </table:table-cell>
          <table:table-cell table:style-name="ce93" office:value-type="percentage" office:value="0.020685518724404">
            <text:p>2,0686%</text:p>
          </table:table-cell>
          <table:table-cell table:style-name="ce93" office:value-type="percentage" office:value="0.0215799809796279">
            <text:p>2,1580%</text:p>
          </table:table-cell>
          <table:table-cell table:style-name="ce93" office:value-type="percentage" office:value="0.0222175431407658">
            <text:p>2,221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97678117900041">
            <text:p>2,9768%</text:p>
          </table:table-cell>
          <table:table-cell table:style-name="ce93" office:value-type="percentage" office:value="0.0329388915544033">
            <text:p>3,2939%</text:p>
          </table:table-cell>
          <table:table-cell table:style-name="ce93" office:value-type="percentage" office:value="0.0349345246320774">
            <text:p>3,4935%</text:p>
          </table:table-cell>
          <table:table-cell table:style-name="ce93" office:value-type="percentage" office:value="0.036022559585348">
            <text:p>3,6023%</text:p>
          </table:table-cell>
          <table:table-cell table:style-name="ce93" office:value-type="percentage" office:value="0.0364239574517252">
            <text:p>3,6424%</text:p>
          </table:table-cell>
          <table:table-cell table:style-name="ce93" office:value-type="percentage" office:value="0.036750513122734">
            <text:p>3,6751%</text:p>
          </table:table-cell>
          <table:table-cell table:style-name="ce93" office:value-type="percentage" office:value="0.0373911899498598">
            <text:p>3,7391%</text:p>
          </table:table-cell>
          <table:table-cell table:style-name="ce93" office:value-type="percentage" office:value="0.0378023008792463">
            <text:p>3,780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66970738757428">
            <text:p>0,6670%</text:p>
          </table:table-cell>
          <table:table-cell table:style-name="ce93" office:value-type="percentage" office:value="0.00884513139566493">
            <text:p>0,8845%</text:p>
          </table:table-cell>
          <table:table-cell table:style-name="ce93" office:value-type="percentage" office:value="0.0107191363190796">
            <text:p>1,0719%</text:p>
          </table:table-cell>
          <table:table-cell table:style-name="ce93" office:value-type="percentage" office:value="0.0121893669631921">
            <text:p>1,2189%</text:p>
          </table:table-cell>
          <table:table-cell table:style-name="ce93" office:value-type="percentage" office:value="0.0132404127102993">
            <text:p>1,3240%</text:p>
          </table:table-cell>
          <table:table-cell table:style-name="ce93" office:value-type="percentage" office:value="0.0140761954723013">
            <text:p>1,4076%</text:p>
          </table:table-cell>
          <table:table-cell table:style-name="ce93" office:value-type="percentage" office:value="0.0148771825270442">
            <text:p>1,4877%</text:p>
          </table:table-cell>
          <table:table-cell table:style-name="ce93" office:value-type="percentage" office:value="0.0154622421368719">
            <text:p>1,546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70825032918913">
            <text:p>2,7083%</text:p>
          </table:table-cell>
          <table:table-cell table:style-name="ce93" office:value-type="percentage" office:value="0.0322175718045421">
            <text:p>3,2218%</text:p>
          </table:table-cell>
          <table:table-cell table:style-name="ce93" office:value-type="percentage" office:value="0.0360223980161351">
            <text:p>3,6022%</text:p>
          </table:table-cell>
          <table:table-cell table:style-name="ce93" office:value-type="percentage" office:value="0.038602138494311">
            <text:p>3,8602%</text:p>
          </table:table-cell>
          <table:table-cell table:style-name="ce93" office:value-type="percentage" office:value="0.0401439150536465">
            <text:p>4,0144%</text:p>
          </table:table-cell>
          <table:table-cell table:style-name="ce93" office:value-type="percentage" office:value="0.0413439105465717">
            <text:p>4,1344%</text:p>
          </table:table-cell>
          <table:table-cell table:style-name="ce93" office:value-type="percentage" office:value="0.0427031198125428">
            <text:p>4,2703%</text:p>
          </table:table-cell>
          <table:table-cell table:style-name="ce93" office:value-type="percentage" office:value="0.0436545548469308">
            <text:p>4,36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58040103909218">
            <text:p>0,9580%</text:p>
          </table:table-cell>
          <table:table-cell table:style-name="ce93" office:value-type="percentage" office:value="0.0131263774963089">
            <text:p>1,3126%</text:p>
          </table:table-cell>
          <table:table-cell table:style-name="ce93" office:value-type="percentage" office:value="0.0162824765609657">
            <text:p>1,6282%</text:p>
          </table:table-cell>
          <table:table-cell table:style-name="ce93" office:value-type="percentage" office:value="0.0188281489479111">
            <text:p>1,8828%</text:p>
          </table:table-cell>
          <table:table-cell table:style-name="ce93" office:value-type="percentage" office:value="0.0207003162253492">
            <text:p>2,0700%</text:p>
          </table:table-cell>
          <table:table-cell table:style-name="ce93" office:value-type="percentage" office:value="0.0222017301440917">
            <text:p>2,2202%</text:p>
          </table:table-cell>
          <table:table-cell table:style-name="ce93" office:value-type="percentage" office:value="0.023618064367304">
            <text:p>2,3618%</text:p>
          </table:table-cell>
          <table:table-cell table:style-name="ce93" office:value-type="percentage" office:value="0.0246661887839491">
            <text:p>2,466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53670934045003">
            <text:p>2,5367%</text:p>
          </table:table-cell>
          <table:table-cell table:style-name="ce93" office:value-type="percentage" office:value="0.0301607200060518">
            <text:p>3,0161%</text:p>
          </table:table-cell>
          <table:table-cell table:style-name="ce93" office:value-type="percentage" office:value="0.0337059247188768">
            <text:p>3,3706%</text:p>
          </table:table-cell>
          <table:table-cell table:style-name="ce93" office:value-type="percentage" office:value="0.036104529226269">
            <text:p>3,6105%</text:p>
          </table:table-cell>
          <table:table-cell table:style-name="ce93" office:value-type="percentage" office:value="0.0375334242518625">
            <text:p>3,7533%</text:p>
          </table:table-cell>
          <table:table-cell table:style-name="ce93" office:value-type="percentage" office:value="0.0386439949936321">
            <text:p>3,8644%</text:p>
          </table:table-cell>
          <table:table-cell table:style-name="ce93" office:value-type="percentage" office:value="0.039904088236317">
            <text:p>3,9904%</text:p>
          </table:table-cell>
          <table:table-cell table:style-name="ce93" office:value-type="percentage" office:value="0.0407835459426747">
            <text:p>4,078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08162973821835">
            <text:p>0,7082%</text:p>
          </table:table-cell>
          <table:table-cell table:style-name="ce93" office:value-type="percentage" office:value="0.0101191094792243">
            <text:p>1,0119%</text:p>
          </table:table-cell>
          <table:table-cell table:style-name="ce93" office:value-type="percentage" office:value="0.012941535606315">
            <text:p>1,2942%</text:p>
          </table:table-cell>
          <table:table-cell table:style-name="ce93" office:value-type="percentage" office:value="0.0153008990584984">
            <text:p>1,5301%</text:p>
          </table:table-cell>
          <table:table-cell table:style-name="ce93" office:value-type="percentage" office:value="0.0170958578067679">
            <text:p>1,7096%</text:p>
          </table:table-cell>
          <table:table-cell table:style-name="ce93" office:value-type="percentage" office:value="0.0185515598324057">
            <text:p>1,8552%</text:p>
          </table:table-cell>
          <table:table-cell table:style-name="ce93" office:value-type="percentage" office:value="0.0199027096966638">
            <text:p>1,9903%</text:p>
          </table:table-cell>
          <table:table-cell table:style-name="ce93" office:value-type="percentage" office:value="0.0209131531053074">
            <text:p>2,091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07994816699076">
            <text:p>0,9080%</text:p>
          </table:table-cell>
          <table:table-cell table:style-name="ce93" office:value-type="percentage" office:value="0.0117175305956284">
            <text:p>1,1718%</text:p>
          </table:table-cell>
          <table:table-cell table:style-name="ce93" office:value-type="percentage" office:value="0.0139165511395236">
            <text:p>1,3917%</text:p>
          </table:table-cell>
          <table:table-cell table:style-name="ce93" office:value-type="percentage" office:value="0.0155917318501756">
            <text:p>1,5592%</text:p>
          </table:table-cell>
          <table:table-cell table:style-name="ce93" office:value-type="percentage" office:value="0.0167520320292148">
            <text:p>1,6752%</text:p>
          </table:table-cell>
          <table:table-cell table:style-name="ce93" office:value-type="percentage" office:value="0.0176674261015364">
            <text:p>1,7667%</text:p>
          </table:table-cell>
          <table:table-cell table:style-name="ce93" office:value-type="percentage" office:value="0.0185638857432254">
            <text:p>1,8564%</text:p>
          </table:table-cell>
          <table:table-cell table:style-name="ce93" office:value-type="percentage" office:value="0.0192119200706785">
            <text:p>1,921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35765976917701">
            <text:p>0,4358%</text:p>
          </table:table-cell>
          <table:table-cell table:style-name="ce93" office:value-type="percentage" office:value="0.00703562620724059">
            <text:p>0,7036%</text:p>
          </table:table-cell>
          <table:table-cell table:style-name="ce93" office:value-type="percentage" office:value="0.00983602545780194">
            <text:p>0,9836%</text:p>
          </table:table-cell>
          <table:table-cell table:style-name="ce93" office:value-type="percentage" office:value="0.0124092245403188">
            <text:p>1,2409%</text:p>
          </table:table-cell>
          <table:table-cell table:style-name="ce93" office:value-type="percentage" office:value="0.01453696349627">
            <text:p>1,4537%</text:p>
          </table:table-cell>
          <table:table-cell table:style-name="ce93" office:value-type="percentage" office:value="0.0163288307376024">
            <text:p>1,6329%</text:p>
          </table:table-cell>
          <table:table-cell table:style-name="ce93" office:value-type="percentage" office:value="0.0179651189253803">
            <text:p>1,7965%</text:p>
          </table:table-cell>
          <table:table-cell table:style-name="ce93" office:value-type="percentage" office:value="0.0192279775119673">
            <text:p>1,922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83588696323736">
            <text:p>0,2836%</text:p>
          </table:table-cell>
          <table:table-cell table:style-name="ce93" office:value-type="percentage" office:value="0.00465917571063952">
            <text:p>0,4659%</text:p>
          </table:table-cell>
          <table:table-cell table:style-name="ce93" office:value-type="percentage" office:value="0.00659791093545865">
            <text:p>0,6598%</text:p>
          </table:table-cell>
          <table:table-cell table:style-name="ce93" office:value-type="percentage" office:value="0.00840277624384158">
            <text:p>0,8403%</text:p>
          </table:table-cell>
          <table:table-cell table:style-name="ce93" office:value-type="percentage" office:value="0.00991129914667797">
            <text:p>0,9911%</text:p>
          </table:table-cell>
          <table:table-cell table:style-name="ce93" office:value-type="percentage" office:value="0.0111881115794661">
            <text:p>1,1188%</text:p>
          </table:table-cell>
          <table:table-cell table:style-name="ce93" office:value-type="percentage" office:value="0.0123523839436473">
            <text:p>1,2352%</text:p>
          </table:table-cell>
          <table:table-cell table:style-name="ce93" office:value-type="percentage" office:value="0.0132528502533755">
            <text:p>1,325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53777804326826">
            <text:p>2,5378%</text:p>
          </table:table-cell>
          <table:table-cell table:style-name="ce93" office:value-type="percentage" office:value="0.0294222268686729">
            <text:p>2,9422%</text:p>
          </table:table-cell>
          <table:table-cell table:style-name="ce93" office:value-type="percentage" office:value="0.0323094632325235">
            <text:p>3,2309%</text:p>
          </table:table-cell>
          <table:table-cell table:style-name="ce93" office:value-type="percentage" office:value="0.034184658791256">
            <text:p>3,4185%</text:p>
          </table:table-cell>
          <table:table-cell table:style-name="ce93" office:value-type="percentage" office:value="0.0352277400637535">
            <text:p>3,5228%</text:p>
          </table:table-cell>
          <table:table-cell table:style-name="ce93" office:value-type="percentage" office:value="0.0360432493027839">
            <text:p>3,6043%</text:p>
          </table:table-cell>
          <table:table-cell table:style-name="ce93" office:value-type="percentage" office:value="0.0370503117413387">
            <text:p>3,7050%</text:p>
          </table:table-cell>
          <table:table-cell table:style-name="ce93" office:value-type="percentage" office:value="0.0377424660870276">
            <text:p>3,77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48186059240092">
            <text:p>0,7482%</text:p>
          </table:table-cell>
          <table:table-cell table:style-name="ce93" office:value-type="percentage" office:value="0.0101705832509817">
            <text:p>1,0171%</text:p>
          </table:table-cell>
          <table:table-cell table:style-name="ce93" office:value-type="percentage" office:value="0.0125473187379105">
            <text:p>1,2547%</text:p>
          </table:table-cell>
          <table:table-cell table:style-name="ce93" office:value-type="percentage" office:value="0.0144535964648825">
            <text:p>1,4454%</text:p>
          </table:table-cell>
          <table:table-cell table:style-name="ce93" office:value-type="percentage" office:value="0.0158474652778554">
            <text:p>1,5847%</text:p>
          </table:table-cell>
          <table:table-cell table:style-name="ce93" office:value-type="percentage" office:value="0.0169630102527903">
            <text:p>1,6963%</text:p>
          </table:table-cell>
          <table:table-cell table:style-name="ce93" office:value-type="percentage" office:value="0.018017976243258">
            <text:p>1,8018%</text:p>
          </table:table-cell>
          <table:table-cell table:style-name="ce93" office:value-type="percentage" office:value="0.0187955415338434">
            <text:p>1,879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10545755002122">
            <text:p>2,1055%</text:p>
          </table:table-cell>
          <table:table-cell table:style-name="ce93" office:value-type="percentage" office:value="0.0238596108906518">
            <text:p>2,3860%</text:p>
          </table:table-cell>
          <table:table-cell table:style-name="ce93" office:value-type="percentage" office:value="0.0257771130085602">
            <text:p>2,5777%</text:p>
          </table:table-cell>
          <table:table-cell table:style-name="ce93" office:value-type="percentage" office:value="0.0269555900204341">
            <text:p>2,6956%</text:p>
          </table:table-cell>
          <table:table-cell table:style-name="ce93" office:value-type="percentage" office:value="0.0275441037384056">
            <text:p>2,7544%</text:p>
          </table:table-cell>
          <table:table-cell table:style-name="ce93" office:value-type="percentage" office:value="0.0280086431422306">
            <text:p>2,8009%</text:p>
          </table:table-cell>
          <table:table-cell table:style-name="ce93" office:value-type="percentage" office:value="0.0286608231689882">
            <text:p>2,8661%</text:p>
          </table:table-cell>
          <table:table-cell table:style-name="ce93" office:value-type="percentage" office:value="0.0290976645624629">
            <text:p>2,909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71417838257281">
            <text:p>1,7142%</text:p>
          </table:table-cell>
          <table:table-cell table:style-name="ce93" office:value-type="percentage" office:value="0.0215248655126414">
            <text:p>2,1525%</text:p>
          </table:table-cell>
          <table:table-cell table:style-name="ce93" office:value-type="percentage" office:value="0.0250550870485901">
            <text:p>2,5055%</text:p>
          </table:table-cell>
          <table:table-cell table:style-name="ce93" office:value-type="percentage" office:value="0.0276601457828633">
            <text:p>2,7660%</text:p>
          </table:table-cell>
          <table:table-cell table:style-name="ce93" office:value-type="percentage" office:value="0.0294012584406192">
            <text:p>2,9401%</text:p>
          </table:table-cell>
          <table:table-cell table:style-name="ce93" office:value-type="percentage" office:value="0.0307690909688366">
            <text:p>3,0769%</text:p>
          </table:table-cell>
          <table:table-cell table:style-name="ce93" office:value-type="percentage" office:value="0.0321537569610531">
            <text:p>3,2154%</text:p>
          </table:table-cell>
          <table:table-cell table:style-name="ce93" office:value-type="percentage" office:value="0.0331497509677187">
            <text:p>3,315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56560359362773">
            <text:p>0,2566%</text:p>
          </table:table-cell>
          <table:table-cell table:style-name="ce93" office:value-type="percentage" office:value="0.00434998057427591">
            <text:p>0,4350%</text:p>
          </table:table-cell>
          <table:table-cell table:style-name="ce93" office:value-type="percentage" office:value="0.00630320956545768">
            <text:p>0,6303%</text:p>
          </table:table-cell>
          <table:table-cell table:style-name="ce93" office:value-type="percentage" office:value="0.00816313232780014">
            <text:p>0,8163%</text:p>
          </table:table-cell>
          <table:table-cell table:style-name="ce93" office:value-type="percentage" office:value="0.00974712322842166">
            <text:p>0,9747%</text:p>
          </table:table-cell>
          <table:table-cell table:style-name="ce93" office:value-type="percentage" office:value="0.0111015122392044">
            <text:p>1,1102%</text:p>
          </table:table-cell>
          <table:table-cell table:style-name="ce93" office:value-type="percentage" office:value="0.0123371147621996">
            <text:p>1,2337%</text:p>
          </table:table-cell>
          <table:table-cell table:style-name="ce93" office:value-type="percentage" office:value="0.0132999851238447">
            <text:p>1,33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99192524181651">
            <text:p>0,3992%</text:p>
          </table:table-cell>
          <table:table-cell table:style-name="ce93" office:value-type="percentage" office:value="0.00613334009539746">
            <text:p>0,6133%</text:p>
          </table:table-cell>
          <table:table-cell table:style-name="ce93" office:value-type="percentage" office:value="0.00827230253838964">
            <text:p>0,8272%</text:p>
          </table:table-cell>
          <table:table-cell table:style-name="ce93" office:value-type="percentage" office:value="0.0101682863266857">
            <text:p>1,0168%</text:p>
          </table:table-cell>
          <table:table-cell table:style-name="ce93" office:value-type="percentage" office:value="0.0116885228287541">
            <text:p>1,1689%</text:p>
          </table:table-cell>
          <table:table-cell table:style-name="ce93" office:value-type="percentage" office:value="0.0129492626578974">
            <text:p>1,2949%</text:p>
          </table:table-cell>
          <table:table-cell table:style-name="ce93" office:value-type="percentage" office:value="0.014103335854468">
            <text:p>1,4103%</text:p>
          </table:table-cell>
          <table:table-cell table:style-name="ce93" office:value-type="percentage" office:value="0.0149824048982682">
            <text:p>1,498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93646026889198">
            <text:p>0,2936%</text:p>
          </table:table-cell>
          <table:table-cell table:style-name="ce93" office:value-type="percentage" office:value="0.0045840158476426">
            <text:p>0,4584%</text:p>
          </table:table-cell>
          <table:table-cell table:style-name="ce93" office:value-type="percentage" office:value="0.00625574865716947">
            <text:p>0,6256%</text:p>
          </table:table-cell>
          <table:table-cell table:style-name="ce93" office:value-type="percentage" office:value="0.00775643229391885">
            <text:p>0,7756%</text:p>
          </table:table-cell>
          <table:table-cell table:style-name="ce93" office:value-type="percentage" office:value="0.00897296292200208">
            <text:p>0,8973%</text:p>
          </table:table-cell>
          <table:table-cell table:style-name="ce93" office:value-type="percentage" office:value="0.00998708951378942">
            <text:p>0,9987%</text:p>
          </table:table-cell>
          <table:table-cell table:style-name="ce93" office:value-type="percentage" office:value="0.0109138969102383">
            <text:p>1,0914%</text:p>
          </table:table-cell>
          <table:table-cell table:style-name="ce93" office:value-type="percentage" office:value="0.0116223777622841">
            <text:p>1,162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16486570322724">
            <text:p>0,6165%</text:p>
          </table:table-cell>
          <table:table-cell table:style-name="ce93" office:value-type="percentage" office:value="0.00896053091709763">
            <text:p>0,8961%</text:p>
          </table:table-cell>
          <table:table-cell table:style-name="ce93" office:value-type="percentage" office:value="0.0116043741594247">
            <text:p>1,1604%</text:p>
          </table:table-cell>
          <table:table-cell table:style-name="ce93" office:value-type="percentage" office:value="0.0138467823661834">
            <text:p>1,3847%</text:p>
          </table:table-cell>
          <table:table-cell table:style-name="ce93" office:value-type="percentage" office:value="0.0155757822629853">
            <text:p>1,5576%</text:p>
          </table:table-cell>
          <table:table-cell table:style-name="ce93" office:value-type="percentage" office:value="0.0169855327327699">
            <text:p>1,6986%</text:p>
          </table:table-cell>
          <table:table-cell table:style-name="ce93" office:value-type="percentage" office:value="0.0182882490691381">
            <text:p>1,8288%</text:p>
          </table:table-cell>
          <table:table-cell table:style-name="ce93" office:value-type="percentage" office:value="0.0192671180994695">
            <text:p>1,926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07708829552218">
            <text:p>0,3077%</text:p>
          </table:table-cell>
          <table:table-cell table:style-name="ce93" office:value-type="percentage" office:value="0.0048392715076058">
            <text:p>0,4839%</text:p>
          </table:table-cell>
          <table:table-cell table:style-name="ce93" office:value-type="percentage" office:value="0.0066393700856668">
            <text:p>0,6639%</text:p>
          </table:table-cell>
          <table:table-cell table:style-name="ce93" office:value-type="percentage" office:value="0.0082636935612749">
            <text:p>0,8264%</text:p>
          </table:table-cell>
          <table:table-cell table:style-name="ce93" office:value-type="percentage" office:value="0.00958623261939697">
            <text:p>0,9586%</text:p>
          </table:table-cell>
          <table:table-cell table:style-name="ce93" office:value-type="percentage" office:value="0.0106910085792304">
            <text:p>1,0691%</text:p>
          </table:table-cell>
          <table:table-cell table:style-name="ce93" office:value-type="percentage" office:value="0.0117000968309257">
            <text:p>1,1700%</text:p>
          </table:table-cell>
          <table:table-cell table:style-name="ce93" office:value-type="percentage" office:value="0.0124727853590543">
            <text:p>1,24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60663503353541">
            <text:p>0,4607%</text:p>
          </table:table-cell>
          <table:table-cell table:style-name="ce93" office:value-type="percentage" office:value="0.00776705543260747">
            <text:p>0,7767%</text:p>
          </table:table-cell>
          <table:table-cell table:style-name="ce93" office:value-type="percentage" office:value="0.0112037015635225">
            <text:p>1,1204%</text:p>
          </table:table-cell>
          <table:table-cell table:style-name="ce93" office:value-type="percentage" office:value="0.0144586796571525">
            <text:p>1,4459%</text:p>
          </table:table-cell>
          <table:table-cell table:style-name="ce93" office:value-type="percentage" office:value="0.0172191612801321">
            <text:p>1,7219%</text:p>
          </table:table-cell>
          <table:table-cell table:style-name="ce93" office:value-type="percentage" office:value="0.0195758396498972">
            <text:p>1,9576%</text:p>
          </table:table-cell>
          <table:table-cell table:style-name="ce93" office:value-type="percentage" office:value="0.0217290666908023">
            <text:p>2,1729%</text:p>
          </table:table-cell>
          <table:table-cell table:style-name="ce93" office:value-type="percentage" office:value="0.0234096191524456">
            <text:p>2,341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4675096264228">
            <text:p>0,8468%</text:p>
          </table:table-cell>
          <table:table-cell table:style-name="ce93" office:value-type="percentage" office:value="0.0116599785315893">
            <text:p>1,1660%</text:p>
          </table:table-cell>
          <table:table-cell table:style-name="ce93" office:value-type="percentage" office:value="0.0145183322854107">
            <text:p>1,4518%</text:p>
          </table:table-cell>
          <table:table-cell table:style-name="ce93" office:value-type="percentage" office:value="0.0168356525595659">
            <text:p>1,6836%</text:p>
          </table:table-cell>
          <table:table-cell table:style-name="ce93" office:value-type="percentage" office:value="0.0185483351619879">
            <text:p>1,8548%</text:p>
          </table:table-cell>
          <table:table-cell table:style-name="ce93" office:value-type="percentage" office:value="0.0199239531053257">
            <text:p>1,9924%</text:p>
          </table:table-cell>
          <table:table-cell table:style-name="ce93" office:value-type="percentage" office:value="0.021218154512393">
            <text:p>2,1218%</text:p>
          </table:table-cell>
          <table:table-cell table:style-name="ce93" office:value-type="percentage" office:value="0.0221768993191247">
            <text:p>2,217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608111273239143">
            <text:p>6,0811%</text:p>
          </table:table-cell>
          <table:table-cell table:style-name="ce93" office:value-type="percentage" office:value="0.0584041064416644">
            <text:p>5,8404%</text:p>
          </table:table-cell>
          <table:table-cell table:style-name="ce93" office:value-type="percentage" office:value="0.0558853554528451">
            <text:p>5,5885%</text:p>
          </table:table-cell>
          <table:table-cell table:style-name="ce93" office:value-type="percentage" office:value="0.0534716310243279">
            <text:p>5,3472%</text:p>
          </table:table-cell>
          <table:table-cell table:style-name="ce93" office:value-type="percentage" office:value="0.0512039385836726">
            <text:p>5,1204%</text:p>
          </table:table-cell>
          <table:table-cell table:style-name="ce93" office:value-type="percentage" office:value="0.0496582248301253">
            <text:p>4,9658%</text:p>
          </table:table-cell>
          <table:table-cell table:style-name="ce93" office:value-type="percentage" office:value="0.049090513383926">
            <text:p>4,9091%</text:p>
          </table:table-cell>
          <table:table-cell table:style-name="ce93" office:value-type="percentage" office:value="0.0486025881954054">
            <text:p>4,860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23894445765466">
            <text:p>2,2389%</text:p>
          </table:table-cell>
          <table:table-cell table:style-name="ce93" office:value-type="percentage" office:value="0.0272965906391023">
            <text:p>2,7297%</text:p>
          </table:table-cell>
          <table:table-cell table:style-name="ce93" office:value-type="percentage" office:value="0.0310778389948908">
            <text:p>3,1078%</text:p>
          </table:table-cell>
          <table:table-cell table:style-name="ce93" office:value-type="percentage" office:value="0.0337493739135746">
            <text:p>3,3749%</text:p>
          </table:table-cell>
          <table:table-cell table:style-name="ce93" office:value-type="percentage" office:value="0.0354409767804488">
            <text:p>3,5441%</text:p>
          </table:table-cell>
          <table:table-cell table:style-name="ce93" office:value-type="percentage" office:value="0.0367611107089929">
            <text:p>3,6761%</text:p>
          </table:table-cell>
          <table:table-cell table:style-name="ce93" office:value-type="percentage" office:value="0.0381669452838643">
            <text:p>3,8167%</text:p>
          </table:table-cell>
          <table:table-cell table:style-name="ce93" office:value-type="percentage" office:value="0.0391644037919205">
            <text:p>3,916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51174569866353">
            <text:p>0,7512%</text:p>
          </table:table-cell>
          <table:table-cell table:style-name="ce93" office:value-type="percentage" office:value="0.0104750260043264">
            <text:p>1,0475%</text:p>
          </table:table-cell>
          <table:table-cell table:style-name="ce93" office:value-type="percentage" office:value="0.0131645151103295">
            <text:p>1,3165%</text:p>
          </table:table-cell>
          <table:table-cell table:style-name="ce93" office:value-type="percentage" office:value="0.0153701556850231">
            <text:p>1,5370%</text:p>
          </table:table-cell>
          <table:table-cell table:style-name="ce93" office:value-type="percentage" office:value="0.0170184463604689">
            <text:p>1,7018%</text:p>
          </table:table-cell>
          <table:table-cell table:style-name="ce93" office:value-type="percentage" office:value="0.0183472089401053">
            <text:p>1,8347%</text:p>
          </table:table-cell>
          <table:table-cell table:style-name="ce93" office:value-type="percentage" office:value="0.0195906190079355">
            <text:p>1,9591%</text:p>
          </table:table-cell>
          <table:table-cell table:style-name="ce93" office:value-type="percentage" office:value="0.0205148837414155">
            <text:p>2,051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69369849373517">
            <text:p>0,3694%</text:p>
          </table:table-cell>
          <table:table-cell table:style-name="ce93" office:value-type="percentage" office:value="0.00601886979626425">
            <text:p>0,6019%</text:p>
          </table:table-cell>
          <table:table-cell table:style-name="ce93" office:value-type="percentage" office:value="0.00847276599973745">
            <text:p>0,8473%</text:p>
          </table:table-cell>
          <table:table-cell table:style-name="ce93" office:value-type="percentage" office:value="0.0107442226081612">
            <text:p>1,0744%</text:p>
          </table:table-cell>
          <table:table-cell table:style-name="ce93" office:value-type="percentage" office:value="0.012634208637682">
            <text:p>1,2634%</text:p>
          </table:table-cell>
          <table:table-cell table:style-name="ce93" office:value-type="percentage" office:value="0.0142310137974114">
            <text:p>1,4231%</text:p>
          </table:table-cell>
          <table:table-cell table:style-name="ce93" office:value-type="percentage" office:value="0.0156887739916301">
            <text:p>1,5689%</text:p>
          </table:table-cell>
          <table:table-cell table:style-name="ce93" office:value-type="percentage" office:value="0.0168161676312929">
            <text:p>1,681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04509391547026">
            <text:p>0,3045%</text:p>
          </table:table-cell>
          <table:table-cell table:style-name="ce93" office:value-type="percentage" office:value="0.00465832428561444">
            <text:p>0,4658%</text:p>
          </table:table-cell>
          <table:table-cell table:style-name="ce93" office:value-type="percentage" office:value="0.00626332794592066">
            <text:p>0,6263%</text:p>
          </table:table-cell>
          <table:table-cell table:style-name="ce93" office:value-type="percentage" office:value="0.007681454233532">
            <text:p>0,7681%</text:p>
          </table:table-cell>
          <table:table-cell table:style-name="ce93" office:value-type="percentage" office:value="0.0088151468828116">
            <text:p>0,8815%</text:p>
          </table:table-cell>
          <table:table-cell table:style-name="ce93" office:value-type="percentage" office:value="0.00975358810629511">
            <text:p>0,9754%</text:p>
          </table:table-cell>
          <table:table-cell table:style-name="ce93" office:value-type="percentage" office:value="0.0106122592981632">
            <text:p>1,0612%</text:p>
          </table:table-cell>
          <table:table-cell table:style-name="ce93" office:value-type="percentage" office:value="0.0112645792695065">
            <text:p>1,126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70334260564001">
            <text:p>0,7703%</text:p>
          </table:table-cell>
          <table:table-cell table:style-name="ce93" office:value-type="percentage" office:value="0.0106598433655364">
            <text:p>1,0660%</text:p>
          </table:table-cell>
          <table:table-cell table:style-name="ce93" office:value-type="percentage" office:value="0.0133193281953466">
            <text:p>1,3319%</text:p>
          </table:table-cell>
          <table:table-cell table:style-name="ce93" office:value-type="percentage" office:value="0.0154834887510708">
            <text:p>1,5483%</text:p>
          </table:table-cell>
          <table:table-cell table:style-name="ce93" office:value-type="percentage" office:value="0.0170884006622669">
            <text:p>1,7088%</text:p>
          </table:table-cell>
          <table:table-cell table:style-name="ce93" office:value-type="percentage" office:value="0.0183780752625486">
            <text:p>1,8378%</text:p>
          </table:table-cell>
          <table:table-cell table:style-name="ce93" office:value-type="percentage" office:value="0.0195880565235292">
            <text:p>1,9588%</text:p>
          </table:table-cell>
          <table:table-cell table:style-name="ce93" office:value-type="percentage" office:value="0.0204842692782233">
            <text:p>2,048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86761863120085">
            <text:p>0,9868%</text:p>
          </table:table-cell>
          <table:table-cell table:style-name="ce93" office:value-type="percentage" office:value="0.0135883667538917">
            <text:p>1,3588%</text:p>
          </table:table-cell>
          <table:table-cell table:style-name="ce93" office:value-type="percentage" office:value="0.0169161812713691">
            <text:p>1,6916%</text:p>
          </table:table-cell>
          <table:table-cell table:style-name="ce93" office:value-type="percentage" office:value="0.0196113953209037">
            <text:p>1,9611%</text:p>
          </table:table-cell>
          <table:table-cell table:style-name="ce93" office:value-type="percentage" office:value="0.0216017219778174">
            <text:p>2,1602%</text:p>
          </table:table-cell>
          <table:table-cell table:style-name="ce93" office:value-type="percentage" office:value="0.0232002245518702">
            <text:p>2,3200%</text:p>
          </table:table-cell>
          <table:table-cell table:style-name="ce93" office:value-type="percentage" office:value="0.0247053698598707">
            <text:p>2,4705%</text:p>
          </table:table-cell>
          <table:table-cell table:style-name="ce93" office:value-type="percentage" office:value="0.0258215486364628">
            <text:p>2,582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3316338842376">
            <text:p>0,4332%</text:p>
          </table:table-cell>
          <table:table-cell table:style-name="ce93" office:value-type="percentage" office:value="0.00676881891710836">
            <text:p>0,6769%</text:p>
          </table:table-cell>
          <table:table-cell table:style-name="ce93" office:value-type="percentage" office:value="0.00924334770643963">
            <text:p>0,9243%</text:p>
          </table:table-cell>
          <table:table-cell table:style-name="ce93" office:value-type="percentage" office:value="0.0114658604283074">
            <text:p>1,1466%</text:p>
          </table:table-cell>
          <table:table-cell table:style-name="ce93" office:value-type="percentage" office:value="0.0132687690966315">
            <text:p>1,3269%</text:p>
          </table:table-cell>
          <table:table-cell table:style-name="ce93" office:value-type="percentage" office:value="0.0147730542899544">
            <text:p>1,4773%</text:p>
          </table:table-cell>
          <table:table-cell table:style-name="ce93" office:value-type="percentage" office:value="0.0161493040850055">
            <text:p>1,6149%</text:p>
          </table:table-cell>
          <table:table-cell table:style-name="ce93" office:value-type="percentage" office:value="0.0172037447313443">
            <text:p>1,720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18596203330254">
            <text:p>2,1860%</text:p>
          </table:table-cell>
          <table:table-cell table:style-name="ce93" office:value-type="percentage" office:value="0.0251066415389952">
            <text:p>2,5107%</text:p>
          </table:table-cell>
          <table:table-cell table:style-name="ce93" office:value-type="percentage" office:value="0.0273894286855512">
            <text:p>2,7389%</text:p>
          </table:table-cell>
          <table:table-cell table:style-name="ce93" office:value-type="percentage" office:value="0.0288440428690186">
            <text:p>2,8844%</text:p>
          </table:table-cell>
          <table:table-cell table:style-name="ce93" office:value-type="percentage" office:value="0.0296246081965838">
            <text:p>2,9625%</text:p>
          </table:table-cell>
          <table:table-cell table:style-name="ce93" office:value-type="percentage" office:value="0.030236138186215">
            <text:p>3,0236%</text:p>
          </table:table-cell>
          <table:table-cell table:style-name="ce93" office:value-type="percentage" office:value="0.0310239447249301">
            <text:p>3,1024%</text:p>
          </table:table-cell>
          <table:table-cell table:style-name="ce93" office:value-type="percentage" office:value="0.0315591807557172">
            <text:p>3,155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65764741053957">
            <text:p>0,7658%</text:p>
          </table:table-cell>
          <table:table-cell table:style-name="ce93" office:value-type="percentage" office:value="0.00958267482315595">
            <text:p>0,9583%</text:p>
          </table:table-cell>
          <table:table-cell table:style-name="ce93" office:value-type="percentage" office:value="0.0111319229008048">
            <text:p>1,1132%</text:p>
          </table:table-cell>
          <table:table-cell table:style-name="ce93" office:value-type="percentage" office:value="0.0122744069916181">
            <text:p>1,2274%</text:p>
          </table:table-cell>
          <table:table-cell table:style-name="ce93" office:value-type="percentage" office:value="0.0130364297805805">
            <text:p>1,3036%</text:p>
          </table:table-cell>
          <table:table-cell table:style-name="ce93" office:value-type="percentage" office:value="0.013633945244438">
            <text:p>1,3634%</text:p>
          </table:table-cell>
          <table:table-cell table:style-name="ce93" office:value-type="percentage" office:value="0.0142382647721568">
            <text:p>1,4238%</text:p>
          </table:table-cell>
          <table:table-cell table:style-name="ce93" office:value-type="percentage" office:value="0.0146692102446288">
            <text:p>1,466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99781013536255">
            <text:p>1,9978%</text:p>
          </table:table-cell>
          <table:table-cell table:style-name="ce93" office:value-type="percentage" office:value="0.0250515060520109">
            <text:p>2,5052%</text:p>
          </table:table-cell>
          <table:table-cell table:style-name="ce93" office:value-type="percentage" office:value="0.0291013021443965">
            <text:p>2,9101%</text:p>
          </table:table-cell>
          <table:table-cell table:style-name="ce93" office:value-type="percentage" office:value="0.0320628799988989">
            <text:p>3,2063%</text:p>
          </table:table-cell>
          <table:table-cell table:style-name="ce93" office:value-type="percentage" office:value="0.0340221843576506">
            <text:p>3,4022%</text:p>
          </table:table-cell>
          <table:table-cell table:style-name="ce93" office:value-type="percentage" office:value="0.0355554308011759">
            <text:p>3,5555%</text:p>
          </table:table-cell>
          <table:table-cell table:style-name="ce93" office:value-type="percentage" office:value="0.0371157950983579">
            <text:p>3,7116%</text:p>
          </table:table-cell>
          <table:table-cell table:style-name="ce93" office:value-type="percentage" office:value="0.0382350408331726">
            <text:p>3,823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12399886917177">
            <text:p>0,2124%</text:p>
          </table:table-cell>
          <table:table-cell table:style-name="ce93" office:value-type="percentage" office:value="0.00380611899292385">
            <text:p>0,3806%</text:p>
          </table:table-cell>
          <table:table-cell table:style-name="ce93" office:value-type="percentage" office:value="0.00574204631835419">
            <text:p>0,5742%</text:p>
          </table:table-cell>
          <table:table-cell table:style-name="ce93" office:value-type="percentage" office:value="0.00765811742251842">
            <text:p>0,7658%</text:p>
          </table:table-cell>
          <table:table-cell table:style-name="ce93" office:value-type="percentage" office:value="0.00934207117352661">
            <text:p>0,9342%</text:p>
          </table:table-cell>
          <table:table-cell table:style-name="ce93" office:value-type="percentage" office:value="0.0108077060994219">
            <text:p>1,0808%</text:p>
          </table:table-cell>
          <table:table-cell table:style-name="ce93" office:value-type="percentage" office:value="0.0121484081728593">
            <text:p>1,2148%</text:p>
          </table:table-cell>
          <table:table-cell table:style-name="ce93" office:value-type="percentage" office:value="0.0132062530827018">
            <text:p>1,320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10800022286731">
            <text:p>3,1080%</text:p>
          </table:table-cell>
          <table:table-cell table:style-name="ce93" office:value-type="percentage" office:value="0.0344289569630152">
            <text:p>3,4429%</text:p>
          </table:table-cell>
          <table:table-cell table:style-name="ce93" office:value-type="percentage" office:value="0.0365325547543029">
            <text:p>3,6533%</text:p>
          </table:table-cell>
          <table:table-cell table:style-name="ce93" office:value-type="percentage" office:value="0.0376789899740492">
            <text:p>3,7679%</text:p>
          </table:table-cell>
          <table:table-cell table:style-name="ce93" office:value-type="percentage" office:value="0.0381036694954259">
            <text:p>3,8104%</text:p>
          </table:table-cell>
          <table:table-cell table:style-name="ce93" office:value-type="percentage" office:value="0.0384487983272377">
            <text:p>3,8449%</text:p>
          </table:table-cell>
          <table:table-cell table:style-name="ce93" office:value-type="percentage" office:value="0.039122447575726">
            <text:p>3,9122%</text:p>
          </table:table-cell>
          <table:table-cell table:style-name="ce93" office:value-type="percentage" office:value="0.0395561773867412">
            <text:p>3,955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37558933714111">
            <text:p>2,3756%</text:p>
          </table:table-cell>
          <table:table-cell table:style-name="ce93" office:value-type="percentage" office:value="0.0283525253391984">
            <text:p>2,8353%</text:p>
          </table:table-cell>
          <table:table-cell table:style-name="ce93" office:value-type="percentage" office:value="0.0317715510378695">
            <text:p>3,1772%</text:p>
          </table:table-cell>
          <table:table-cell table:style-name="ce93" office:value-type="percentage" office:value="0.0340994356873855">
            <text:p>3,4099%</text:p>
          </table:table-cell>
          <table:table-cell table:style-name="ce93" office:value-type="percentage" office:value="0.0354993084561036">
            <text:p>3,5499%</text:p>
          </table:table-cell>
          <table:table-cell table:style-name="ce93" office:value-type="percentage" office:value="0.0365869070319354">
            <text:p>3,6587%</text:p>
          </table:table-cell>
          <table:table-cell table:style-name="ce93" office:value-type="percentage" office:value="0.0378071296340049">
            <text:p>3,7807%</text:p>
          </table:table-cell>
          <table:table-cell table:style-name="ce93" office:value-type="percentage" office:value="0.038659709919804">
            <text:p>3,866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85302472567631">
            <text:p>0,4853%</text:p>
          </table:table-cell>
          <table:table-cell table:style-name="ce93" office:value-type="percentage" office:value="0.00722448031288576">
            <text:p>0,7224%</text:p>
          </table:table-cell>
          <table:table-cell table:style-name="ce93" office:value-type="percentage" office:value="0.00952206850570659">
            <text:p>0,9522%</text:p>
          </table:table-cell>
          <table:table-cell table:style-name="ce93" office:value-type="percentage" office:value="0.0115096073424516">
            <text:p>1,1510%</text:p>
          </table:table-cell>
          <table:table-cell table:style-name="ce93" office:value-type="percentage" office:value="0.0130695356637232">
            <text:p>1,3070%</text:p>
          </table:table-cell>
          <table:table-cell table:style-name="ce93" office:value-type="percentage" office:value="0.0143508811619702">
            <text:p>1,4351%</text:p>
          </table:table-cell>
          <table:table-cell table:style-name="ce93" office:value-type="percentage" office:value="0.0155289862647806">
            <text:p>1,5529%</text:p>
          </table:table-cell>
          <table:table-cell table:style-name="ce93" office:value-type="percentage" office:value="0.0164194862006789">
            <text:p>1,641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926542834806794">
            <text:p>9,2654%</text:p>
          </table:table-cell>
          <table:table-cell table:style-name="ce93" office:value-type="percentage" office:value="0.0837653453553014">
            <text:p>8,3765%</text:p>
          </table:table-cell>
          <table:table-cell table:style-name="ce93" office:value-type="percentage" office:value="0.0766547253319387">
            <text:p>7,6655%</text:p>
          </table:table-cell>
          <table:table-cell table:style-name="ce93" office:value-type="percentage" office:value="0.0709784847596934">
            <text:p>7,0978%</text:p>
          </table:table-cell>
          <table:table-cell table:style-name="ce93" office:value-type="percentage" office:value="0.0663561148110898">
            <text:p>6,6356%</text:p>
          </table:table-cell>
          <table:table-cell table:style-name="ce93" office:value-type="percentage" office:value="0.063234849273183">
            <text:p>6,3235%</text:p>
          </table:table-cell>
          <table:table-cell table:style-name="ce93" office:value-type="percentage" office:value="0.0617192398721447">
            <text:p>6,1719%</text:p>
          </table:table-cell>
          <table:table-cell table:style-name="ce93" office:value-type="percentage" office:value="0.0605420406235694">
            <text:p>6,054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833800007506318">
            <text:p>0,8338%</text:p>
          </table:table-cell>
          <table:table-cell table:style-name="ce93" office:value-type="percentage" office:value="0.0111190324432878">
            <text:p>1,1119%</text:p>
          </table:table-cell>
          <table:table-cell table:style-name="ce93" office:value-type="percentage" office:value="0.0135272288818718">
            <text:p>1,3527%</text:p>
          </table:table-cell>
          <table:table-cell table:style-name="ce93" office:value-type="percentage" office:value="0.0154248882850478">
            <text:p>1,5425%</text:p>
          </table:table-cell>
          <table:table-cell table:style-name="ce93" office:value-type="percentage" office:value="0.0167879097786812">
            <text:p>1,6788%</text:p>
          </table:table-cell>
          <table:table-cell table:style-name="ce93" office:value-type="percentage" office:value="0.0178733673256079">
            <text:p>1,7873%</text:p>
          </table:table-cell>
          <table:table-cell table:style-name="ce93" office:value-type="percentage" office:value="0.0189109930825997">
            <text:p>1,8911%</text:p>
          </table:table-cell>
          <table:table-cell table:style-name="ce93" office:value-type="percentage" office:value="0.0196712911226085">
            <text:p>1,967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66121086326493">
            <text:p>0,6661%</text:p>
          </table:table-cell>
          <table:table-cell table:style-name="ce93" office:value-type="percentage" office:value="0.00962016731441282">
            <text:p>0,9620%</text:p>
          </table:table-cell>
          <table:table-cell table:style-name="ce93" office:value-type="percentage" office:value="0.0124006064999212">
            <text:p>1,2401%</text:p>
          </table:table-cell>
          <table:table-cell table:style-name="ce93" office:value-type="percentage" office:value="0.0147466342102696">
            <text:p>1,4747%</text:p>
          </table:table-cell>
          <table:table-cell table:style-name="ce93" office:value-type="percentage" office:value="0.0165470175721028">
            <text:p>1,6547%</text:p>
          </table:table-cell>
          <table:table-cell table:style-name="ce93" office:value-type="percentage" office:value="0.0180123581023238">
            <text:p>1,8012%</text:p>
          </table:table-cell>
          <table:table-cell table:style-name="ce93" office:value-type="percentage" office:value="0.0193687870507059">
            <text:p>1,9369%</text:p>
          </table:table-cell>
          <table:table-cell table:style-name="ce93" office:value-type="percentage" office:value="0.020386614644856">
            <text:p>2,038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53756422963186">
            <text:p>1,5376%</text:p>
          </table:table-cell>
          <table:table-cell table:style-name="ce93" office:value-type="percentage" office:value="0.0206918114704396">
            <text:p>2,0692%</text:p>
          </table:table-cell>
          <table:table-cell table:style-name="ce93" office:value-type="percentage" office:value="0.0253215512886536">
            <text:p>2,5322%</text:p>
          </table:table-cell>
          <table:table-cell table:style-name="ce93" office:value-type="percentage" office:value="0.0289865097909117">
            <text:p>2,8987%</text:p>
          </table:table-cell>
          <table:table-cell table:style-name="ce93" office:value-type="percentage" office:value="0.0316335336052513">
            <text:p>3,1634%</text:p>
          </table:table-cell>
          <table:table-cell table:style-name="ce93" office:value-type="percentage" office:value="0.0337472720017565">
            <text:p>3,3747%</text:p>
          </table:table-cell>
          <table:table-cell table:style-name="ce93" office:value-type="percentage" office:value="0.0357658066231406">
            <text:p>3,5766%</text:p>
          </table:table-cell>
          <table:table-cell table:style-name="ce93" office:value-type="percentage" office:value="0.0372577825868603">
            <text:p>3,7258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37607586221838">
            <text:p>0,1376%</text:p>
          </table:table-cell>
          <table:table-cell table:style-name="ce93" office:value-type="percentage" office:value="0.0025133909983132">
            <text:p>0,2513%</text:p>
          </table:table-cell>
          <table:table-cell table:style-name="ce93" office:value-type="percentage" office:value="0.00384529898782408">
            <text:p>0,3845%</text:p>
          </table:table-cell>
          <table:table-cell table:style-name="ce93" office:value-type="percentage" office:value="0.0051813404631252">
            <text:p>0,5181%</text:p>
          </table:table-cell>
          <table:table-cell table:style-name="ce93" office:value-type="percentage" office:value="0.00636815657278227">
            <text:p>0,6368%</text:p>
          </table:table-cell>
          <table:table-cell table:style-name="ce93" office:value-type="percentage" office:value="0.00740727149387578">
            <text:p>0,7407%</text:p>
          </table:table-cell>
          <table:table-cell table:style-name="ce93" office:value-type="percentage" office:value="0.00835855941926799">
            <text:p>0,8359%</text:p>
          </table:table-cell>
          <table:table-cell table:style-name="ce93" office:value-type="percentage" office:value="0.00911143764475345">
            <text:p>0,911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786203238284578">
            <text:p>0,7862%</text:p>
          </table:table-cell>
          <table:table-cell table:style-name="ce93" office:value-type="percentage" office:value="0.0110567535742828">
            <text:p>1,1057%</text:p>
          </table:table-cell>
          <table:table-cell table:style-name="ce93" office:value-type="percentage" office:value="0.0139809382897463">
            <text:p>1,3981%</text:p>
          </table:table-cell>
          <table:table-cell table:style-name="ce93" office:value-type="percentage" office:value="0.0163959330306353">
            <text:p>1,6396%</text:p>
          </table:table-cell>
          <table:table-cell table:style-name="ce93" office:value-type="percentage" office:value="0.0182128445620713">
            <text:p>1,8213%</text:p>
          </table:table-cell>
          <table:table-cell table:style-name="ce93" office:value-type="percentage" office:value="0.0196811520686374">
            <text:p>1,9681%</text:p>
          </table:table-cell>
          <table:table-cell table:style-name="ce93" office:value-type="percentage" office:value="0.0210514114654929">
            <text:p>2,1051%</text:p>
          </table:table-cell>
          <table:table-cell table:style-name="ce93" office:value-type="percentage" office:value="0.0220729392176955">
            <text:p>2,2073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960952609134227">
            <text:p>0,9610%</text:p>
          </table:table-cell>
          <table:table-cell table:style-name="ce93" office:value-type="percentage" office:value="0.0128384185980174">
            <text:p>1,2838%</text:p>
          </table:table-cell>
          <table:table-cell table:style-name="ce93" office:value-type="percentage" office:value="0.0156339812663503">
            <text:p>1,5634%</text:p>
          </table:table-cell>
          <table:table-cell table:style-name="ce93" office:value-type="percentage" office:value="0.0178356553784864">
            <text:p>1,7836%</text:p>
          </table:table-cell>
          <table:table-cell table:style-name="ce93" office:value-type="percentage" office:value="0.0194160434786753">
            <text:p>1,9416%</text:p>
          </table:table-cell>
          <table:table-cell table:style-name="ce93" office:value-type="percentage" office:value="0.0206735421250543">
            <text:p>2,0674%</text:p>
          </table:table-cell>
          <table:table-cell table:style-name="ce93" office:value-type="percentage" office:value="0.0218748302565279">
            <text:p>2,1875%</text:p>
          </table:table-cell>
          <table:table-cell table:style-name="ce93" office:value-type="percentage" office:value="0.0227549713491438">
            <text:p>2,275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427149481035226">
            <text:p>0,4271%</text:p>
          </table:table-cell>
          <table:table-cell table:style-name="ce93" office:value-type="percentage" office:value="0.00689552657623132">
            <text:p>0,6896%</text:p>
          </table:table-cell>
          <table:table-cell table:style-name="ce93" office:value-type="percentage" office:value="0.00963804072492342">
            <text:p>0,9638%</text:p>
          </table:table-cell>
          <table:table-cell table:style-name="ce93" office:value-type="percentage" office:value="0.0121567106661865">
            <text:p>1,2157%</text:p>
          </table:table-cell>
          <table:table-cell table:style-name="ce93" office:value-type="percentage" office:value="0.0142382458268761">
            <text:p>1,4238%</text:p>
          </table:table-cell>
          <table:table-cell table:style-name="ce93" office:value-type="percentage" office:value="0.0159904453012084">
            <text:p>1,5990%</text:p>
          </table:table-cell>
          <table:table-cell table:style-name="ce93" office:value-type="percentage" office:value="0.017590099867513">
            <text:p>1,7590%</text:p>
          </table:table-cell>
          <table:table-cell table:style-name="ce93" office:value-type="percentage" office:value="0.0188240388187895">
            <text:p>1,8824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160809178854871">
            <text:p>0,1608%</text:p>
          </table:table-cell>
          <table:table-cell table:style-name="ce93" office:value-type="percentage" office:value="0.00309157453365142">
            <text:p>0,3092%</text:p>
          </table:table-cell>
          <table:table-cell table:style-name="ce93" office:value-type="percentage" office:value="0.00490817588563096">
            <text:p>0,4908%</text:p>
          </table:table-cell>
          <table:table-cell table:style-name="ce93" office:value-type="percentage" office:value="0.00679294131784487">
            <text:p>0,6793%</text:p>
          </table:table-cell>
          <table:table-cell table:style-name="ce93" office:value-type="percentage" office:value="0.00851255037358331">
            <text:p>0,8513%</text:p>
          </table:table-cell>
          <table:table-cell table:style-name="ce93" office:value-type="percentage" office:value="0.0100424329344444">
            <text:p>1,0042%</text:p>
          </table:table-cell>
          <table:table-cell table:style-name="ce93" office:value-type="percentage" office:value="0.0114497898917635">
            <text:p>1,1450%</text:p>
          </table:table-cell>
          <table:table-cell table:style-name="ce93" office:value-type="percentage" office:value="0.0125761593836203">
            <text:p>1,2576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50441242443948">
            <text:p>3,5044%</text:p>
          </table:table-cell>
          <table:table-cell table:style-name="ce93" office:value-type="percentage" office:value="0.0374691815948296">
            <text:p>3,7469%</text:p>
          </table:table-cell>
          <table:table-cell table:style-name="ce93" office:value-type="percentage" office:value="0.038776073354925">
            <text:p>3,8776%</text:p>
          </table:table-cell>
          <table:table-cell table:style-name="ce93" office:value-type="percentage" office:value="0.0392843827533257">
            <text:p>3,9284%</text:p>
          </table:table-cell>
          <table:table-cell table:style-name="ce93" office:value-type="percentage" office:value="0.0392194892612369">
            <text:p>3,9219%</text:p>
          </table:table-cell>
          <table:table-cell table:style-name="ce93" office:value-type="percentage" office:value="0.0392083986839978">
            <text:p>3,9208%</text:p>
          </table:table-cell>
          <table:table-cell table:style-name="ce93" office:value-type="percentage" office:value="0.0396269859518233">
            <text:p>3,9627%</text:p>
          </table:table-cell>
          <table:table-cell table:style-name="ce93" office:value-type="percentage" office:value="0.0398699876894689">
            <text:p>3,98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322952937578069">
            <text:p>3,2295%</text:p>
          </table:table-cell>
          <table:table-cell table:style-name="ce93" office:value-type="percentage" office:value="0.0348371202627563">
            <text:p>3,4837%</text:p>
          </table:table-cell>
          <table:table-cell table:style-name="ce93" office:value-type="percentage" office:value="0.0362875630696832">
            <text:p>3,6288%</text:p>
          </table:table-cell>
          <table:table-cell table:style-name="ce93" office:value-type="percentage" office:value="0.0369387577803701">
            <text:p>3,6939%</text:p>
          </table:table-cell>
          <table:table-cell table:style-name="ce93" office:value-type="percentage" office:value="0.0370059886857533">
            <text:p>3,7006%</text:p>
          </table:table-cell>
          <table:table-cell table:style-name="ce93" office:value-type="percentage" office:value="0.0370888054752607">
            <text:p>3,7089%</text:p>
          </table:table-cell>
          <table:table-cell table:style-name="ce93" office:value-type="percentage" office:value="0.0375528643336698">
            <text:p>3,7553%</text:p>
          </table:table-cell>
          <table:table-cell table:style-name="ce93" office:value-type="percentage" office:value="0.0378322690874061">
            <text:p>3,7832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26161743948828">
            <text:p>2,6162%</text:p>
          </table:table-cell>
          <table:table-cell table:style-name="ce93" office:value-type="percentage" office:value="0.0295865021715372">
            <text:p>2,9587%</text:p>
          </table:table-cell>
          <table:table-cell table:style-name="ce93" office:value-type="percentage" office:value="0.0319129994473758">
            <text:p>3,1913%</text:p>
          </table:table-cell>
          <table:table-cell table:style-name="ce93" office:value-type="percentage" office:value="0.0333309925869411">
            <text:p>3,3331%</text:p>
          </table:table-cell>
          <table:table-cell table:style-name="ce93" office:value-type="percentage" office:value="0.0340275965772563">
            <text:p>3,4028%</text:p>
          </table:table-cell>
          <table:table-cell table:style-name="ce93" office:value-type="percentage" office:value="0.0345791370176123">
            <text:p>3,4579%</text:p>
          </table:table-cell>
          <table:table-cell table:style-name="ce93" office:value-type="percentage" office:value="0.0353693931552332">
            <text:p>3,5369%</text:p>
          </table:table-cell>
          <table:table-cell table:style-name="ce93" office:value-type="percentage" office:value="0.0358996995213346">
            <text:p>3,590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77687060523689">
            <text:p>0,2777%</text:p>
          </table:table-cell>
          <table:table-cell table:style-name="ce93" office:value-type="percentage" office:value="0.0047067772521448">
            <text:p>0,4707%</text:p>
          </table:table-cell>
          <table:table-cell table:style-name="ce93" office:value-type="percentage" office:value="0.00681852190867373">
            <text:p>0,6819%</text:p>
          </table:table-cell>
          <table:table-cell table:style-name="ce93" office:value-type="percentage" office:value="0.00882880932487338">
            <text:p>0,8829%</text:p>
          </table:table-cell>
          <table:table-cell table:style-name="ce93" office:value-type="percentage" office:value="0.0105405485345831">
            <text:p>1,0541%</text:p>
          </table:table-cell>
          <table:table-cell table:style-name="ce93" office:value-type="percentage" office:value="0.0120042202158541">
            <text:p>1,2004%</text:p>
          </table:table-cell>
          <table:table-cell table:style-name="ce93" office:value-type="percentage" office:value="0.0133398846748782">
            <text:p>1,3340%</text:p>
          </table:table-cell>
          <table:table-cell table:style-name="ce93" office:value-type="percentage" office:value="0.0143811608198738">
            <text:p>1,438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29372069200229">
            <text:p>0,2937%</text:p>
          </table:table-cell>
          <table:table-cell table:style-name="ce93" office:value-type="percentage" office:value="0.00483472821061842">
            <text:p>0,4835%</text:p>
          </table:table-cell>
          <table:table-cell table:style-name="ce93" office:value-type="percentage" office:value="0.00685625845531017">
            <text:p>0,6856%</text:p>
          </table:table-cell>
          <table:table-cell table:style-name="ce93" office:value-type="percentage" office:value="0.00874121686128131">
            <text:p>0,8741%</text:p>
          </table:table-cell>
          <table:table-cell table:style-name="ce93" office:value-type="percentage" office:value="0.0103189751958809">
            <text:p>1,0319%</text:p>
          </table:table-cell>
          <table:table-cell table:style-name="ce93" office:value-type="percentage" office:value="0.0116556844609655">
            <text:p>1,1656%</text:p>
          </table:table-cell>
          <table:table-cell table:style-name="ce93" office:value-type="percentage" office:value="0.0128750147382675">
            <text:p>1,2875%</text:p>
          </table:table-cell>
          <table:table-cell table:style-name="ce93" office:value-type="percentage" office:value="0.0138190825768322">
            <text:p>1,3819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602784984314781">
            <text:p>0,6028%</text:p>
          </table:table-cell>
          <table:table-cell table:style-name="ce93" office:value-type="percentage" office:value="0.00911124564037324">
            <text:p>0,9111%</text:p>
          </table:table-cell>
          <table:table-cell table:style-name="ce93" office:value-type="percentage" office:value="0.0121410206240716">
            <text:p>1,2141%</text:p>
          </table:table-cell>
          <table:table-cell table:style-name="ce93" office:value-type="percentage" office:value="0.0147915477750493">
            <text:p>1,4792%</text:p>
          </table:table-cell>
          <table:table-cell table:style-name="ce93" office:value-type="percentage" office:value="0.0168929409168485">
            <text:p>1,6893%</text:p>
          </table:table-cell>
          <table:table-cell table:style-name="ce93" office:value-type="percentage" office:value="0.0186275235301973">
            <text:p>1,8628%</text:p>
          </table:table-cell>
          <table:table-cell table:style-name="ce93" office:value-type="percentage" office:value="0.020220272648892">
            <text:p>2,0220%</text:p>
          </table:table-cell>
          <table:table-cell table:style-name="ce93" office:value-type="percentage" office:value="0.0214309061074587">
            <text:p>2,1431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87622168353193">
            <text:p>0,5876%</text:p>
          </table:table-cell>
          <table:table-cell table:style-name="ce93" office:value-type="percentage" office:value="0.00869692202761999">
            <text:p>0,8697%</text:p>
          </table:table-cell>
          <table:table-cell table:style-name="ce93" office:value-type="percentage" office:value="0.0114108255740738">
            <text:p>1,1411%</text:p>
          </table:table-cell>
          <table:table-cell table:style-name="ce93" office:value-type="percentage" office:value="0.013744642782813">
            <text:p>1,3745%</text:p>
          </table:table-cell>
          <table:table-cell table:style-name="ce93" office:value-type="percentage" office:value="0.0155664930642183">
            <text:p>1,5566%</text:p>
          </table:table-cell>
          <table:table-cell table:style-name="ce93" office:value-type="percentage" office:value="0.0170592357439413">
            <text:p>1,7059%</text:p>
          </table:table-cell>
          <table:table-cell table:style-name="ce93" office:value-type="percentage" office:value="0.0184332476773774">
            <text:p>1,8433%</text:p>
          </table:table-cell>
          <table:table-cell table:style-name="ce93" office:value-type="percentage" office:value="0.0194701128744249">
            <text:p>1,947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516137619990692">
            <text:p>0,5161%</text:p>
          </table:table-cell>
          <table:table-cell table:style-name="ce93" office:value-type="percentage" office:value="0.00757123857893805">
            <text:p>0,7571%</text:p>
          </table:table-cell>
          <table:table-cell table:style-name="ce93" office:value-type="percentage" office:value="0.00987143586562336">
            <text:p>0,9871%</text:p>
          </table:table-cell>
          <table:table-cell table:style-name="ce93" office:value-type="percentage" office:value="0.0118370862427653">
            <text:p>1,1837%</text:p>
          </table:table-cell>
          <table:table-cell table:style-name="ce93" office:value-type="percentage" office:value="0.0133628862517266">
            <text:p>1,3363%</text:p>
          </table:table-cell>
          <table:table-cell table:style-name="ce93" office:value-type="percentage" office:value="0.0146100444493386">
            <text:p>1,4610%</text:p>
          </table:table-cell>
          <table:table-cell table:style-name="ce93" office:value-type="percentage" office:value="0.0157595925145777">
            <text:p>1,5760%</text:p>
          </table:table-cell>
          <table:table-cell table:style-name="ce93" office:value-type="percentage" office:value="0.0166246737869345">
            <text:p>1,6625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44496721041955">
            <text:p>1,4450%</text:p>
          </table:table-cell>
          <table:table-cell table:style-name="ce93" office:value-type="percentage" office:value="0.0180775712879663">
            <text:p>1,8078%</text:p>
          </table:table-cell>
          <table:table-cell table:style-name="ce93" office:value-type="percentage" office:value="0.0209854496510866">
            <text:p>2,0985%</text:p>
          </table:table-cell>
          <table:table-cell table:style-name="ce93" office:value-type="percentage" office:value="0.0231209060136747">
            <text:p>2,3121%</text:p>
          </table:table-cell>
          <table:table-cell table:style-name="ce93" office:value-type="percentage" office:value="0.0245391797746015">
            <text:p>2,4539%</text:p>
          </table:table-cell>
          <table:table-cell table:style-name="ce93" office:value-type="percentage" office:value="0.0256507464641744">
            <text:p>2,5651%</text:p>
          </table:table-cell>
          <table:table-cell table:style-name="ce93" office:value-type="percentage" office:value="0.026779716262075">
            <text:p>2,6780%</text:p>
          </table:table-cell>
          <table:table-cell table:style-name="ce93" office:value-type="percentage" office:value="0.0275873786818179">
            <text:p>2,7587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0376047758538827">
            <text:p>0,3760%</text:p>
          </table:table-cell>
          <table:table-cell table:style-name="ce93" office:value-type="percentage" office:value="0.00609734718325514">
            <text:p>0,6097%</text:p>
          </table:table-cell>
          <table:table-cell table:style-name="ce93" office:value-type="percentage" office:value="0.00855072571596067">
            <text:p>0,8551%</text:p>
          </table:table-cell>
          <table:table-cell table:style-name="ce93" office:value-type="percentage" office:value="0.010811890495822">
            <text:p>1,0812%</text:p>
          </table:table-cell>
          <table:table-cell table:style-name="ce93" office:value-type="percentage" office:value="0.0126861199972845">
            <text:p>1,2686%</text:p>
          </table:table-cell>
          <table:table-cell table:style-name="ce93" office:value-type="percentage" office:value="0.0142659768236332">
            <text:p>1,4266%</text:p>
          </table:table-cell>
          <table:table-cell table:style-name="ce93" office:value-type="percentage" office:value="0.0157076541683354">
            <text:p>1,5708%</text:p>
          </table:table-cell>
          <table:table-cell table:style-name="ce93" office:value-type="percentage" office:value="0.016820278247347">
            <text:p>1,6820%</text:p>
          </table:table-cell>
          <table:table-cell table:style-name="ce88" table:number-columns-repeated="247"/>
          <table:table-cell table:number-columns-repeated="767"/>
        </table:table-row>
        <table:table-row table:style-name="ro11">
          <table:table-cell table:style-name="ce88" table:number-columns-repeated="2"/>
          <table:table-cell table:style-name="ce93" office:value-type="percentage" office:value="0.0110624212404474">
            <text:p>1,1062%</text:p>
          </table:table-cell>
          <table:table-cell table:style-name="ce93" office:value-type="percentage" office:value="0.0139739163469939">
            <text:p>1,3974%</text:p>
          </table:table-cell>
          <table:table-cell table:style-name="ce93" office:value-type="percentage" office:value="0.0163412592870104">
            <text:p>1,6341%</text:p>
          </table:table-cell>
          <table:table-cell table:style-name="ce93" office:value-type="percentage" office:value="0.018103869717327">
            <text:p>1,8104%</text:p>
          </table:table-cell>
          <table:table-cell table:style-name="ce93" office:value-type="percentage" office:value="0.0192935133717909">
            <text:p>1,9294%</text:p>
          </table:table-cell>
          <table:table-cell table:style-name="ce93" office:value-type="percentage" office:value="0.0202284138001129">
            <text:p>2,0228%</text:p>
          </table:table-cell>
          <table:table-cell table:style-name="ce93" office:value-type="percentage" office:value="0.0211648746232986">
            <text:p>2,1165%</text:p>
          </table:table-cell>
          <table:table-cell table:style-name="ce93" office:value-type="percentage" office:value="0.0218371443634001">
            <text:p>2,1837%</text:p>
          </table:table-cell>
          <table:table-cell table:style-name="ce88" table:number-columns-repeated="247"/>
          <table:table-cell table:number-columns-repeated="767"/>
        </table:table-row>
        <table:table-row table:style-name="ro11" table:number-rows-repeated="65422">
          <table:table-cell table:style-name="ce88" table:number-columns-repeated="2"/>
          <table:table-cell table:style-name="ce93"/>
          <table:table-cell table:style-name="ce97" table:number-columns-repeated="3"/>
          <table:table-cell table:style-name="ce88" table:number-columns-repeated="251"/>
          <table:table-cell table:number-columns-repeated="767"/>
        </table:table-row>
        <table:table-row table:style-name="ro11" table:number-rows-repeated="98303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Swaptions.$K$55" table:expression="VLOOKUP([.AA55];INDIRECT([.$D$53]);2;FALSE())/100"/>
        <table:named-expression table:name="SHARED_FORMULA_11_54_11_54_5" table:base-cell-address="$Swaptions.$L$55" table:expression="VLOOKUP([.AB55];INDIRECT([.$D$53]);2;FALSE())/100"/>
        <table:named-expression table:name="SHARED_FORMULA_12_54_12_54_5" table:base-cell-address="$Swaptions.$M$55" table:expression="VLOOKUP([.AC55];INDIRECT([.$D$53]);2;FALSE())/100"/>
        <table:named-expression table:name="SHARED_FORMULA_13_54_13_54_5" table:base-cell-address="$Swaptions.$N$55" table:expression="VLOOKUP([.AD55];INDIRECT([.$D$53]);2;FALSE())/100"/>
        <table:named-expression table:name="SHARED_FORMULA_14_54_14_54_5" table:base-cell-address="$Swaptions.$O$55" table:expression="VLOOKUP([.AE55];INDIRECT([.$D$53]);2;FALSE())/100"/>
        <table:named-expression table:name="SHARED_FORMULA_15_54_15_54_5" table:base-cell-address="$Swaptions.$P$55" table:expression="VLOOKUP([.AF55];INDIRECT([.$D$53]);2;FALSE())/100"/>
        <table:named-expression table:name="SHARED_FORMULA_2_54_2_54_5" table:base-cell-address="$Swaptions.$C$55" table:expression="VLOOKUP([.S55];INDIRECT([.$D$53]);2;FALSE())/100"/>
        <table:named-expression table:name="SHARED_FORMULA_3_54_3_54_5" table:base-cell-address="$Swaptions.$D$55" table:expression="VLOOKUP([.T55];INDIRECT([.$D$53]);2;FALSE())/100"/>
        <table:named-expression table:name="SHARED_FORMULA_4_54_4_54_5" table:base-cell-address="$Swaptions.$E$55" table:expression="VLOOKUP([.U55];INDIRECT([.$D$53]);2;FALSE())/100"/>
        <table:named-expression table:name="SHARED_FORMULA_5_54_5_54_5" table:base-cell-address="$Swaptions.$F$55" table:expression="VLOOKUP([.V55];INDIRECT([.$D$53]);2;FALSE())/100"/>
        <table:named-expression table:name="SHARED_FORMULA_6_54_6_54_5" table:base-cell-address="$Swaptions.$G$55" table:expression="VLOOKUP([.W55];INDIRECT([.$D$53]);2;FALSE())/100"/>
        <table:named-expression table:name="SHARED_FORMULA_7_54_7_54_5" table:base-cell-address="$Swaptions.$H$55" table:expression="VLOOKUP([.X55];INDIRECT([.$D$53]);2;FALSE())/100"/>
        <table:named-expression table:name="SHARED_FORMULA_8_54_8_54_5" table:base-cell-address="$Swaptions.$I$55" table:expression="VLOOKUP([.Y55];INDIRECT([.$D$53]);2;FALSE())/100"/>
        <table:named-expression table:name="SHARED_FORMULA_9_54_9_54_5" table:base-cell-address="$Swaptions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number-style style:name="N33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33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336P2" style:volatile="true">
      <number:fill-character> </number:fill-character>
      <number:text>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40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1" style:volatile="true">
      <number:text>-€ </number:text>
      <number:fill-character> </number:fill-character>
      <number:number number:decimal-places="0" number:min-integer-digits="1" number:grouping="true"/>
      <number:text> </number:text>
    </number:number-style>
    <number:number-style style:name="N340P2" style:volatile="true">
      <number:text> € </number:text>
      <number:fill-character> </number:fill-character>
      <number:text>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344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344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8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1" style:volatile="true">
      <number:text>-€ </number:text>
      <number:fill-character> </number:fill-character>
      <number:number number:decimal-places="2" number:min-integer-digits="1" number:grouping="true"/>
      <number:text> </number:text>
    </number:number-style>
    <number:number-style style:name="N348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52P0" style:volatile="true">
      <number:fill-character> </number:fill-character>
      <number:number number:decimal-places="2" number:min-integer-digits="1" number:grouping="true"/>
      <number:text> € </number:text>
    </number:number-style>
    <number:number-style style:name="N352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352P2" style:volatile="true">
      <number:fill-character> </number:fill-character>
      <number:text>-</number:text>
      <number:number number:decimal-places="0" number:min-integer-digits="0"/>
      <number:text> €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6P0" style:volatile="true">
      <number:fill-character> </number:fill-character>
      <number:number number:decimal-places="2" number:min-integer-digits="1" number:grouping="true"/>
      <number:text>    </number:text>
    </number:number-style>
    <number:number-style style:name="N356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356P2" style:volatile="true">
      <number:fill-character> </number:fill-character>
      <number:text>-</number:text>
      <number:number number:decimal-places="0" number:min-integer-digits="0"/>
      <number:text>   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fill-character> </number:fill-character>
      <number:number number:decimal-places="2" number:min-integer-digits="1" number:grouping="true"/>
      <number:text>   </number:text>
    </number:number-style>
    <number:number-style style:name="N360P1" style:volatile="true">
      <number:text>-</number:text>
      <number:fill-character> </number:fill-character>
      <number:number number:decimal-places="2" number:min-integer-digits="1" number:grouping="true"/>
      <number:text>   </number:text>
    </number:number-style>
    <number:number-style style:name="N360P2" style:volatile="true">
      <number:fill-character> </number:fill-character>
      <number:text>-</number:text>
      <number:number number:decimal-places="0" number:min-integer-digits="0"/>
      <number:text>  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4P0" style:volatile="true">
      <number:fill-character> </number:fill-character>
      <number:number number:decimal-places="0" number:min-integer-digits="1" number:grouping="true"/>
      <number:text>    </number:text>
    </number:number-style>
    <number:number-style style:name="N364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364P2" style:volatile="true">
      <number:fill-character> </number:fill-character>
      <number:text>-    </number:text>
    </number:number-style>
    <number:text-style style:name="N364"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8P0" style:volatile="true">
      <number:fill-character> </number:fill-character>
      <number:number number:decimal-places="0" number:min-integer-digits="1" number:grouping="true"/>
      <number:text> F </number:text>
    </number:number-style>
    <number:number-style style:name="N368P1" style:volatile="true">
      <number:text>-</number:text>
      <number:fill-character> </number:fill-character>
      <number:number number:decimal-places="0" number:min-integer-digits="1" number:grouping="true"/>
      <number:text> F </number:text>
    </number:number-style>
    <number:number-style style:name="N368P2" style:volatile="true">
      <number:fill-character> </number:fill-character>
      <number:text>- F </number:text>
    </number:number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72P0" style:volatile="true">
      <number:fill-character> </number:fill-character>
      <number:number number:decimal-places="2" number:min-integer-digits="1" number:grouping="true"/>
      <number:text> F </number:text>
    </number:number-style>
    <number:number-style style:name="N372P1" style:volatile="true">
      <number:text>-</number:text>
      <number:fill-character> </number:fill-character>
      <number:number number:decimal-places="2" number:min-integer-digits="1" number:grouping="true"/>
      <number:text> F </number:text>
    </number:number-style>
    <number:number-style style:name="N372P2" style:volatile="true">
      <number:fill-character> </number:fill-character>
      <number:text>-</number:text>
      <number:number number:decimal-places="0" number:min-integer-digits="0"/>
      <number:text> F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6P0" style:volatile="true">
      <number:fill-character> </number:fill-character>
      <number:number number:decimal-places="0" number:min-integer-digits="1" number:grouping="true"/>
      <number:text>  </number:text>
    </number:number-style>
    <number:number-style style:name="N376P1" style:volatile="true">
      <number:text>-</number:text>
      <number:fill-character> </number:fill-character>
      <number:number number:decimal-places="0" number:min-integer-digits="1" number:grouping="true"/>
      <number:text>  </number:text>
    </number:number-style>
    <number:number-style style:name="N376P2" style:volatile="true">
      <number:fill-character> </number:fill-character>
      <number:text>- 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80P0" style:volatile="true">
      <number:fill-character> </number:fill-character>
      <number:number number:decimal-places="2" number:min-integer-digits="1" number:grouping="true"/>
      <number:text> DM </number:text>
    </number:number-style>
    <number:number-style style:name="N380P1" style:volatile="true">
      <number:text>-</number:text>
      <number:fill-character> </number:fill-character>
      <number:number number:decimal-places="2" number:min-integer-digits="1" number:grouping="true"/>
      <number:text> DM </number:text>
    </number:number-style>
    <number:number-style style:name="N380P2" style:volatile="true">
      <number:fill-character> </number:fill-character>
      <number:text>-</number:text>
      <number:number number:decimal-places="0" number:min-integer-digits="0"/>
      <number:text> DM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.00.0000</text:date>, <text:time style:data-style-name="N2" text:time-value="0000-00-00T12:01: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6T12:03:17</dc:date>
    <meta:generator>LibreOffice/4.0.3.3$MacOSX_x86 LibreOffice_project/0eaa50a932c8f2199a615e1eb30f7ac74279539</meta:generator>
    <meta:editing-duration>P4DT1H56M52S</meta:editing-duration>
    <meta:editing-cycles>138</meta:editing-cycles>
    <meta:document-statistic meta:table-count="10" meta:cell-count="6757" meta:object-count="6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4cm" svg:y="0.341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C9:Model.AO49 Model.B10:Model.B49" chart:data-source-has-labels="both" svg:x="0.158cm" svg:y="0.987cm" svg:width="11.676cm" svg:height="6.906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0.81089264335606">
                <text:p>0.81089264335606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0.642827781674484">
                <text:p>0.642827781674484</text:p>
                <draw:g>
                  <svg:desc>Model.C12:Model.AO12</svg:desc>
                </draw:g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520481818291367">
                <text:p>0.520481818291367</text:p>
                <draw:g>
                  <svg:desc>Model.C13:Model.AO13</svg:desc>
                </draw:g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431417783094629">
                <text:p>0.431417783094629</text:p>
                <draw:g>
                  <svg:desc>Model.C14:Model.AO14</svg:desc>
                </draw:g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6658195078616">
                <text:p>0.36658195078616</text:p>
                <draw:g>
                  <svg:desc>Model.C15:Model.AO15</svg:desc>
                </draw:g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319383492487632">
                <text:p>0.319383492487632</text:p>
                <draw:g>
                  <svg:desc>Model.C16:Model.AO16</svg:desc>
                </draw:g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85024490891736">
                <text:p>0.285024490891736</text:p>
                <draw:g>
                  <svg:desc>Model.C17:Model.AO17</svg:desc>
                </draw:g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60012212244839">
                <text:p>0.260012212244839</text:p>
                <draw:g>
                  <svg:desc>Model.C18:Model.AO18</svg:desc>
                </draw:g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41804055603153">
                <text:p>0.241804055603153</text:p>
                <draw:g>
                  <svg:desc>Model.C19:Model.AO19</svg:desc>
                </draw:g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228549086994792">
                <text:p>0.228549086994792</text:p>
                <draw:g>
                  <svg:desc>Model.C20:Model.AO20</svg:desc>
                </draw:g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218899884372799">
                <text:p>0.218899884372799</text:p>
                <draw:g>
                  <svg:desc>Model.C21:Model.AO21</svg:desc>
                </draw:g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211875566625146">
                <text:p>0.211875566625146</text:p>
                <draw:g>
                  <svg:desc>Model.C22:Model.AO22</svg:desc>
                </draw:g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206762082977542">
                <text:p>0.206762082977542</text:p>
                <draw:g>
                  <svg:desc>Model.C23:Model.AO23</svg:desc>
                </draw:g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203039626796932">
                <text:p>0.203039626796932</text:p>
                <draw:g>
                  <svg:desc>Model.C24:Model.AO24</svg:desc>
                </draw:g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00329795110455">
                <text:p>0.200329795110455</text:p>
                <draw:g>
                  <svg:desc>Model.C25:Model.AO25</svg:desc>
                </draw:g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198357122387728">
                <text:p>0.198357122387728</text:p>
                <draw:g>
                  <svg:desc>Model.C26:Model.AO26</svg:desc>
                </draw:g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196921078337313">
                <text:p>0.196921078337313</text:p>
                <draw:g>
                  <svg:desc>Model.C27:Model.AO27</svg:desc>
                </draw:g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195875683178262">
                <text:p>0.195875683178262</text:p>
                <draw:g>
                  <svg:desc>Model.C28:Model.AO28</svg:desc>
                </draw:g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195114668195293">
                <text:p>0.195114668195293</text:p>
                <draw:g>
                  <svg:desc>Model.C29:Model.AO29</svg:desc>
                </draw:g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194560673087043">
                <text:p>0.194560673087043</text:p>
                <draw:g>
                  <svg:desc>Model.C30:Model.AO30</svg:desc>
                </draw:g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194157381973421">
                <text:p>0.194157381973421</text:p>
                <draw:g>
                  <svg:desc>Model.C31:Model.AO31</svg:desc>
                </draw:g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193863798654896">
                <text:p>0.193863798654896</text:p>
                <draw:g>
                  <svg:desc>Model.C32:Model.AO32</svg:desc>
                </draw:g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193650079180291">
                <text:p>0.193650079180291</text:p>
                <draw:g>
                  <svg:desc>Model.C33:Model.AO33</svg:desc>
                </draw:g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193494498086464">
                <text:p>0.193494498086464</text:p>
                <draw:g>
                  <svg:desc>Model.C34:Model.AO34</svg:desc>
                </draw:g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193381239915672">
                <text:p>0.193381239915672</text:p>
                <draw:g>
                  <svg:desc>Model.C35:Model.AO35</svg:desc>
                </draw:g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193298791509277">
                <text:p>0.193298791509277</text:p>
                <draw:g>
                  <svg:desc>Model.C36:Model.AO36</svg:desc>
                </draw:g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193238771647845">
                <text:p>0.193238771647845</text:p>
                <draw:g>
                  <svg:desc>Model.C37:Model.AO37</svg:desc>
                </draw:g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193195079065734">
                <text:p>0.193195079065734</text:p>
                <draw:g>
                  <svg:desc>Model.C38:Model.AO38</svg:desc>
                </draw:g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193163272232362">
                <text:p>0.193163272232362</text:p>
                <draw:g>
                  <svg:desc>Model.C39:Model.AO39</svg:desc>
                </draw:g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193140117852369">
                <text:p>0.193140117852369</text:p>
                <draw:g>
                  <svg:desc>Model.C40:Model.AO40</svg:desc>
                </draw:g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193123262187844">
                <text:p>0.193123262187844</text:p>
                <draw:g>
                  <svg:desc>Model.C41:Model.AO41</svg:desc>
                </draw:g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1931109917912">
                <text:p>0.1931109917912</text:p>
                <draw:g>
                  <svg:desc>Model.C42:Model.AO42</svg:desc>
                </draw:g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193102059326178">
                <text:p>0.193102059326178</text:p>
                <draw:g>
                  <svg:desc>Model.C43:Model.AO43</svg:desc>
                </draw:g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193095556770988">
                <text:p>0.193095556770988</text:p>
                <draw:g>
                  <svg:desc>Model.C44:Model.AO44</svg:desc>
                </draw:g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193090823114165">
                <text:p>0.193090823114165</text:p>
                <draw:g>
                  <svg:desc>Model.C45:Model.AO45</svg:desc>
                </draw:g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193087377160034">
                <text:p>0.193087377160034</text:p>
                <draw:g>
                  <svg:desc>Model.C46:Model.AO46</svg:desc>
                </draw:g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193084868613193">
                <text:p>0.193084868613193</text:p>
                <draw:g>
                  <svg:desc>Model.C47:Model.AO47</svg:desc>
                </draw:g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193083042469543">
                <text:p>0.193083042469543</text:p>
                <draw:g>
                  <svg:desc>Model.C48:Model.AO48</svg:desc>
                </draw:g>
              </table:table-cell>
              <table:table-cell office:value-type="float" office:value="0.193084868613193">
                <text:p>0.193084868613193</text:p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193081713094075">
                <text:p>0.193081713094075</text:p>
                <draw:g>
                  <svg:desc>Model.C49:Model.AO49</svg:desc>
                </draw:g>
              </table:table-cell>
              <table:table-cell office:value-type="float" office:value="0.193083042469543">
                <text:p>0.193083042469543</text:p>
              </table:table-cell>
              <table:table-cell office:value-type="float" office:value="0.193084868613193">
                <text:p>0.193084868613193</text:p>
              </table:table-cell>
              <table:table-cell office:value-type="float" office:value="0.193087377160034">
                <text:p>0.193087377160034</text:p>
              </table:table-cell>
              <table:table-cell office:value-type="float" office:value="0.193090823114165">
                <text:p>0.193090823114165</text:p>
              </table:table-cell>
              <table:table-cell office:value-type="float" office:value="0.193095556770988">
                <text:p>0.193095556770988</text:p>
              </table:table-cell>
              <table:table-cell office:value-type="float" office:value="0.193102059326178">
                <text:p>0.193102059326178</text:p>
              </table:table-cell>
              <table:table-cell office:value-type="float" office:value="0.1931109917912">
                <text:p>0.1931109917912</text:p>
              </table:table-cell>
              <table:table-cell office:value-type="float" office:value="0.193123262187844">
                <text:p>0.193123262187844</text:p>
              </table:table-cell>
              <table:table-cell office:value-type="float" office:value="0.193140117852369">
                <text:p>0.193140117852369</text:p>
              </table:table-cell>
              <table:table-cell office:value-type="float" office:value="0.193163272232362">
                <text:p>0.193163272232362</text:p>
              </table:table-cell>
              <table:table-cell office:value-type="float" office:value="0.193195079065734">
                <text:p>0.193195079065734</text:p>
              </table:table-cell>
              <table:table-cell office:value-type="float" office:value="0.193238771647845">
                <text:p>0.193238771647845</text:p>
              </table:table-cell>
              <table:table-cell office:value-type="float" office:value="0.193298791509277">
                <text:p>0.193298791509277</text:p>
              </table:table-cell>
              <table:table-cell office:value-type="float" office:value="0.193381239915672">
                <text:p>0.193381239915672</text:p>
              </table:table-cell>
              <table:table-cell office:value-type="float" office:value="0.193494498086464">
                <text:p>0.193494498086464</text:p>
              </table:table-cell>
              <table:table-cell office:value-type="float" office:value="0.193650079180291">
                <text:p>0.193650079180291</text:p>
              </table:table-cell>
              <table:table-cell office:value-type="float" office:value="0.193863798654896">
                <text:p>0.193863798654896</text:p>
              </table:table-cell>
              <table:table-cell office:value-type="float" office:value="0.194157381973421">
                <text:p>0.194157381973421</text:p>
              </table:table-cell>
              <table:table-cell office:value-type="float" office:value="0.194560673087043">
                <text:p>0.194560673087043</text:p>
              </table:table-cell>
              <table:table-cell office:value-type="float" office:value="0.195114668195293">
                <text:p>0.195114668195293</text:p>
              </table:table-cell>
              <table:table-cell office:value-type="float" office:value="0.195875683178262">
                <text:p>0.195875683178262</text:p>
              </table:table-cell>
              <table:table-cell office:value-type="float" office:value="0.196921078337313">
                <text:p>0.196921078337313</text:p>
              </table:table-cell>
              <table:table-cell office:value-type="float" office:value="0.198357122387728">
                <text:p>0.198357122387728</text:p>
              </table:table-cell>
              <table:table-cell office:value-type="float" office:value="0.200329795110455">
                <text:p>0.200329795110455</text:p>
              </table:table-cell>
              <table:table-cell office:value-type="float" office:value="0.203039626796932">
                <text:p>0.203039626796932</text:p>
              </table:table-cell>
              <table:table-cell office:value-type="float" office:value="0.206762082977542">
                <text:p>0.206762082977542</text:p>
              </table:table-cell>
              <table:table-cell office:value-type="float" office:value="0.211875566625146">
                <text:p>0.211875566625146</text:p>
              </table:table-cell>
              <table:table-cell office:value-type="float" office:value="0.218899884372799">
                <text:p>0.218899884372799</text:p>
              </table:table-cell>
              <table:table-cell office:value-type="float" office:value="0.228549086994792">
                <text:p>0.228549086994792</text:p>
              </table:table-cell>
              <table:table-cell office:value-type="float" office:value="0.241804055603153">
                <text:p>0.241804055603153</text:p>
              </table:table-cell>
              <table:table-cell office:value-type="float" office:value="0.260012212244839">
                <text:p>0.260012212244839</text:p>
              </table:table-cell>
              <table:table-cell office:value-type="float" office:value="0.285024490891736">
                <text:p>0.285024490891736</text:p>
              </table:table-cell>
              <table:table-cell office:value-type="float" office:value="0.319383492487632">
                <text:p>0.319383492487632</text:p>
              </table:table-cell>
              <table:table-cell office:value-type="float" office:value="0.36658195078616">
                <text:p>0.36658195078616</text:p>
              </table:table-cell>
              <table:table-cell office:value-type="float" office:value="0.431417783094629">
                <text:p>0.431417783094629</text:p>
              </table:table-cell>
              <table:table-cell office:value-type="float" office:value="0.520481818291367">
                <text:p>0.520481818291367</text:p>
              </table:table-cell>
              <table:table-cell office:value-type="float" office:value="0.642827781674484">
                <text:p>0.642827781674484</text:p>
              </table:table-cell>
              <table:table-cell office:value-type="float" office:value="0.81089264335606">
                <text:p>0.81089264335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436cm" svg:y="0.341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242cm" svg:y="0.991cm" svg:width="11.667cm" svg:height="6.38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1">
                <text:p>1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1">
                <text:p>1</text:p>
                <draw:g>
                  <svg:desc>Model.C57:Model.AO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1">
                <text:p>1</text:p>
                <draw:g>
                  <svg:desc>Model.C58:Model.AO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1">
                <text:p>1</text:p>
                <draw:g>
                  <svg:desc>Model.C59:Model.AO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1">
                <text:p>1</text:p>
                <draw:g>
                  <svg:desc>Model.C60:Model.AO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1">
                <text:p>1</text:p>
                <draw:g>
                  <svg:desc>Model.C61:Model.AO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1">
                <text:p>1</text:p>
                <draw:g>
                  <svg:desc>Model.C62:Model.AO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1">
                <text:p>1</text:p>
                <draw:g>
                  <svg:desc>Model.C63:Model.AO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1">
                <text:p>1</text:p>
                <draw:g>
                  <svg:desc>Model.C64:Model.AO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1">
                <text:p>1</text:p>
                <draw:g>
                  <svg:desc>Model.C65:Model.AO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1">
                <text:p>1</text:p>
                <draw:g>
                  <svg:desc>Model.C66:Model.AO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1">
                <text:p>1</text:p>
                <draw:g>
                  <svg:desc>Model.C67:Model.AO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1">
                <text:p>1</text:p>
                <draw:g>
                  <svg:desc>Model.C68:Model.AO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1">
                <text:p>1</text:p>
                <draw:g>
                  <svg:desc>Model.C69:Model.AO6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1">
                <text:p>1</text:p>
                <draw:g>
                  <svg:desc>Model.C70:Model.AO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1">
                <text:p>1</text:p>
                <draw:g>
                  <svg:desc>Model.C71:Model.AO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1">
                <text:p>1</text:p>
                <draw:g>
                  <svg:desc>Model.C72:Model.AO7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1">
                <text:p>1</text:p>
                <draw:g>
                  <svg:desc>Model.C73:Model.AO7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1">
                <text:p>1</text:p>
                <draw:g>
                  <svg:desc>Model.C74:Model.AO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1">
                <text:p>1</text:p>
                <draw:g>
                  <svg:desc>Model.C75:Model.AO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1">
                <text:p>1</text:p>
                <draw:g>
                  <svg:desc>Model.C76:Model.AO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1">
                <text:p>1</text:p>
                <draw:g>
                  <svg:desc>Model.C77:Model.AO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1">
                <text:p>1</text:p>
                <draw:g>
                  <svg:desc>Model.C78:Model.AO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1">
                <text:p>1</text:p>
                <draw:g>
                  <svg:desc>Model.C79:Model.AO7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1">
                <text:p>1</text:p>
                <draw:g>
                  <svg:desc>Model.C80:Model.AO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1">
                <text:p>1</text:p>
                <draw:g>
                  <svg:desc>Model.C81:Model.AO8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1">
                <text:p>1</text:p>
                <draw:g>
                  <svg:desc>Model.C82:Model.AO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1">
                <text:p>1</text:p>
                <draw:g>
                  <svg:desc>Model.C83:Model.AO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1">
                <text:p>1</text:p>
                <draw:g>
                  <svg:desc>Model.C84:Model.AO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1">
                <text:p>1</text:p>
                <draw:g>
                  <svg:desc>Model.C85:Model.AO8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1">
                <text:p>1</text:p>
                <draw:g>
                  <svg:desc>Model.C86:Model.AO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1">
                <text:p>1</text:p>
                <draw:g>
                  <svg:desc>Model.C87:Model.AO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1">
                <text:p>1</text:p>
                <draw:g>
                  <svg:desc>Model.C88:Model.AO8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1">
                <text:p>1</text:p>
                <draw:g>
                  <svg:desc>Model.C89:Model.AO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1">
                <text:p>1</text:p>
                <draw:g>
                  <svg:desc>Model.C90:Model.AO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1">
                <text:p>1</text:p>
                <draw:g>
                  <svg:desc>Model.C91:Model.AO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1">
                <text:p>1</text:p>
                <draw:g>
                  <svg:desc>Model.C92:Model.AO9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1">
                <text:p>1</text:p>
                <draw:g>
                  <svg:desc>Model.C93:Model.AO9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1">
                <text:p>1</text:p>
                <draw:g>
                  <svg:desc>Model.C94:Model.AO9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718cm" svg:y="0.225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4cm" svg:y="0.657cm" svg:width="10.652cm" svg:height="5.673cm">
          <chartooo:coordinate-region svg:x="2.271cm" svg:y="0.836cm" svg:width="9.53cm" svg:height="4.887cm"/>
          <chart:axis chart:dimension="x" chart:name="primary-x" chart:style-name="ch4" chartooo:axis-type="text">
            <chart:title svg:x="5.96cm" svg:y="6.7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3.942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0631068147054385">
                <text:p>0.00631068147054385</text:p>
                <draw:g>
                  <svg:desc>Simulation.C15:Simulation.J15</svg:desc>
                </draw:g>
              </table:table-cell>
              <table:table-cell office:value-type="float" office:value="0.0089225814080131">
                <text:p>0.0089225814080131</text:p>
              </table:table-cell>
              <table:table-cell office:value-type="float" office:value="0.0113268583339267">
                <text:p>0.0113268583339267</text:p>
              </table:table-cell>
              <table:table-cell office:value-type="float" office:value="0.0133217034196449">
                <text:p>0.0133217034196449</text:p>
              </table:table-cell>
              <table:table-cell office:value-type="float" office:value="0.0148288186942854">
                <text:p>0.0148288186942854</text:p>
              </table:table-cell>
              <table:table-cell office:value-type="float" office:value="0.0160480720714334">
                <text:p>0.0160480720714334</text:p>
              </table:table-cell>
              <table:table-cell office:value-type="float" office:value="0.0171829587875368">
                <text:p>0.0171829587875368</text:p>
              </table:table-cell>
              <table:table-cell office:value-type="float" office:value="0.0180290314545681">
                <text:p>0.0180290314545681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939380131418391">
                <text:p>0.00939380131418391</text:p>
                <draw:g>
                  <svg:desc>Simulation.C16:Simulation.J16</svg:desc>
                </draw:g>
              </table:table-cell>
              <table:table-cell office:value-type="float" office:value="0.0135919775730966">
                <text:p>0.0135919775730966</text:p>
              </table:table-cell>
              <table:table-cell office:value-type="float" office:value="0.0175383515688213">
                <text:p>0.0175383515688213</text:p>
              </table:table-cell>
              <table:table-cell office:value-type="float" office:value="0.0208686692183671">
                <text:p>0.0208686692183671</text:p>
              </table:table-cell>
              <table:table-cell office:value-type="float" office:value="0.0234254981606188">
                <text:p>0.0234254981606188</text:p>
              </table:table-cell>
              <table:table-cell office:value-type="float" office:value="0.0255081980439234">
                <text:p>0.0255081980439234</text:p>
              </table:table-cell>
              <table:table-cell office:value-type="float" office:value="0.0274384357907697">
                <text:p>0.0274384357907697</text:p>
              </table:table-cell>
              <table:table-cell office:value-type="float" office:value="0.0288913425457052">
                <text:p>0.0288913425457052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305247670726453">
                <text:p>0.0305247670726453</text:p>
                <draw:g>
                  <svg:desc>Simulation.C17:Simulation.J17</svg:desc>
                </draw:g>
              </table:table-cell>
              <table:table-cell office:value-type="float" office:value="0.0330320039007781">
                <text:p>0.0330320039007781</text:p>
              </table:table-cell>
              <table:table-cell office:value-type="float" office:value="0.0345024405934487">
                <text:p>0.0345024405934487</text:p>
              </table:table-cell>
              <table:table-cell office:value-type="float" office:value="0.0352007789348821">
                <text:p>0.0352007789348821</text:p>
              </table:table-cell>
              <table:table-cell office:value-type="float" office:value="0.0353273785856192">
                <text:p>0.0353273785856192</text:p>
              </table:table-cell>
              <table:table-cell office:value-type="float" office:value="0.0354547491643163">
                <text:p>0.0354547491643163</text:p>
              </table:table-cell>
              <table:table-cell office:value-type="float" office:value="0.0359355849153604">
                <text:p>0.0359355849153604</text:p>
              </table:table-cell>
              <table:table-cell office:value-type="float" office:value="0.036231341259953">
                <text:p>0.036231341259953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0840296242198644">
                <text:p>0.00840296242198644</text:p>
                <draw:g>
                  <svg:desc>Simulation.C18:Simulation.J18</svg:desc>
                </draw:g>
              </table:table-cell>
              <table:table-cell office:value-type="float" office:value="0.0109927025555792">
                <text:p>0.0109927025555792</text:p>
              </table:table-cell>
              <table:table-cell office:value-type="float" office:value="0.013188018829804">
                <text:p>0.013188018829804</text:p>
              </table:table-cell>
              <table:table-cell office:value-type="float" office:value="0.0148858357375898">
                <text:p>0.0148858357375898</text:p>
              </table:table-cell>
              <table:table-cell office:value-type="float" office:value="0.0160814375650454">
                <text:p>0.0160814375650454</text:p>
              </table:table-cell>
              <table:table-cell office:value-type="float" office:value="0.0170286243122992">
                <text:p>0.0170286243122992</text:p>
              </table:table-cell>
              <table:table-cell office:value-type="float" office:value="0.0179457327359888">
                <text:p>0.0179457327359888</text:p>
              </table:table-cell>
              <table:table-cell office:value-type="float" office:value="0.0186127181432571">
                <text:p>0.0186127181432571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0679875880075197">
                <text:p>0.00679875880075197</text:p>
                <draw:g>
                  <svg:desc>Simulation.C19:Simulation.J19</svg:desc>
                </draw:g>
              </table:table-cell>
              <table:table-cell office:value-type="float" office:value="0.0095480812123916">
                <text:p>0.0095480812123916</text:p>
              </table:table-cell>
              <table:table-cell office:value-type="float" office:value="0.0120620818400711">
                <text:p>0.0120620818400711</text:p>
              </table:table-cell>
              <table:table-cell office:value-type="float" office:value="0.0141366768606937">
                <text:p>0.0141366768606937</text:p>
              </table:table-cell>
              <table:table-cell office:value-type="float" office:value="0.015696166971874">
                <text:p>0.015696166971874</text:p>
              </table:table-cell>
              <table:table-cell office:value-type="float" office:value="0.0169557807312068">
                <text:p>0.0169557807312068</text:p>
              </table:table-cell>
              <table:table-cell office:value-type="float" office:value="0.0181311609864288">
                <text:p>0.0181311609864288</text:p>
              </table:table-cell>
              <table:table-cell office:value-type="float" office:value="0.0190062550925417">
                <text:p>0.0190062550925417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11458298754471">
                <text:p>0.011458298754471</text:p>
                <draw:g>
                  <svg:desc>Simulation.C20:Simulation.J20</svg:desc>
                </draw:g>
              </table:table-cell>
              <table:table-cell office:value-type="float" office:value="0.0152467559145672">
                <text:p>0.0152467559145672</text:p>
              </table:table-cell>
              <table:table-cell office:value-type="float" office:value="0.0184994387105128">
                <text:p>0.0184994387105128</text:p>
              </table:table-cell>
              <table:table-cell office:value-type="float" office:value="0.0210416718280951">
                <text:p>0.0210416718280951</text:p>
              </table:table-cell>
              <table:table-cell office:value-type="float" office:value="0.0228525816008077">
                <text:p>0.0228525816008077</text:p>
              </table:table-cell>
              <table:table-cell office:value-type="float" office:value="0.0242896081381636">
                <text:p>0.0242896081381636</text:p>
              </table:table-cell>
              <table:table-cell office:value-type="float" office:value="0.0256676192998658">
                <text:p>0.0256676192998658</text:p>
              </table:table-cell>
              <table:table-cell office:value-type="float" office:value="0.0266754723536924">
                <text:p>0.0266754723536924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0756083303490526">
                <text:p>0.00756083303490526</text:p>
                <draw:g>
                  <svg:desc>Simulation.C21:Simulation.J21</svg:desc>
                </draw:g>
              </table:table-cell>
              <table:table-cell office:value-type="float" office:value="0.0102270559119345">
                <text:p>0.0102270559119345</text:p>
              </table:table-cell>
              <table:table-cell office:value-type="float" office:value="0.012570315748912">
                <text:p>0.012570315748912</text:p>
              </table:table-cell>
              <table:table-cell office:value-type="float" office:value="0.0144402330476681">
                <text:p>0.0144402330476681</text:p>
              </table:table-cell>
              <table:table-cell office:value-type="float" office:value="0.0158004691905938">
                <text:p>0.0158004691905938</text:p>
              </table:table-cell>
              <table:table-cell office:value-type="float" office:value="0.0168870625873174">
                <text:p>0.0168870625873174</text:p>
              </table:table-cell>
              <table:table-cell office:value-type="float" office:value="0.0179170589609086">
                <text:p>0.0179170589609086</text:p>
              </table:table-cell>
              <table:table-cell office:value-type="float" office:value="0.0186744884379139">
                <text:p>0.018674488437913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0734091726444144">
                <text:p>0.00734091726444144</text:p>
                <draw:g>
                  <svg:desc>Simulation.C22:Simulation.J22</svg:desc>
                </draw:g>
              </table:table-cell>
              <table:table-cell office:value-type="float" office:value="0.00999191529286239">
                <text:p>0.00999191529286239</text:p>
              </table:table-cell>
              <table:table-cell office:value-type="float" office:value="0.0123387389855036">
                <text:p>0.0123387389855036</text:p>
              </table:table-cell>
              <table:table-cell office:value-type="float" office:value="0.0142233882254599">
                <text:p>0.0142233882254599</text:p>
              </table:table-cell>
              <table:table-cell office:value-type="float" office:value="0.0156031189442461">
                <text:p>0.0156031189442461</text:p>
              </table:table-cell>
              <table:table-cell office:value-type="float" office:value="0.0167076984293318">
                <text:p>0.0167076984293318</text:p>
              </table:table-cell>
              <table:table-cell office:value-type="float" office:value="0.0177514985632045">
                <text:p>0.0177514985632045</text:p>
              </table:table-cell>
              <table:table-cell office:value-type="float" office:value="0.0185210025891332">
                <text:p>0.0185210025891332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13474398726402">
                <text:p>0.013474398726402</text:p>
                <draw:g>
                  <svg:desc>Simulation.C23:Simulation.J23</svg:desc>
                </draw:g>
              </table:table-cell>
              <table:table-cell office:value-type="float" office:value="0.0173222593740929">
                <text:p>0.0173222593740929</text:p>
              </table:table-cell>
              <table:table-cell office:value-type="float" office:value="0.0205016250765599">
                <text:p>0.0205016250765599</text:p>
              </table:table-cell>
              <table:table-cell office:value-type="float" office:value="0.0229030767756873">
                <text:p>0.0229030767756873</text:p>
              </table:table-cell>
              <table:table-cell office:value-type="float" office:value="0.0245516235735643">
                <text:p>0.0245516235735643</text:p>
              </table:table-cell>
              <table:table-cell office:value-type="float" office:value="0.0258493583274068">
                <text:p>0.0258493583274068</text:p>
              </table:table-cell>
              <table:table-cell office:value-type="float" office:value="0.027128452532404">
                <text:p>0.027128452532404</text:p>
              </table:table-cell>
              <table:table-cell office:value-type="float" office:value="0.0280529956406103">
                <text:p>0.0280529956406103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616812678976101">
                <text:p>0.0616812678976101</text:p>
                <draw:g>
                  <svg:desc>Simulation.C24:Simulation.J24</svg:desc>
                </draw:g>
              </table:table-cell>
              <table:table-cell office:value-type="float" office:value="0.061071872162483">
                <text:p>0.061071872162483</text:p>
              </table:table-cell>
              <table:table-cell office:value-type="float" office:value="0.0596745260764768">
                <text:p>0.0596745260764768</text:p>
              </table:table-cell>
              <table:table-cell office:value-type="float" office:value="0.0579408710706932">
                <text:p>0.0579408710706932</text:p>
              </table:table-cell>
              <table:table-cell office:value-type="float" office:value="0.0560645988979247">
                <text:p>0.0560645988979247</text:p>
              </table:table-cell>
              <table:table-cell office:value-type="float" office:value="0.0547803890338102">
                <text:p>0.0547803890338102</text:p>
              </table:table-cell>
              <table:table-cell office:value-type="float" office:value="0.0544487923435758">
                <text:p>0.0544487923435758</text:p>
              </table:table-cell>
              <table:table-cell office:value-type="float" office:value="0.0541220314210073">
                <text:p>0.054122031421007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991521613513808">
                <text:p>0.0991521613513808</text:p>
                <draw:g>
                  <svg:desc>Simulation.C25:Simulation.J25</svg:desc>
                </draw:g>
              </table:table-cell>
              <table:table-cell office:value-type="float" office:value="0.0894704350311495">
                <text:p>0.0894704350311495</text:p>
              </table:table-cell>
              <table:table-cell office:value-type="float" office:value="0.0817153778941365">
                <text:p>0.0817153778941365</text:p>
              </table:table-cell>
              <table:table-cell office:value-type="float" office:value="0.0755367679872779">
                <text:p>0.0755367679872779</text:p>
              </table:table-cell>
              <table:table-cell office:value-type="float" office:value="0.0705224700123138">
                <text:p>0.0705224700123138</text:p>
              </table:table-cell>
              <table:table-cell office:value-type="float" office:value="0.0671362087726118">
                <text:p>0.0671362087726118</text:p>
              </table:table-cell>
              <table:table-cell office:value-type="float" office:value="0.0654774253198215">
                <text:p>0.0654774253198215</text:p>
              </table:table-cell>
              <table:table-cell office:value-type="float" office:value="0.0641934908338228">
                <text:p>0.064193490833822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115442892466988">
                <text:p>0.0115442892466988</text:p>
                <draw:g>
                  <svg:desc>Simulation.C26:Simulation.J26</svg:desc>
                </draw:g>
              </table:table-cell>
              <table:table-cell office:value-type="float" office:value="0.0150039352808112">
                <text:p>0.0150039352808112</text:p>
              </table:table-cell>
              <table:table-cell office:value-type="float" office:value="0.017909213931718">
                <text:p>0.017909213931718</text:p>
              </table:table-cell>
              <table:table-cell office:value-type="float" office:value="0.0201367965709247">
                <text:p>0.0201367965709247</text:p>
              </table:table-cell>
              <table:table-cell office:value-type="float" office:value="0.0216912912077082">
                <text:p>0.0216912912077082</text:p>
              </table:table-cell>
              <table:table-cell office:value-type="float" office:value="0.0229203230577195">
                <text:p>0.0229203230577195</text:p>
              </table:table-cell>
              <table:table-cell office:value-type="float" office:value="0.0241183808565088">
                <text:p>0.0241183808565088</text:p>
              </table:table-cell>
              <table:table-cell office:value-type="float" office:value="0.024988761444314">
                <text:p>0.024988761444314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13000854273994">
                <text:p>0.0013000854273994</text:p>
                <draw:g>
                  <svg:desc>Simulation.C27:Simulation.J27</svg:desc>
                </draw:g>
              </table:table-cell>
              <table:table-cell office:value-type="float" office:value="0.0024109150782018">
                <text:p>0.0024109150782018</text:p>
              </table:table-cell>
              <table:table-cell office:value-type="float" office:value="0.00372932764956963">
                <text:p>0.00372932764956963</text:p>
              </table:table-cell>
              <table:table-cell office:value-type="float" office:value="0.00506529378253961">
                <text:p>0.00506529378253961</text:p>
              </table:table-cell>
              <table:table-cell office:value-type="float" office:value="0.0062615763718704">
                <text:p>0.0062615763718704</text:p>
              </table:table-cell>
              <table:table-cell office:value-type="float" office:value="0.00731380336094929">
                <text:p>0.00731380336094929</text:p>
              </table:table-cell>
              <table:table-cell office:value-type="float" office:value="0.00827806520108841">
                <text:p>0.00827806520108841</text:p>
              </table:table-cell>
              <table:table-cell office:value-type="float" office:value="0.00904339786937152">
                <text:p>0.0090433978693715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0417152801657105">
                <text:p>0.00417152801657105</text:p>
                <draw:g>
                  <svg:desc>Simulation.C28:Simulation.J28</svg:desc>
                </draw:g>
              </table:table-cell>
              <table:table-cell office:value-type="float" office:value="0.00622056832196044">
                <text:p>0.00622056832196044</text:p>
              </table:table-cell>
              <table:table-cell office:value-type="float" office:value="0.00821001991246361">
                <text:p>0.00821001991246361</text:p>
              </table:table-cell>
              <table:table-cell office:value-type="float" office:value="0.00993412256778385">
                <text:p>0.00993412256778385</text:p>
              </table:table-cell>
              <table:table-cell office:value-type="float" office:value="0.011289427992292">
                <text:p>0.011289427992292</text:p>
              </table:table-cell>
              <table:table-cell office:value-type="float" office:value="0.0124033381682988">
                <text:p>0.0124033381682988</text:p>
              </table:table-cell>
              <table:table-cell office:value-type="float" office:value="0.0134268500438234">
                <text:p>0.0134268500438234</text:p>
              </table:table-cell>
              <table:table-cell office:value-type="float" office:value="0.0142004301703708">
                <text:p>0.014200430170370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128885076950006">
                <text:p>0.00128885076950006</text:p>
                <draw:g>
                  <svg:desc>Simulation.C29:Simulation.J29</svg:desc>
                </draw:g>
              </table:table-cell>
              <table:table-cell office:value-type="float" office:value="0.00248615894503598">
                <text:p>0.00248615894503598</text:p>
              </table:table-cell>
              <table:table-cell office:value-type="float" office:value="0.00395763583007831">
                <text:p>0.00395763583007831</text:p>
              </table:table-cell>
              <table:table-cell office:value-type="float" office:value="0.00548888143927952">
                <text:p>0.00548888143927952</text:p>
              </table:table-cell>
              <table:table-cell office:value-type="float" office:value="0.0068893587613865">
                <text:p>0.0068893587613865</text:p>
              </table:table-cell>
              <table:table-cell office:value-type="float" office:value="0.00813713180427973">
                <text:p>0.00813713180427973</text:p>
              </table:table-cell>
              <table:table-cell office:value-type="float" office:value="0.00928534168698842">
                <text:p>0.00928534168698842</text:p>
              </table:table-cell>
              <table:table-cell office:value-type="float" office:value="0.010204780592502">
                <text:p>0.010204780592502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167836085444798">
                <text:p>0.0167836085444798</text:p>
                <draw:g>
                  <svg:desc>Simulation.C30:Simulation.J30</svg:desc>
                </draw:g>
              </table:table-cell>
              <table:table-cell office:value-type="float" office:value="0.0199736184551896">
                <text:p>0.0199736184551896</text:p>
              </table:table-cell>
              <table:table-cell office:value-type="float" office:value="0.0223568087177684">
                <text:p>0.0223568087177684</text:p>
              </table:table-cell>
              <table:table-cell office:value-type="float" office:value="0.0239865352462001">
                <text:p>0.0239865352462001</text:p>
              </table:table-cell>
              <table:table-cell office:value-type="float" office:value="0.0249703687834816">
                <text:p>0.0249703687834816</text:p>
              </table:table-cell>
              <table:table-cell office:value-type="float" office:value="0.0257362628220926">
                <text:p>0.0257362628220926</text:p>
              </table:table-cell>
              <table:table-cell office:value-type="float" office:value="0.0265942706640348">
                <text:p>0.0265942706640348</text:p>
              </table:table-cell>
              <table:table-cell office:value-type="float" office:value="0.0271915246146601">
                <text:p>0.0271915246146601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45156417946063">
                <text:p>0.0045156417946063</text:p>
                <draw:g>
                  <svg:desc>Simulation.C31:Simulation.J31</svg:desc>
                </draw:g>
              </table:table-cell>
              <table:table-cell office:value-type="float" office:value="0.00733735721660971">
                <text:p>0.00733735721660971</text:p>
              </table:table-cell>
              <table:table-cell office:value-type="float" office:value="0.0103027872003497">
                <text:p>0.0103027872003497</text:p>
              </table:table-cell>
              <table:table-cell office:value-type="float" office:value="0.0130374793846046">
                <text:p>0.0130374793846046</text:p>
              </table:table-cell>
              <table:table-cell office:value-type="float" office:value="0.0153052838272192">
                <text:p>0.0153052838272192</text:p>
              </table:table-cell>
              <table:table-cell office:value-type="float" office:value="0.017217573435839">
                <text:p>0.017217573435839</text:p>
              </table:table-cell>
              <table:table-cell office:value-type="float" office:value="0.0189631433432188">
                <text:p>0.0189631433432188</text:p>
              </table:table-cell>
              <table:table-cell office:value-type="float" office:value="0.02031173478928">
                <text:p>0.02031173478928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457415231183661">
                <text:p>0.0457415231183661</text:p>
                <draw:g>
                  <svg:desc>Simulation.C32:Simulation.J32</svg:desc>
                </draw:g>
              </table:table-cell>
              <table:table-cell office:value-type="float" office:value="0.0490811857291549">
                <text:p>0.0490811857291549</text:p>
              </table:table-cell>
              <table:table-cell office:value-type="float" office:value="0.0508257124990916">
                <text:p>0.0508257124990916</text:p>
              </table:table-cell>
              <table:table-cell office:value-type="float" office:value="0.0514682511049616">
                <text:p>0.0514682511049616</text:p>
              </table:table-cell>
              <table:table-cell office:value-type="float" office:value="0.0513437090971029">
                <text:p>0.0513437090971029</text:p>
              </table:table-cell>
              <table:table-cell office:value-type="float" office:value="0.0512915884360244">
                <text:p>0.0512915884360244</text:p>
              </table:table-cell>
              <table:table-cell office:value-type="float" office:value="0.051809877383203">
                <text:p>0.051809877383203</text:p>
              </table:table-cell>
              <table:table-cell office:value-type="float" office:value="0.0521078227475523">
                <text:p>0.0521078227475523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0826178825503438">
                <text:p>0.00826178825503438</text:p>
                <draw:g>
                  <svg:desc>Simulation.C33:Simulation.J33</svg:desc>
                </draw:g>
              </table:table-cell>
              <table:table-cell office:value-type="float" office:value="0.0115142880747634">
                <text:p>0.0115142880747634</text:p>
              </table:table-cell>
              <table:table-cell office:value-type="float" office:value="0.0144634010356477">
                <text:p>0.0144634010356477</text:p>
              </table:table-cell>
              <table:table-cell office:value-type="float" office:value="0.016879831905574">
                <text:p>0.016879831905574</text:p>
              </table:table-cell>
              <table:table-cell office:value-type="float" office:value="0.018684217772411">
                <text:p>0.018684217772411</text:p>
              </table:table-cell>
              <table:table-cell office:value-type="float" office:value="0.0201385703996592">
                <text:p>0.0201385703996592</text:p>
              </table:table-cell>
              <table:table-cell office:value-type="float" office:value="0.021500307920933">
                <text:p>0.021500307920933</text:p>
              </table:table-cell>
              <table:table-cell office:value-type="float" office:value="0.0225128941547894">
                <text:p>0.0225128941547894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353735478593387">
                <text:p>0.00353735478593387</text:p>
                <draw:g>
                  <svg:desc>Simulation.C34:Simulation.J34</svg:desc>
                </draw:g>
              </table:table-cell>
              <table:table-cell office:value-type="float" office:value="0.00577140024186573">
                <text:p>0.00577140024186573</text:p>
              </table:table-cell>
              <table:table-cell office:value-type="float" office:value="0.00813086673637986">
                <text:p>0.00813086673637986</text:p>
              </table:table-cell>
              <table:table-cell office:value-type="float" office:value="0.0103157704241484">
                <text:p>0.0103157704241484</text:p>
              </table:table-cell>
              <table:table-cell office:value-type="float" office:value="0.0121340326267408">
                <text:p>0.0121340326267408</text:p>
              </table:table-cell>
              <table:table-cell office:value-type="float" office:value="0.0136699372042578">
                <text:p>0.0136699372042578</text:p>
              </table:table-cell>
              <table:table-cell office:value-type="float" office:value="0.0150713865426422">
                <text:p>0.0150713865426422</text:p>
              </table:table-cell>
              <table:table-cell office:value-type="float" office:value="0.0161546127567554">
                <text:p>0.0161546127567554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0389920522378478">
                <text:p>0.00389920522378478</text:p>
                <draw:g>
                  <svg:desc>Simulation.C35:Simulation.J35</svg:desc>
                </draw:g>
              </table:table-cell>
              <table:table-cell office:value-type="float" office:value="0.00579864860559619">
                <text:p>0.00579864860559619</text:p>
              </table:table-cell>
              <table:table-cell office:value-type="float" office:value="0.00763706358222215">
                <text:p>0.00763706358222215</text:p>
              </table:table-cell>
              <table:table-cell office:value-type="float" office:value="0.00922593572189708">
                <text:p>0.00922593572189708</text:p>
              </table:table-cell>
              <table:table-cell office:value-type="float" office:value="0.0104716913776773">
                <text:p>0.0104716913776773</text:p>
              </table:table-cell>
              <table:table-cell office:value-type="float" office:value="0.0114940268058601">
                <text:p>0.0114940268058601</text:p>
              </table:table-cell>
              <table:table-cell office:value-type="float" office:value="0.0124333550014791">
                <text:p>0.0124333550014791</text:p>
              </table:table-cell>
              <table:table-cell office:value-type="float" office:value="0.0131420744815687">
                <text:p>0.0131420744815687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139873928160938">
                <text:p>0.0139873928160938</text:p>
                <draw:g>
                  <svg:desc>Simulation.C36:Simulation.J36</svg:desc>
                </draw:g>
              </table:table-cell>
              <table:table-cell office:value-type="float" office:value="0.0180342001247128">
                <text:p>0.0180342001247128</text:p>
              </table:table-cell>
              <table:table-cell office:value-type="float" office:value="0.0214029847129839">
                <text:p>0.0214029847129839</text:p>
              </table:table-cell>
              <table:table-cell office:value-type="float" office:value="0.0239663293840321">
                <text:p>0.0239663293840321</text:p>
              </table:table-cell>
              <table:table-cell office:value-type="float" office:value="0.025740839225766">
                <text:p>0.025740839225766</text:p>
              </table:table-cell>
              <table:table-cell office:value-type="float" office:value="0.0271432051077328">
                <text:p>0.0271432051077328</text:p>
              </table:table-cell>
              <table:table-cell office:value-type="float" office:value="0.0285214564206911">
                <text:p>0.0285214564206911</text:p>
              </table:table-cell>
              <table:table-cell office:value-type="float" office:value="0.0295228012462107">
                <text:p>0.0295228012462107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145479836626578">
                <text:p>0.00145479836626578</text:p>
                <draw:g>
                  <svg:desc>Simulation.C37:Simulation.J37</svg:desc>
                </draw:g>
              </table:table-cell>
              <table:table-cell office:value-type="float" office:value="0.0028529058175717">
                <text:p>0.0028529058175717</text:p>
              </table:table-cell>
              <table:table-cell office:value-type="float" office:value="0.00459611747596297">
                <text:p>0.00459611747596297</text:p>
              </table:table-cell>
              <table:table-cell office:value-type="float" office:value="0.0064301723364171">
                <text:p>0.0064301723364171</text:p>
              </table:table-cell>
              <table:table-cell office:value-type="float" office:value="0.00812237679774996">
                <text:p>0.00812237679774996</text:p>
              </table:table-cell>
              <table:table-cell office:value-type="float" office:value="0.00963852807593082">
                <text:p>0.00963852807593082</text:p>
              </table:table-cell>
              <table:table-cell office:value-type="float" office:value="0.0110369622597305">
                <text:p>0.0110369622597305</text:p>
              </table:table-cell>
              <table:table-cell office:value-type="float" office:value="0.0121616072754392">
                <text:p>0.0121616072754392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183311755032502">
                <text:p>0.0183311755032502</text:p>
                <draw:g>
                  <svg:desc>Simulation.C38:Simulation.J38</svg:desc>
                </draw:g>
              </table:table-cell>
              <table:table-cell office:value-type="float" office:value="0.0225228278077478">
                <text:p>0.0225228278077478</text:p>
              </table:table-cell>
              <table:table-cell office:value-type="float" office:value="0.0257976744274443">
                <text:p>0.0257976744274443</text:p>
              </table:table-cell>
              <table:table-cell office:value-type="float" office:value="0.0281435291376173">
                <text:p>0.0281435291376173</text:p>
              </table:table-cell>
              <table:table-cell office:value-type="float" office:value="0.0296546959277698">
                <text:p>0.0296546959277698</text:p>
              </table:table-cell>
              <table:table-cell office:value-type="float" office:value="0.0308355030759424">
                <text:p>0.0308355030759424</text:p>
              </table:table-cell>
              <table:table-cell office:value-type="float" office:value="0.0320710795390268">
                <text:p>0.0320710795390268</text:p>
              </table:table-cell>
              <table:table-cell office:value-type="float" office:value="0.032949310773621">
                <text:p>0.032949310773621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0967612404770656">
                <text:p>0.00967612404770656</text:p>
                <draw:g>
                  <svg:desc>Simulation.C39:Simulation.J39</svg:desc>
                </draw:g>
              </table:table-cell>
              <table:table-cell office:value-type="float" office:value="0.0127316018382007">
                <text:p>0.0127316018382007</text:p>
              </table:table-cell>
              <table:table-cell office:value-type="float" office:value="0.0153377107594228">
                <text:p>0.0153377107594228</text:p>
              </table:table-cell>
              <table:table-cell office:value-type="float" office:value="0.0173642847212273">
                <text:p>0.0173642847212273</text:p>
              </table:table-cell>
              <table:table-cell office:value-type="float" office:value="0.0188000454109957">
                <text:p>0.0188000454109957</text:p>
              </table:table-cell>
              <table:table-cell office:value-type="float" office:value="0.0199396473216776">
                <text:p>0.0199396473216776</text:p>
              </table:table-cell>
              <table:table-cell office:value-type="float" office:value="0.0210393147013666">
                <text:p>0.0210393147013666</text:p>
              </table:table-cell>
              <table:table-cell office:value-type="float" office:value="0.0218419540693278">
                <text:p>0.0218419540693278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225467920270403">
                <text:p>0.0225467920270403</text:p>
                <draw:g>
                  <svg:desc>Simulation.C40:Simulation.J40</svg:desc>
                </draw:g>
              </table:table-cell>
              <table:table-cell office:value-type="float" office:value="0.0262950387242871">
                <text:p>0.0262950387242871</text:p>
              </table:table-cell>
              <table:table-cell office:value-type="float" office:value="0.0289896980028945">
                <text:p>0.0289896980028945</text:p>
              </table:table-cell>
              <table:table-cell office:value-type="float" office:value="0.0307551647919702">
                <text:p>0.0307551647919702</text:p>
              </table:table-cell>
              <table:table-cell office:value-type="float" office:value="0.0317528688395353">
                <text:p>0.0317528688395353</text:p>
              </table:table-cell>
              <table:table-cell office:value-type="float" office:value="0.0325299178586908">
                <text:p>0.0325299178586908</text:p>
              </table:table-cell>
              <table:table-cell office:value-type="float" office:value="0.0334682146520081">
                <text:p>0.0334682146520081</text:p>
              </table:table-cell>
              <table:table-cell office:value-type="float" office:value="0.0341132929601839">
                <text:p>0.034113292960183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32332436916762">
                <text:p>0.0132332436916762</text:p>
                <draw:g>
                  <svg:desc>Simulation.C41:Simulation.J41</svg:desc>
                </draw:g>
              </table:table-cell>
              <table:table-cell office:value-type="float" office:value="0.0164485488452167">
                <text:p>0.0164485488452167</text:p>
              </table:table-cell>
              <table:table-cell office:value-type="float" office:value="0.0190043753860001">
                <text:p>0.0190043753860001</text:p>
              </table:table-cell>
              <table:table-cell office:value-type="float" office:value="0.0208665254666562">
                <text:p>0.0208665254666562</text:p>
              </table:table-cell>
              <table:table-cell office:value-type="float" office:value="0.0220913463512362">
                <text:p>0.0220913463512362</text:p>
              </table:table-cell>
              <table:table-cell office:value-type="float" office:value="0.0230499611513652">
                <text:p>0.0230499611513652</text:p>
              </table:table-cell>
              <table:table-cell office:value-type="float" office:value="0.0240320705093584">
                <text:p>0.0240320705093584</text:p>
              </table:table-cell>
              <table:table-cell office:value-type="float" office:value="0.0247319830335384">
                <text:p>0.024731983033538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812620277828403">
                <text:p>0.00812620277828403</text:p>
                <draw:g>
                  <svg:desc>Simulation.C42:Simulation.J42</svg:desc>
                </draw:g>
              </table:table-cell>
              <table:table-cell office:value-type="float" office:value="0.011432109709151">
                <text:p>0.011432109709151</text:p>
              </table:table-cell>
              <table:table-cell office:value-type="float" office:value="0.0144544161747643">
                <text:p>0.0144544161747643</text:p>
              </table:table-cell>
              <table:table-cell office:value-type="float" office:value="0.0169472501410518">
                <text:p>0.0169472501410518</text:p>
              </table:table-cell>
              <table:table-cell office:value-type="float" office:value="0.018820375415284">
                <text:p>0.018820375415284</text:p>
              </table:table-cell>
              <table:table-cell office:value-type="float" office:value="0.0203329722955807">
                <text:p>0.0203329722955807</text:p>
              </table:table-cell>
              <table:table-cell office:value-type="float" office:value="0.0217446088066772">
                <text:p>0.0217446088066772</text:p>
              </table:table-cell>
              <table:table-cell office:value-type="float" office:value="0.0227966223856875">
                <text:p>0.0227966223856875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177710741988384">
                <text:p>0.0177710741988384</text:p>
                <draw:g>
                  <svg:desc>Simulation.C43:Simulation.J43</svg:desc>
                </draw:g>
              </table:table-cell>
              <table:table-cell office:value-type="float" office:value="0.0212990232944716">
                <text:p>0.0212990232944716</text:p>
              </table:table-cell>
              <table:table-cell office:value-type="float" office:value="0.0239645053487261">
                <text:p>0.0239645053487261</text:p>
              </table:table-cell>
              <table:table-cell office:value-type="float" office:value="0.0258094224363449">
                <text:p>0.0258094224363449</text:p>
              </table:table-cell>
              <table:table-cell office:value-type="float" office:value="0.0269430769187543">
                <text:p>0.0269430769187543</text:p>
              </table:table-cell>
              <table:table-cell office:value-type="float" office:value="0.0278266279014285">
                <text:p>0.0278266279014285</text:p>
              </table:table-cell>
              <table:table-cell office:value-type="float" office:value="0.0287983240035394">
                <text:p>0.0287983240035394</text:p>
              </table:table-cell>
              <table:table-cell office:value-type="float" office:value="0.0294789162102385">
                <text:p>0.0294789162102385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301066113366191">
                <text:p>0.0301066113366191</text:p>
                <draw:g>
                  <svg:desc>Simulation.C44:Simulation.J44</svg:desc>
                </draw:g>
              </table:table-cell>
              <table:table-cell office:value-type="float" office:value="0.0309217886283082">
                <text:p>0.0309217886283082</text:p>
              </table:table-cell>
              <table:table-cell office:value-type="float" office:value="0.0311015938562284">
                <text:p>0.0311015938562284</text:p>
              </table:table-cell>
              <table:table-cell office:value-type="float" office:value="0.0308748392709426">
                <text:p>0.0308748392709426</text:p>
              </table:table-cell>
              <table:table-cell office:value-type="float" office:value="0.0303762813778248">
                <text:p>0.0303762813778248</text:p>
              </table:table-cell>
              <table:table-cell office:value-type="float" office:value="0.0300475209486664">
                <text:p>0.0300475209486664</text:p>
              </table:table-cell>
              <table:table-cell office:value-type="float" office:value="0.0301338806982826">
                <text:p>0.0301338806982826</text:p>
              </table:table-cell>
              <table:table-cell office:value-type="float" office:value="0.0301459582535572">
                <text:p>0.0301459582535572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682600565332317">
                <text:p>0.00682600565332317</text:p>
                <draw:g>
                  <svg:desc>Simulation.C45:Simulation.J45</svg:desc>
                </draw:g>
              </table:table-cell>
              <table:table-cell office:value-type="float" office:value="0.00995360843037802">
                <text:p>0.00995360843037802</text:p>
              </table:table-cell>
              <table:table-cell office:value-type="float" office:value="0.0129241910251854">
                <text:p>0.0129241910251854</text:p>
              </table:table-cell>
              <table:table-cell office:value-type="float" office:value="0.0154539463239906">
                <text:p>0.0154539463239906</text:p>
              </table:table-cell>
              <table:table-cell office:value-type="float" office:value="0.0174126402943645">
                <text:p>0.0174126402943645</text:p>
              </table:table-cell>
              <table:table-cell office:value-type="float" office:value="0.0190140494577168">
                <text:p>0.0190140494577168</text:p>
              </table:table-cell>
              <table:table-cell office:value-type="float" office:value="0.0204947172995031">
                <text:p>0.0204947172995031</text:p>
              </table:table-cell>
              <table:table-cell office:value-type="float" office:value="0.0216113422644706">
                <text:p>0.0216113422644706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126711830602394">
                <text:p>0.0126711830602394</text:p>
                <draw:g>
                  <svg:desc>Simulation.C46:Simulation.J46</svg:desc>
                </draw:g>
              </table:table-cell>
              <table:table-cell office:value-type="float" office:value="0.0166039427821336">
                <text:p>0.0166039427821336</text:p>
              </table:table-cell>
              <table:table-cell office:value-type="float" office:value="0.0199257163039872">
                <text:p>0.0199257163039872</text:p>
              </table:table-cell>
              <table:table-cell office:value-type="float" office:value="0.0224848645721928">
                <text:p>0.0224848645721928</text:p>
              </table:table-cell>
              <table:table-cell office:value-type="float" office:value="0.024280316485916">
                <text:p>0.024280316485916</text:p>
              </table:table-cell>
              <table:table-cell office:value-type="float" office:value="0.0257002549604978">
                <text:p>0.0257002549604978</text:p>
              </table:table-cell>
              <table:table-cell office:value-type="float" office:value="0.027076969599249">
                <text:p>0.027076969599249</text:p>
              </table:table-cell>
              <table:table-cell office:value-type="float" office:value="0.0280793558925103">
                <text:p>0.0280793558925103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206547630205319">
                <text:p>0.00206547630205319</text:p>
                <draw:g>
                  <svg:desc>Simulation.C47:Simulation.J47</svg:desc>
                </draw:g>
              </table:table-cell>
              <table:table-cell office:value-type="float" office:value="0.00382498222445186">
                <text:p>0.00382498222445186</text:p>
              </table:table-cell>
              <table:table-cell office:value-type="float" office:value="0.00591018054000239">
                <text:p>0.00591018054000239</text:p>
              </table:table-cell>
              <table:table-cell office:value-type="float" office:value="0.00802081397064241">
                <text:p>0.00802081397064241</text:p>
              </table:table-cell>
              <table:table-cell office:value-type="float" office:value="0.00990953513909394">
                <text:p>0.00990953513909394</text:p>
              </table:table-cell>
              <table:table-cell office:value-type="float" office:value="0.0115710655414066">
                <text:p>0.0115710655414066</text:p>
              </table:table-cell>
              <table:table-cell office:value-type="float" office:value="0.0130952902640759">
                <text:p>0.0130952902640759</text:p>
              </table:table-cell>
              <table:table-cell office:value-type="float" office:value="0.0143071250457471">
                <text:p>0.0143071250457471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335623260955076">
                <text:p>0.0335623260955076</text:p>
                <draw:g>
                  <svg:desc>Simulation.C48:Simulation.J48</svg:desc>
                </draw:g>
              </table:table-cell>
              <table:table-cell office:value-type="float" office:value="0.0374986452469307">
                <text:p>0.0374986452469307</text:p>
              </table:table-cell>
              <table:table-cell office:value-type="float" office:value="0.0400560896825921">
                <text:p>0.0400560896825921</text:p>
              </table:table-cell>
              <table:table-cell office:value-type="float" office:value="0.0415215548470222">
                <text:p>0.0415215548470222</text:p>
              </table:table-cell>
              <table:table-cell office:value-type="float" office:value="0.0421473451017311">
                <text:p>0.0421473451017311</text:p>
              </table:table-cell>
              <table:table-cell office:value-type="float" office:value="0.0426480433580203">
                <text:p>0.0426480433580203</text:p>
              </table:table-cell>
              <table:table-cell office:value-type="float" office:value="0.0434862390018306">
                <text:p>0.0434862390018306</text:p>
              </table:table-cell>
              <table:table-cell office:value-type="float" office:value="0.0440381268645735">
                <text:p>0.0440381268645735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104826183354529">
                <text:p>0.0104826183354529</text:p>
                <draw:g>
                  <svg:desc>Simulation.C49:Simulation.J49</svg:desc>
                </draw:g>
              </table:table-cell>
              <table:table-cell office:value-type="float" office:value="0.0147792760804719">
                <text:p>0.0147792760804719</text:p>
              </table:table-cell>
              <table:table-cell office:value-type="float" office:value="0.0187059199235236">
                <text:p>0.0187059199235236</text:p>
              </table:table-cell>
              <table:table-cell office:value-type="float" office:value="0.0219423497731959">
                <text:p>0.0219423497731959</text:p>
              </table:table-cell>
              <table:table-cell office:value-type="float" office:value="0.0243727528522351">
                <text:p>0.0243727528522351</text:p>
              </table:table-cell>
              <table:table-cell office:value-type="float" office:value="0.0263348316455035">
                <text:p>0.0263348316455035</text:p>
              </table:table-cell>
              <table:table-cell office:value-type="float" office:value="0.0281665661203899">
                <text:p>0.0281665661203899</text:p>
              </table:table-cell>
              <table:table-cell office:value-type="float" office:value="0.0295336956807716">
                <text:p>0.0295336956807716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110199846585506">
                <text:p>0.0110199846585506</text:p>
                <draw:g>
                  <svg:desc>Simulation.C50:Simulation.J50</svg:desc>
                </draw:g>
              </table:table-cell>
              <table:table-cell office:value-type="float" office:value="0.0139634735415406">
                <text:p>0.0139634735415406</text:p>
              </table:table-cell>
              <table:table-cell office:value-type="float" office:value="0.0163662655428736">
                <text:p>0.0163662655428736</text:p>
              </table:table-cell>
              <table:table-cell office:value-type="float" office:value="0.0181618454984656">
                <text:p>0.0181618454984656</text:p>
              </table:table-cell>
              <table:table-cell office:value-type="float" office:value="0.0193788965413121">
                <text:p>0.0193788965413121</text:p>
              </table:table-cell>
              <table:table-cell office:value-type="float" office:value="0.0203359795423296">
                <text:p>0.0203359795423296</text:p>
              </table:table-cell>
              <table:table-cell office:value-type="float" office:value="0.0212911612580786">
                <text:p>0.0212911612580786</text:p>
              </table:table-cell>
              <table:table-cell office:value-type="float" office:value="0.021977741811138">
                <text:p>0.021977741811138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531285636756566">
                <text:p>0.0531285636756566</text:p>
                <draw:g>
                  <svg:desc>Simulation.C51:Simulation.J51</svg:desc>
                </draw:g>
              </table:table-cell>
              <table:table-cell office:value-type="float" office:value="0.0544419610630421">
                <text:p>0.0544419610630421</text:p>
              </table:table-cell>
              <table:table-cell office:value-type="float" office:value="0.054628300215596">
                <text:p>0.054628300215596</text:p>
              </table:table-cell>
              <table:table-cell office:value-type="float" office:value="0.0541170811343806">
                <text:p>0.0541170811343806</text:p>
              </table:table-cell>
              <table:table-cell office:value-type="float" office:value="0.0531556951995666">
                <text:p>0.0531556951995666</text:p>
              </table:table-cell>
              <table:table-cell office:value-type="float" office:value="0.0525190586072751">
                <text:p>0.0525190586072751</text:p>
              </table:table-cell>
              <table:table-cell office:value-type="float" office:value="0.052632602074721">
                <text:p>0.052632602074721</text:p>
              </table:table-cell>
              <table:table-cell office:value-type="float" office:value="0.0526364280818852">
                <text:p>0.052636428081885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0142476338346645">
                <text:p>0.0142476338346645</text:p>
                <draw:g>
                  <svg:desc>Simulation.C52:Simulation.J52</svg:desc>
                </draw:g>
              </table:table-cell>
              <table:table-cell office:value-type="float" office:value="0.0184161042382364">
                <text:p>0.0184161042382364</text:p>
              </table:table-cell>
              <table:table-cell office:value-type="float" office:value="0.0218933483288841">
                <text:p>0.0218933483288841</text:p>
              </table:table-cell>
              <table:table-cell office:value-type="float" office:value="0.0245437619415452">
                <text:p>0.0245437619415452</text:p>
              </table:table-cell>
              <table:table-cell office:value-type="float" office:value="0.0263819751881389">
                <text:p>0.0263819751881389</text:p>
              </table:table-cell>
              <table:table-cell office:value-type="float" office:value="0.0278346167329382">
                <text:p>0.0278346167329382</text:p>
              </table:table-cell>
              <table:table-cell office:value-type="float" office:value="0.0292592667468639">
                <text:p>0.0292592667468639</text:p>
              </table:table-cell>
              <table:table-cell office:value-type="float" office:value="0.0302947247378932">
                <text:p>0.030294724737893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17115480679314">
                <text:p>0.0017115480679314</text:p>
                <draw:g>
                  <svg:desc>Simulation.C53:Simulation.J53</svg:desc>
                </draw:g>
              </table:table-cell>
              <table:table-cell office:value-type="float" office:value="0.00312972681715031">
                <text:p>0.00312972681715031</text:p>
              </table:table-cell>
              <table:table-cell office:value-type="float" office:value="0.00479183023790669">
                <text:p>0.00479183023790669</text:p>
              </table:table-cell>
              <table:table-cell office:value-type="float" office:value="0.0064599472568722">
                <text:p>0.0064599472568722</text:p>
              </table:table-cell>
              <table:table-cell office:value-type="float" office:value="0.00794236822571523">
                <text:p>0.00794236822571523</text:p>
              </table:table-cell>
              <table:table-cell office:value-type="float" office:value="0.00924075350203248">
                <text:p>0.00924075350203248</text:p>
              </table:table-cell>
              <table:table-cell office:value-type="float" office:value="0.0104297907668683">
                <text:p>0.0104297907668683</text:p>
              </table:table-cell>
              <table:table-cell office:value-type="float" office:value="0.0113714876021938">
                <text:p>0.0113714876021938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802513875844931">
                <text:p>0.00802513875844931</text:p>
                <draw:g>
                  <svg:desc>Simulation.C54:Simulation.J54</svg:desc>
                </draw:g>
              </table:table-cell>
              <table:table-cell office:value-type="float" office:value="0.0109612695197296">
                <text:p>0.0109612695197296</text:p>
              </table:table-cell>
              <table:table-cell office:value-type="float" office:value="0.0135680517692826">
                <text:p>0.0135680517692826</text:p>
              </table:table-cell>
              <table:table-cell office:value-type="float" office:value="0.0156663054581029">
                <text:p>0.0156663054581029</text:p>
              </table:table-cell>
              <table:table-cell office:value-type="float" office:value="0.0172059620236848">
                <text:p>0.0172059620236848</text:p>
              </table:table-cell>
              <table:table-cell office:value-type="float" office:value="0.0184393631816605">
                <text:p>0.0184393631816605</text:p>
              </table:table-cell>
              <table:table-cell office:value-type="float" office:value="0.0196033670980251">
                <text:p>0.0196033670980251</text:p>
              </table:table-cell>
              <table:table-cell office:value-type="float" office:value="0.0204626060303952">
                <text:p>0.0204626060303952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890841770008786">
                <text:p>0.00890841770008786</text:p>
                <draw:g>
                  <svg:desc>Simulation.C55:Simulation.J55</svg:desc>
                </draw:g>
              </table:table-cell>
              <table:table-cell office:value-type="float" office:value="0.0117875505302594">
                <text:p>0.0117875505302594</text:p>
              </table:table-cell>
              <table:table-cell office:value-type="float" office:value="0.0142595389405555">
                <text:p>0.0142595389405555</text:p>
              </table:table-cell>
              <table:table-cell office:value-type="float" office:value="0.0161930696285956">
                <text:p>0.0161930696285956</text:p>
              </table:table-cell>
              <table:table-cell office:value-type="float" office:value="0.0175712321959143">
                <text:p>0.0175712321959143</text:p>
              </table:table-cell>
              <table:table-cell office:value-type="float" office:value="0.0186666359528926">
                <text:p>0.0186666359528926</text:p>
              </table:table-cell>
              <table:table-cell office:value-type="float" office:value="0.0197191247245379">
                <text:p>0.0197191247245379</text:p>
              </table:table-cell>
              <table:table-cell office:value-type="float" office:value="0.0204884458629691">
                <text:p>0.0204884458629691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734137705470059">
                <text:p>0.00734137705470059</text:p>
                <draw:g>
                  <svg:desc>Simulation.C56:Simulation.J56</svg:desc>
                </draw:g>
              </table:table-cell>
              <table:table-cell office:value-type="float" office:value="0.0103500602921449">
                <text:p>0.0103500602921449</text:p>
              </table:table-cell>
              <table:table-cell office:value-type="float" office:value="0.0131103142861957">
                <text:p>0.0131103142861957</text:p>
              </table:table-cell>
              <table:table-cell office:value-type="float" office:value="0.015394068338703">
                <text:p>0.015394068338703</text:p>
              </table:table-cell>
              <table:table-cell office:value-type="float" office:value="0.0171150375521399">
                <text:p>0.0171150375521399</text:p>
              </table:table-cell>
              <table:table-cell office:value-type="float" office:value="0.0185062825976702">
                <text:p>0.0185062825976702</text:p>
              </table:table-cell>
              <table:table-cell office:value-type="float" office:value="0.0198031618184955">
                <text:p>0.0198031618184955</text:p>
              </table:table-cell>
              <table:table-cell office:value-type="float" office:value="0.0207700131534226">
                <text:p>0.0207700131534226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18996465590701">
                <text:p>0.018996465590701</text:p>
                <draw:g>
                  <svg:desc>Simulation.C57:Simulation.J57</svg:desc>
                </draw:g>
              </table:table-cell>
              <table:table-cell office:value-type="float" office:value="0.0232735377400389">
                <text:p>0.0232735377400389</text:p>
              </table:table-cell>
              <table:table-cell office:value-type="float" office:value="0.0266007457368733">
                <text:p>0.0266007457368733</text:p>
              </table:table-cell>
              <table:table-cell office:value-type="float" office:value="0.0289739959336577">
                <text:p>0.0289739959336577</text:p>
              </table:table-cell>
              <table:table-cell office:value-type="float" office:value="0.0304946184185332">
                <text:p>0.0304946184185332</text:p>
              </table:table-cell>
              <table:table-cell office:value-type="float" office:value="0.0316824034792503">
                <text:p>0.0316824034792503</text:p>
              </table:table-cell>
              <table:table-cell office:value-type="float" office:value="0.0329321933542954">
                <text:p>0.0329321933542954</text:p>
              </table:table-cell>
              <table:table-cell office:value-type="float" office:value="0.0338196609017561">
                <text:p>0.0338196609017561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0234388014526301">
                <text:p>0.0234388014526301</text:p>
                <draw:g>
                  <svg:desc>Simulation.C58:Simulation.J58</svg:desc>
                </draw:g>
              </table:table-cell>
              <table:table-cell office:value-type="float" office:value="0.0266533996090013">
                <text:p>0.0266533996090013</text:p>
              </table:table-cell>
              <table:table-cell office:value-type="float" office:value="0.0288492218438486">
                <text:p>0.0288492218438486</text:p>
              </table:table-cell>
              <table:table-cell office:value-type="float" office:value="0.0301987330705286">
                <text:p>0.0301987330705286</text:p>
              </table:table-cell>
              <table:table-cell office:value-type="float" office:value="0.0308751263088928">
                <text:p>0.0308751263088928</text:p>
              </table:table-cell>
              <table:table-cell office:value-type="float" office:value="0.0314054965525211">
                <text:p>0.0314054965525211</text:p>
              </table:table-cell>
              <table:table-cell office:value-type="float" office:value="0.0321424516733085">
                <text:p>0.0321424516733085</text:p>
              </table:table-cell>
              <table:table-cell office:value-type="float" office:value="0.0326357727305074">
                <text:p>0.0326357727305074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117784753944188">
                <text:p>0.0117784753944188</text:p>
                <draw:g>
                  <svg:desc>Simulation.C59:Simulation.J59</svg:desc>
                </draw:g>
              </table:table-cell>
              <table:table-cell office:value-type="float" office:value="0.014677439358881">
                <text:p>0.014677439358881</text:p>
              </table:table-cell>
              <table:table-cell office:value-type="float" office:value="0.0169928521014047">
                <text:p>0.0169928521014047</text:p>
              </table:table-cell>
              <table:table-cell office:value-type="float" office:value="0.0186875545123393">
                <text:p>0.0186875545123393</text:p>
              </table:table-cell>
              <table:table-cell office:value-type="float" office:value="0.0198080663564085">
                <text:p>0.0198080663564085</text:p>
              </table:table-cell>
              <table:table-cell office:value-type="float" office:value="0.020685518724404">
                <text:p>0.020685518724404</text:p>
              </table:table-cell>
              <table:table-cell office:value-type="float" office:value="0.0215799809796279">
                <text:p>0.0215799809796279</text:p>
              </table:table-cell>
              <table:table-cell office:value-type="float" office:value="0.0222175431407658">
                <text:p>0.0222175431407658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297678117900041">
                <text:p>0.0297678117900041</text:p>
                <draw:g>
                  <svg:desc>Simulation.C60:Simulation.J60</svg:desc>
                </draw:g>
              </table:table-cell>
              <table:table-cell office:value-type="float" office:value="0.0329388915544033">
                <text:p>0.0329388915544033</text:p>
              </table:table-cell>
              <table:table-cell office:value-type="float" office:value="0.0349345246320774">
                <text:p>0.0349345246320774</text:p>
              </table:table-cell>
              <table:table-cell office:value-type="float" office:value="0.036022559585348">
                <text:p>0.036022559585348</text:p>
              </table:table-cell>
              <table:table-cell office:value-type="float" office:value="0.0364239574517252">
                <text:p>0.0364239574517252</text:p>
              </table:table-cell>
              <table:table-cell office:value-type="float" office:value="0.036750513122734">
                <text:p>0.036750513122734</text:p>
              </table:table-cell>
              <table:table-cell office:value-type="float" office:value="0.0373911899498598">
                <text:p>0.0373911899498598</text:p>
              </table:table-cell>
              <table:table-cell office:value-type="float" office:value="0.0378023008792463">
                <text:p>0.0378023008792463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0666970738757428">
                <text:p>0.00666970738757428</text:p>
                <draw:g>
                  <svg:desc>Simulation.C61:Simulation.J61</svg:desc>
                </draw:g>
              </table:table-cell>
              <table:table-cell office:value-type="float" office:value="0.00884513139566493">
                <text:p>0.00884513139566493</text:p>
              </table:table-cell>
              <table:table-cell office:value-type="float" office:value="0.0107191363190796">
                <text:p>0.0107191363190796</text:p>
              </table:table-cell>
              <table:table-cell office:value-type="float" office:value="0.0121893669631921">
                <text:p>0.0121893669631921</text:p>
              </table:table-cell>
              <table:table-cell office:value-type="float" office:value="0.0132404127102993">
                <text:p>0.0132404127102993</text:p>
              </table:table-cell>
              <table:table-cell office:value-type="float" office:value="0.0140761954723013">
                <text:p>0.0140761954723013</text:p>
              </table:table-cell>
              <table:table-cell office:value-type="float" office:value="0.0148771825270442">
                <text:p>0.0148771825270442</text:p>
              </table:table-cell>
              <table:table-cell office:value-type="float" office:value="0.0154622421368719">
                <text:p>0.0154622421368719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270825032918913">
                <text:p>0.0270825032918913</text:p>
                <draw:g>
                  <svg:desc>Simulation.C62:Simulation.J62</svg:desc>
                </draw:g>
              </table:table-cell>
              <table:table-cell office:value-type="float" office:value="0.0322175718045421">
                <text:p>0.0322175718045421</text:p>
              </table:table-cell>
              <table:table-cell office:value-type="float" office:value="0.0360223980161351">
                <text:p>0.0360223980161351</text:p>
              </table:table-cell>
              <table:table-cell office:value-type="float" office:value="0.038602138494311">
                <text:p>0.038602138494311</text:p>
              </table:table-cell>
              <table:table-cell office:value-type="float" office:value="0.0401439150536465">
                <text:p>0.0401439150536465</text:p>
              </table:table-cell>
              <table:table-cell office:value-type="float" office:value="0.0413439105465717">
                <text:p>0.0413439105465717</text:p>
              </table:table-cell>
              <table:table-cell office:value-type="float" office:value="0.0427031198125428">
                <text:p>0.0427031198125428</text:p>
              </table:table-cell>
              <table:table-cell office:value-type="float" office:value="0.0436545548469308">
                <text:p>0.0436545548469308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958040103909218">
                <text:p>0.00958040103909218</text:p>
                <draw:g>
                  <svg:desc>Simulation.C63:Simulation.J63</svg:desc>
                </draw:g>
              </table:table-cell>
              <table:table-cell office:value-type="float" office:value="0.0131263774963089">
                <text:p>0.0131263774963089</text:p>
              </table:table-cell>
              <table:table-cell office:value-type="float" office:value="0.0162824765609657">
                <text:p>0.0162824765609657</text:p>
              </table:table-cell>
              <table:table-cell office:value-type="float" office:value="0.0188281489479111">
                <text:p>0.0188281489479111</text:p>
              </table:table-cell>
              <table:table-cell office:value-type="float" office:value="0.0207003162253492">
                <text:p>0.0207003162253492</text:p>
              </table:table-cell>
              <table:table-cell office:value-type="float" office:value="0.0222017301440917">
                <text:p>0.0222017301440917</text:p>
              </table:table-cell>
              <table:table-cell office:value-type="float" office:value="0.023618064367304">
                <text:p>0.023618064367304</text:p>
              </table:table-cell>
              <table:table-cell office:value-type="float" office:value="0.0246661887839491">
                <text:p>0.024666188783949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253670934045003">
                <text:p>0.0253670934045003</text:p>
                <draw:g>
                  <svg:desc>Simulation.C64:Simulation.J64</svg:desc>
                </draw:g>
              </table:table-cell>
              <table:table-cell office:value-type="float" office:value="0.0301607200060518">
                <text:p>0.0301607200060518</text:p>
              </table:table-cell>
              <table:table-cell office:value-type="float" office:value="0.0337059247188768">
                <text:p>0.0337059247188768</text:p>
              </table:table-cell>
              <table:table-cell office:value-type="float" office:value="0.036104529226269">
                <text:p>0.036104529226269</text:p>
              </table:table-cell>
              <table:table-cell office:value-type="float" office:value="0.0375334242518625">
                <text:p>0.0375334242518625</text:p>
              </table:table-cell>
              <table:table-cell office:value-type="float" office:value="0.0386439949936321">
                <text:p>0.0386439949936321</text:p>
              </table:table-cell>
              <table:table-cell office:value-type="float" office:value="0.039904088236317">
                <text:p>0.039904088236317</text:p>
              </table:table-cell>
              <table:table-cell office:value-type="float" office:value="0.0407835459426747">
                <text:p>0.0407835459426747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708162973821835">
                <text:p>0.00708162973821835</text:p>
                <draw:g>
                  <svg:desc>Simulation.C65:Simulation.J65</svg:desc>
                </draw:g>
              </table:table-cell>
              <table:table-cell office:value-type="float" office:value="0.0101191094792243">
                <text:p>0.0101191094792243</text:p>
              </table:table-cell>
              <table:table-cell office:value-type="float" office:value="0.012941535606315">
                <text:p>0.012941535606315</text:p>
              </table:table-cell>
              <table:table-cell office:value-type="float" office:value="0.0153008990584984">
                <text:p>0.0153008990584984</text:p>
              </table:table-cell>
              <table:table-cell office:value-type="float" office:value="0.0170958578067679">
                <text:p>0.0170958578067679</text:p>
              </table:table-cell>
              <table:table-cell office:value-type="float" office:value="0.0185515598324057">
                <text:p>0.0185515598324057</text:p>
              </table:table-cell>
              <table:table-cell office:value-type="float" office:value="0.0199027096966638">
                <text:p>0.0199027096966638</text:p>
              </table:table-cell>
              <table:table-cell office:value-type="float" office:value="0.0209131531053074">
                <text:p>0.0209131531053074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907994816699076">
                <text:p>0.00907994816699076</text:p>
                <draw:g>
                  <svg:desc>Simulation.C66:Simulation.J66</svg:desc>
                </draw:g>
              </table:table-cell>
              <table:table-cell office:value-type="float" office:value="0.0117175305956284">
                <text:p>0.0117175305956284</text:p>
              </table:table-cell>
              <table:table-cell office:value-type="float" office:value="0.0139165511395236">
                <text:p>0.0139165511395236</text:p>
              </table:table-cell>
              <table:table-cell office:value-type="float" office:value="0.0155917318501756">
                <text:p>0.0155917318501756</text:p>
              </table:table-cell>
              <table:table-cell office:value-type="float" office:value="0.0167520320292148">
                <text:p>0.0167520320292148</text:p>
              </table:table-cell>
              <table:table-cell office:value-type="float" office:value="0.0176674261015364">
                <text:p>0.0176674261015364</text:p>
              </table:table-cell>
              <table:table-cell office:value-type="float" office:value="0.0185638857432254">
                <text:p>0.0185638857432254</text:p>
              </table:table-cell>
              <table:table-cell office:value-type="float" office:value="0.0192119200706785">
                <text:p>0.0192119200706785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00435765976917701">
                <text:p>0.00435765976917701</text:p>
                <draw:g>
                  <svg:desc>Simulation.C67:Simulation.J67</svg:desc>
                </draw:g>
              </table:table-cell>
              <table:table-cell office:value-type="float" office:value="0.00703562620724059">
                <text:p>0.00703562620724059</text:p>
              </table:table-cell>
              <table:table-cell office:value-type="float" office:value="0.00983602545780194">
                <text:p>0.00983602545780194</text:p>
              </table:table-cell>
              <table:table-cell office:value-type="float" office:value="0.0124092245403188">
                <text:p>0.0124092245403188</text:p>
              </table:table-cell>
              <table:table-cell office:value-type="float" office:value="0.01453696349627">
                <text:p>0.01453696349627</text:p>
              </table:table-cell>
              <table:table-cell office:value-type="float" office:value="0.0163288307376024">
                <text:p>0.0163288307376024</text:p>
              </table:table-cell>
              <table:table-cell office:value-type="float" office:value="0.0179651189253803">
                <text:p>0.0179651189253803</text:p>
              </table:table-cell>
              <table:table-cell office:value-type="float" office:value="0.0192279775119673">
                <text:p>0.019227977511967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283588696323736">
                <text:p>0.00283588696323736</text:p>
                <draw:g>
                  <svg:desc>Simulation.C68:Simulation.J68</svg:desc>
                </draw:g>
              </table:table-cell>
              <table:table-cell office:value-type="float" office:value="0.00465917571063952">
                <text:p>0.00465917571063952</text:p>
              </table:table-cell>
              <table:table-cell office:value-type="float" office:value="0.00659791093545865">
                <text:p>0.00659791093545865</text:p>
              </table:table-cell>
              <table:table-cell office:value-type="float" office:value="0.00840277624384158">
                <text:p>0.00840277624384158</text:p>
              </table:table-cell>
              <table:table-cell office:value-type="float" office:value="0.00991129914667797">
                <text:p>0.00991129914667797</text:p>
              </table:table-cell>
              <table:table-cell office:value-type="float" office:value="0.0111881115794661">
                <text:p>0.0111881115794661</text:p>
              </table:table-cell>
              <table:table-cell office:value-type="float" office:value="0.0123523839436473">
                <text:p>0.0123523839436473</text:p>
              </table:table-cell>
              <table:table-cell office:value-type="float" office:value="0.0132528502533755">
                <text:p>0.013252850253375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253777804326826">
                <text:p>0.0253777804326826</text:p>
                <draw:g>
                  <svg:desc>Simulation.C69:Simulation.J69</svg:desc>
                </draw:g>
              </table:table-cell>
              <table:table-cell office:value-type="float" office:value="0.0294222268686729">
                <text:p>0.0294222268686729</text:p>
              </table:table-cell>
              <table:table-cell office:value-type="float" office:value="0.0323094632325235">
                <text:p>0.0323094632325235</text:p>
              </table:table-cell>
              <table:table-cell office:value-type="float" office:value="0.034184658791256">
                <text:p>0.034184658791256</text:p>
              </table:table-cell>
              <table:table-cell office:value-type="float" office:value="0.0352277400637535">
                <text:p>0.0352277400637535</text:p>
              </table:table-cell>
              <table:table-cell office:value-type="float" office:value="0.0360432493027839">
                <text:p>0.0360432493027839</text:p>
              </table:table-cell>
              <table:table-cell office:value-type="float" office:value="0.0370503117413387">
                <text:p>0.0370503117413387</text:p>
              </table:table-cell>
              <table:table-cell office:value-type="float" office:value="0.0377424660870276">
                <text:p>0.0377424660870276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748186059240092">
                <text:p>0.00748186059240092</text:p>
                <draw:g>
                  <svg:desc>Simulation.C70:Simulation.J70</svg:desc>
                </draw:g>
              </table:table-cell>
              <table:table-cell office:value-type="float" office:value="0.0101705832509817">
                <text:p>0.0101705832509817</text:p>
              </table:table-cell>
              <table:table-cell office:value-type="float" office:value="0.0125473187379105">
                <text:p>0.0125473187379105</text:p>
              </table:table-cell>
              <table:table-cell office:value-type="float" office:value="0.0144535964648825">
                <text:p>0.0144535964648825</text:p>
              </table:table-cell>
              <table:table-cell office:value-type="float" office:value="0.0158474652778554">
                <text:p>0.0158474652778554</text:p>
              </table:table-cell>
              <table:table-cell office:value-type="float" office:value="0.0169630102527903">
                <text:p>0.0169630102527903</text:p>
              </table:table-cell>
              <table:table-cell office:value-type="float" office:value="0.018017976243258">
                <text:p>0.018017976243258</text:p>
              </table:table-cell>
              <table:table-cell office:value-type="float" office:value="0.0187955415338434">
                <text:p>0.0187955415338434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210545755002122">
                <text:p>0.0210545755002122</text:p>
                <draw:g>
                  <svg:desc>Simulation.C71:Simulation.J71</svg:desc>
                </draw:g>
              </table:table-cell>
              <table:table-cell office:value-type="float" office:value="0.0238596108906518">
                <text:p>0.0238596108906518</text:p>
              </table:table-cell>
              <table:table-cell office:value-type="float" office:value="0.0257771130085602">
                <text:p>0.0257771130085602</text:p>
              </table:table-cell>
              <table:table-cell office:value-type="float" office:value="0.0269555900204341">
                <text:p>0.0269555900204341</text:p>
              </table:table-cell>
              <table:table-cell office:value-type="float" office:value="0.0275441037384056">
                <text:p>0.0275441037384056</text:p>
              </table:table-cell>
              <table:table-cell office:value-type="float" office:value="0.0280086431422306">
                <text:p>0.0280086431422306</text:p>
              </table:table-cell>
              <table:table-cell office:value-type="float" office:value="0.0286608231689882">
                <text:p>0.0286608231689882</text:p>
              </table:table-cell>
              <table:table-cell office:value-type="float" office:value="0.0290976645624629">
                <text:p>0.0290976645624629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171417838257281">
                <text:p>0.0171417838257281</text:p>
                <draw:g>
                  <svg:desc>Simulation.C72:Simulation.J72</svg:desc>
                </draw:g>
              </table:table-cell>
              <table:table-cell office:value-type="float" office:value="0.0215248655126414">
                <text:p>0.0215248655126414</text:p>
              </table:table-cell>
              <table:table-cell office:value-type="float" office:value="0.0250550870485901">
                <text:p>0.0250550870485901</text:p>
              </table:table-cell>
              <table:table-cell office:value-type="float" office:value="0.0276601457828633">
                <text:p>0.0276601457828633</text:p>
              </table:table-cell>
              <table:table-cell office:value-type="float" office:value="0.0294012584406192">
                <text:p>0.0294012584406192</text:p>
              </table:table-cell>
              <table:table-cell office:value-type="float" office:value="0.0307690909688366">
                <text:p>0.0307690909688366</text:p>
              </table:table-cell>
              <table:table-cell office:value-type="float" office:value="0.0321537569610531">
                <text:p>0.0321537569610531</text:p>
              </table:table-cell>
              <table:table-cell office:value-type="float" office:value="0.0331497509677187">
                <text:p>0.0331497509677187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256560359362773">
                <text:p>0.00256560359362773</text:p>
                <draw:g>
                  <svg:desc>Simulation.C73:Simulation.J73</svg:desc>
                </draw:g>
              </table:table-cell>
              <table:table-cell office:value-type="float" office:value="0.00434998057427591">
                <text:p>0.00434998057427591</text:p>
              </table:table-cell>
              <table:table-cell office:value-type="float" office:value="0.00630320956545768">
                <text:p>0.00630320956545768</text:p>
              </table:table-cell>
              <table:table-cell office:value-type="float" office:value="0.00816313232780014">
                <text:p>0.00816313232780014</text:p>
              </table:table-cell>
              <table:table-cell office:value-type="float" office:value="0.00974712322842166">
                <text:p>0.00974712322842166</text:p>
              </table:table-cell>
              <table:table-cell office:value-type="float" office:value="0.0111015122392044">
                <text:p>0.0111015122392044</text:p>
              </table:table-cell>
              <table:table-cell office:value-type="float" office:value="0.0123371147621996">
                <text:p>0.0123371147621996</text:p>
              </table:table-cell>
              <table:table-cell office:value-type="float" office:value="0.0132999851238447">
                <text:p>0.0132999851238447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399192524181651">
                <text:p>0.00399192524181651</text:p>
                <draw:g>
                  <svg:desc>Simulation.C74:Simulation.J74</svg:desc>
                </draw:g>
              </table:table-cell>
              <table:table-cell office:value-type="float" office:value="0.00613334009539746">
                <text:p>0.00613334009539746</text:p>
              </table:table-cell>
              <table:table-cell office:value-type="float" office:value="0.00827230253838964">
                <text:p>0.00827230253838964</text:p>
              </table:table-cell>
              <table:table-cell office:value-type="float" office:value="0.0101682863266857">
                <text:p>0.0101682863266857</text:p>
              </table:table-cell>
              <table:table-cell office:value-type="float" office:value="0.0116885228287541">
                <text:p>0.0116885228287541</text:p>
              </table:table-cell>
              <table:table-cell office:value-type="float" office:value="0.0129492626578974">
                <text:p>0.0129492626578974</text:p>
              </table:table-cell>
              <table:table-cell office:value-type="float" office:value="0.014103335854468">
                <text:p>0.014103335854468</text:p>
              </table:table-cell>
              <table:table-cell office:value-type="float" office:value="0.0149824048982682">
                <text:p>0.0149824048982682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293646026889198">
                <text:p>0.00293646026889198</text:p>
                <draw:g>
                  <svg:desc>Simulation.C75:Simulation.J75</svg:desc>
                </draw:g>
              </table:table-cell>
              <table:table-cell office:value-type="float" office:value="0.0045840158476426">
                <text:p>0.0045840158476426</text:p>
              </table:table-cell>
              <table:table-cell office:value-type="float" office:value="0.00625574865716947">
                <text:p>0.00625574865716947</text:p>
              </table:table-cell>
              <table:table-cell office:value-type="float" office:value="0.00775643229391885">
                <text:p>0.00775643229391885</text:p>
              </table:table-cell>
              <table:table-cell office:value-type="float" office:value="0.00897296292200208">
                <text:p>0.00897296292200208</text:p>
              </table:table-cell>
              <table:table-cell office:value-type="float" office:value="0.00998708951378942">
                <text:p>0.00998708951378942</text:p>
              </table:table-cell>
              <table:table-cell office:value-type="float" office:value="0.0109138969102383">
                <text:p>0.0109138969102383</text:p>
              </table:table-cell>
              <table:table-cell office:value-type="float" office:value="0.0116223777622841">
                <text:p>0.0116223777622841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616486570322724">
                <text:p>0.00616486570322724</text:p>
                <draw:g>
                  <svg:desc>Simulation.C76:Simulation.J76</svg:desc>
                </draw:g>
              </table:table-cell>
              <table:table-cell office:value-type="float" office:value="0.00896053091709763">
                <text:p>0.00896053091709763</text:p>
              </table:table-cell>
              <table:table-cell office:value-type="float" office:value="0.0116043741594247">
                <text:p>0.0116043741594247</text:p>
              </table:table-cell>
              <table:table-cell office:value-type="float" office:value="0.0138467823661834">
                <text:p>0.0138467823661834</text:p>
              </table:table-cell>
              <table:table-cell office:value-type="float" office:value="0.0155757822629853">
                <text:p>0.0155757822629853</text:p>
              </table:table-cell>
              <table:table-cell office:value-type="float" office:value="0.0169855327327699">
                <text:p>0.0169855327327699</text:p>
              </table:table-cell>
              <table:table-cell office:value-type="float" office:value="0.0182882490691381">
                <text:p>0.0182882490691381</text:p>
              </table:table-cell>
              <table:table-cell office:value-type="float" office:value="0.0192671180994695">
                <text:p>0.0192671180994695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0307708829552218">
                <text:p>0.00307708829552218</text:p>
                <draw:g>
                  <svg:desc>Simulation.C77:Simulation.J77</svg:desc>
                </draw:g>
              </table:table-cell>
              <table:table-cell office:value-type="float" office:value="0.0048392715076058">
                <text:p>0.0048392715076058</text:p>
              </table:table-cell>
              <table:table-cell office:value-type="float" office:value="0.0066393700856668">
                <text:p>0.0066393700856668</text:p>
              </table:table-cell>
              <table:table-cell office:value-type="float" office:value="0.0082636935612749">
                <text:p>0.0082636935612749</text:p>
              </table:table-cell>
              <table:table-cell office:value-type="float" office:value="0.00958623261939697">
                <text:p>0.00958623261939697</text:p>
              </table:table-cell>
              <table:table-cell office:value-type="float" office:value="0.0106910085792304">
                <text:p>0.0106910085792304</text:p>
              </table:table-cell>
              <table:table-cell office:value-type="float" office:value="0.0117000968309257">
                <text:p>0.0117000968309257</text:p>
              </table:table-cell>
              <table:table-cell office:value-type="float" office:value="0.0124727853590543">
                <text:p>0.0124727853590543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460663503353541">
                <text:p>0.00460663503353541</text:p>
                <draw:g>
                  <svg:desc>Simulation.C78:Simulation.J78</svg:desc>
                </draw:g>
              </table:table-cell>
              <table:table-cell office:value-type="float" office:value="0.00776705543260747">
                <text:p>0.00776705543260747</text:p>
              </table:table-cell>
              <table:table-cell office:value-type="float" office:value="0.0112037015635225">
                <text:p>0.0112037015635225</text:p>
              </table:table-cell>
              <table:table-cell office:value-type="float" office:value="0.0144586796571525">
                <text:p>0.0144586796571525</text:p>
              </table:table-cell>
              <table:table-cell office:value-type="float" office:value="0.0172191612801321">
                <text:p>0.0172191612801321</text:p>
              </table:table-cell>
              <table:table-cell office:value-type="float" office:value="0.0195758396498972">
                <text:p>0.0195758396498972</text:p>
              </table:table-cell>
              <table:table-cell office:value-type="float" office:value="0.0217290666908023">
                <text:p>0.0217290666908023</text:p>
              </table:table-cell>
              <table:table-cell office:value-type="float" office:value="0.0234096191524456">
                <text:p>0.0234096191524456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84675096264228">
                <text:p>0.0084675096264228</text:p>
                <draw:g>
                  <svg:desc>Simulation.C79:Simulation.J79</svg:desc>
                </draw:g>
              </table:table-cell>
              <table:table-cell office:value-type="float" office:value="0.0116599785315893">
                <text:p>0.0116599785315893</text:p>
              </table:table-cell>
              <table:table-cell office:value-type="float" office:value="0.0145183322854107">
                <text:p>0.0145183322854107</text:p>
              </table:table-cell>
              <table:table-cell office:value-type="float" office:value="0.0168356525595659">
                <text:p>0.0168356525595659</text:p>
              </table:table-cell>
              <table:table-cell office:value-type="float" office:value="0.0185483351619879">
                <text:p>0.0185483351619879</text:p>
              </table:table-cell>
              <table:table-cell office:value-type="float" office:value="0.0199239531053257">
                <text:p>0.0199239531053257</text:p>
              </table:table-cell>
              <table:table-cell office:value-type="float" office:value="0.021218154512393">
                <text:p>0.021218154512393</text:p>
              </table:table-cell>
              <table:table-cell office:value-type="float" office:value="0.0221768993191247">
                <text:p>0.0221768993191247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608111273239143">
                <text:p>0.0608111273239143</text:p>
                <draw:g>
                  <svg:desc>Simulation.C80:Simulation.J80</svg:desc>
                </draw:g>
              </table:table-cell>
              <table:table-cell office:value-type="float" office:value="0.0584041064416644">
                <text:p>0.0584041064416644</text:p>
              </table:table-cell>
              <table:table-cell office:value-type="float" office:value="0.0558853554528451">
                <text:p>0.0558853554528451</text:p>
              </table:table-cell>
              <table:table-cell office:value-type="float" office:value="0.0534716310243279">
                <text:p>0.0534716310243279</text:p>
              </table:table-cell>
              <table:table-cell office:value-type="float" office:value="0.0512039385836726">
                <text:p>0.0512039385836726</text:p>
              </table:table-cell>
              <table:table-cell office:value-type="float" office:value="0.0496582248301253">
                <text:p>0.0496582248301253</text:p>
              </table:table-cell>
              <table:table-cell office:value-type="float" office:value="0.049090513383926">
                <text:p>0.049090513383926</text:p>
              </table:table-cell>
              <table:table-cell office:value-type="float" office:value="0.0486025881954054">
                <text:p>0.0486025881954054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223894445765466">
                <text:p>0.0223894445765466</text:p>
                <draw:g>
                  <svg:desc>Simulation.C81:Simulation.J81</svg:desc>
                </draw:g>
              </table:table-cell>
              <table:table-cell office:value-type="float" office:value="0.0272965906391023">
                <text:p>0.0272965906391023</text:p>
              </table:table-cell>
              <table:table-cell office:value-type="float" office:value="0.0310778389948908">
                <text:p>0.0310778389948908</text:p>
              </table:table-cell>
              <table:table-cell office:value-type="float" office:value="0.0337493739135746">
                <text:p>0.0337493739135746</text:p>
              </table:table-cell>
              <table:table-cell office:value-type="float" office:value="0.0354409767804488">
                <text:p>0.0354409767804488</text:p>
              </table:table-cell>
              <table:table-cell office:value-type="float" office:value="0.0367611107089929">
                <text:p>0.0367611107089929</text:p>
              </table:table-cell>
              <table:table-cell office:value-type="float" office:value="0.0381669452838643">
                <text:p>0.0381669452838643</text:p>
              </table:table-cell>
              <table:table-cell office:value-type="float" office:value="0.0391644037919205">
                <text:p>0.0391644037919205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0751174569866353">
                <text:p>0.00751174569866353</text:p>
                <draw:g>
                  <svg:desc>Simulation.C82:Simulation.J82</svg:desc>
                </draw:g>
              </table:table-cell>
              <table:table-cell office:value-type="float" office:value="0.0104750260043264">
                <text:p>0.0104750260043264</text:p>
              </table:table-cell>
              <table:table-cell office:value-type="float" office:value="0.0131645151103295">
                <text:p>0.0131645151103295</text:p>
              </table:table-cell>
              <table:table-cell office:value-type="float" office:value="0.0153701556850231">
                <text:p>0.0153701556850231</text:p>
              </table:table-cell>
              <table:table-cell office:value-type="float" office:value="0.0170184463604689">
                <text:p>0.0170184463604689</text:p>
              </table:table-cell>
              <table:table-cell office:value-type="float" office:value="0.0183472089401053">
                <text:p>0.0183472089401053</text:p>
              </table:table-cell>
              <table:table-cell office:value-type="float" office:value="0.0195906190079355">
                <text:p>0.0195906190079355</text:p>
              </table:table-cell>
              <table:table-cell office:value-type="float" office:value="0.0205148837414155">
                <text:p>0.0205148837414155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369369849373517">
                <text:p>0.00369369849373517</text:p>
                <draw:g>
                  <svg:desc>Simulation.C83:Simulation.J83</svg:desc>
                </draw:g>
              </table:table-cell>
              <table:table-cell office:value-type="float" office:value="0.00601886979626425">
                <text:p>0.00601886979626425</text:p>
              </table:table-cell>
              <table:table-cell office:value-type="float" office:value="0.00847276599973745">
                <text:p>0.00847276599973745</text:p>
              </table:table-cell>
              <table:table-cell office:value-type="float" office:value="0.0107442226081612">
                <text:p>0.0107442226081612</text:p>
              </table:table-cell>
              <table:table-cell office:value-type="float" office:value="0.012634208637682">
                <text:p>0.012634208637682</text:p>
              </table:table-cell>
              <table:table-cell office:value-type="float" office:value="0.0142310137974114">
                <text:p>0.0142310137974114</text:p>
              </table:table-cell>
              <table:table-cell office:value-type="float" office:value="0.0156887739916301">
                <text:p>0.0156887739916301</text:p>
              </table:table-cell>
              <table:table-cell office:value-type="float" office:value="0.0168161676312929">
                <text:p>0.0168161676312929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0304509391547026">
                <text:p>0.00304509391547026</text:p>
                <draw:g>
                  <svg:desc>Simulation.C84:Simulation.J84</svg:desc>
                </draw:g>
              </table:table-cell>
              <table:table-cell office:value-type="float" office:value="0.00465832428561444">
                <text:p>0.00465832428561444</text:p>
              </table:table-cell>
              <table:table-cell office:value-type="float" office:value="0.00626332794592066">
                <text:p>0.00626332794592066</text:p>
              </table:table-cell>
              <table:table-cell office:value-type="float" office:value="0.007681454233532">
                <text:p>0.007681454233532</text:p>
              </table:table-cell>
              <table:table-cell office:value-type="float" office:value="0.0088151468828116">
                <text:p>0.0088151468828116</text:p>
              </table:table-cell>
              <table:table-cell office:value-type="float" office:value="0.00975358810629511">
                <text:p>0.00975358810629511</text:p>
              </table:table-cell>
              <table:table-cell office:value-type="float" office:value="0.0106122592981632">
                <text:p>0.0106122592981632</text:p>
              </table:table-cell>
              <table:table-cell office:value-type="float" office:value="0.0112645792695065">
                <text:p>0.0112645792695065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0770334260564001">
                <text:p>0.00770334260564001</text:p>
                <draw:g>
                  <svg:desc>Simulation.C85:Simulation.J85</svg:desc>
                </draw:g>
              </table:table-cell>
              <table:table-cell office:value-type="float" office:value="0.0106598433655364">
                <text:p>0.0106598433655364</text:p>
              </table:table-cell>
              <table:table-cell office:value-type="float" office:value="0.0133193281953466">
                <text:p>0.0133193281953466</text:p>
              </table:table-cell>
              <table:table-cell office:value-type="float" office:value="0.0154834887510708">
                <text:p>0.0154834887510708</text:p>
              </table:table-cell>
              <table:table-cell office:value-type="float" office:value="0.0170884006622669">
                <text:p>0.0170884006622669</text:p>
              </table:table-cell>
              <table:table-cell office:value-type="float" office:value="0.0183780752625486">
                <text:p>0.0183780752625486</text:p>
              </table:table-cell>
              <table:table-cell office:value-type="float" office:value="0.0195880565235292">
                <text:p>0.0195880565235292</text:p>
              </table:table-cell>
              <table:table-cell office:value-type="float" office:value="0.0204842692782233">
                <text:p>0.0204842692782233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986761863120085">
                <text:p>0.00986761863120085</text:p>
                <draw:g>
                  <svg:desc>Simulation.C86:Simulation.J86</svg:desc>
                </draw:g>
              </table:table-cell>
              <table:table-cell office:value-type="float" office:value="0.0135883667538917">
                <text:p>0.0135883667538917</text:p>
              </table:table-cell>
              <table:table-cell office:value-type="float" office:value="0.0169161812713691">
                <text:p>0.0169161812713691</text:p>
              </table:table-cell>
              <table:table-cell office:value-type="float" office:value="0.0196113953209037">
                <text:p>0.0196113953209037</text:p>
              </table:table-cell>
              <table:table-cell office:value-type="float" office:value="0.0216017219778174">
                <text:p>0.0216017219778174</text:p>
              </table:table-cell>
              <table:table-cell office:value-type="float" office:value="0.0232002245518702">
                <text:p>0.0232002245518702</text:p>
              </table:table-cell>
              <table:table-cell office:value-type="float" office:value="0.0247053698598707">
                <text:p>0.0247053698598707</text:p>
              </table:table-cell>
              <table:table-cell office:value-type="float" office:value="0.0258215486364628">
                <text:p>0.0258215486364628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43316338842376">
                <text:p>0.0043316338842376</text:p>
                <draw:g>
                  <svg:desc>Simulation.C87:Simulation.J87</svg:desc>
                </draw:g>
              </table:table-cell>
              <table:table-cell office:value-type="float" office:value="0.00676881891710836">
                <text:p>0.00676881891710836</text:p>
              </table:table-cell>
              <table:table-cell office:value-type="float" office:value="0.00924334770643963">
                <text:p>0.00924334770643963</text:p>
              </table:table-cell>
              <table:table-cell office:value-type="float" office:value="0.0114658604283074">
                <text:p>0.0114658604283074</text:p>
              </table:table-cell>
              <table:table-cell office:value-type="float" office:value="0.0132687690966315">
                <text:p>0.0132687690966315</text:p>
              </table:table-cell>
              <table:table-cell office:value-type="float" office:value="0.0147730542899544">
                <text:p>0.0147730542899544</text:p>
              </table:table-cell>
              <table:table-cell office:value-type="float" office:value="0.0161493040850055">
                <text:p>0.0161493040850055</text:p>
              </table:table-cell>
              <table:table-cell office:value-type="float" office:value="0.0172037447313443">
                <text:p>0.0172037447313443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218596203330254">
                <text:p>0.0218596203330254</text:p>
                <draw:g>
                  <svg:desc>Simulation.C88:Simulation.J88</svg:desc>
                </draw:g>
              </table:table-cell>
              <table:table-cell office:value-type="float" office:value="0.0251066415389952">
                <text:p>0.0251066415389952</text:p>
              </table:table-cell>
              <table:table-cell office:value-type="float" office:value="0.0273894286855512">
                <text:p>0.0273894286855512</text:p>
              </table:table-cell>
              <table:table-cell office:value-type="float" office:value="0.0288440428690186">
                <text:p>0.0288440428690186</text:p>
              </table:table-cell>
              <table:table-cell office:value-type="float" office:value="0.0296246081965838">
                <text:p>0.0296246081965838</text:p>
              </table:table-cell>
              <table:table-cell office:value-type="float" office:value="0.030236138186215">
                <text:p>0.030236138186215</text:p>
              </table:table-cell>
              <table:table-cell office:value-type="float" office:value="0.0310239447249301">
                <text:p>0.0310239447249301</text:p>
              </table:table-cell>
              <table:table-cell office:value-type="float" office:value="0.0315591807557172">
                <text:p>0.0315591807557172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00765764741053957">
                <text:p>0.00765764741053957</text:p>
                <draw:g>
                  <svg:desc>Simulation.C89:Simulation.J89</svg:desc>
                </draw:g>
              </table:table-cell>
              <table:table-cell office:value-type="float" office:value="0.00958267482315595">
                <text:p>0.00958267482315595</text:p>
              </table:table-cell>
              <table:table-cell office:value-type="float" office:value="0.0111319229008048">
                <text:p>0.0111319229008048</text:p>
              </table:table-cell>
              <table:table-cell office:value-type="float" office:value="0.0122744069916181">
                <text:p>0.0122744069916181</text:p>
              </table:table-cell>
              <table:table-cell office:value-type="float" office:value="0.0130364297805805">
                <text:p>0.0130364297805805</text:p>
              </table:table-cell>
              <table:table-cell office:value-type="float" office:value="0.013633945244438">
                <text:p>0.013633945244438</text:p>
              </table:table-cell>
              <table:table-cell office:value-type="float" office:value="0.0142382647721568">
                <text:p>0.0142382647721568</text:p>
              </table:table-cell>
              <table:table-cell office:value-type="float" office:value="0.0146692102446288">
                <text:p>0.0146692102446288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0199781013536255">
                <text:p>0.0199781013536255</text:p>
                <draw:g>
                  <svg:desc>Simulation.C90:Simulation.J90</svg:desc>
                </draw:g>
              </table:table-cell>
              <table:table-cell office:value-type="float" office:value="0.0250515060520109">
                <text:p>0.0250515060520109</text:p>
              </table:table-cell>
              <table:table-cell office:value-type="float" office:value="0.0291013021443965">
                <text:p>0.0291013021443965</text:p>
              </table:table-cell>
              <table:table-cell office:value-type="float" office:value="0.0320628799988989">
                <text:p>0.0320628799988989</text:p>
              </table:table-cell>
              <table:table-cell office:value-type="float" office:value="0.0340221843576506">
                <text:p>0.0340221843576506</text:p>
              </table:table-cell>
              <table:table-cell office:value-type="float" office:value="0.0355554308011759">
                <text:p>0.0355554308011759</text:p>
              </table:table-cell>
              <table:table-cell office:value-type="float" office:value="0.0371157950983579">
                <text:p>0.0371157950983579</text:p>
              </table:table-cell>
              <table:table-cell office:value-type="float" office:value="0.0382350408331726">
                <text:p>0.0382350408331726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212399886917177">
                <text:p>0.00212399886917177</text:p>
                <draw:g>
                  <svg:desc>Simulation.C91:Simulation.J91</svg:desc>
                </draw:g>
              </table:table-cell>
              <table:table-cell office:value-type="float" office:value="0.00380611899292385">
                <text:p>0.00380611899292385</text:p>
              </table:table-cell>
              <table:table-cell office:value-type="float" office:value="0.00574204631835419">
                <text:p>0.00574204631835419</text:p>
              </table:table-cell>
              <table:table-cell office:value-type="float" office:value="0.00765811742251842">
                <text:p>0.00765811742251842</text:p>
              </table:table-cell>
              <table:table-cell office:value-type="float" office:value="0.00934207117352661">
                <text:p>0.00934207117352661</text:p>
              </table:table-cell>
              <table:table-cell office:value-type="float" office:value="0.0108077060994219">
                <text:p>0.0108077060994219</text:p>
              </table:table-cell>
              <table:table-cell office:value-type="float" office:value="0.0121484081728593">
                <text:p>0.0121484081728593</text:p>
              </table:table-cell>
              <table:table-cell office:value-type="float" office:value="0.0132062530827018">
                <text:p>0.0132062530827018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310800022286731">
                <text:p>0.0310800022286731</text:p>
                <draw:g>
                  <svg:desc>Simulation.C92:Simulation.J92</svg:desc>
                </draw:g>
              </table:table-cell>
              <table:table-cell office:value-type="float" office:value="0.0344289569630152">
                <text:p>0.0344289569630152</text:p>
              </table:table-cell>
              <table:table-cell office:value-type="float" office:value="0.0365325547543029">
                <text:p>0.0365325547543029</text:p>
              </table:table-cell>
              <table:table-cell office:value-type="float" office:value="0.0376789899740492">
                <text:p>0.0376789899740492</text:p>
              </table:table-cell>
              <table:table-cell office:value-type="float" office:value="0.0381036694954259">
                <text:p>0.0381036694954259</text:p>
              </table:table-cell>
              <table:table-cell office:value-type="float" office:value="0.0384487983272377">
                <text:p>0.0384487983272377</text:p>
              </table:table-cell>
              <table:table-cell office:value-type="float" office:value="0.039122447575726">
                <text:p>0.039122447575726</text:p>
              </table:table-cell>
              <table:table-cell office:value-type="float" office:value="0.0395561773867412">
                <text:p>0.0395561773867412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237558933714111">
                <text:p>0.0237558933714111</text:p>
                <draw:g>
                  <svg:desc>Simulation.C93:Simulation.J93</svg:desc>
                </draw:g>
              </table:table-cell>
              <table:table-cell office:value-type="float" office:value="0.0283525253391984">
                <text:p>0.0283525253391984</text:p>
              </table:table-cell>
              <table:table-cell office:value-type="float" office:value="0.0317715510378695">
                <text:p>0.0317715510378695</text:p>
              </table:table-cell>
              <table:table-cell office:value-type="float" office:value="0.0340994356873855">
                <text:p>0.0340994356873855</text:p>
              </table:table-cell>
              <table:table-cell office:value-type="float" office:value="0.0354993084561036">
                <text:p>0.0354993084561036</text:p>
              </table:table-cell>
              <table:table-cell office:value-type="float" office:value="0.0365869070319354">
                <text:p>0.0365869070319354</text:p>
              </table:table-cell>
              <table:table-cell office:value-type="float" office:value="0.0378071296340049">
                <text:p>0.0378071296340049</text:p>
              </table:table-cell>
              <table:table-cell office:value-type="float" office:value="0.038659709919804">
                <text:p>0.038659709919804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485302472567631">
                <text:p>0.00485302472567631</text:p>
                <draw:g>
                  <svg:desc>Simulation.C94:Simulation.J94</svg:desc>
                </draw:g>
              </table:table-cell>
              <table:table-cell office:value-type="float" office:value="0.00722448031288576">
                <text:p>0.00722448031288576</text:p>
              </table:table-cell>
              <table:table-cell office:value-type="float" office:value="0.00952206850570659">
                <text:p>0.00952206850570659</text:p>
              </table:table-cell>
              <table:table-cell office:value-type="float" office:value="0.0115096073424516">
                <text:p>0.0115096073424516</text:p>
              </table:table-cell>
              <table:table-cell office:value-type="float" office:value="0.0130695356637232">
                <text:p>0.0130695356637232</text:p>
              </table:table-cell>
              <table:table-cell office:value-type="float" office:value="0.0143508811619702">
                <text:p>0.0143508811619702</text:p>
              </table:table-cell>
              <table:table-cell office:value-type="float" office:value="0.0155289862647806">
                <text:p>0.0155289862647806</text:p>
              </table:table-cell>
              <table:table-cell office:value-type="float" office:value="0.0164194862006789">
                <text:p>0.0164194862006789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926542834806794">
                <text:p>0.0926542834806794</text:p>
                <draw:g>
                  <svg:desc>Simulation.C95:Simulation.J95</svg:desc>
                </draw:g>
              </table:table-cell>
              <table:table-cell office:value-type="float" office:value="0.0837653453553014">
                <text:p>0.0837653453553014</text:p>
              </table:table-cell>
              <table:table-cell office:value-type="float" office:value="0.0766547253319387">
                <text:p>0.0766547253319387</text:p>
              </table:table-cell>
              <table:table-cell office:value-type="float" office:value="0.0709784847596934">
                <text:p>0.0709784847596934</text:p>
              </table:table-cell>
              <table:table-cell office:value-type="float" office:value="0.0663561148110898">
                <text:p>0.0663561148110898</text:p>
              </table:table-cell>
              <table:table-cell office:value-type="float" office:value="0.063234849273183">
                <text:p>0.063234849273183</text:p>
              </table:table-cell>
              <table:table-cell office:value-type="float" office:value="0.0617192398721447">
                <text:p>0.0617192398721447</text:p>
              </table:table-cell>
              <table:table-cell office:value-type="float" office:value="0.0605420406235694">
                <text:p>0.0605420406235694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0833800007506318">
                <text:p>0.00833800007506318</text:p>
                <draw:g>
                  <svg:desc>Simulation.C96:Simulation.J96</svg:desc>
                </draw:g>
              </table:table-cell>
              <table:table-cell office:value-type="float" office:value="0.0111190324432878">
                <text:p>0.0111190324432878</text:p>
              </table:table-cell>
              <table:table-cell office:value-type="float" office:value="0.0135272288818718">
                <text:p>0.0135272288818718</text:p>
              </table:table-cell>
              <table:table-cell office:value-type="float" office:value="0.0154248882850478">
                <text:p>0.0154248882850478</text:p>
              </table:table-cell>
              <table:table-cell office:value-type="float" office:value="0.0167879097786812">
                <text:p>0.0167879097786812</text:p>
              </table:table-cell>
              <table:table-cell office:value-type="float" office:value="0.0178733673256079">
                <text:p>0.0178733673256079</text:p>
              </table:table-cell>
              <table:table-cell office:value-type="float" office:value="0.0189109930825997">
                <text:p>0.0189109930825997</text:p>
              </table:table-cell>
              <table:table-cell office:value-type="float" office:value="0.0196712911226085">
                <text:p>0.0196712911226085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666121086326493">
                <text:p>0.00666121086326493</text:p>
                <draw:g>
                  <svg:desc>Simulation.C97:Simulation.J97</svg:desc>
                </draw:g>
              </table:table-cell>
              <table:table-cell office:value-type="float" office:value="0.00962016731441282">
                <text:p>0.00962016731441282</text:p>
              </table:table-cell>
              <table:table-cell office:value-type="float" office:value="0.0124006064999212">
                <text:p>0.0124006064999212</text:p>
              </table:table-cell>
              <table:table-cell office:value-type="float" office:value="0.0147466342102696">
                <text:p>0.0147466342102696</text:p>
              </table:table-cell>
              <table:table-cell office:value-type="float" office:value="0.0165470175721028">
                <text:p>0.0165470175721028</text:p>
              </table:table-cell>
              <table:table-cell office:value-type="float" office:value="0.0180123581023238">
                <text:p>0.0180123581023238</text:p>
              </table:table-cell>
              <table:table-cell office:value-type="float" office:value="0.0193687870507059">
                <text:p>0.0193687870507059</text:p>
              </table:table-cell>
              <table:table-cell office:value-type="float" office:value="0.020386614644856">
                <text:p>0.020386614644856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153756422963186">
                <text:p>0.0153756422963186</text:p>
                <draw:g>
                  <svg:desc>Simulation.C98:Simulation.J98</svg:desc>
                </draw:g>
              </table:table-cell>
              <table:table-cell office:value-type="float" office:value="0.0206918114704396">
                <text:p>0.0206918114704396</text:p>
              </table:table-cell>
              <table:table-cell office:value-type="float" office:value="0.0253215512886536">
                <text:p>0.0253215512886536</text:p>
              </table:table-cell>
              <table:table-cell office:value-type="float" office:value="0.0289865097909117">
                <text:p>0.0289865097909117</text:p>
              </table:table-cell>
              <table:table-cell office:value-type="float" office:value="0.0316335336052513">
                <text:p>0.0316335336052513</text:p>
              </table:table-cell>
              <table:table-cell office:value-type="float" office:value="0.0337472720017565">
                <text:p>0.0337472720017565</text:p>
              </table:table-cell>
              <table:table-cell office:value-type="float" office:value="0.0357658066231406">
                <text:p>0.0357658066231406</text:p>
              </table:table-cell>
              <table:table-cell office:value-type="float" office:value="0.0372577825868603">
                <text:p>0.0372577825868603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0137607586221838">
                <text:p>0.00137607586221838</text:p>
                <draw:g>
                  <svg:desc>Simulation.C99:Simulation.J99</svg:desc>
                </draw:g>
              </table:table-cell>
              <table:table-cell office:value-type="float" office:value="0.0025133909983132">
                <text:p>0.0025133909983132</text:p>
              </table:table-cell>
              <table:table-cell office:value-type="float" office:value="0.00384529898782408">
                <text:p>0.00384529898782408</text:p>
              </table:table-cell>
              <table:table-cell office:value-type="float" office:value="0.0051813404631252">
                <text:p>0.0051813404631252</text:p>
              </table:table-cell>
              <table:table-cell office:value-type="float" office:value="0.00636815657278227">
                <text:p>0.00636815657278227</text:p>
              </table:table-cell>
              <table:table-cell office:value-type="float" office:value="0.00740727149387578">
                <text:p>0.00740727149387578</text:p>
              </table:table-cell>
              <table:table-cell office:value-type="float" office:value="0.00835855941926799">
                <text:p>0.00835855941926799</text:p>
              </table:table-cell>
              <table:table-cell office:value-type="float" office:value="0.00911143764475345">
                <text:p>0.00911143764475345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786203238284578">
                <text:p>0.00786203238284578</text:p>
                <draw:g>
                  <svg:desc>Simulation.C100:Simulation.J100</svg:desc>
                </draw:g>
              </table:table-cell>
              <table:table-cell office:value-type="float" office:value="0.0110567535742828">
                <text:p>0.0110567535742828</text:p>
              </table:table-cell>
              <table:table-cell office:value-type="float" office:value="0.0139809382897463">
                <text:p>0.0139809382897463</text:p>
              </table:table-cell>
              <table:table-cell office:value-type="float" office:value="0.0163959330306353">
                <text:p>0.0163959330306353</text:p>
              </table:table-cell>
              <table:table-cell office:value-type="float" office:value="0.0182128445620713">
                <text:p>0.0182128445620713</text:p>
              </table:table-cell>
              <table:table-cell office:value-type="float" office:value="0.0196811520686374">
                <text:p>0.0196811520686374</text:p>
              </table:table-cell>
              <table:table-cell office:value-type="float" office:value="0.0210514114654929">
                <text:p>0.0210514114654929</text:p>
              </table:table-cell>
              <table:table-cell office:value-type="float" office:value="0.0220729392176955">
                <text:p>0.0220729392176955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960952609134227">
                <text:p>0.00960952609134227</text:p>
                <draw:g>
                  <svg:desc>Simulation.C101:Simulation.J101</svg:desc>
                </draw:g>
              </table:table-cell>
              <table:table-cell office:value-type="float" office:value="0.0128384185980174">
                <text:p>0.0128384185980174</text:p>
              </table:table-cell>
              <table:table-cell office:value-type="float" office:value="0.0156339812663503">
                <text:p>0.0156339812663503</text:p>
              </table:table-cell>
              <table:table-cell office:value-type="float" office:value="0.0178356553784864">
                <text:p>0.0178356553784864</text:p>
              </table:table-cell>
              <table:table-cell office:value-type="float" office:value="0.0194160434786753">
                <text:p>0.0194160434786753</text:p>
              </table:table-cell>
              <table:table-cell office:value-type="float" office:value="0.0206735421250543">
                <text:p>0.0206735421250543</text:p>
              </table:table-cell>
              <table:table-cell office:value-type="float" office:value="0.0218748302565279">
                <text:p>0.0218748302565279</text:p>
              </table:table-cell>
              <table:table-cell office:value-type="float" office:value="0.0227549713491438">
                <text:p>0.0227549713491438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0427149481035226">
                <text:p>0.00427149481035226</text:p>
                <draw:g>
                  <svg:desc>Simulation.C102:Simulation.J102</svg:desc>
                </draw:g>
              </table:table-cell>
              <table:table-cell office:value-type="float" office:value="0.00689552657623132">
                <text:p>0.00689552657623132</text:p>
              </table:table-cell>
              <table:table-cell office:value-type="float" office:value="0.00963804072492342">
                <text:p>0.00963804072492342</text:p>
              </table:table-cell>
              <table:table-cell office:value-type="float" office:value="0.0121567106661865">
                <text:p>0.0121567106661865</text:p>
              </table:table-cell>
              <table:table-cell office:value-type="float" office:value="0.0142382458268761">
                <text:p>0.0142382458268761</text:p>
              </table:table-cell>
              <table:table-cell office:value-type="float" office:value="0.0159904453012084">
                <text:p>0.0159904453012084</text:p>
              </table:table-cell>
              <table:table-cell office:value-type="float" office:value="0.017590099867513">
                <text:p>0.017590099867513</text:p>
              </table:table-cell>
              <table:table-cell office:value-type="float" office:value="0.0188240388187895">
                <text:p>0.0188240388187895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160809178854871">
                <text:p>0.00160809178854871</text:p>
                <draw:g>
                  <svg:desc>Simulation.C103:Simulation.J103</svg:desc>
                </draw:g>
              </table:table-cell>
              <table:table-cell office:value-type="float" office:value="0.00309157453365142">
                <text:p>0.00309157453365142</text:p>
              </table:table-cell>
              <table:table-cell office:value-type="float" office:value="0.00490817588563096">
                <text:p>0.00490817588563096</text:p>
              </table:table-cell>
              <table:table-cell office:value-type="float" office:value="0.00679294131784487">
                <text:p>0.00679294131784487</text:p>
              </table:table-cell>
              <table:table-cell office:value-type="float" office:value="0.00851255037358331">
                <text:p>0.00851255037358331</text:p>
              </table:table-cell>
              <table:table-cell office:value-type="float" office:value="0.0100424329344444">
                <text:p>0.0100424329344444</text:p>
              </table:table-cell>
              <table:table-cell office:value-type="float" office:value="0.0114497898917635">
                <text:p>0.0114497898917635</text:p>
              </table:table-cell>
              <table:table-cell office:value-type="float" office:value="0.0125761593836203">
                <text:p>0.0125761593836203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350441242443948">
                <text:p>0.0350441242443948</text:p>
                <draw:g>
                  <svg:desc>Simulation.C104:Simulation.J104</svg:desc>
                </draw:g>
              </table:table-cell>
              <table:table-cell office:value-type="float" office:value="0.0374691815948296">
                <text:p>0.0374691815948296</text:p>
              </table:table-cell>
              <table:table-cell office:value-type="float" office:value="0.038776073354925">
                <text:p>0.038776073354925</text:p>
              </table:table-cell>
              <table:table-cell office:value-type="float" office:value="0.0392843827533257">
                <text:p>0.0392843827533257</text:p>
              </table:table-cell>
              <table:table-cell office:value-type="float" office:value="0.0392194892612369">
                <text:p>0.0392194892612369</text:p>
              </table:table-cell>
              <table:table-cell office:value-type="float" office:value="0.0392083986839978">
                <text:p>0.0392083986839978</text:p>
              </table:table-cell>
              <table:table-cell office:value-type="float" office:value="0.0396269859518233">
                <text:p>0.0396269859518233</text:p>
              </table:table-cell>
              <table:table-cell office:value-type="float" office:value="0.0398699876894689">
                <text:p>0.0398699876894689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322952937578069">
                <text:p>0.0322952937578069</text:p>
                <draw:g>
                  <svg:desc>Simulation.C105:Simulation.J105</svg:desc>
                </draw:g>
              </table:table-cell>
              <table:table-cell office:value-type="float" office:value="0.0348371202627563">
                <text:p>0.0348371202627563</text:p>
              </table:table-cell>
              <table:table-cell office:value-type="float" office:value="0.0362875630696832">
                <text:p>0.0362875630696832</text:p>
              </table:table-cell>
              <table:table-cell office:value-type="float" office:value="0.0369387577803701">
                <text:p>0.0369387577803701</text:p>
              </table:table-cell>
              <table:table-cell office:value-type="float" office:value="0.0370059886857533">
                <text:p>0.0370059886857533</text:p>
              </table:table-cell>
              <table:table-cell office:value-type="float" office:value="0.0370888054752607">
                <text:p>0.0370888054752607</text:p>
              </table:table-cell>
              <table:table-cell office:value-type="float" office:value="0.0375528643336698">
                <text:p>0.0375528643336698</text:p>
              </table:table-cell>
              <table:table-cell office:value-type="float" office:value="0.0378322690874061">
                <text:p>0.0378322690874061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26161743948828">
                <text:p>0.026161743948828</text:p>
                <draw:g>
                  <svg:desc>Simulation.C106:Simulation.J106</svg:desc>
                </draw:g>
              </table:table-cell>
              <table:table-cell office:value-type="float" office:value="0.0295865021715372">
                <text:p>0.0295865021715372</text:p>
              </table:table-cell>
              <table:table-cell office:value-type="float" office:value="0.0319129994473758">
                <text:p>0.0319129994473758</text:p>
              </table:table-cell>
              <table:table-cell office:value-type="float" office:value="0.0333309925869411">
                <text:p>0.0333309925869411</text:p>
              </table:table-cell>
              <table:table-cell office:value-type="float" office:value="0.0340275965772563">
                <text:p>0.0340275965772563</text:p>
              </table:table-cell>
              <table:table-cell office:value-type="float" office:value="0.0345791370176123">
                <text:p>0.0345791370176123</text:p>
              </table:table-cell>
              <table:table-cell office:value-type="float" office:value="0.0353693931552332">
                <text:p>0.0353693931552332</text:p>
              </table:table-cell>
              <table:table-cell office:value-type="float" office:value="0.0358996995213346">
                <text:p>0.0358996995213346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277687060523689">
                <text:p>0.00277687060523689</text:p>
                <draw:g>
                  <svg:desc>Simulation.C107:Simulation.J107</svg:desc>
                </draw:g>
              </table:table-cell>
              <table:table-cell office:value-type="float" office:value="0.0047067772521448">
                <text:p>0.0047067772521448</text:p>
              </table:table-cell>
              <table:table-cell office:value-type="float" office:value="0.00681852190867373">
                <text:p>0.00681852190867373</text:p>
              </table:table-cell>
              <table:table-cell office:value-type="float" office:value="0.00882880932487338">
                <text:p>0.00882880932487338</text:p>
              </table:table-cell>
              <table:table-cell office:value-type="float" office:value="0.0105405485345831">
                <text:p>0.0105405485345831</text:p>
              </table:table-cell>
              <table:table-cell office:value-type="float" office:value="0.0120042202158541">
                <text:p>0.0120042202158541</text:p>
              </table:table-cell>
              <table:table-cell office:value-type="float" office:value="0.0133398846748782">
                <text:p>0.0133398846748782</text:p>
              </table:table-cell>
              <table:table-cell office:value-type="float" office:value="0.0143811608198738">
                <text:p>0.0143811608198738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29372069200229">
                <text:p>0.0029372069200229</text:p>
                <draw:g>
                  <svg:desc>Simulation.C108:Simulation.J108</svg:desc>
                </draw:g>
              </table:table-cell>
              <table:table-cell office:value-type="float" office:value="0.00483472821061842">
                <text:p>0.00483472821061842</text:p>
              </table:table-cell>
              <table:table-cell office:value-type="float" office:value="0.00685625845531017">
                <text:p>0.00685625845531017</text:p>
              </table:table-cell>
              <table:table-cell office:value-type="float" office:value="0.00874121686128131">
                <text:p>0.00874121686128131</text:p>
              </table:table-cell>
              <table:table-cell office:value-type="float" office:value="0.0103189751958809">
                <text:p>0.0103189751958809</text:p>
              </table:table-cell>
              <table:table-cell office:value-type="float" office:value="0.0116556844609655">
                <text:p>0.0116556844609655</text:p>
              </table:table-cell>
              <table:table-cell office:value-type="float" office:value="0.0128750147382675">
                <text:p>0.0128750147382675</text:p>
              </table:table-cell>
              <table:table-cell office:value-type="float" office:value="0.0138190825768322">
                <text:p>0.0138190825768322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0602784984314781">
                <text:p>0.00602784984314781</text:p>
                <draw:g>
                  <svg:desc>Simulation.C109:Simulation.J109</svg:desc>
                </draw:g>
              </table:table-cell>
              <table:table-cell office:value-type="float" office:value="0.00911124564037324">
                <text:p>0.00911124564037324</text:p>
              </table:table-cell>
              <table:table-cell office:value-type="float" office:value="0.0121410206240716">
                <text:p>0.0121410206240716</text:p>
              </table:table-cell>
              <table:table-cell office:value-type="float" office:value="0.0147915477750493">
                <text:p>0.0147915477750493</text:p>
              </table:table-cell>
              <table:table-cell office:value-type="float" office:value="0.0168929409168485">
                <text:p>0.0168929409168485</text:p>
              </table:table-cell>
              <table:table-cell office:value-type="float" office:value="0.0186275235301973">
                <text:p>0.0186275235301973</text:p>
              </table:table-cell>
              <table:table-cell office:value-type="float" office:value="0.020220272648892">
                <text:p>0.020220272648892</text:p>
              </table:table-cell>
              <table:table-cell office:value-type="float" office:value="0.0214309061074587">
                <text:p>0.0214309061074587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587622168353193">
                <text:p>0.00587622168353193</text:p>
                <draw:g>
                  <svg:desc>Simulation.C110:Simulation.J110</svg:desc>
                </draw:g>
              </table:table-cell>
              <table:table-cell office:value-type="float" office:value="0.00869692202761999">
                <text:p>0.00869692202761999</text:p>
              </table:table-cell>
              <table:table-cell office:value-type="float" office:value="0.0114108255740738">
                <text:p>0.0114108255740738</text:p>
              </table:table-cell>
              <table:table-cell office:value-type="float" office:value="0.013744642782813">
                <text:p>0.013744642782813</text:p>
              </table:table-cell>
              <table:table-cell office:value-type="float" office:value="0.0155664930642183">
                <text:p>0.0155664930642183</text:p>
              </table:table-cell>
              <table:table-cell office:value-type="float" office:value="0.0170592357439413">
                <text:p>0.0170592357439413</text:p>
              </table:table-cell>
              <table:table-cell office:value-type="float" office:value="0.0184332476773774">
                <text:p>0.0184332476773774</text:p>
              </table:table-cell>
              <table:table-cell office:value-type="float" office:value="0.0194701128744249">
                <text:p>0.0194701128744249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516137619990692">
                <text:p>0.00516137619990692</text:p>
                <draw:g>
                  <svg:desc>Simulation.C111:Simulation.J111</svg:desc>
                </draw:g>
              </table:table-cell>
              <table:table-cell office:value-type="float" office:value="0.00757123857893805">
                <text:p>0.00757123857893805</text:p>
              </table:table-cell>
              <table:table-cell office:value-type="float" office:value="0.00987143586562336">
                <text:p>0.00987143586562336</text:p>
              </table:table-cell>
              <table:table-cell office:value-type="float" office:value="0.0118370862427653">
                <text:p>0.0118370862427653</text:p>
              </table:table-cell>
              <table:table-cell office:value-type="float" office:value="0.0133628862517266">
                <text:p>0.0133628862517266</text:p>
              </table:table-cell>
              <table:table-cell office:value-type="float" office:value="0.0146100444493386">
                <text:p>0.0146100444493386</text:p>
              </table:table-cell>
              <table:table-cell office:value-type="float" office:value="0.0157595925145777">
                <text:p>0.0157595925145777</text:p>
              </table:table-cell>
              <table:table-cell office:value-type="float" office:value="0.0166246737869345">
                <text:p>0.0166246737869345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144496721041955">
                <text:p>0.0144496721041955</text:p>
                <draw:g>
                  <svg:desc>Simulation.C112:Simulation.J112</svg:desc>
                </draw:g>
              </table:table-cell>
              <table:table-cell office:value-type="float" office:value="0.0180775712879663">
                <text:p>0.0180775712879663</text:p>
              </table:table-cell>
              <table:table-cell office:value-type="float" office:value="0.0209854496510866">
                <text:p>0.0209854496510866</text:p>
              </table:table-cell>
              <table:table-cell office:value-type="float" office:value="0.0231209060136747">
                <text:p>0.0231209060136747</text:p>
              </table:table-cell>
              <table:table-cell office:value-type="float" office:value="0.0245391797746015">
                <text:p>0.0245391797746015</text:p>
              </table:table-cell>
              <table:table-cell office:value-type="float" office:value="0.0256507464641744">
                <text:p>0.0256507464641744</text:p>
              </table:table-cell>
              <table:table-cell office:value-type="float" office:value="0.026779716262075">
                <text:p>0.026779716262075</text:p>
              </table:table-cell>
              <table:table-cell office:value-type="float" office:value="0.0275873786818179">
                <text:p>0.0275873786818179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00376047758538827">
                <text:p>0.00376047758538827</text:p>
                <draw:g>
                  <svg:desc>Simulation.C113:Simulation.J113</svg:desc>
                </draw:g>
              </table:table-cell>
              <table:table-cell office:value-type="float" office:value="0.00609734718325514">
                <text:p>0.00609734718325514</text:p>
              </table:table-cell>
              <table:table-cell office:value-type="float" office:value="0.00855072571596067">
                <text:p>0.00855072571596067</text:p>
              </table:table-cell>
              <table:table-cell office:value-type="float" office:value="0.010811890495822">
                <text:p>0.010811890495822</text:p>
              </table:table-cell>
              <table:table-cell office:value-type="float" office:value="0.0126861199972845">
                <text:p>0.0126861199972845</text:p>
              </table:table-cell>
              <table:table-cell office:value-type="float" office:value="0.0142659768236332">
                <text:p>0.0142659768236332</text:p>
              </table:table-cell>
              <table:table-cell office:value-type="float" office:value="0.0157076541683354">
                <text:p>0.0157076541683354</text:p>
              </table:table-cell>
              <table:table-cell office:value-type="float" office:value="0.016820278247347">
                <text:p>0.016820278247347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110624212404474">
                <text:p>0.0110624212404474</text:p>
                <draw:g>
                  <svg:desc>Simulation.C114:Simulation.J114</svg:desc>
                </draw:g>
              </table:table-cell>
              <table:table-cell office:value-type="float" office:value="0.0139739163469939">
                <text:p>0.0139739163469939</text:p>
              </table:table-cell>
              <table:table-cell office:value-type="float" office:value="0.0163412592870104">
                <text:p>0.0163412592870104</text:p>
              </table:table-cell>
              <table:table-cell office:value-type="float" office:value="0.018103869717327">
                <text:p>0.018103869717327</text:p>
              </table:table-cell>
              <table:table-cell office:value-type="float" office:value="0.0192935133717909">
                <text:p>0.0192935133717909</text:p>
              </table:table-cell>
              <table:table-cell office:value-type="float" office:value="0.0202284138001129">
                <text:p>0.0202284138001129</text:p>
              </table:table-cell>
              <table:table-cell office:value-type="float" office:value="0.0211648746232986">
                <text:p>0.0211648746232986</text:p>
              </table:table-cell>
              <table:table-cell office:value-type="float" office:value="0.0218371443634001">
                <text:p>0.0218371443634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Swaptions.O9:Swaptions.O9 Swaptions.O11:Swaptions.O49 Swaptions.M9:Swaptions.M9 Swaptions.M11:Swaptions.M49" chart:data-source-has-labels="row" svg:x="1.318cm" svg:y="2.323cm" svg:width="14.042cm" svg:height="4.764cm">
          <chartooo:coordinate-region svg:x="2.26cm" svg:y="2.513cm" svg:width="12.898cm" svg:height="3.565cm"/>
          <chart:axis chart:dimension="x" chart:name="primary-x" chart:style-name="ch6">
            <chart:title svg:x="7.624cm" svg:y="7.268cm" chart:style-name="ch7">
              <text:p>Swaption</text:p>
            </chart:title>
          </chart:axis>
          <chart:axis chart:dimension="y" chart:name="primary-y" chart:style-name="ch6">
            <chart:title svg:x="0.451cm" svg:y="5.899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O11:Swaptions.O49" chart:label-cell-address="Swaptions.O9:Swaptions.O9" chart:class="chart:line">
            <chart:data-point chart:repeated="39"/>
          </chart:series>
          <chart:series chart:style-name="ch11" chart:values-cell-range-address="Swaptions.M11:Swaptions.M49" chart:label-cell-address="Swaptions.M9:Swaptions.M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  <table:table-cell office:value-type="float" office:value="0.249649657800993">
                <text:p>0.249649657800993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238726241177264">
                <text:p>0.238726241177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233829514790472">
                <text:p>0.233829514790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8">
                <text:p>0.318</text:p>
              </table:table-cell>
              <table:table-cell office:value-type="float" office:value="0.228421643643388">
                <text:p>0.228421643643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30970110634355">
                <text:p>0.230970110634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4">
                <text:p>0.284</text:p>
              </table:table-cell>
              <table:table-cell office:value-type="float" office:value="0.224445551296441">
                <text:p>0.2244455512964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23739687579559">
                <text:p>0.223739687579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8">
                <text:p>0.258</text:p>
              </table:table-cell>
              <table:table-cell office:value-type="float" office:value="0.226045524295357">
                <text:p>0.226045524295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24971089301927">
                <text:p>0.2249710893019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1">
                <text:p>0.241</text:p>
              </table:table-cell>
              <table:table-cell office:value-type="float" office:value="0.228108991822773">
                <text:p>0.2281089918227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24532074396876">
                <text:p>0.2245320743968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24439636366278">
                <text:p>0.224439636366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22738528829021">
                <text:p>0.2227385288290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1">
                <text:p>0.221</text:p>
              </table:table-cell>
              <table:table-cell office:value-type="float" office:value="0.221182173681069">
                <text:p>0.221182173681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18168229085158">
                <text:p>0.218168229085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23793100041562">
                <text:p>0.2237931000415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21808878686593">
                <text:p>0.2218088786865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20773143842529">
                <text:p>0.220773143842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21667286326455">
                <text:p>0.2216672863264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2">
                <text:p>0.212</text:p>
              </table:table-cell>
              <table:table-cell office:value-type="float" office:value="0.221425928031761">
                <text:p>0.2214259280317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19334864185889">
                <text:p>0.219334864185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18232385028504">
                <text:p>0.218232385028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16816357708165">
                <text:p>0.216816357708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14146431708068">
                <text:p>0.214146431708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11373061327811">
                <text:p>0.211373061327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0823997883282">
                <text:p>0.20823997883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08795965099415">
                <text:p>0.208795965099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08016537429577">
                <text:p>0.208016537429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06803007168493">
                <text:p>0.206803007168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3">
                <text:p>0.223</text:p>
              </table:table-cell>
              <table:table-cell office:value-type="float" office:value="0.206096506130271">
                <text:p>0.206096506130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7.451cm" svg:y="1.284cm" chart:style-name="ch3">
          <text:p>Value</text:p>
        </chart:subtitle>
        <chart:legend chart:legend-position="bottom" svg:x="5.451cm" svg:y="8.235cm" style:legend-expansion="wide" chart:style-name="ch4"/>
        <chart:plot-area chart:style-name="ch5" table:cell-range-address="'Swaption Smile'.E14:'Swaption Smile'.E52 'Swaption Smile'.P12:'Swaption Smile'.P12 'Swaption Smile'.P14:'Swaption Smile'.P52 'Swaption Smile'.J12:'Swaption Smile'.J12 'Swaption Smile'.J14:'Swaption Smile'.J52" chart:data-source-has-labels="both" svg:x="1.318cm" svg:y="2.323cm" svg:width="14.042cm" svg:height="4.764cm">
          <chartooo:coordinate-region svg:x="2.772cm" svg:y="2.513cm" svg:width="12.398cm" svg:height="3.522cm"/>
          <chart:axis chart:dimension="x" chart:name="primary-x" chart:style-name="ch6" chartooo:axis-type="text">
            <chart:title svg:x="7.157cm" svg:y="7.268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152cm" chart:style-name="ch9">
              <text:p>Value</text:p>
            </chart:title>
            <chart:grid chart:style-name="ch10" chart:class="major"/>
          </chart:axis>
          <chart:series chart:style-name="ch11" chart:values-cell-range-address="'Swaption Smile'.P14:'Swaption Smile'.P52" chart:label-cell-address="'Swaption Smile'.P12:'Swaption Smile'.P12" chart:class="chart:line">
            <chart:data-point chart:repeated="39"/>
          </chart:series>
          <chart:series chart:style-name="ch12" chart:values-cell-range-address="'Swaption Smile'.J14:'Swaption Smile'.J52" chart:label-cell-address="'Swaption Smile'.J12:'Swaption Smile'.J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P12:'Swaption Smile'.P12</svg:desc>
                </draw:g>
              </table:table-cell>
              <table:table-cell office:value-type="string">
                <text:p>model</text:p>
                <draw:g>
                  <svg:desc>'Swaption Smile'.J12:'Swaption Smile'.J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100378447058719">
                <text:p>0.100378447058719</text:p>
                <draw:g>
                  <svg:desc>'Swaption Smile'.P14:'Swaption Smile'.P52</svg:desc>
                </draw:g>
              </table:table-cell>
              <table:table-cell office:value-type="float" office:value="0.0916665383547607">
                <text:p>0.0916665383547607</text:p>
                <draw:g>
                  <svg:desc>'Swaption Smile'.J14:'Swaption Smile'.J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855468307651396">
                <text:p>0.0855468307651396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97619868773749">
                <text:p>0.0797619868773749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2765029773205">
                <text:p>0.0742765029773205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690891682659328">
                <text:p>0.0690891682659328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0705197865637078">
                <text:p>0.0705197865637078</text:p>
              </table:table-cell>
              <table:table-cell office:value-type="float" office:value="0.064221741687702">
                <text:p>0.064221741687702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9655510084876">
                <text:p>0.059655510084876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53798350609109">
                <text:p>0.0553798350609109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513897065303339">
                <text:p>0.0513897065303339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76807390139852">
                <text:p>0.0476807390139852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0466778023206527">
                <text:p>0.0466778023206527</text:p>
              </table:table-cell>
              <table:table-cell office:value-type="float" office:value="0.0442362094146559">
                <text:p>0.0442362094146559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41031544757427">
                <text:p>0.041031544757427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80553383826538">
                <text:p>0.0380553383826538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52917107869223">
                <text:p>0.0352917107869223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327408304934587">
                <text:p>0.0327408304934587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0293843042690193">
                <text:p>0.0293843042690193</text:p>
              </table:table-cell>
              <table:table-cell office:value-type="float" office:value="0.0303781637137854">
                <text:p>0.0303781637137854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81875877952221">
                <text:p>0.0281875877952221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61694068821287">
                <text:p>0.0261694068821287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43120243083332">
                <text:p>0.0243120243083332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225912861407177">
                <text:p>0.0225912861407177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0179266750825114">
                <text:p>0.0179266750825114</text:p>
              </table:table-cell>
              <table:table-cell office:value-type="float" office:value="0.0210064651841456">
                <text:p>0.0210064651841456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95496248476274">
                <text:p>0.0195496248476274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82078383878283">
                <text:p>0.0182078383878283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69758579750092">
                <text:p>0.0169758579750092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58357189198352">
                <text:p>0.0158357189198352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47740075050362">
                <text:p>0.0147740075050362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37840648237421">
                <text:p>0.0137840648237421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8608558850073">
                <text:p>0.0128608558850073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20134507468952">
                <text:p>0.0120134507468952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112186213030699">
                <text:p>0.0112186213030699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00654834058534689">
                <text:p>0.00654834058534689</text:p>
              </table:table-cell>
              <table:table-cell office:value-type="float" office:value="0.0104754888797051">
                <text:p>0.0104754888797051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78612942550318">
                <text:p>0.00978612942550318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91534004542471">
                <text:p>0.0091534004542471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56521995868465">
                <text:p>0.00856521995868465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801780530347456">
                <text:p>0.00801780530347456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51661309294177">
                <text:p>0.00751661309294177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704614043895088">
                <text:p>0.00704614043895088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60561058903619">
                <text:p>0.00660561058903619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0619347351949208">
                <text:p>0.006193473519492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percentage-style style:name="N136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36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'Swaption Smile'.E14:'Swaption Smile'.E52 'Swaption Smile'.O12:'Swaption Smile'.O12 'Swaption Smile'.O14:'Swaption Smile'.O52 'Swaption Smile'.M12:'Swaption Smile'.M12 'Swaption Smile'.M14:'Swaption Smile'.M52" chart:data-source-has-labels="both" svg:x="1.318cm" svg:y="2.323cm" svg:width="14.042cm" svg:height="4.764cm">
          <chartooo:coordinate-region svg:x="2.772cm" svg:y="2.514cm" svg:width="12.398cm" svg:height="3.521cm"/>
          <chart:axis chart:dimension="x" chart:name="primary-x" chart:style-name="ch6" chartooo:axis-type="text">
            <chart:title svg:x="7.157cm" svg:y="7.268cm" chart:style-name="ch7">
              <text:p>Strike Swaprate</text:p>
            </chart:title>
            <chart:categories table:cell-range-address="'Swaption Smile'.E14:'Swaption Smile'.E52"/>
          </chart:axis>
          <chart:axis chart:dimension="y" chart:name="primary-y" chart:style-name="ch8">
            <chart:title svg:x="0.451cm" svg:y="5.899cm" chart:style-name="ch9">
              <text:p>Implied Volatility</text:p>
            </chart:title>
            <chart:grid chart:style-name="ch10" chart:class="major"/>
          </chart:axis>
          <chart:series chart:style-name="ch11" chart:values-cell-range-address="'Swaption Smile'.O14:'Swaption Smile'.O52" chart:label-cell-address="'Swaption Smile'.O12:'Swaption Smile'.O12" chart:class="chart:line">
            <chart:data-point chart:repeated="39"/>
          </chart:series>
          <chart:series chart:style-name="ch12" chart:values-cell-range-address="'Swaption Smile'.M14:'Swaption Smile'.M52" chart:label-cell-address="'Swaption Smile'.M12:'Swaption Smile'.M12" chart:class="chart:line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ket data</text:p>
                <draw:g>
                  <svg:desc>'Swaption Smile'.O12:'Swaption Smile'.O12</svg:desc>
                </draw:g>
              </table:table-cell>
              <table:table-cell office:value-type="string">
                <text:p>model</text:p>
                <draw:g>
                  <svg:desc>'Swaption Smile'.M12:'Swaption Smile'.M12</svg:desc>
                </draw:g>
              </table:table-cell>
            </table:table-row>
          </table:table-header-rows>
          <table:table-rows>
            <table:table-row>
              <table:table-cell office:value-type="float" office:value="0.0163161313402214">
                <text:p>0</text:p>
                <draw:g>
                  <svg:desc>'Swaption Smile'.E14:'Swaption Smile'.E52</svg:desc>
                </draw:g>
              </table:table-cell>
              <table:table-cell office:value-type="float" office:value="0.3101">
                <text:p>0.3101</text:p>
                <draw:g>
                  <svg:desc>'Swaption Smile'.O14:'Swaption Smile'.O52</svg:desc>
                </draw:g>
              </table:table-cell>
              <table:table-cell office:value-type="float" office:value="0.228651669413745">
                <text:p>0.228651669413745</text:p>
                <draw:g>
                  <svg:desc>'Swaption Smile'.M14:'Swaption Smile'.M52</svg:desc>
                </draw:g>
              </table:table-cell>
            </table:table-row>
            <table:table-row>
              <table:table-cell office:value-type="float" office:value="0.01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19674563647">
                <text:p>0.228619674563647</text:p>
              </table:table-cell>
            </table:table-row>
            <table:table-row>
              <table:table-cell office:value-type="float" office:value="0.01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08829420459">
                <text:p>0.228708829420459</text:p>
              </table:table-cell>
            </table:table-row>
            <table:table-row>
              <table:table-cell office:value-type="float" office:value="0.01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623860001879">
                <text:p>0.228623860001879</text:p>
              </table:table-cell>
            </table:table-row>
            <table:table-row>
              <table:table-cell office:value-type="float" office:value="0.02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22953978997">
                <text:p>0.228422953978997</text:p>
              </table:table-cell>
            </table:table-row>
            <table:table-row>
              <table:table-cell office:value-type="float" office:value="0.0213161313402214">
                <text:p>0</text:p>
              </table:table-cell>
              <table:table-cell office:value-type="float" office:value="0.2682">
                <text:p>0.2682</text:p>
              </table:table-cell>
              <table:table-cell office:value-type="float" office:value="0.228307210869912">
                <text:p>0.228307210869912</text:p>
              </table:table-cell>
            </table:table-row>
            <table:table-row>
              <table:table-cell office:value-type="float" office:value="0.022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98787265691">
                <text:p>0.228198787265691</text:p>
              </table:table-cell>
            </table:table-row>
            <table:table-row>
              <table:table-cell office:value-type="float" office:value="0.023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93912626628">
                <text:p>0.228093912626628</text:p>
              </table:table-cell>
            </table:table-row>
            <table:table-row>
              <table:table-cell office:value-type="float" office:value="0.024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28113732349">
                <text:p>0.228028113732349</text:p>
              </table:table-cell>
            </table:table-row>
            <table:table-row>
              <table:table-cell office:value-type="float" office:value="0.025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041212487846">
                <text:p>0.228041212487846</text:p>
              </table:table-cell>
            </table:table-row>
            <table:table-row>
              <table:table-cell office:value-type="float" office:value="0.0263161313402214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228108991822773">
                <text:p>0.228108991822773</text:p>
              </table:table-cell>
            </table:table-row>
            <table:table-row>
              <table:table-cell office:value-type="float" office:value="0.027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172306749859">
                <text:p>0.228172306749859</text:p>
              </table:table-cell>
            </table:table-row>
            <table:table-row>
              <table:table-cell office:value-type="float" office:value="0.028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243991673083">
                <text:p>0.228243991673083</text:p>
              </table:table-cell>
            </table:table-row>
            <table:table-row>
              <table:table-cell office:value-type="float" office:value="0.029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31279339164">
                <text:p>0.22831279339164</text:p>
              </table:table-cell>
            </table:table-row>
            <table:table-row>
              <table:table-cell office:value-type="float" office:value="0.0303161313402214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448019383771">
                <text:p>0.228448019383771</text:p>
              </table:table-cell>
            </table:table-row>
            <table:table-row>
              <table:table-cell office:value-type="float" office:value="0.0313161313402215">
                <text:p>0</text:p>
              </table:table-cell>
              <table:table-cell office:value-type="float" office:value="0.2235">
                <text:p>0.2235</text:p>
              </table:table-cell>
              <table:table-cell office:value-type="float" office:value="0.228591206103101">
                <text:p>0.228591206103101</text:p>
              </table:table-cell>
            </table:table-row>
            <table:table-row>
              <table:table-cell office:value-type="float" office:value="0.03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724479633926">
                <text:p>0.228724479633926</text:p>
              </table:table-cell>
            </table:table-row>
            <table:table-row>
              <table:table-cell office:value-type="float" office:value="0.03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8911932092971">
                <text:p>0.228911932092971</text:p>
              </table:table-cell>
            </table:table-row>
            <table:table-row>
              <table:table-cell office:value-type="float" office:value="0.03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154843426804">
                <text:p>0.229154843426804</text:p>
              </table:table-cell>
            </table:table-row>
            <table:table-row>
              <table:table-cell office:value-type="float" office:value="0.03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384649953629">
                <text:p>0.229384649953629</text:p>
              </table:table-cell>
            </table:table-row>
            <table:table-row>
              <table:table-cell office:value-type="float" office:value="0.0363161313402215">
                <text:p>0</text:p>
              </table:table-cell>
              <table:table-cell office:value-type="float" office:value="0.2126">
                <text:p>0.2126</text:p>
              </table:table-cell>
              <table:table-cell office:value-type="float" office:value="0.229652862951352">
                <text:p>0.229652862951352</text:p>
              </table:table-cell>
            </table:table-row>
            <table:table-row>
              <table:table-cell office:value-type="float" office:value="0.03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9971254316197">
                <text:p>0.229971254316197</text:p>
              </table:table-cell>
            </table:table-row>
            <table:table-row>
              <table:table-cell office:value-type="float" office:value="0.03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320916603228">
                <text:p>0.230320916603228</text:p>
              </table:table-cell>
            </table:table-row>
            <table:table-row>
              <table:table-cell office:value-type="float" office:value="0.03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0722673318658">
                <text:p>0.230722673318658</text:p>
              </table:table-cell>
            </table:table-row>
            <table:table-row>
              <table:table-cell office:value-type="float" office:value="0.04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11985235107">
                <text:p>0.23111985235107</text:p>
              </table:table-cell>
            </table:table-row>
            <table:table-row>
              <table:table-cell office:value-type="float" office:value="0.04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474271154985">
                <text:p>0.231474271154985</text:p>
              </table:table-cell>
            </table:table-row>
            <table:table-row>
              <table:table-cell office:value-type="float" office:value="0.04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178261241303">
                <text:p>0.23178261241303</text:p>
              </table:table-cell>
            </table:table-row>
            <table:table-row>
              <table:table-cell office:value-type="float" office:value="0.04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048265610682">
                <text:p>0.232048265610682</text:p>
              </table:table-cell>
            </table:table-row>
            <table:table-row>
              <table:table-cell office:value-type="float" office:value="0.04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366613422223">
                <text:p>0.232366613422223</text:p>
              </table:table-cell>
            </table:table-row>
            <table:table-row>
              <table:table-cell office:value-type="float" office:value="0.045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2618053533476">
                <text:p>0.232618053533476</text:p>
              </table:table-cell>
            </table:table-row>
            <table:table-row>
              <table:table-cell office:value-type="float" office:value="0.0463161313402215">
                <text:p>0</text:p>
              </table:table-cell>
              <table:table-cell office:value-type="float" office:value="0.2022">
                <text:p>0.2022</text:p>
              </table:table-cell>
              <table:table-cell office:value-type="float" office:value="0.232824432409584">
                <text:p>0.232824432409584</text:p>
              </table:table-cell>
            </table:table-row>
            <table:table-row>
              <table:table-cell office:value-type="float" office:value="0.047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029742912593">
                <text:p>0.233029742912593</text:p>
              </table:table-cell>
            </table:table-row>
            <table:table-row>
              <table:table-cell office:value-type="float" office:value="0.048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287547549024">
                <text:p>0.233287547549024</text:p>
              </table:table-cell>
            </table:table-row>
            <table:table-row>
              <table:table-cell office:value-type="float" office:value="0.049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537707100211">
                <text:p>0.233537707100211</text:p>
              </table:table-cell>
            </table:table-row>
            <table:table-row>
              <table:table-cell office:value-type="float" office:value="0.050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3777079489914">
                <text:p>0.233777079489914</text:p>
              </table:table-cell>
            </table:table-row>
            <table:table-row>
              <table:table-cell office:value-type="float" office:value="0.051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07857185552">
                <text:p>0.23407857185552</text:p>
              </table:table-cell>
            </table:table-row>
            <table:table-row>
              <table:table-cell office:value-type="float" office:value="0.052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338200576896">
                <text:p>0.234338200576896</text:p>
              </table:table-cell>
            </table:table-row>
            <table:table-row>
              <table:table-cell office:value-type="float" office:value="0.053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569092618195">
                <text:p>0.234569092618195</text:p>
              </table:table-cell>
            </table:table-row>
            <table:table-row>
              <table:table-cell office:value-type="float" office:value="0.05431613134022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34777156489045">
                <text:p>0.2347771564890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